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MS Mincho1" svg:font-family="'MS Mincho', 'Arial Unicode MS'"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Analyse">
      <style:text-properties fo:color="#ffffff"/>
    </style:style>
    <style:style style:name="P3" style:family="paragraph" style:parent-style-name="Analyse">
      <style:text-properties style:font-name="Times New Roman" fo:font-size="12pt" style:font-size-asian="12pt" style:font-name-complex="Arial" style:font-size-complex="12pt"/>
    </style:style>
    <style:style style:name="P4" style:family="paragraph" style:parent-style-name="Analyse">
      <style:text-properties style:font-name="Times New Roman" fo:font-size="12pt" fo:font-weight="normal" style:font-size-asian="12pt" style:font-weight-asian="normal" style:font-name-complex="Arial" style:font-size-complex="12pt"/>
    </style:style>
    <style:style style:name="P5" style:family="paragraph" style:parent-style-name="Analyse">
      <style:text-properties fo:font-weight="normal" style:font-weight-asian="normal"/>
    </style:style>
    <style:style style:name="P6" style:family="paragraph" style:parent-style-name="Analyse">
      <style:text-properties fo:font-weight="normal" style:font-weight-asian="normal" style:font-name-complex="Arial"/>
    </style:style>
    <style:style style:name="P7" style:family="paragraph" style:parent-style-name="Analyse">
      <style:text-properties fo:language="en" fo:country="US" style:language-asian="fr" style:country-asian="FR" style:font-name-complex="Arial"/>
    </style:style>
    <style:style style:name="P8" style:family="paragraph" style:parent-style-name="Analyse">
      <style:text-properties fo:language="en" fo:country="US" style:text-underline-style="none" style:language-asian="fr" style:country-asian="FR" style:font-name-complex="Arial"/>
    </style:style>
    <style:style style:name="P9" style:family="paragraph" style:parent-style-name="Analyse">
      <style:text-properties fo:language="en" fo:country="US" style:text-underline-style="none" style:font-name-complex="Arial"/>
    </style:style>
    <style:style style:name="P10" style:family="paragraph" style:parent-style-name="Analyse">
      <style:text-properties style:font-name-complex="Arial"/>
    </style:style>
    <style:style style:name="P11" style:family="paragraph" style:parent-style-name="Analyse">
      <style:text-properties style:font-name-complex="Arial" style:font-weight-complex="bold"/>
    </style:style>
    <style:style style:name="P12" style:family="paragraph" style:parent-style-name="Analyse">
      <style:text-properties style:text-underline-style="none"/>
    </style:style>
    <style:style style:name="P13" style:family="paragraph" style:parent-style-name="Analyse">
      <style:text-properties style:text-underline-style="none" style:font-name-complex="Arial"/>
    </style:style>
    <style:style style:name="P14" style:family="paragraph" style:parent-style-name="Analyse">
      <style:text-properties fo:language="fr" fo:country="FR" style:font-name-complex="Arial"/>
    </style:style>
    <style:style style:name="P15" style:family="paragraph" style:parent-style-name="Analyse">
      <style:text-properties fo:language="fr" fo:country="FR" style:language-asian="zxx" style:country-asian="none" style:font-name-complex="Arial"/>
    </style:style>
    <style:style style:name="P16" style:family="paragraph" style:parent-style-name="Analyse_20_secondaire">
      <style:text-properties fo:color="#ffffff"/>
    </style:style>
    <style:style style:name="P17" style:family="paragraph" style:parent-style-name="Analyse_20_secondaire">
      <style:text-properties style:font-name="Times New Roman" fo:font-size="12pt" style:font-size-asian="12pt" style:font-name-complex="Arial" style:font-size-complex="12pt"/>
    </style:style>
    <style:style style:name="P18" style:family="paragraph" style:parent-style-name="Analyse_20_secondaire">
      <style:text-properties style:font-name="Times New Roman" fo:font-size="12pt" fo:language="fr" fo:country="FR" style:font-size-asian="12pt" style:language-asian="zxx" style:country-asian="none" style:font-name-complex="Arial" style:font-size-complex="12pt"/>
    </style:style>
    <style:style style:name="P19" style:family="paragraph" style:parent-style-name="Analyse_20_secondaire">
      <style:text-properties fo:font-weight="normal" style:font-weight-asian="normal" style:font-name-complex="Arial"/>
    </style:style>
    <style:style style:name="P20" style:family="paragraph" style:parent-style-name="Analyse_20_secondaire">
      <style:text-properties style:font-name-complex="Arial"/>
    </style:style>
    <style:style style:name="P21" style:family="paragraph" style:parent-style-name="Analyse_20_secondaire">
      <style:text-properties fo:font-size="10pt" style:font-size-asian="10pt" style:font-size-complex="10pt"/>
    </style:style>
    <style:style style:name="P22" style:family="paragraph" style:parent-style-name="Analyse_20_secondaire">
      <style:text-properties fo:font-size="10pt" fo:font-style="italic" style:font-size-asian="10pt" style:font-style-asian="italic" style:font-size-complex="10pt" style:font-style-complex="italic"/>
    </style:style>
    <style:style style:name="P23" style:family="paragraph" style:parent-style-name="Analyse_20_secondaire">
      <style:text-properties fo:language="en" fo:country="US" style:language-asian="fr" style:country-asian="FR" style:font-name-complex="Arial"/>
    </style:style>
    <style:style style:name="P24" style:family="paragraph" style:parent-style-name="Analyse_20_secondaire">
      <style:text-properties fo:language="fr" fo:country="FR" style:font-name-complex="Arial"/>
    </style:style>
    <style:style style:name="P25" style:family="paragraph" style:parent-style-name="Analyse_20_troisième">
      <style:text-properties fo:color="#ffffff"/>
    </style:style>
    <style:style style:name="P26" style:family="paragraph" style:parent-style-name="Analyse_20_troisième">
      <style:text-properties fo:font-weight="normal" style:font-weight-asian="normal"/>
    </style:style>
    <style:style style:name="P27" style:family="paragraph" style:parent-style-name="Analyse_20_troisième">
      <style:text-properties fo:font-weight="normal" style:font-weight-asian="normal" style:font-weight-complex="normal"/>
    </style:style>
    <style:style style:name="P28" style:family="paragraph" style:parent-style-name="Analyse_20_troisième">
      <style:text-properties fo:font-weight="normal" style:font-weight-asian="normal" style:font-name-complex="Arial"/>
    </style:style>
    <style:style style:name="P29" style:family="paragraph" style:parent-style-name="Analyse_20_troisième">
      <style:text-properties fo:font-weight="normal" style:font-weight-asian="normal" style:font-name-complex="Arial" style:font-weight-complex="normal"/>
    </style:style>
    <style:style style:name="P30" style:family="paragraph" style:parent-style-name="Analyse_20_troisième">
      <style:text-properties fo:font-weight="normal" style:font-weight-asian="normal" style:font-name-complex="Arial" style:font-weight-complex="bold"/>
    </style:style>
    <style:style style:name="P31" style:family="paragraph" style:parent-style-name="Analyse_20_troisième">
      <style:text-properties fo:language="en" fo:country="US" fo:font-weight="normal" style:language-asian="fr" style:country-asian="FR" style:font-weight-asian="normal" style:font-weight-complex="normal"/>
    </style:style>
    <style:style style:name="P32" style:family="paragraph" style:parent-style-name="Analyse_20_troisième">
      <style:text-properties fo:language="fr" fo:country="FR" fo:font-weight="normal" style:font-weight-asian="normal" style:font-name-complex="Arial"/>
    </style:style>
    <style:style style:name="P33" style:family="paragraph" style:parent-style-name="Cote">
      <style:text-properties fo:color="#ffffff"/>
    </style:style>
    <style:style style:name="P34" style:family="paragraph" style:parent-style-name="Cote">
      <style:paragraph-properties fo:text-align="end" style:justify-single-word="false"/>
      <style:text-properties style:font-name="Times New Roman" fo:font-size="12pt" fo:language="fr" fo:country="FR" fo:font-weight="normal" style:font-size-asian="12pt" style:language-asian="zxx" style:country-asian="none" style:font-weight-asian="normal" style:font-name-complex="Arial" style:font-size-complex="12pt"/>
    </style:style>
    <style:style style:name="P35" style:family="paragraph" style:parent-style-name="Cote">
      <style:text-properties style:font-name="Times New Roman" fo:font-size="12pt" fo:language="fr" fo:country="FR" style:font-size-asian="12pt" style:language-asian="zxx" style:country-asian="none" style:font-name-complex="Arial" style:font-size-complex="12pt"/>
    </style:style>
    <style:style style:name="P36" style:family="paragraph" style:parent-style-name="Cote">
      <style:text-properties style:font-name="Times New Roman" fo:font-size="12pt" fo:language="fr" fo:country="FR" style:font-size-asian="12pt" style:language-asian="zxx" style:country-asian="none" style:font-size-complex="12pt"/>
    </style:style>
    <style:style style:name="P37" style:family="paragraph" style:parent-style-name="Cote">
      <style:text-properties style:font-name="Times New Roman" fo:font-size="12pt" style:font-size-asian="12pt" style:font-name-complex="Arial" style:font-size-complex="12pt"/>
    </style:style>
    <style:style style:name="P38" style:family="paragraph" style:parent-style-name="Cote">
      <style:text-properties style:font-name="Times New Roman" fo:font-size="12pt" style:font-size-asian="12pt" style:font-size-complex="12pt"/>
    </style:style>
    <style:style style:name="P39" style:family="paragraph" style:parent-style-name="Cote">
      <style:text-properties style:font-name="Times New Roman" fo:font-size="12pt" fo:font-weight="bold" style:font-size-asian="12pt" style:font-weight-asian="bold" style:font-name-complex="Arial" style:font-size-complex="12pt"/>
    </style:style>
    <style:style style:name="P40" style:family="paragraph" style:parent-style-name="Cote">
      <style:text-properties style:font-name="Times New Roman" fo:font-size="12pt" fo:font-weight="bold" style:font-size-asian="12pt" style:font-weight-asian="bold" style:font-name-complex="Arial" style:font-size-complex="12pt" style:font-weight-complex="bold"/>
    </style:style>
    <style:style style:name="P41" style:family="paragraph" style:parent-style-name="Cote">
      <style:text-properties style:font-name="Times New Roman" fo:font-size="12pt" style:text-underline-style="none" style:font-size-asian="12pt" style:font-name-complex="Arial" style:font-size-complex="12pt"/>
    </style:style>
    <style:style style:name="P42" style:family="paragraph" style:parent-style-name="Cote">
      <style:text-properties fo:font-weight="bold" style:font-weight-asian="bold" style:font-weight-complex="bold"/>
    </style:style>
    <style:style style:name="P43" style:family="paragraph" style:parent-style-name="Cote">
      <style:text-properties fo:font-weight="bold" style:font-weight-asian="bold" style:font-name-complex="Arial" style:font-weight-complex="bold"/>
    </style:style>
    <style:style style:name="P44" style:family="paragraph" style:parent-style-name="Cote">
      <style:text-properties fo:language="fr" fo:country="FR" fo:font-weight="bold" style:language-asian="zxx" style:country-asian="none" style:font-weight-asian="bold" style:font-name-complex="Arial" style:font-weight-complex="bold"/>
    </style:style>
    <style:style style:name="P45" style:family="paragraph" style:parent-style-name="Cote">
      <style:text-properties fo:language="fr" fo:country="FR" style:font-name-complex="Arial"/>
    </style:style>
    <style:style style:name="P46" style:family="paragraph" style:parent-style-name="Cote">
      <style:text-properties fo:language="fr" fo:country="FR" style:language-asian="zxx" style:country-asian="none" style:font-name-complex="Arial"/>
    </style:style>
    <style:style style:name="P47" style:family="paragraph" style:parent-style-name="Cote">
      <style:text-properties fo:language="en" fo:country="US" style:language-asian="fr" style:country-asian="FR" style:font-name-complex="Arial"/>
    </style:style>
    <style:style style:name="P48" style:family="paragraph" style:parent-style-name="Cote">
      <style:text-properties fo:language="en" fo:country="US" style:text-underline-style="none" style:language-asian="fr" style:country-asian="FR" style:font-name-complex="Arial"/>
    </style:style>
    <style:style style:name="P49" style:family="paragraph" style:parent-style-name="Cote">
      <style:text-properties fo:language="en" fo:country="US" style:text-underline-style="none" style:font-name-complex="Arial"/>
    </style:style>
    <style:style style:name="P50" style:family="paragraph" style:parent-style-name="Cote">
      <style:text-properties style:font-name-complex="Arial"/>
    </style:style>
    <style:style style:name="P51" style:family="paragraph" style:parent-style-name="Cote">
      <style:text-properties style:font-name-complex="Arial" style:font-weight-complex="bold"/>
    </style:style>
    <style:style style:name="P52" style:family="paragraph" style:parent-style-name="Cote">
      <style:text-properties style:text-underline-style="none" style:font-name-complex="Arial"/>
    </style:style>
    <style:style style:name="P53" style:family="paragraph" style:parent-style-name="Cote">
      <style:text-properties style:use-window-font-color="true" fo:language="fr" fo:country="FR" style:font-name-asian="Times New Roman"/>
    </style:style>
    <style:style style:name="P54" style:family="paragraph" style:parent-style-name="Cote">
      <style:text-properties style:use-window-font-color="true" style:font-name="Times New Roman" fo:font-size="12pt" fo:language="fr" fo:country="FR" style:font-name-asian="Times New Roman" style:font-size-asian="12pt" style:font-name-complex="Times New Roman" style:font-size-complex="10pt"/>
    </style:style>
    <style:style style:name="P55" style:family="paragraph" style:parent-style-name="Cote">
      <style:text-properties fo:font-size="12pt" fo:font-weight="bold" style:font-size-asian="12pt" style:font-weight-asian="bold" style:font-weight-complex="bold"/>
    </style:style>
    <style:style style:name="P56" style:family="paragraph" style:parent-style-name="Cote_20_secondaire">
      <style:text-properties fo:color="#ffffff"/>
    </style:style>
    <style:style style:name="P57" style:family="paragraph" style:parent-style-name="Cote_20_secondaire">
      <style:text-properties fo:font-weight="bold" style:font-weight-asian="bold" style:font-weight-complex="bold"/>
    </style:style>
    <style:style style:name="P58" style:family="paragraph" style:parent-style-name="Cote_20_secondaire">
      <style:text-properties fo:font-weight="bold" style:font-weight-asian="bold" style:font-name-complex="Arial" style:font-weight-complex="bold"/>
    </style:style>
    <style:style style:name="P59" style:family="paragraph" style:parent-style-name="Cote_20_secondaire">
      <style:text-properties style:font-name="Times New Roman" fo:font-size="12pt" fo:font-weight="bold" style:font-size-asian="12pt" style:font-weight-asian="bold" style:font-name-complex="Arial" style:font-size-complex="12pt" style:font-weight-complex="bold"/>
    </style:style>
    <style:style style:name="P60" style:family="paragraph" style:parent-style-name="Cote_20_secondaire">
      <style:text-properties style:font-name="Times New Roman" fo:font-size="12pt" fo:language="fr" fo:country="FR" fo:font-weight="bold" style:font-size-asian="12pt" style:language-asian="zxx" style:country-asian="none" style:font-weight-asian="bold" style:font-name-complex="Arial" style:font-size-complex="12pt" style:font-weight-complex="bold"/>
    </style:style>
    <style:style style:name="P61" style:family="paragraph" style:parent-style-name="Cote_20_secondaire">
      <style:text-properties style:font-name="Times New Roman" fo:font-size="12pt" fo:language="fr" fo:country="FR" style:font-size-asian="12pt" style:language-asian="zxx" style:country-asian="none" style:font-name-complex="Arial" style:font-size-complex="12pt"/>
    </style:style>
    <style:style style:name="P62" style:family="paragraph" style:parent-style-name="Cote_20_secondaire">
      <style:text-properties style:font-name="Times New Roman" fo:font-size="12pt" fo:language="en" fo:country="US" style:font-size-asian="12pt" style:language-asian="fr" style:country-asian="FR" style:font-name-complex="Arial" style:font-size-complex="12pt"/>
    </style:style>
    <style:style style:name="P63" style:family="paragraph" style:parent-style-name="Cote_20_secondaire">
      <style:text-properties style:font-name="Times New Roman" fo:font-size="12pt" style:font-size-asian="12pt" style:font-name-complex="Arial" style:font-size-complex="12pt"/>
    </style:style>
    <style:style style:name="P64" style:family="paragraph" style:parent-style-name="Cote_20_secondaire">
      <style:text-properties style:font-name="Times New Roman" fo:font-size="12pt" fo:font-style="normal" style:font-size-asian="12pt" style:font-style-asian="normal" style:font-name-complex="Arial" style:font-size-complex="12pt" style:font-style-complex="normal"/>
    </style:style>
    <style:style style:name="P65" style:family="paragraph" style:parent-style-name="Cote_20_secondaire">
      <style:text-properties style:font-name-complex="Arial"/>
    </style:style>
    <style:style style:name="P66" style:family="paragraph" style:parent-style-name="Cote_20_secondaire">
      <style:text-properties style:font-name-complex="Arial" style:font-weight-complex="bold"/>
    </style:style>
    <style:style style:name="P67" style:family="paragraph" style:parent-style-name="Cote_20_secondaire">
      <style:text-properties fo:language="en" fo:country="US" style:language-asian="fr" style:country-asian="FR" style:font-name-complex="Arial"/>
    </style:style>
    <style:style style:name="P68" style:family="paragraph" style:parent-style-name="Cote_20_secondaire">
      <style:text-properties fo:language="fr" fo:country="FR" style:font-name-complex="Arial"/>
    </style:style>
    <style:style style:name="P69" style:family="paragraph" style:parent-style-name="Cote_20_troisième">
      <style:text-properties fo:color="#ffffff"/>
    </style:style>
    <style:style style:name="P70" style:family="paragraph" style:parent-style-name="Cote_20_troisième">
      <style:text-properties fo:font-weight="bold" style:font-weight-asian="bold" style:font-name-complex="Arial" style:font-weight-complex="bold"/>
    </style:style>
    <style:style style:name="P71" style:family="paragraph" style:parent-style-name="Cote_20_troisième">
      <style:text-properties fo:font-weight="bold" style:font-weight-asian="bold" style:font-weight-complex="bold"/>
    </style:style>
    <style:style style:name="P72" style:family="paragraph" style:parent-style-name="Cote_20_troisième">
      <style:text-properties style:font-name="Times New Roman" fo:font-size="12pt" fo:font-weight="bold" style:font-size-asian="12pt" style:font-weight-asian="bold" style:font-name-complex="Arial" style:font-size-complex="12pt" style:font-weight-complex="bold"/>
    </style:style>
    <style:style style:name="P73" style:family="paragraph" style:parent-style-name="Cote_20_troisième">
      <style:text-properties style:font-name="Times New Roman" fo:font-size="12pt" fo:language="fr" fo:country="FR" fo:font-weight="bold" style:font-size-asian="12pt" style:language-asian="zxx" style:country-asian="none" style:font-weight-asian="bold" style:font-name-complex="Arial" style:font-size-complex="12pt" style:font-weight-complex="bold"/>
    </style:style>
    <style:style style:name="P74" style:family="paragraph" style:parent-style-name="Cote_20_troisième">
      <style:text-properties style:font-name="Times New Roman" fo:font-size="12pt" fo:language="fr" fo:country="FR" style:font-size-asian="12pt" style:language-asian="zxx" style:country-asian="none" style:font-name-complex="Arial" style:font-size-complex="12pt"/>
    </style:style>
    <style:style style:name="P75" style:family="paragraph" style:parent-style-name="Cote_20_troisième">
      <style:text-properties style:font-name="Times New Roman" fo:font-size="12pt" style:font-size-asian="12pt" style:font-name-complex="Arial" style:font-size-complex="12pt"/>
    </style:style>
    <style:style style:name="P76" style:family="paragraph" style:parent-style-name="Cote_20_troisième">
      <style:text-properties style:font-name-complex="Arial"/>
    </style:style>
    <style:style style:name="P77" style:family="paragraph" style:parent-style-name="Cote_20_troisième">
      <style:text-properties style:font-name-complex="Arial" style:font-weight-complex="bold"/>
    </style:style>
    <style:style style:name="P78" style:family="paragraph" style:parent-style-name="Dates_20_extrêmes">
      <style:text-properties fo:color="#ffffff"/>
    </style:style>
    <style:style style:name="P79" style:family="paragraph" style:parent-style-name="Dates_20_extrêmes">
      <style:text-properties style:font-name-complex="Arial"/>
    </style:style>
    <style:style style:name="P80" style:family="paragraph" style:parent-style-name="Dates_20_extrêmes">
      <style:text-properties style:font-name="Times New Roman" fo:font-size="12pt" fo:font-style="normal" style:text-underline-style="none" style:font-size-asian="12pt" style:font-style-asian="normal" style:font-name-complex="Arial" style:font-size-complex="12pt" style:font-style-complex="normal"/>
    </style:style>
    <style:style style:name="P81" style:family="paragraph" style:parent-style-name="Dates_20_extrêmes">
      <style:text-properties style:font-name="Times New Roman" fo:font-size="12pt" style:text-underline-style="none" style:font-size-asian="12pt" style:font-name-complex="Arial" style:font-size-complex="12pt"/>
    </style:style>
    <style:style style:name="P82" style:family="paragraph" style:parent-style-name="Dates_20_extrêmes">
      <style:text-properties style:font-name="Times New Roman" fo:font-size="12pt" style:font-size-asian="12pt" style:font-name-complex="Arial" style:font-size-complex="12pt"/>
    </style:style>
    <style:style style:name="P83" style:family="paragraph" style:parent-style-name="Dates_20_extrêmes">
      <style:text-properties style:text-underline-style="none" style:font-name-complex="Arial"/>
    </style:style>
    <style:style style:name="P84" style:family="paragraph" style:parent-style-name="Dates_20_extrêmes">
      <style:text-properties fo:language="fr" fo:country="FR"/>
    </style:style>
    <style:style style:name="P85" style:family="paragraph" style:parent-style-name="Dates_20_extrêmes">
      <style:text-properties fo:language="fr" fo:country="FR" style:text-underline-style="none" fo:font-weight="normal" style:language-asian="zxx" style:country-asian="none" style:font-weight-asian="normal"/>
    </style:style>
    <style:style style:name="P86" style:family="paragraph" style:parent-style-name="Dates_20_extrêmes">
      <style:text-properties fo:language="fr" fo:country="FR" fo:font-weight="normal" style:language-asian="zxx" style:country-asian="none" style:font-weight-asian="normal" style:font-name-complex="Arial"/>
    </style:style>
    <style:style style:name="P87" style:family="paragraph" style:parent-style-name="Dates_20_extrêmes">
      <style:text-properties fo:font-weight="normal" style:language-asian="zxx" style:country-asian="none" style:font-weight-asian="normal"/>
    </style:style>
    <style:style style:name="P88" style:family="paragraph" style:parent-style-name="Dates_20_extrêmes">
      <style:text-properties fo:language="en" fo:country="US" style:language-asian="fr" style:country-asian="FR"/>
    </style:style>
    <style:style style:name="P89" style:family="paragraph" style:parent-style-name="Titre_20_niveau_20_1">
      <style:text-properties fo:color="#ffffff"/>
    </style:style>
    <style:style style:name="P90" style:family="paragraph" style:parent-style-name="Titre_20_niveau_20_1">
      <style:text-properties style:font-name="Times New Roman" fo:language="en" fo:country="US" style:language-asian="fr" style:country-asian="FR" style:font-name-complex="Arial"/>
    </style:style>
    <style:style style:name="P91" style:family="paragraph" style:parent-style-name="Titre_20_niveau_20_1">
      <style:text-properties style:font-name="Times New Roman" fo:font-size="16pt" fo:font-weight="bold" style:font-size-asian="16pt" style:font-weight-asian="bold" style:font-name-complex="Arial" style:font-size-complex="16pt"/>
    </style:style>
    <style:style style:name="P92" style:family="paragraph" style:parent-style-name="Titre_20_niveau_20_1">
      <style:text-properties style:font-name="Times New Roman" fo:font-size="16pt" fo:font-weight="normal" style:font-size-asian="16pt" style:font-weight-asian="normal" style:font-name-complex="Arial" style:font-size-complex="16pt" style:font-weight-complex="normal"/>
    </style:style>
    <style:style style:name="P93" style:family="paragraph" style:parent-style-name="Titre_20_niveau_20_1">
      <style:text-properties style:font-name="Times New Roman" fo:font-size="16pt" style:font-size-asian="16pt" style:font-name-complex="Arial" style:font-size-complex="16pt"/>
    </style:style>
    <style:style style:name="P94" style:family="paragraph" style:parent-style-name="Titre_20_niveau_20_2">
      <style:text-properties fo:color="#ffffff"/>
    </style:style>
    <style:style style:name="P95" style:family="paragraph" style:parent-style-name="Titre_20_niveau_20_2">
      <style:text-properties style:font-weight-complex="bold"/>
    </style:style>
    <style:style style:name="P96" style:family="paragraph" style:parent-style-name="Titre_20_niveau_20_2">
      <style:text-properties style:font-name-complex="Arial" style:font-weight-complex="bold"/>
    </style:style>
    <style:style style:name="P97" style:family="paragraph" style:parent-style-name="Titre_20_niveau_20_2">
      <style:text-properties style:font-name="Times New Roman" fo:font-size="12pt" style:font-size-asian="12pt" style:font-name-complex="Arial" style:font-size-complex="12pt"/>
    </style:style>
    <style:style style:name="P98" style:family="paragraph" style:parent-style-name="Titre_20_niveau_20_3">
      <style:text-properties fo:color="#ffffff"/>
    </style:style>
    <style:style style:name="P99" style:family="paragraph" style:parent-style-name="Titre_20_niveau_20_3">
      <style:text-properties style:font-name="Times New Roman" fo:font-size="12pt" fo:font-style="normal" style:text-underline-style="none" style:font-size-asian="12pt" style:font-style-asian="normal" style:font-name-complex="Arial" style:font-size-complex="12pt" style:font-style-complex="normal"/>
    </style:style>
    <style:style style:name="P100" style:family="paragraph" style:parent-style-name="Titre_20_niveau_20_2">
      <style:paragraph-properties fo:margin-left="2.501cm" fo:margin-right="0cm" fo:margin-top="0cm" fo:margin-bottom="0cm" loext:contextual-spacing="false" fo:text-indent="-2.501cm" style:auto-text-indent="false">
        <style:tab-stops>
          <style:tab-stop style:position="2.501cm"/>
          <style:tab-stop style:position="5.001cm"/>
          <style:tab-stop style:position="7.502cm"/>
          <style:tab-stop style:position="9.502cm"/>
        </style:tab-stops>
      </style:paragraph-properties>
      <style:text-properties style:font-name="Times New Roman" fo:font-size="12pt" style:font-size-asian="12pt" style:font-name-complex="Arial" style:font-size-complex="12pt" style:font-weight-complex="bold"/>
    </style:style>
    <style:style style:name="P101" style:family="paragraph" style:parent-style-name="Dates_20_extrêmes">
      <style:paragraph-properties fo:margin-left="2.501cm" fo:margin-right="0cm" fo:text-indent="-2.501cm" style:auto-text-indent="false">
        <style:tab-stops>
          <style:tab-stop style:position="2.501cm"/>
          <style:tab-stop style:position="5.001cm"/>
          <style:tab-stop style:position="7.502cm"/>
          <style:tab-stop style:position="9.502cm"/>
        </style:tab-stops>
      </style:paragraph-properties>
    </style:style>
    <style:style style:name="P102" style:family="paragraph" style:parent-style-name="Dates_20_extrêmes">
      <style:paragraph-properties fo:margin-left="2.501cm" fo:margin-right="0cm" fo:text-indent="-2.501cm" style:auto-text-indent="false">
        <style:tab-stops>
          <style:tab-stop style:position="2.501cm"/>
          <style:tab-stop style:position="5.001cm"/>
          <style:tab-stop style:position="7.502cm"/>
          <style:tab-stop style:position="9.502cm"/>
        </style:tab-stops>
      </style:paragraph-properties>
      <style:text-properties style:font-name="Times New Roman" fo:font-size="12pt" style:font-size-asian="12pt" style:font-name-complex="Arial" style:font-size-complex="12pt"/>
    </style:style>
    <style:style style:name="P103" style:family="paragraph" style:parent-style-name="Dates_20_extrêmes">
      <style:paragraph-properties fo:margin-left="2.501cm" fo:margin-right="0cm" fo:text-align="start" style:justify-single-word="false" fo:text-indent="-2.501cm" style:auto-text-indent="false">
        <style:tab-stops>
          <style:tab-stop style:position="2.501cm"/>
          <style:tab-stop style:position="5.001cm"/>
          <style:tab-stop style:position="7.502cm"/>
          <style:tab-stop style:position="9.502cm"/>
        </style:tab-stops>
      </style:paragraph-properties>
      <style:text-properties style:font-name="Times New Roman" fo:font-size="12pt" style:font-size-asian="12pt" style:font-name-complex="Arial" style:font-size-complex="12pt"/>
    </style:style>
    <style:style style:name="P104" style:family="paragraph" style:parent-style-name="Cote">
      <style:paragraph-properties fo:margin-left="2.501cm" fo:margin-right="0cm" fo:text-align="justify" style:justify-single-word="false" fo:text-indent="-2.501cm" style:auto-text-indent="false">
        <style:tab-stops>
          <style:tab-stop style:position="2.501cm"/>
          <style:tab-stop style:position="5.001cm"/>
          <style:tab-stop style:position="7.502cm"/>
          <style:tab-stop style:position="9.502cm"/>
        </style:tab-stops>
      </style:paragraph-properties>
      <style:text-properties style:font-name="Times New Roman" fo:font-size="12pt" fo:font-weight="normal" style:font-size-asian="12pt" style:font-weight-asian="normal" style:font-name-complex="Arial" style:font-size-complex="12pt"/>
    </style:style>
    <style:style style:name="P105" style:family="paragraph" style:parent-style-name="Standard">
      <style:paragraph-properties fo:margin-left="2.501cm" fo:margin-right="0cm" fo:text-indent="-2.501cm" style:auto-text-indent="false">
        <style:tab-stops>
          <style:tab-stop style:position="2.501cm"/>
          <style:tab-stop style:position="5.001cm"/>
          <style:tab-stop style:position="7.502cm"/>
          <style:tab-stop style:position="9.502cm"/>
        </style:tab-stops>
      </style:paragraph-properties>
      <style:text-properties style:font-name="Times New Roman" fo:font-size="12pt" style:font-size-asian="12pt" style:font-name-complex="Arial" style:font-size-complex="12pt"/>
    </style:style>
    <style:style style:name="P106" style:family="paragraph" style:parent-style-name="Standard">
      <style:paragraph-properties fo:margin-left="2.501cm" fo:margin-right="0cm" fo:text-indent="-2.501cm" style:auto-text-indent="false">
        <style:tab-stops>
          <style:tab-stop style:position="2.501cm"/>
          <style:tab-stop style:position="5.001cm"/>
          <style:tab-stop style:position="7.502cm"/>
          <style:tab-stop style:position="9.502cm"/>
        </style:tab-stops>
      </style:paragraph-properties>
      <style:text-properties style:font-name="Times New Roman" fo:font-size="12pt" fo:language="en" fo:country="US" style:font-size-asian="12pt" style:language-asian="fr" style:country-asian="FR" style:font-name-complex="Arial" style:font-size-complex="12pt"/>
    </style:style>
    <style:style style:name="P107" style:family="paragraph" style:parent-style-name="Standard">
      <style:paragraph-properties fo:margin-left="2.501cm" fo:margin-right="0cm" fo:text-align="justify" style:justify-single-word="false" fo:text-indent="-2.501cm" style:auto-text-indent="false">
        <style:tab-stops>
          <style:tab-stop style:position="2.501cm"/>
          <style:tab-stop style:position="5.001cm"/>
          <style:tab-stop style:position="7.502cm"/>
          <style:tab-stop style:position="9.502cm"/>
        </style:tab-stops>
      </style:paragraph-properties>
      <style:text-properties style:font-name="Times New Roman" fo:font-size="12pt" fo:language="en" fo:country="US" style:font-size-asian="12pt" style:language-asian="fr" style:country-asian="FR" style:font-name-complex="Arial" style:font-size-complex="12pt"/>
    </style:style>
    <style:style style:name="P108" style:family="paragraph" style:parent-style-name="Standard">
      <style:paragraph-properties fo:margin-left="2.501cm" fo:margin-right="0cm" fo:text-indent="-2.501cm" style:auto-text-indent="false">
        <style:tab-stops>
          <style:tab-stop style:position="2.501cm"/>
          <style:tab-stop style:position="5.001cm"/>
          <style:tab-stop style:position="7.502cm"/>
          <style:tab-stop style:position="9.502cm"/>
        </style:tab-stops>
      </style:paragraph-properties>
      <style:text-properties style:font-name="Times New Roman" fo:font-size="12pt" fo:language="en" fo:country="US" fo:font-weight="bold" style:font-size-asian="12pt" style:font-weight-asian="bold" style:font-name-complex="Arial" style:font-size-complex="12pt"/>
    </style:style>
    <style:style style:name="P109" style:family="paragraph" style:parent-style-name="Standard">
      <style:paragraph-properties fo:margin-left="2.501cm" fo:margin-right="0cm" fo:text-indent="-2.501cm" style:auto-text-indent="false">
        <style:tab-stops>
          <style:tab-stop style:position="2.501cm"/>
          <style:tab-stop style:position="5.001cm"/>
          <style:tab-stop style:position="7.502cm"/>
          <style:tab-stop style:position="9.502cm"/>
        </style:tab-stops>
      </style:paragraph-properties>
      <style:text-properties style:font-name="Times New Roman" fo:font-size="12pt" fo:language="en" fo:country="US" fo:font-weight="bold" style:font-size-asian="12pt" style:language-asian="fr" style:country-asian="FR" style:font-weight-asian="bold" style:font-name-complex="Arial" style:font-size-complex="12pt"/>
    </style:style>
    <style:style style:name="P110" style:family="paragraph" style:parent-style-name="Standard">
      <style:paragraph-properties fo:margin-left="2.501cm" fo:margin-right="0cm" fo:text-indent="-2.501cm" style:auto-text-indent="false">
        <style:tab-stops>
          <style:tab-stop style:position="2.501cm"/>
          <style:tab-stop style:position="5.001cm"/>
          <style:tab-stop style:position="7.502cm"/>
          <style:tab-stop style:position="9.502cm"/>
        </style:tab-stops>
      </style:paragraph-properties>
      <style:text-properties style:font-name="Times New Roman" fo:font-size="12pt" fo:font-weight="bold" style:font-size-asian="12pt" style:font-weight-asian="bold" style:font-name-complex="Arial" style:font-size-complex="12pt"/>
    </style:style>
    <style:style style:name="P111" style:family="paragraph" style:parent-style-name="Standard">
      <style:paragraph-properties fo:margin-left="7.502cm" fo:margin-right="0cm" fo:text-indent="-7.502cm" style:auto-text-indent="false">
        <style:tab-stops>
          <style:tab-stop style:position="2.501cm"/>
          <style:tab-stop style:position="5.001cm"/>
          <style:tab-stop style:position="7.502cm"/>
          <style:tab-stop style:position="9.502cm"/>
        </style:tab-stops>
      </style:paragraph-properties>
      <style:text-properties style:font-name="Times New Roman" fo:font-size="12pt" style:font-size-asian="12pt" style:font-name-complex="Arial" style:font-size-complex="12pt"/>
    </style:style>
    <style:style style:name="P112" style:family="paragraph" style:parent-style-name="Cote">
      <style:paragraph-properties fo:margin-left="7.502cm" fo:margin-right="0cm" fo:text-align="justify" style:justify-single-word="false" fo:text-indent="-7.502cm" style:auto-text-indent="false">
        <style:tab-stops>
          <style:tab-stop style:position="2.501cm"/>
          <style:tab-stop style:position="5.001cm"/>
          <style:tab-stop style:position="7.502cm"/>
          <style:tab-stop style:position="9.502cm"/>
        </style:tab-stops>
      </style:paragraph-properties>
      <style:text-properties style:font-name="Times New Roman" fo:font-size="12pt" fo:language="en" fo:country="US" style:font-size-asian="12pt" style:font-name-complex="Arial" style:font-size-complex="12pt"/>
    </style:style>
    <style:style style:name="P113" style:family="paragraph" style:parent-style-name="Cote">
      <style:paragraph-properties fo:margin-left="7.502cm" fo:margin-right="0cm" fo:text-align="justify" style:justify-single-word="false" fo:orphans="2" fo:widows="2" fo:text-indent="-7.502cm" style:auto-text-indent="false" fo:break-before="page" style:writing-mode="lr-tb">
        <style:tab-stops>
          <style:tab-stop style:position="2.501cm"/>
          <style:tab-stop style:position="5.001cm"/>
          <style:tab-stop style:position="7.502cm"/>
          <style:tab-stop style:position="9.502cm"/>
        </style:tab-stops>
      </style:paragraph-properties>
      <style:text-properties style:use-window-font-color="true" style:font-name="Times New Roman" fo:font-size="12pt" fo:language="en" fo:country="US" fo:font-weight="bold" style:font-name-asian="Times New Roman" style:font-size-asian="12pt" style:font-weight-asian="bold" style:font-name-complex="Arial" style:font-size-complex="12pt" style:font-weight-complex="bold"/>
    </style:style>
    <style:style style:name="P114" style:family="paragraph" style:parent-style-name="Cote">
      <style:paragraph-properties fo:margin-left="7.502cm" fo:margin-right="0cm" fo:text-align="justify" style:justify-single-word="false" fo:text-indent="-7.502cm" style:auto-text-indent="false" fo:break-before="page">
        <style:tab-stops>
          <style:tab-stop style:position="2.501cm"/>
          <style:tab-stop style:position="5.001cm"/>
          <style:tab-stop style:position="7.502cm"/>
          <style:tab-stop style:position="9.502cm"/>
        </style:tab-stops>
      </style:paragraph-properties>
      <style:text-properties style:font-name="Times New Roman" fo:font-size="12pt" fo:language="en" fo:country="US" fo:font-weight="bold" style:font-size-asian="12pt" style:font-weight-asian="bold" style:font-name-complex="Arial" style:font-size-complex="12pt" style:font-weight-complex="bold"/>
    </style:style>
    <style:style style:name="P115" style:family="paragraph" style:parent-style-name="Standard">
      <style:paragraph-properties fo:margin-left="0cm" fo:margin-right="0cm" fo:margin-top="0cm" fo:margin-bottom="0cm" loext:contextual-spacing="false" fo:text-indent="1cm" style:auto-text-indent="false"/>
      <style:text-properties style:font-name="Times New Roman" fo:font-size="12pt" style:font-size-asian="12pt" style:font-size-complex="12pt"/>
    </style:style>
    <style:style style:name="P116" style:family="paragraph" style:parent-style-name="Standard">
      <style:paragraph-properties fo:margin-left="0cm" fo:margin-right="0cm" fo:margin-top="0cm" fo:margin-bottom="0cm" loext:contextual-spacing="false" fo:text-indent="1cm" style:auto-text-indent="false"/>
      <style:text-properties style:font-name="Times New Roman" fo:font-size="12pt" style:font-size-asian="12pt" style:font-name-complex="Arial" style:font-size-complex="12pt"/>
    </style:style>
    <style:style style:name="P117"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fo:font-size="12pt" style:font-size-asian="12pt" style:font-name-complex="Arial" style:font-size-complex="12pt"/>
    </style:style>
    <style:style style:name="P118" style:family="paragraph" style:parent-style-name="Standard">
      <style:paragraph-properties fo:margin-left="0cm" fo:margin-right="0cm" fo:margin-top="0cm" fo:margin-bottom="0cm" loext:contextual-spacing="false" fo:text-align="justify" style:justify-single-word="false" fo:text-indent="1cm" style:auto-text-indent="false">
        <style:tab-stops>
          <style:tab-stop style:position="2.501cm"/>
          <style:tab-stop style:position="4.501cm"/>
          <style:tab-stop style:position="6.502cm"/>
          <style:tab-stop style:position="8.502cm"/>
        </style:tab-stops>
      </style:paragraph-properties>
      <style:text-properties style:font-name="Times New Roman" fo:font-size="12pt" style:font-size-asian="12pt" style:font-name-complex="Arial" style:font-size-complex="12pt"/>
    </style:style>
    <style:style style:name="P119" style:family="paragraph" style:parent-style-name="Standard">
      <style:paragraph-properties fo:margin-left="0cm" fo:margin-right="0cm" fo:margin-top="0cm" fo:margin-bottom="0cm" loext:contextual-spacing="false" fo:text-align="justify" style:justify-single-word="false" fo:text-indent="1cm" style:auto-text-indent="false">
        <style:tab-stops>
          <style:tab-stop style:position="4.501cm"/>
          <style:tab-stop style:position="6.502cm"/>
          <style:tab-stop style:position="8.502cm"/>
        </style:tab-stops>
      </style:paragraph-properties>
      <style:text-properties style:font-name="Times New Roman" fo:font-size="12pt" style:font-size-asian="12pt" style:font-name-complex="Arial" style:font-size-complex="12pt"/>
    </style:style>
    <style:style style:name="P120" style:family="paragraph" style:parent-style-name="Standard">
      <style:paragraph-properties fo:margin-left="0cm" fo:margin-right="0cm" fo:margin-top="0cm" fo:margin-bottom="0cm" loext:contextual-spacing="false" fo:text-align="justify" style:justify-single-word="false" fo:text-indent="1cm" style:auto-text-indent="false">
        <style:tab-stops>
          <style:tab-stop style:position="2.501cm"/>
          <style:tab-stop style:position="4.501cm"/>
          <style:tab-stop style:position="6.502cm"/>
          <style:tab-stop style:position="8.502cm"/>
        </style:tab-stops>
      </style:paragraph-properties>
      <style:text-properties style:font-name="Times New Roman" fo:font-size="12pt" style:text-underline-style="none" style:font-size-asian="12pt" style:font-name-complex="Arial" style:font-size-complex="12pt"/>
    </style:style>
    <style:style style:name="P121"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fo:font-size="12pt" fo:font-weight="bold" style:font-size-asian="12pt" style:font-weight-asian="bold" style:font-name-complex="Arial" style:font-size-complex="12pt"/>
    </style:style>
    <style:style style:name="P122" style:family="paragraph" style:parent-style-name="Text_20_body">
      <style:paragraph-properties fo:margin-left="0cm" fo:margin-right="0cm" fo:margin-top="0cm" fo:margin-bottom="0cm" loext:contextual-spacing="false" fo:text-align="justify" style:justify-single-word="false" fo:text-indent="1cm" style:auto-text-indent="false">
        <style:tab-stops>
          <style:tab-stop style:position="2.501cm"/>
          <style:tab-stop style:position="4.501cm"/>
          <style:tab-stop style:position="6.502cm"/>
          <style:tab-stop style:position="8.502cm"/>
        </style:tab-stops>
      </style:paragraph-properties>
      <style:text-properties style:font-name="Times New Roman" fo:font-size="12pt" style:font-size-asian="12pt" style:font-name-complex="Arial" style:font-size-complex="12pt"/>
    </style:style>
    <style:style style:name="P123" style:family="paragraph" style:parent-style-name="Text_20_body">
      <style:paragraph-properties fo:margin-left="0cm" fo:margin-right="0cm" fo:margin-top="0cm" fo:margin-bottom="0cm" loext:contextual-spacing="false" fo:text-align="justify" style:justify-single-word="false" fo:text-indent="1cm" style:auto-text-indent="false">
        <style:tab-stops>
          <style:tab-stop style:position="2.501cm"/>
          <style:tab-stop style:position="4.501cm"/>
          <style:tab-stop style:position="6.502cm"/>
          <style:tab-stop style:position="8.502cm"/>
        </style:tab-stops>
      </style:paragraph-properties>
      <style:text-properties style:font-name="Times New Roman" fo:font-size="12pt" fo:font-style="normal" style:font-size-asian="12pt" style:font-style-asian="normal" style:font-name-complex="Arial" style:font-size-complex="12pt" style:font-style-complex="normal"/>
    </style:style>
    <style:style style:name="P124" style:family="paragraph" style:parent-style-name="Text_20_body">
      <style:paragraph-properties fo:margin-left="0cm" fo:margin-right="0cm" fo:margin-top="0cm" fo:margin-bottom="0cm" loext:contextual-spacing="false" fo:text-align="justify" style:justify-single-word="false" fo:text-indent="1cm" style:auto-text-indent="false">
        <style:tab-stops>
          <style:tab-stop style:position="2.501cm"/>
          <style:tab-stop style:position="4.501cm"/>
          <style:tab-stop style:position="6.502cm"/>
          <style:tab-stop style:position="8.502cm"/>
        </style:tab-stops>
      </style:paragraph-properties>
    </style:style>
    <style:style style:name="P125" style:family="paragraph" style:parent-style-name="Text_20_body">
      <style:paragraph-properties fo:margin-left="0cm" fo:margin-right="0cm" fo:margin-top="0cm" fo:margin-bottom="0cm" loext:contextual-spacing="false" fo:text-indent="1cm" style:auto-text-indent="false" fo:break-before="page"/>
      <style:text-properties style:font-name="Times New Roman" fo:font-size="12pt" style:font-size-asian="12pt" style:font-size-complex="12pt"/>
    </style:style>
    <style:style style:name="P126" style:family="paragraph" style:parent-style-name="Retrait_20_corps_20_de_20_texte_20_2">
      <style:paragraph-properties fo:margin-left="0cm" fo:margin-right="0cm" fo:margin-top="0cm" fo:margin-bottom="0cm" loext:contextual-spacing="false" fo:text-indent="1cm" style:auto-text-indent="false" fo:break-before="page">
        <style:tab-stops>
          <style:tab-stop style:position="2.501cm"/>
          <style:tab-stop style:position="4.501cm"/>
          <style:tab-stop style:position="6.502cm"/>
          <style:tab-stop style:position="8.502cm"/>
        </style:tab-stops>
      </style:paragraph-properties>
      <style:text-properties style:font-name="Times New Roman" fo:font-size="12pt" style:font-size-asian="12pt" style:font-name-complex="Arial" style:font-size-complex="12pt"/>
    </style:style>
    <style:style style:name="P127" style:family="paragraph" style:parent-style-name="Text_20_body_20_indent">
      <style:paragraph-properties fo:margin-left="0cm" fo:margin-right="0cm" fo:margin-top="0cm" fo:margin-bottom="0cm" loext:contextual-spacing="false" fo:text-align="justify" style:justify-single-word="false" fo:text-indent="1cm" style:auto-text-indent="false">
        <style:tab-stops>
          <style:tab-stop style:position="2.501cm"/>
          <style:tab-stop style:position="4.501cm"/>
          <style:tab-stop style:position="6.502cm"/>
          <style:tab-stop style:position="8.502cm"/>
        </style:tab-stops>
      </style:paragraph-properties>
      <style:text-properties style:font-name="Times New Roman" fo:font-size="12pt" style:font-size-asian="12pt" style:font-name-complex="Arial" style:font-size-complex="12pt"/>
    </style:style>
    <style:style style:name="P128" style:family="paragraph" style:parent-style-name="Retrait_20_corps_20_de_20_texte_20_2">
      <style:paragraph-properties fo:margin-left="0cm" fo:margin-right="0cm" fo:margin-top="0cm" fo:margin-bottom="0cm" loext:contextual-spacing="false" fo:text-indent="1cm" style:auto-text-indent="false">
        <style:tab-stops>
          <style:tab-stop style:position="2.501cm"/>
          <style:tab-stop style:position="4.501cm"/>
          <style:tab-stop style:position="6.502cm"/>
          <style:tab-stop style:position="8.502cm"/>
        </style:tab-stops>
      </style:paragraph-properties>
      <style:text-properties style:font-name="Times New Roman" fo:font-size="12pt" style:font-size-asian="12pt" style:font-name-complex="Arial" style:font-size-complex="12pt"/>
    </style:style>
    <style:style style:name="P129" style:family="paragraph" style:parent-style-name="Retrait_20_corps_20_de_20_texte_20_2">
      <style:paragraph-properties fo:margin-left="0cm" fo:margin-right="0cm" fo:margin-top="0cm" fo:margin-bottom="0cm" loext:contextual-spacing="false" fo:text-indent="1cm" style:auto-text-indent="false">
        <style:tab-stops>
          <style:tab-stop style:position="2.501cm"/>
          <style:tab-stop style:position="4.501cm"/>
          <style:tab-stop style:position="6.502cm"/>
          <style:tab-stop style:position="8.502cm"/>
        </style:tab-stops>
      </style:paragraph-properties>
      <style:text-properties style:font-name="Times New Roman" fo:font-size="12pt" style:font-size-asian="12pt" style:font-size-complex="12pt"/>
    </style:style>
    <style:style style:name="P130" style:family="paragraph" style:parent-style-name="Cote">
      <style:paragraph-properties fo:margin-left="0cm" fo:margin-right="0cm" fo:margin-top="0cm" fo:margin-bottom="0cm" loext:contextual-spacing="false" fo:text-indent="1cm" style:auto-text-indent="false"/>
      <style:text-properties style:font-name="Times New Roman" fo:font-size="12pt" style:text-underline-style="none" fo:font-weight="normal" style:font-size-asian="12pt" style:font-weight-asian="normal" style:font-name-complex="Arial" style:font-size-complex="12pt" style:font-weight-complex="normal"/>
    </style:style>
    <style:style style:name="P131" style:family="paragraph" style:parent-style-name="Titre_20_niveau_20_3">
      <style:paragraph-properties fo:margin-left="0cm" fo:margin-right="0cm" fo:text-align="justify" style:justify-single-word="false" fo:text-indent="1cm" style:auto-text-indent="false">
        <style:tab-stops>
          <style:tab-stop style:position="2.501cm"/>
          <style:tab-stop style:position="5.001cm"/>
          <style:tab-stop style:position="7.502cm"/>
          <style:tab-stop style:position="9.502cm"/>
        </style:tab-stops>
      </style:paragraph-properties>
    </style:style>
    <style:style style:name="P132" style:family="paragraph" style:parent-style-name="Footnote">
      <style:paragraph-properties fo:text-align="justify" style:justify-single-word="false"/>
    </style:style>
    <style:style style:name="P133" style:family="paragraph" style:parent-style-name="Footnote">
      <style:paragraph-properties fo:margin-left="0.25cm" fo:margin-right="0cm" fo:text-align="justify" style:justify-single-word="false" fo:text-indent="-0.25cm" style:auto-text-indent="false"/>
    </style:style>
    <style:style style:name="P134" style:family="paragraph" style:parent-style-name="Footnote">
      <style:paragraph-properties fo:margin-left="0.318cm" fo:margin-right="0cm" fo:text-align="justify" style:justify-single-word="false" fo:text-indent="-0.318cm" style:auto-text-indent="false"/>
    </style:style>
    <style:style style:name="P135" style:family="paragraph" style:parent-style-name="Footnote">
      <style:paragraph-properties fo:margin-left="0.501cm" fo:margin-right="0cm" fo:text-align="justify" style:justify-single-word="false" fo:text-indent="-0.501cm" style:auto-text-indent="false"/>
    </style:style>
    <style:style style:name="P136" style:family="paragraph" style:parent-style-name="Titre_20_niveau_20_1">
      <style:paragraph-properties fo:break-before="page"/>
    </style:style>
    <style:style style:name="P137" style:family="paragraph" style:parent-style-name="Titre_20_niveau_20_1">
      <style:paragraph-properties fo:break-before="page"/>
      <style:text-properties style:font-name="Times New Roman" style:font-name-complex="Arial"/>
    </style:style>
    <style:style style:name="P138" style:family="paragraph" style:parent-style-name="Titre_20_niveau_20_2">
      <style:paragraph-properties fo:break-before="page"/>
    </style:style>
    <style:style style:name="P139" style:family="paragraph" style:parent-style-name="Titre_20_niveau_20_2">
      <style:paragraph-properties fo:break-before="page"/>
      <style:text-properties fo:font-size="12pt" fo:font-weight="bold" style:font-size-asian="12pt" style:font-weight-asian="bold" style:font-weight-complex="bold"/>
    </style:style>
    <style:style style:name="P140" style:family="paragraph" style:parent-style-name="Cote">
      <style:paragraph-properties fo:break-before="page"/>
    </style:style>
    <style:style style:name="P141" style:family="paragraph" style:parent-style-name="Cote">
      <style:paragraph-properties fo:break-before="page"/>
      <style:text-properties fo:language="fr" fo:country="FR" fo:font-weight="bold" style:language-asian="zxx" style:country-asian="none" style:font-weight-asian="bold" style:font-name-complex="Arial" style:font-weight-complex="bold"/>
    </style:style>
    <style:style style:name="P142" style:family="paragraph" style:parent-style-name="Cote">
      <style:paragraph-properties fo:break-before="page"/>
      <style:text-properties style:font-name="Times New Roman" fo:font-size="12pt" fo:font-weight="bold" style:font-size-asian="12pt" style:font-weight-asian="bold" style:font-name-complex="Arial" style:font-size-complex="12pt" style:font-weight-complex="bold"/>
    </style:style>
    <style:style style:name="P143" style:family="paragraph" style:parent-style-name="Cote">
      <style:paragraph-properties fo:break-before="page"/>
      <style:text-properties style:font-name="Times New Roman" fo:font-size="12pt" style:font-size-asian="12pt" style:font-name-complex="Arial" style:font-size-complex="12pt"/>
    </style:style>
    <style:style style:name="P144" style:family="paragraph" style:parent-style-name="Cote">
      <style:paragraph-properties fo:break-before="page"/>
      <style:text-properties fo:font-weight="bold" style:font-weight-asian="bold" style:font-name-complex="Arial" style:font-weight-complex="bold"/>
    </style:style>
    <style:style style:name="P145" style:family="paragraph" style:parent-style-name="Cote">
      <style:paragraph-properties fo:break-before="page"/>
      <style:text-properties fo:font-weight="bold" style:font-weight-asian="bold" style:font-weight-complex="bold"/>
    </style:style>
    <style:style style:name="P146" style:family="paragraph" style:parent-style-name="Cote">
      <style:paragraph-properties fo:break-before="page"/>
      <style:text-properties style:font-name-complex="Arial"/>
    </style:style>
    <style:style style:name="P147" style:family="paragraph" style:parent-style-name="Cote">
      <style:paragraph-properties fo:break-before="page"/>
      <style:text-properties style:font-name-complex="Arial" style:font-weight-complex="bold"/>
    </style:style>
    <style:style style:name="P148" style:family="paragraph" style:parent-style-name="Cote">
      <style:paragraph-properties fo:break-before="page"/>
      <style:text-properties style:text-underline-style="none" style:font-name-complex="Arial"/>
    </style:style>
    <style:style style:name="P149" style:family="paragraph" style:parent-style-name="Cote">
      <style:paragraph-properties fo:break-before="page"/>
      <style:text-properties fo:language="en" fo:country="US" style:text-underline-style="none" style:font-name-complex="Arial"/>
    </style:style>
    <style:style style:name="P150" style:family="paragraph" style:parent-style-name="Titre_20_niveau_20_3">
      <style:paragraph-properties fo:break-before="page"/>
    </style:style>
    <style:style style:name="P151" style:family="paragraph" style:parent-style-name="Cote">
      <style:paragraph-properties fo:text-align="justify" style:justify-single-word="false" fo:orphans="2" fo:widows="2" fo:break-before="page" style:writing-mode="lr-tb"/>
      <style:text-properties style:use-window-font-color="true" style:font-name="Times New Roman" fo:language="fr" fo:country="FR" style:font-name-asian="Times New Roman" style:font-name-complex="Times New Roman" style:font-size-complex="10pt"/>
    </style:style>
    <style:style style:name="P152" style:family="paragraph" style:parent-style-name="Cote">
      <style:paragraph-properties fo:text-align="justify" style:justify-single-word="false" fo:orphans="2" fo:widows="2" fo:break-before="page" style:writing-mode="lr-tb"/>
      <style:text-properties style:use-window-font-color="true" style:font-name="Times New Roman" fo:language="fr" fo:country="FR" style:font-name-asian="Times New Roman" style:font-name-complex="Times New Roman" style:font-size-complex="10pt" style:font-weight-complex="bold"/>
    </style:style>
    <style:style style:name="P153" style:family="paragraph" style:parent-style-name="Cote">
      <style:paragraph-properties fo:text-align="justify" style:justify-single-word="false" fo:orphans="2" fo:widows="2" fo:break-before="page" style:writing-mode="lr-tb"/>
      <style:text-properties style:use-window-font-color="true" style:font-name="Times New Roman" fo:language="fr" fo:country="FR" style:font-name-asian="Times New Roman" style:font-name-complex="Arial" style:font-size-complex="12pt"/>
    </style:style>
    <style:style style:name="P154" style:family="paragraph" style:parent-style-name="Cote">
      <style:paragraph-properties fo:text-align="justify" style:justify-single-word="false" fo:orphans="2" fo:widows="2" fo:break-before="page" style:writing-mode="lr-tb"/>
      <style:text-properties style:use-window-font-color="true" style:font-name="Times New Roman" fo:font-size="12pt" fo:language="en" fo:country="US" style:text-underline-style="none" style:font-name-asian="Times New Roman" style:font-size-asian="12pt" style:language-asian="fr" style:country-asian="FR" style:font-name-complex="Arial" style:font-size-complex="10pt"/>
    </style:style>
    <style:style style:name="P155" style:family="paragraph" style:parent-style-name="Cote">
      <style:paragraph-properties fo:text-align="justify" style:justify-single-word="false" fo:orphans="2" fo:widows="2" fo:break-before="page" style:writing-mode="lr-tb"/>
      <style:text-properties style:use-window-font-color="true" style:font-name="Times New Roman" fo:font-size="12pt" fo:language="en" fo:country="US" style:text-underline-style="none" style:font-name-asian="Times New Roman" style:font-size-asian="12pt" style:language-asian="fr" style:country-asian="FR" style:font-name-complex="Arial" style:font-size-complex="10pt" style:font-weight-complex="bold"/>
    </style:style>
    <style:style style:name="P156" style:family="paragraph" style:parent-style-name="Cote">
      <style:paragraph-properties fo:text-align="justify" style:justify-single-word="false" fo:orphans="2" fo:widows="2" fo:break-before="page" style:writing-mode="lr-tb"/>
      <style:text-properties style:use-window-font-color="true" style:font-name="Times New Roman" fo:font-size="12pt" fo:language="fr" fo:country="FR" style:font-name-asian="Times New Roman" style:font-size-asian="12pt" style:font-name-complex="Times New Roman" style:font-size-complex="10pt"/>
    </style:style>
    <style:style style:name="P157" style:family="paragraph" style:parent-style-name="Cote">
      <style:paragraph-properties fo:text-align="justify" style:justify-single-word="false" fo:orphans="2" fo:widows="2" fo:break-before="page" style:writing-mode="lr-tb"/>
      <style:text-properties style:use-window-font-color="true" style:font-name="Times New Roman" fo:font-size="12pt" fo:language="fr" fo:country="FR" style:font-name-asian="Times New Roman" style:font-size-asian="12pt" style:font-name-complex="Arial" style:font-size-complex="12pt" style:font-weight-complex="bold"/>
    </style:style>
    <style:style style:name="P158" style:family="paragraph" style:parent-style-name="Cote">
      <style:paragraph-properties fo:text-align="justify" style:justify-single-word="false" fo:orphans="2" fo:widows="2" fo:break-before="page" style:writing-mode="lr-tb"/>
      <style:text-properties style:use-window-font-color="true" style:font-name="Times New Roman" fo:font-size="12pt" fo:language="fr" fo:country="FR" style:font-name-asian="Times New Roman" style:font-size-asian="12pt" style:font-name-complex="Arial" style:font-size-complex="10pt" style:font-weight-complex="bold"/>
    </style:style>
    <style:style style:name="P159" style:family="paragraph" style:parent-style-name="Cote">
      <style:paragraph-properties fo:text-align="justify" style:justify-single-word="false" fo:orphans="2" fo:widows="2" fo:break-before="page" style:writing-mode="lr-tb"/>
      <style:text-properties style:use-window-font-color="true" style:font-name="Times New Roman" fo:font-size="12pt" fo:language="fr" fo:country="FR" style:text-underline-style="none" style:font-name-asian="Times New Roman" style:font-size-asian="12pt" style:font-name-complex="Arial" style:font-size-complex="12pt"/>
    </style:style>
    <style:style style:name="P160" style:family="paragraph" style:parent-style-name="Cote">
      <style:paragraph-properties fo:text-align="justify" style:justify-single-word="false" fo:orphans="2" fo:widows="2" fo:break-before="page" style:writing-mode="lr-tb"/>
      <style:text-properties style:use-window-font-color="true" style:font-name="Times New Roman" fo:font-size="12pt" fo:language="fr" fo:country="FR" style:text-underline-style="none" style:font-name-asian="Times New Roman" style:font-size-asian="12pt" style:font-name-complex="Arial" style:font-size-complex="10pt" style:font-weight-complex="bold"/>
    </style:style>
    <style:style style:name="P161" style:family="paragraph" style:parent-style-name="Cote">
      <style:paragraph-properties fo:text-align="justify" style:justify-single-word="false" fo:orphans="2" fo:widows="2" fo:break-before="page" style:writing-mode="lr-tb"/>
      <style:text-properties style:use-window-font-color="true" style:font-name="Times New Roman" fo:font-size="12pt" fo:language="fr" fo:country="FR" fo:font-weight="bold" style:font-name-asian="Times New Roman" style:font-size-asian="12pt" style:font-weight-asian="bold" style:font-name-complex="Times New Roman" style:font-size-complex="10pt" style:font-weight-complex="bold"/>
    </style:style>
    <style:style style:name="P162" style:family="paragraph" style:parent-style-name="Cote">
      <style:paragraph-properties fo:text-align="justify" style:justify-single-word="false" fo:orphans="2" fo:widows="2" fo:break-before="page" style:writing-mode="lr-tb"/>
      <style:text-properties style:use-window-font-color="true" style:font-name="Times New Roman" fo:font-size="12pt" fo:language="fr" fo:country="FR" fo:font-weight="bold" style:font-name-asian="Times New Roman" style:font-size-asian="12pt" style:font-weight-asian="bold" style:font-name-complex="Arial" style:font-size-complex="10pt" style:font-weight-complex="bold"/>
    </style:style>
    <style:style style:name="P163" style:family="paragraph" style:parent-style-name="Cote">
      <style:paragraph-properties fo:text-align="justify" style:justify-single-word="false" fo:orphans="2" fo:widows="2" fo:break-before="page" style:writing-mode="lr-tb"/>
    </style:style>
    <style:style style:name="P164" style:family="paragraph" style:parent-style-name="Plain_20_Text">
      <style:paragraph-properties fo:break-before="page" style:text-autospace="none"/>
      <style:text-properties style:font-name="Courier New" fo:font-size="8pt" fo:language="fr" fo:country="FR" style:font-name-asian="Courier New" style:font-size-asian="8pt" style:font-name-complex="Courier New" style:font-size-complex="8pt"/>
    </style:style>
    <style:style style:name="P165" style:family="paragraph" style:parent-style-name="Titre_20_niveau_20_3">
      <style:paragraph-properties fo:margin-left="0cm" fo:margin-right="0cm" fo:margin-top="0cm" fo:margin-bottom="0cm" loext:contextual-spacing="false" fo:text-indent="0cm" style:auto-text-indent="false">
        <style:tab-stops/>
      </style:paragraph-properties>
      <style:text-properties style:font-name="Times New Roman" fo:font-size="12pt" style:text-underline-style="none" style:font-size-asian="12pt" style:font-name-complex="Arial" style:font-size-complex="12pt"/>
    </style:style>
    <style:style style:name="P166" style:family="paragraph" style:parent-style-name="Cote_20_secondaire">
      <style:paragraph-properties fo:text-align="justify" style:justify-single-word="false" fo:orphans="2" fo:widows="2" style:writing-mode="lr-tb"/>
      <style:text-properties style:use-window-font-color="true" style:font-name="Times New Roman" fo:font-size="12pt" fo:language="fr" fo:country="FR" style:font-name-asian="Times New Roman" style:font-size-asian="12pt" style:font-name-complex="Arial" style:font-size-complex="10pt" style:font-weight-complex="bold"/>
    </style:style>
    <style:style style:name="P167" style:family="paragraph" style:parent-style-name="Cote_20_secondaire">
      <style:paragraph-properties fo:text-align="justify" style:justify-single-word="false" fo:orphans="2" fo:widows="2" style:writing-mode="lr-tb"/>
      <style:text-properties style:use-window-font-color="true" style:font-name="Times New Roman" fo:font-size="12pt" fo:language="fr" fo:country="FR" style:font-name-asian="Times New Roman" style:font-size-asian="12pt" style:font-name-complex="Arial" style:font-size-complex="10pt"/>
    </style:style>
    <style:style style:name="P168" style:family="paragraph" style:parent-style-name="Cote_20_secondaire">
      <style:paragraph-properties fo:text-align="justify" style:justify-single-word="false" fo:orphans="2" fo:widows="2" style:writing-mode="lr-tb"/>
      <style:text-properties style:use-window-font-color="true" style:font-name="Times New Roman" fo:font-size="12pt" fo:language="fr" fo:country="FR" style:font-name-asian="Times New Roman" style:font-size-asian="12pt" style:font-name-complex="Arial" style:font-size-complex="12pt"/>
    </style:style>
    <style:style style:name="P169" style:family="paragraph" style:parent-style-name="Cote_20_secondaire">
      <style:paragraph-properties fo:text-align="justify" style:justify-single-word="false" fo:orphans="2" fo:widows="2" style:writing-mode="lr-tb"/>
      <style:text-properties style:use-window-font-color="true" style:font-name="Times New Roman" fo:font-size="12pt" fo:language="fr" fo:country="FR" style:font-name-asian="Times New Roman" style:font-size-asian="12pt" style:font-name-complex="Times New Roman" style:font-size-complex="10pt"/>
    </style:style>
    <style:style style:name="P170" style:family="paragraph" style:parent-style-name="Cote_20_secondaire">
      <style:paragraph-properties fo:text-align="justify" style:justify-single-word="false" fo:orphans="2" fo:widows="2" style:writing-mode="lr-tb"/>
      <style:text-properties style:use-window-font-color="true" style:font-name="Times New Roman" fo:font-size="12pt" fo:language="fr" fo:country="FR" style:font-name-asian="Times New Roman" style:font-size-asian="12pt" style:font-name-complex="Times New Roman" style:font-size-complex="10pt" style:font-weight-complex="bold"/>
    </style:style>
    <style:style style:name="P171" style:family="paragraph" style:parent-style-name="Cote_20_secondaire">
      <style:paragraph-properties fo:text-align="justify" style:justify-single-word="false" fo:orphans="2" fo:widows="2" style:writing-mode="lr-tb"/>
      <style:text-properties style:use-window-font-color="true" style:font-name="Times New Roman" fo:font-size="12pt" fo:language="fr" fo:country="FR" style:font-name-asian="Times New Roman" style:font-size-asian="12pt" style:language-asian="zxx" style:country-asian="none" style:font-name-complex="Times New Roman" style:font-size-complex="10pt"/>
    </style:style>
    <style:style style:name="P172" style:family="paragraph" style:parent-style-name="Cote_20_secondaire">
      <style:paragraph-properties fo:text-align="justify" style:justify-single-word="false" fo:orphans="2" fo:widows="2" style:writing-mode="lr-tb"/>
      <style:text-properties style:use-window-font-color="true" style:font-name="Times New Roman" fo:font-size="12pt" fo:language="fr" fo:country="FR" fo:font-weight="bold" style:font-name-asian="Times New Roman" style:font-size-asian="12pt" style:font-weight-asian="bold" style:font-name-complex="Arial" style:font-size-complex="10pt" style:font-weight-complex="bold"/>
    </style:style>
    <style:style style:name="P173" style:family="paragraph" style:parent-style-name="Cote_20_secondaire">
      <style:paragraph-properties fo:text-align="justify" style:justify-single-word="false" fo:orphans="2" fo:widows="2" style:writing-mode="lr-tb"/>
      <style:text-properties style:use-window-font-color="true" style:font-name="Times New Roman" fo:font-size="12pt" fo:language="fr" fo:country="FR" fo:font-weight="bold" style:font-name-asian="Times New Roman" style:font-size-asian="12pt" style:font-weight-asian="bold" style:font-name-complex="Arial" style:font-size-complex="12pt" style:font-weight-complex="bold"/>
    </style:style>
    <style:style style:name="P174" style:family="paragraph" style:parent-style-name="Cote_20_secondaire">
      <style:paragraph-properties fo:text-align="justify" style:justify-single-word="false" fo:orphans="2" fo:widows="2" style:writing-mode="lr-tb"/>
      <style:text-properties style:use-window-font-color="true" style:font-name="Times New Roman" fo:font-size="12pt" fo:language="fr" fo:country="FR" fo:font-weight="bold" style:font-name-asian="Times New Roman" style:font-size-asian="12pt" style:font-weight-asian="bold" style:font-name-complex="Times New Roman" style:font-size-complex="10pt" style:font-weight-complex="bold"/>
    </style:style>
    <style:style style:name="P175" style:family="paragraph" style:parent-style-name="Cote_20_secondaire">
      <style:paragraph-properties fo:text-align="justify" style:justify-single-word="false" fo:orphans="2" fo:widows="2" style:writing-mode="lr-tb"/>
      <style:text-properties style:use-window-font-color="true" style:font-name="Times New Roman" fo:font-size="12pt" fo:language="fr" fo:country="FR" fo:font-weight="normal" style:font-name-asian="Times New Roman" style:font-size-asian="12pt" style:font-weight-asian="normal" style:font-name-complex="Arial" style:font-size-complex="10pt" style:font-weight-complex="bold"/>
    </style:style>
    <style:style style:name="P176" style:family="paragraph" style:parent-style-name="Cote_20_secondaire">
      <style:paragraph-properties fo:text-align="justify" style:justify-single-word="false" fo:orphans="2" fo:widows="2" style:writing-mode="lr-tb"/>
      <style:text-properties style:use-window-font-color="true" style:font-name="Times New Roman" fo:font-size="12pt" fo:language="en" fo:country="US" style:text-underline-style="none" style:font-name-asian="Times New Roman" style:font-size-asian="12pt" style:language-asian="fr" style:country-asian="FR" style:font-name-complex="Arial" style:font-size-complex="10pt" style:font-weight-complex="bold"/>
    </style:style>
    <style:style style:name="P177" style:family="paragraph" style:parent-style-name="Cote_20_secondaire">
      <style:paragraph-properties fo:text-align="justify" style:justify-single-word="false" fo:orphans="2" fo:widows="2" style:writing-mode="lr-tb"/>
      <style:text-properties style:use-window-font-color="true" style:font-name="Times New Roman" fo:language="fr" fo:country="FR" fo:font-weight="bold" style:font-name-asian="Times New Roman" style:font-weight-asian="bold" style:font-name-complex="Arial" style:font-size-complex="10pt" style:font-weight-complex="bold"/>
    </style:style>
    <style:style style:name="P178" style:family="paragraph" style:parent-style-name="Cote_20_secondaire">
      <style:paragraph-properties fo:text-align="justify" style:justify-single-word="false" fo:orphans="2" fo:widows="2" style:writing-mode="lr-tb"/>
      <style:text-properties style:use-window-font-color="true" style:font-name="Times New Roman" fo:language="fr" fo:country="FR" fo:font-weight="bold" style:font-name-asian="Times New Roman" style:font-weight-asian="bold" style:font-name-complex="Times New Roman" style:font-size-complex="10pt" style:font-weight-complex="bold"/>
    </style:style>
    <style:style style:name="P179" style:family="paragraph" style:parent-style-name="Cote_20_secondaire">
      <style:paragraph-properties fo:text-align="justify" style:justify-single-word="false" fo:orphans="2" fo:widows="2" style:writing-mode="lr-tb"/>
      <style:text-properties style:use-window-font-color="true" style:font-name="Times New Roman" fo:language="fr" fo:country="FR" style:font-name-asian="Times New Roman" style:font-name-complex="Times New Roman" style:font-size-complex="10pt" style:font-weight-complex="bold"/>
    </style:style>
    <style:style style:name="P180" style:family="paragraph" style:parent-style-name="Cote_20_secondaire">
      <style:paragraph-properties fo:text-align="justify" style:justify-single-word="false" fo:orphans="2" fo:widows="2" style:writing-mode="lr-tb"/>
      <style:text-properties fo:font-weight="bold" style:font-weight-asian="bold" style:font-weight-complex="bold"/>
    </style:style>
    <style:style style:name="P181" style:family="paragraph" style:parent-style-name="Cote_20_secondaire">
      <style:paragraph-properties fo:text-align="justify" style:justify-single-word="false" fo:orphans="2" fo:widows="2" style:writing-mode="lr-tb"/>
      <style:text-properties fo:font-weight="bold" style:font-weight-asian="bold" style:font-name-complex="Arial" style:font-weight-complex="bold"/>
    </style:style>
    <style:style style:name="P182" style:family="paragraph" style:parent-style-name="Cote_20_secondaire">
      <style:paragraph-properties fo:text-align="justify" style:justify-single-word="false" fo:orphans="2" fo:widows="2" style:writing-mode="lr-tb"/>
      <style:text-properties style:font-name="Times New Roman" fo:font-size="12pt" fo:font-weight="bold" style:font-size-asian="12pt" style:font-weight-asian="bold" style:font-name-complex="Arial" style:font-size-complex="12pt" style:font-weight-complex="bold"/>
    </style:style>
    <style:style style:name="P183" style:family="paragraph" style:parent-style-name="Cote_20_secondaire">
      <style:paragraph-properties fo:text-align="justify" style:justify-single-word="false" fo:orphans="2" fo:widows="2" style:writing-mode="lr-tb"/>
    </style:style>
    <style:style style:name="P184" style:family="paragraph" style:parent-style-name="Analyse_20_secondaire">
      <style:paragraph-properties fo:text-align="justify" style:justify-single-word="false" fo:orphans="2" fo:widows="2" style:writing-mode="lr-tb"/>
      <style:text-properties style:use-window-font-color="true" style:font-name="Times New Roman" fo:language="fr" fo:country="FR" style:font-name-asian="Times New Roman" style:font-name-complex="Arial" style:font-size-complex="10pt"/>
    </style:style>
    <style:style style:name="P185" style:family="paragraph" style:parent-style-name="Analyse_20_secondaire">
      <style:paragraph-properties fo:text-align="justify" style:justify-single-word="false" fo:orphans="2" fo:widows="2" style:writing-mode="lr-tb"/>
      <style:text-properties style:use-window-font-color="true" style:font-name="Times New Roman" fo:language="fr" fo:country="FR" style:font-name-asian="Times New Roman" style:font-name-complex="Arial" style:font-size-complex="12pt"/>
    </style:style>
    <style:style style:name="P186" style:family="paragraph" style:parent-style-name="Analyse_20_secondaire">
      <style:paragraph-properties fo:text-align="justify" style:justify-single-word="false" fo:orphans="2" fo:widows="2" style:writing-mode="lr-tb"/>
      <style:text-properties style:use-window-font-color="true" style:font-name="Times New Roman" fo:language="fr" fo:country="FR" style:font-name-asian="Times New Roman" style:font-name-complex="Times New Roman" style:font-size-complex="10pt"/>
    </style:style>
    <style:style style:name="P187" style:family="paragraph" style:parent-style-name="Analyse_20_secondaire">
      <style:paragraph-properties fo:text-align="justify" style:justify-single-word="false" fo:orphans="2" fo:widows="2" style:writing-mode="lr-tb"/>
      <style:text-properties style:use-window-font-color="true" style:font-name="Times New Roman" fo:language="fr" fo:country="FR" fo:font-weight="normal" style:font-name-asian="Times New Roman" style:font-weight-asian="normal" style:font-name-complex="Arial" style:font-size-complex="10pt"/>
    </style:style>
    <style:style style:name="P188" style:family="paragraph" style:parent-style-name="Analyse_20_secondaire">
      <style:paragraph-properties fo:text-align="justify" style:justify-single-word="false" fo:orphans="2" fo:widows="2" style:writing-mode="lr-tb"/>
      <style:text-properties style:use-window-font-color="true" style:font-name="Times New Roman" fo:language="fr" fo:country="FR" fo:font-weight="normal" style:font-name-asian="Times New Roman" style:font-weight-asian="normal" style:font-name-complex="Times New Roman" style:font-size-complex="10pt" style:font-weight-complex="normal"/>
    </style:style>
    <style:style style:name="P189" style:family="paragraph" style:parent-style-name="Analyse_20_secondaire">
      <style:paragraph-properties fo:text-align="justify" style:justify-single-word="false" fo:orphans="2" fo:widows="2" style:writing-mode="lr-tb"/>
      <style:text-properties style:use-window-font-color="true" style:font-name="Times New Roman" fo:font-size="12pt" fo:language="fr" fo:country="FR" fo:font-weight="bold" style:font-name-asian="Times New Roman" style:font-size-asian="12pt" style:font-weight-asian="bold" style:font-name-complex="Arial" style:font-size-complex="10pt" style:font-weight-complex="bold"/>
    </style:style>
    <style:style style:name="P190" style:family="paragraph" style:parent-style-name="Analyse_20_secondaire">
      <style:paragraph-properties fo:text-align="justify" style:justify-single-word="false" fo:orphans="2" fo:widows="2" style:writing-mode="lr-tb"/>
      <style:text-properties style:font-name="Times New Roman" style:font-size-complex="10pt"/>
    </style:style>
    <style:style style:name="P191" style:family="paragraph" style:parent-style-name="Analyse_20_secondaire">
      <style:paragraph-properties fo:text-align="justify" style:justify-single-word="false" fo:orphans="2" fo:widows="2" style:writing-mode="lr-tb"/>
      <style:text-properties style:font-name="Times New Roman" fo:font-weight="normal" style:font-weight-asian="normal" style:font-name-complex="Arial" style:font-size-complex="10pt"/>
    </style:style>
    <style:style style:name="P192" style:family="paragraph" style:parent-style-name="Analyse_20_secondaire">
      <style:paragraph-properties fo:text-align="justify" style:justify-single-word="false" fo:orphans="2" fo:widows="2" style:writing-mode="lr-tb"/>
      <style:text-properties style:font-name="Times New Roman" fo:font-size="12pt" fo:font-weight="normal" style:font-size-asian="12pt" style:font-weight-asian="normal" style:font-name-complex="Arial" style:font-size-complex="12pt"/>
    </style:style>
    <style:style style:name="P193" style:family="paragraph" style:parent-style-name="Analyse_20_secondaire">
      <style:paragraph-properties fo:text-align="justify" style:justify-single-word="false" fo:orphans="2" fo:widows="2" style:writing-mode="lr-tb"/>
      <style:text-properties style:font-name="Times New Roman" fo:font-size="12pt" style:font-size-asian="12pt" style:font-name-complex="Arial" style:font-size-complex="12pt"/>
    </style:style>
    <style:style style:name="P194" style:family="paragraph" style:parent-style-name="Analyse_20_secondaire">
      <style:paragraph-properties fo:text-align="justify" style:justify-single-word="false" fo:orphans="2" fo:widows="2" style:writing-mode="lr-tb"/>
      <style:text-properties style:font-name="Times New Roman" style:font-name-complex="Times New Roman" style:font-size-complex="10pt"/>
    </style:style>
    <style:style style:name="P195" style:family="paragraph" style:parent-style-name="Analyse_20_secondaire">
      <style:paragraph-properties fo:text-align="justify" style:justify-single-word="false" fo:orphans="2" fo:widows="2" style:writing-mode="lr-tb"/>
      <style:text-properties style:font-name="Times New Roman" style:font-name-complex="Arial" style:font-size-complex="10pt"/>
    </style:style>
    <style:style style:name="P196" style:family="paragraph" style:parent-style-name="Analyse_20_secondaire">
      <style:paragraph-properties fo:text-align="justify" style:justify-single-word="false" fo:orphans="2" fo:widows="2" style:writing-mode="lr-tb"/>
      <style:text-properties style:font-name="Times New Roman" style:font-name-complex="Arial" style:font-size-complex="12pt"/>
    </style:style>
    <style:style style:name="P197" style:family="paragraph" style:parent-style-name="Analyse_20_secondaire">
      <style:paragraph-properties fo:text-align="justify" style:justify-single-word="false" fo:orphans="2" fo:widows="2" style:writing-mode="lr-tb"/>
      <style:text-properties style:font-name="Times New Roman" fo:language="fr" fo:country="FR" style:font-size-complex="10pt"/>
    </style:style>
    <style:style style:name="P198" style:family="paragraph" style:parent-style-name="Analyse_20_secondaire">
      <style:paragraph-properties fo:text-align="justify" style:justify-single-word="false" fo:orphans="2" fo:widows="2" style:writing-mode="lr-tb"/>
      <style:text-properties style:font-name="Times New Roman" fo:language="fr" fo:country="FR" style:font-name-complex="Times New Roman" style:font-size-complex="10pt"/>
    </style:style>
    <style:style style:name="P199" style:family="paragraph" style:parent-style-name="Analyse_20_secondaire">
      <style:paragraph-properties fo:text-align="justify" style:justify-single-word="false" fo:orphans="2" fo:widows="2" style:writing-mode="lr-tb"/>
      <style:text-properties style:font-name="Times New Roman" fo:language="fr" fo:country="FR" style:font-name-complex="Arial" style:font-size-complex="10pt"/>
    </style:style>
    <style:style style:name="P200" style:family="paragraph" style:parent-style-name="Analyse_20_secondaire">
      <style:paragraph-properties fo:text-align="justify" style:justify-single-word="false" fo:orphans="2" fo:widows="2" style:writing-mode="lr-tb"/>
    </style:style>
    <style:style style:name="P201" style:family="paragraph" style:parent-style-name="Analyse_20_secondaire">
      <style:paragraph-properties fo:text-align="justify" style:justify-single-word="false" fo:orphans="2" fo:widows="2" style:writing-mode="lr-tb"/>
      <style:text-properties fo:font-weight="normal" style:font-weight-asian="normal" style:font-name-complex="Arial"/>
    </style:style>
    <style:style style:name="P202" style:family="paragraph" style:parent-style-name="Analyse_20_secondaire">
      <style:paragraph-properties fo:text-align="justify" style:justify-single-word="false" fo:orphans="2" fo:widows="2" style:writing-mode="lr-tb"/>
      <style:text-properties style:font-name-complex="Arial"/>
    </style:style>
    <style:style style:name="P203" style:family="paragraph" style:parent-style-name="Cote_20_troisième">
      <style:paragraph-properties fo:text-align="justify" style:justify-single-word="false" fo:orphans="2" fo:widows="2" style:writing-mode="lr-tb"/>
      <style:text-properties style:use-window-font-color="true" style:font-name="Times New Roman" fo:language="fr" fo:country="FR" style:font-name-asian="Times New Roman" style:font-name-complex="Times New Roman" style:font-size-complex="10pt"/>
    </style:style>
    <style:style style:name="P204" style:family="paragraph" style:parent-style-name="Cote_20_troisième">
      <style:paragraph-properties fo:text-align="justify" style:justify-single-word="false" fo:orphans="2" fo:widows="2" style:writing-mode="lr-tb"/>
      <style:text-properties style:use-window-font-color="true" style:font-name="Times New Roman" fo:language="fr" fo:country="FR" style:font-name-asian="Times New Roman" style:font-name-complex="Times New Roman" style:font-size-complex="10pt" style:font-weight-complex="bold"/>
    </style:style>
    <style:style style:name="P205" style:family="paragraph" style:parent-style-name="Cote_20_troisième">
      <style:paragraph-properties fo:text-align="justify" style:justify-single-word="false" fo:orphans="2" fo:widows="2" style:writing-mode="lr-tb"/>
      <style:text-properties style:use-window-font-color="true" style:font-name="Times New Roman" fo:language="fr" fo:country="FR" style:font-name-asian="Times New Roman" style:font-name-complex="Arial" style:font-size-complex="10pt" style:font-weight-complex="bold"/>
    </style:style>
    <style:style style:name="P206" style:family="paragraph" style:parent-style-name="Cote_20_troisième">
      <style:paragraph-properties fo:text-align="justify" style:justify-single-word="false" fo:orphans="2" fo:widows="2" style:writing-mode="lr-tb"/>
      <style:text-properties style:use-window-font-color="true" style:font-name="Times New Roman" fo:language="fr" fo:country="FR" style:font-name-asian="Times New Roman" style:font-name-complex="Arial" style:font-size-complex="10pt"/>
    </style:style>
    <style:style style:name="P207" style:family="paragraph" style:parent-style-name="Cote_20_troisième">
      <style:paragraph-properties fo:text-align="justify" style:justify-single-word="false" fo:orphans="2" fo:widows="2" style:writing-mode="lr-tb"/>
      <style:text-properties style:use-window-font-color="true" style:font-name="Times New Roman" fo:language="fr" fo:country="FR" style:font-name-asian="Times New Roman" style:font-name-complex="Arial" style:font-size-complex="12pt"/>
    </style:style>
    <style:style style:name="P208" style:family="paragraph" style:parent-style-name="Cote_20_troisième">
      <style:paragraph-properties fo:text-align="justify" style:justify-single-word="false" fo:orphans="2" fo:widows="2" style:writing-mode="lr-tb"/>
      <style:text-properties style:use-window-font-color="true" style:font-name="Times New Roman" fo:language="fr" fo:country="FR" style:font-name-asian="Times New Roman" style:language-asian="zxx" style:country-asian="none" style:font-name-complex="Times New Roman" style:font-size-complex="10pt"/>
    </style:style>
    <style:style style:name="P209" style:family="paragraph" style:parent-style-name="Cote_20_troisième">
      <style:paragraph-properties fo:text-align="justify" style:justify-single-word="false" fo:orphans="2" fo:widows="2" style:writing-mode="lr-tb"/>
      <style:text-properties style:use-window-font-color="true" style:font-name="Times New Roman" fo:language="fr" fo:country="FR" style:font-name-asian="Times New Roman" style:language-asian="fr" style:country-asian="FR" style:font-name-complex="Times New Roman" style:font-size-complex="10pt" style:font-weight-complex="bold"/>
    </style:style>
    <style:style style:name="P210" style:family="paragraph" style:parent-style-name="Cote_20_troisième">
      <style:paragraph-properties fo:text-align="justify" style:justify-single-word="false" fo:orphans="2" fo:widows="2" style:writing-mode="lr-tb"/>
      <style:text-properties style:use-window-font-color="true" style:font-name="Times New Roman" fo:language="fr" fo:country="FR" fo:font-weight="bold" style:font-name-asian="Times New Roman" style:font-weight-asian="bold" style:font-name-complex="Arial" style:font-size-complex="10pt" style:font-weight-complex="bold"/>
    </style:style>
    <style:style style:name="P211" style:family="paragraph" style:parent-style-name="Cote_20_troisième">
      <style:paragraph-properties fo:text-align="justify" style:justify-single-word="false" fo:orphans="2" fo:widows="2" style:writing-mode="lr-tb"/>
      <style:text-properties style:use-window-font-color="true" style:font-name="Times New Roman" fo:language="fr" fo:country="FR" fo:font-weight="bold" style:font-name-asian="Times New Roman" style:font-weight-asian="bold" style:font-name-complex="Times New Roman" style:font-size-complex="10pt" style:font-weight-complex="bold"/>
    </style:style>
    <style:style style:name="P212" style:family="paragraph" style:parent-style-name="Cote_20_troisième">
      <style:paragraph-properties fo:text-align="justify" style:justify-single-word="false" fo:orphans="2" fo:widows="2" style:writing-mode="lr-tb"/>
      <style:text-properties style:use-window-font-color="true" style:font-name="Times New Roman" fo:language="fr" fo:country="FR" fo:font-style="normal" fo:font-weight="bold" style:font-name-asian="Times New Roman" style:font-style-asian="normal" style:font-weight-asian="bold" style:font-name-complex="Arial" style:font-size-complex="10pt" style:font-style-complex="normal" style:font-weight-complex="bold"/>
    </style:style>
    <style:style style:name="P213" style:family="paragraph" style:parent-style-name="Cote_20_troisième">
      <style:paragraph-properties fo:text-align="justify" style:justify-single-word="false" fo:orphans="2" fo:widows="2" style:writing-mode="lr-tb"/>
      <style:text-properties style:use-window-font-color="true" style:font-name="Times New Roman" fo:font-size="12pt" fo:language="fr" fo:country="FR" fo:font-weight="bold" style:font-name-asian="Times New Roman" style:font-size-asian="12pt" style:font-weight-asian="bold" style:font-name-complex="Times New Roman" style:font-size-complex="10pt" style:font-weight-complex="bold"/>
    </style:style>
    <style:style style:name="P214" style:family="paragraph" style:parent-style-name="Cote_20_troisième">
      <style:paragraph-properties fo:text-align="justify" style:justify-single-word="false" fo:orphans="2" fo:widows="2" style:writing-mode="lr-tb"/>
      <style:text-properties style:use-window-font-color="true" style:font-name="Times New Roman" fo:font-size="12pt" fo:language="fr" fo:country="FR" style:font-name-asian="Times New Roman" style:font-size-asian="12pt" style:language-asian="zxx" style:country-asian="none" style:font-name-complex="Arial" style:font-size-complex="12pt"/>
    </style:style>
    <style:style style:name="P215" style:family="paragraph" style:parent-style-name="Cote_20_troisième">
      <style:paragraph-properties fo:text-align="justify" style:justify-single-word="false" fo:orphans="2" fo:widows="2" style:writing-mode="lr-tb"/>
      <style:text-properties style:use-window-font-color="true" style:font-name="Times New Roman" fo:font-size="12pt" fo:language="fr" fo:country="FR" style:font-name-asian="Times New Roman" style:font-size-asian="12pt" style:language-asian="zxx" style:country-asian="none" style:font-name-complex="Times New Roman" style:font-size-complex="10pt"/>
    </style:style>
    <style:style style:name="P216" style:family="paragraph" style:parent-style-name="Cote_20_troisième">
      <style:paragraph-properties fo:text-align="justify" style:justify-single-word="false" fo:orphans="2" fo:widows="2" style:writing-mode="lr-tb"/>
      <style:text-properties style:use-window-font-color="true" style:font-name="Times New Roman" fo:font-size="12pt" fo:language="fr" fo:country="FR" style:font-name-asian="Times New Roman" style:font-size-asian="12pt" style:font-name-complex="Times New Roman" style:font-size-complex="10pt"/>
    </style:style>
    <style:style style:name="P217" style:family="paragraph" style:parent-style-name="Cote_20_troisième">
      <style:paragraph-properties fo:text-align="justify" style:justify-single-word="false" fo:orphans="2" fo:widows="2" style:writing-mode="lr-tb"/>
    </style:style>
    <style:style style:name="P218" style:family="paragraph" style:parent-style-name="Cote_20_troisième">
      <style:paragraph-properties fo:text-align="justify" style:justify-single-word="false" fo:orphans="2" fo:widows="2" style:writing-mode="lr-tb"/>
      <style:text-properties fo:font-size="12pt" style:font-size-asian="12pt"/>
    </style:style>
    <style:style style:name="P219" style:family="paragraph" style:parent-style-name="Cote_20_troisième">
      <style:paragraph-properties fo:text-align="justify" style:justify-single-word="false" fo:orphans="2" fo:widows="2" style:writing-mode="lr-tb"/>
      <style:text-properties fo:font-weight="bold" style:font-weight-asian="bold" style:font-name-complex="Arial" style:font-weight-complex="bold"/>
    </style:style>
    <style:style style:name="P220" style:family="paragraph" style:parent-style-name="Cote_20_troisième">
      <style:paragraph-properties fo:text-align="justify" style:justify-single-word="false" fo:orphans="2" fo:widows="2" style:writing-mode="lr-tb"/>
      <style:text-properties fo:language="en" fo:country="GB"/>
    </style:style>
    <style:style style:name="P221" style:family="paragraph" style:parent-style-name="Cote_20_troisième">
      <style:paragraph-properties fo:text-align="justify" style:justify-single-word="false" fo:orphans="2" fo:widows="2" style:writing-mode="lr-tb"/>
      <style:text-properties style:language-asian="fr" style:country-asian="FR"/>
    </style:style>
    <style:style style:name="P222" style:family="paragraph" style:parent-style-name="Cote">
      <style:paragraph-properties fo:text-align="justify" style:justify-single-word="false" fo:orphans="2" fo:widows="2" style:writing-mode="lr-tb"/>
      <style:text-properties style:use-window-font-color="true" style:font-name="Times New Roman" fo:language="fr" fo:country="FR" fo:font-weight="bold" style:font-name-asian="Times New Roman" style:font-weight-asian="bold" style:font-name-complex="Arial" style:font-size-complex="10pt" style:font-weight-complex="bold"/>
    </style:style>
    <style:style style:name="P223" style:family="paragraph" style:parent-style-name="Cote">
      <style:paragraph-properties fo:text-align="justify" style:justify-single-word="false" fo:orphans="2" fo:widows="2" style:writing-mode="lr-tb"/>
      <style:text-properties style:use-window-font-color="true" style:font-name="Times New Roman" fo:language="fr" fo:country="FR" fo:font-weight="bold" style:font-name-asian="Times New Roman" style:language-asian="zxx" style:country-asian="none" style:font-weight-asian="bold" style:font-name-complex="Times New Roman" style:font-size-complex="10pt" style:font-weight-complex="bold"/>
    </style:style>
    <style:style style:name="P224" style:family="paragraph" style:parent-style-name="Cote">
      <style:paragraph-properties fo:text-align="justify" style:justify-single-word="false" fo:orphans="2" fo:widows="2" style:writing-mode="lr-tb"/>
      <style:text-properties style:use-window-font-color="true" style:font-name="Times New Roman" fo:language="fr" fo:country="FR" style:font-name-asian="Times New Roman" style:font-name-complex="Times New Roman" style:font-size-complex="10pt"/>
    </style:style>
    <style:style style:name="P225" style:family="paragraph" style:parent-style-name="Cote">
      <style:paragraph-properties fo:orphans="2" fo:widows="2" style:writing-mode="lr-tb"/>
      <style:text-properties style:use-window-font-color="true" style:font-name="Times New Roman" fo:language="fr" fo:country="FR" style:font-name-asian="Times New Roman" style:font-name-complex="Times New Roman" style:font-size-complex="10pt"/>
    </style:style>
    <style:style style:name="P226" style:family="paragraph" style:parent-style-name="Cote">
      <style:paragraph-properties fo:text-align="justify" style:justify-single-word="false" fo:orphans="2" fo:widows="2" style:writing-mode="lr-tb"/>
      <style:text-properties style:use-window-font-color="true" style:font-name="Times New Roman" fo:language="fr" fo:country="FR" style:font-name-asian="Times New Roman" style:font-name-complex="Arial" style:font-size-complex="12pt"/>
    </style:style>
    <style:style style:name="P227" style:family="paragraph" style:parent-style-name="Cote">
      <style:paragraph-properties fo:text-align="justify" style:justify-single-word="false" fo:orphans="2" fo:widows="2" style:writing-mode="lr-tb"/>
      <style:text-properties style:use-window-font-color="true" style:font-name="Times New Roman" fo:language="fr" fo:country="FR" style:font-name-asian="Times New Roman" style:font-name-complex="Arial" style:font-size-complex="10pt"/>
    </style:style>
    <style:style style:name="P228" style:family="paragraph" style:parent-style-name="Cote">
      <style:paragraph-properties fo:text-align="justify" style:justify-single-word="false" fo:orphans="2" fo:widows="2" style:writing-mode="lr-tb"/>
      <style:text-properties style:use-window-font-color="true" style:font-name="Times New Roman" fo:language="fr" fo:country="FR" style:font-name-asian="Times New Roman" style:language-asian="zxx" style:country-asian="none" style:font-name-complex="Arial" style:font-size-complex="10pt"/>
    </style:style>
    <style:style style:name="P229" style:family="paragraph" style:parent-style-name="Cote">
      <style:paragraph-properties fo:text-align="justify" style:justify-single-word="false" fo:orphans="2" fo:widows="2" style:writing-mode="lr-tb"/>
      <style:text-properties style:use-window-font-color="true" style:font-name="Times New Roman" fo:language="fr" fo:country="FR" style:font-name-asian="Times New Roman" style:language-asian="zxx" style:country-asian="none" style:font-name-complex="Arial" style:font-size-complex="10pt" style:font-weight-complex="bold"/>
    </style:style>
    <style:style style:name="P230" style:family="paragraph" style:parent-style-name="Cote">
      <style:paragraph-properties fo:orphans="2" fo:widows="2" style:writing-mode="lr-tb"/>
      <style:text-properties style:use-window-font-color="true" style:font-name="Times New Roman" fo:language="fr" fo:country="FR" style:font-name-asian="Times New Roman" style:language-asian="fr" style:country-asian="FR" style:font-name-complex="Times New Roman" style:font-size-complex="10pt"/>
    </style:style>
    <style:style style:name="P231" style:family="paragraph" style:parent-style-name="Cote">
      <style:paragraph-properties fo:text-align="justify" style:justify-single-word="false" fo:orphans="2" fo:widows="2" style:writing-mode="lr-tb"/>
      <style:text-properties style:use-window-font-color="true" style:font-name="Times New Roman" fo:language="fr" fo:country="FR" style:text-underline-style="none" style:font-name-asian="Times New Roman" style:font-name-complex="Times New Roman" style:font-size-complex="10pt"/>
    </style:style>
    <style:style style:name="P232" style:family="paragraph" style:parent-style-name="Cote">
      <style:paragraph-properties fo:text-align="justify" style:justify-single-word="false" fo:orphans="2" fo:widows="2" style:writing-mode="lr-tb"/>
      <style:text-properties style:use-window-font-color="true" style:font-name="Times New Roman" fo:language="fr" fo:country="FR" style:text-underline-style="none" style:font-name-asian="Times New Roman" style:font-name-complex="Arial" style:font-size-complex="10pt"/>
    </style:style>
    <style:style style:name="P233" style:family="paragraph" style:parent-style-name="Cote">
      <style:paragraph-properties fo:text-align="justify" style:justify-single-word="false" fo:orphans="2" fo:widows="2" style:writing-mode="lr-tb"/>
      <style:text-properties style:use-window-font-color="true" style:font-name="Times New Roman" fo:font-size="12pt" fo:language="fr" fo:country="FR" style:font-name-asian="Times New Roman" style:font-size-asian="12pt" style:font-name-complex="Times New Roman" style:font-size-complex="10pt"/>
    </style:style>
    <style:style style:name="P234" style:family="paragraph" style:parent-style-name="Cote">
      <style:paragraph-properties fo:text-align="justify" style:justify-single-word="false" fo:orphans="2" fo:widows="2" style:writing-mode="lr-tb"/>
      <style:text-properties style:use-window-font-color="true" style:font-name="Times New Roman" fo:font-size="12pt" fo:language="fr" fo:country="FR" style:font-name-asian="Times New Roman" style:font-size-asian="12pt" style:font-name-complex="Arial" style:font-size-complex="12pt" style:font-weight-complex="bold"/>
    </style:style>
    <style:style style:name="P235" style:family="paragraph" style:parent-style-name="Cote">
      <style:paragraph-properties fo:text-align="justify" style:justify-single-word="false" fo:orphans="2" fo:widows="2" style:writing-mode="lr-tb"/>
      <style:text-properties style:use-window-font-color="true" style:font-name="Times New Roman" fo:font-size="12pt" fo:language="fr" fo:country="FR" style:text-underline-style="none" style:font-name-asian="Times New Roman" style:font-size-asian="12pt" style:font-name-complex="Times New Roman" style:font-size-complex="10pt"/>
    </style:style>
    <style:style style:name="P236" style:family="paragraph" style:parent-style-name="Cote">
      <style:paragraph-properties fo:text-align="justify" style:justify-single-word="false" fo:orphans="2" fo:widows="2" style:writing-mode="lr-tb"/>
      <style:text-properties style:use-window-font-color="true" style:font-name="Times New Roman" fo:font-size="12pt" fo:language="fr" fo:country="FR" fo:font-weight="bold" style:font-name-asian="Times New Roman" style:font-size-asian="12pt" style:font-weight-asian="bold" style:font-name-complex="Times New Roman" style:font-size-complex="10pt" style:font-weight-complex="bold"/>
    </style:style>
    <style:style style:name="P237" style:family="paragraph" style:parent-style-name="Cote">
      <style:paragraph-properties fo:text-align="justify" style:justify-single-word="false" fo:orphans="2" fo:widows="2" style:writing-mode="lr-tb"/>
      <style:text-properties style:use-window-font-color="true" style:font-name="Times New Roman" fo:language="en" fo:country="US" style:font-name-asian="Times New Roman" style:font-name-complex="Arial" style:font-size-complex="10pt"/>
    </style:style>
    <style:style style:name="P238" style:family="paragraph" style:parent-style-name="Cote">
      <style:paragraph-properties fo:orphans="2" fo:widows="2" style:writing-mode="lr-tb"/>
      <style:text-properties style:font-name="Times New Roman" style:font-name-complex="Times New Roman" style:font-size-complex="10pt"/>
    </style:style>
    <style:style style:name="P239" style:family="paragraph" style:parent-style-name="Cote">
      <style:paragraph-properties fo:text-align="justify" style:justify-single-word="false" fo:orphans="2" fo:widows="2" style:writing-mode="lr-tb"/>
    </style:style>
    <style:style style:name="P240" style:family="paragraph" style:parent-style-name="Analyse_20_troisième">
      <style:paragraph-properties fo:text-align="justify" style:justify-single-word="false" fo:orphans="2" fo:widows="2" style:writing-mode="lr-tb"/>
    </style:style>
    <style:style style:name="P241" style:family="paragraph" style:parent-style-name="Analyse_20_troisième">
      <style:paragraph-properties fo:text-align="justify" style:justify-single-word="false" fo:orphans="2" fo:widows="2" style:writing-mode="lr-tb"/>
      <style:text-properties style:use-window-font-color="true" style:font-name="Times New Roman" fo:language="fr" fo:country="FR" fo:font-weight="normal" style:font-name-asian="Times New Roman" style:font-weight-asian="normal" style:font-name-complex="Arial" style:font-size-complex="10pt"/>
    </style:style>
    <style:style style:name="P242" style:family="paragraph" style:parent-style-name="Analyse_20_troisième">
      <style:paragraph-properties fo:text-align="justify" style:justify-single-word="false" fo:orphans="2" fo:widows="2" style:writing-mode="lr-tb"/>
      <style:text-properties style:use-window-font-color="true" style:font-name="Times New Roman" fo:language="fr" fo:country="FR" fo:font-weight="normal" style:font-name-asian="Times New Roman" style:font-weight-asian="normal" style:font-name-complex="Times New Roman" style:font-size-complex="10pt" style:font-weight-complex="normal"/>
    </style:style>
    <style:style style:name="P243" style:family="paragraph" style:parent-style-name="Analyse_20_troisième">
      <style:paragraph-properties fo:text-align="justify" style:justify-single-word="false" fo:orphans="2" fo:widows="2" style:writing-mode="lr-tb"/>
      <style:text-properties style:use-window-font-color="true" style:font-name="Times New Roman" fo:language="fr" fo:country="FR" fo:font-weight="normal" style:font-name-asian="Times New Roman" style:font-weight-asian="normal" style:font-name-complex="Times New Roman" style:font-size-complex="10pt"/>
    </style:style>
    <style:style style:name="P244" style:family="paragraph" style:parent-style-name="Analyse_20_troisième">
      <style:paragraph-properties fo:text-align="justify" style:justify-single-word="false" fo:orphans="2" fo:widows="2" style:writing-mode="lr-tb"/>
      <style:text-properties style:use-window-font-color="true" style:font-name="Times New Roman" fo:language="fr" fo:country="FR" fo:font-weight="normal" style:font-name-asian="Times New Roman" style:font-weight-asian="bold" style:font-name-complex="Times New Roman" style:font-size-complex="10pt"/>
    </style:style>
    <style:style style:name="P245" style:family="paragraph" style:parent-style-name="Analyse_20_troisième">
      <style:paragraph-properties fo:text-align="justify" style:justify-single-word="false" fo:orphans="2" fo:widows="2" style:writing-mode="lr-tb"/>
      <style:text-properties style:use-window-font-color="true" style:font-name="Times New Roman" fo:language="fr" fo:country="FR" style:font-name-asian="Times New Roman" style:font-weight-asian="bold" style:font-name-complex="Times New Roman" style:font-size-complex="10pt"/>
    </style:style>
    <style:style style:name="P246" style:family="paragraph" style:parent-style-name="Analyse_20_troisième">
      <style:paragraph-properties fo:text-align="justify" style:justify-single-word="false" fo:orphans="2" fo:widows="2" style:writing-mode="lr-tb"/>
      <style:text-properties style:use-window-font-color="true" style:font-name="Times New Roman" fo:language="fr" fo:country="FR" style:font-name-asian="Times New Roman" style:font-weight-asian="normal" style:font-name-complex="Arial" style:font-size-complex="10pt"/>
    </style:style>
    <style:style style:name="P247" style:family="paragraph" style:parent-style-name="Analyse_20_troisième">
      <style:paragraph-properties fo:text-align="justify" style:justify-single-word="false" fo:orphans="2" fo:widows="2" style:writing-mode="lr-tb"/>
      <style:text-properties style:font-name="Times New Roman" fo:font-weight="normal" style:font-weight-asian="normal" style:font-name-complex="Arial" style:font-size-complex="10pt"/>
    </style:style>
    <style:style style:name="P248" style:family="paragraph" style:parent-style-name="Analyse_20_troisième">
      <style:paragraph-properties fo:text-align="justify" style:justify-single-word="false" fo:orphans="2" fo:widows="2" style:writing-mode="lr-tb"/>
      <style:text-properties style:font-name="Times New Roman" fo:font-weight="normal" style:font-weight-asian="normal" style:font-name-complex="Times New Roman" style:font-size-complex="10pt"/>
    </style:style>
    <style:style style:name="P249" style:family="paragraph" style:parent-style-name="Analyse_20_troisième">
      <style:paragraph-properties fo:text-align="justify" style:justify-single-word="false" fo:orphans="2" fo:widows="2" style:writing-mode="lr-tb"/>
      <style:text-properties style:font-name="Times New Roman" style:font-size-complex="10pt"/>
    </style:style>
    <style:style style:name="P250" style:family="paragraph" style:parent-style-name="Analyse_20_troisième">
      <style:paragraph-properties fo:text-align="justify" style:justify-single-word="false" fo:orphans="2" fo:widows="2" style:writing-mode="lr-tb"/>
      <style:text-properties style:font-name="Times New Roman" fo:language="fr" fo:country="FR" style:font-size-complex="10pt"/>
    </style:style>
    <style:style style:name="P251" style:family="paragraph" style:parent-style-name="Analyse_20_troisième">
      <style:paragraph-properties fo:text-align="justify" style:justify-single-word="false" fo:orphans="2" fo:widows="2" style:writing-mode="lr-tb"/>
      <style:text-properties style:font-name="Times New Roman" fo:language="fr" fo:country="FR" style:font-name-complex="Arial" style:font-size-complex="10pt"/>
    </style:style>
    <style:style style:name="P252" style:family="paragraph" style:parent-style-name="Analyse_20_troisième">
      <style:paragraph-properties fo:text-align="justify" style:justify-single-word="false" fo:orphans="2" fo:widows="2" style:writing-mode="lr-tb"/>
      <style:text-properties style:font-name="Times New Roman" fo:language="fr" fo:country="FR" style:font-name-complex="Times New Roman" style:font-size-complex="10pt"/>
    </style:style>
    <style:style style:name="P253" style:family="paragraph" style:parent-style-name="Analyse_20_troisième">
      <style:paragraph-properties fo:text-align="justify" style:justify-single-word="false" fo:orphans="2" fo:widows="2" style:writing-mode="lr-tb"/>
      <style:text-properties style:font-name="Times New Roman" style:font-name-complex="Times New Roman" style:font-size-complex="10pt"/>
    </style:style>
    <style:style style:name="P254" style:family="paragraph" style:parent-style-name="Analyse_20_troisième">
      <style:paragraph-properties fo:text-align="justify" style:justify-single-word="false" fo:orphans="2" fo:widows="2" style:writing-mode="lr-tb"/>
      <style:text-properties style:font-name="Times New Roman" style:font-name-complex="Arial" style:font-size-complex="10pt"/>
    </style:style>
    <style:style style:name="P255" style:family="paragraph" style:parent-style-name="Analyse_20_troisième">
      <style:paragraph-properties fo:text-align="justify" style:justify-single-word="false" fo:orphans="2" fo:widows="2" style:writing-mode="lr-tb"/>
      <style:text-properties fo:font-weight="normal" style:font-weight-asian="normal" style:font-weight-complex="normal"/>
    </style:style>
    <style:style style:name="P256" style:family="paragraph" style:parent-style-name="Analyse_20_troisième">
      <style:paragraph-properties fo:text-align="justify" style:justify-single-word="false" fo:orphans="2" fo:widows="2" style:writing-mode="lr-tb"/>
      <style:text-properties fo:font-weight="normal" style:font-weight-asian="normal" style:font-name-complex="Arial"/>
    </style:style>
    <style:style style:name="P257" style:family="paragraph" style:parent-style-name="Analyse_20_troisième">
      <style:paragraph-properties fo:text-align="justify" style:justify-single-word="false" fo:orphans="2" fo:widows="2" style:writing-mode="lr-tb"/>
      <style:text-properties fo:font-weight="normal" style:font-weight-asian="normal"/>
    </style:style>
    <style:style style:name="P258" style:family="paragraph" style:parent-style-name="Analyse_20_troisième">
      <style:paragraph-properties fo:text-align="justify" style:justify-single-word="false" fo:orphans="2" fo:widows="2" style:writing-mode="lr-tb"/>
      <style:text-properties style:language-asian="fr" style:country-asian="FR"/>
    </style:style>
    <style:style style:name="P259" style:family="paragraph" style:parent-style-name="Analyse_20_troisième">
      <style:paragraph-properties fo:text-align="justify" style:justify-single-word="false" fo:orphans="2" fo:widows="2" style:writing-mode="lr-tb"/>
      <style:text-properties fo:language="en" fo:country="GB"/>
    </style:style>
    <style:style style:name="P260" style:family="paragraph" style:parent-style-name="Analyse">
      <style:paragraph-properties fo:text-align="justify" style:justify-single-word="false" fo:orphans="2" fo:widows="2" style:writing-mode="lr-tb"/>
    </style:style>
    <style:style style:name="P261" style:family="paragraph" style:parent-style-name="Analyse">
      <style:paragraph-properties fo:text-align="justify" style:justify-single-word="false" fo:orphans="2" fo:widows="2" style:writing-mode="lr-tb"/>
      <style:text-properties style:use-window-font-color="true" style:font-name="Times New Roman" fo:font-size="12pt" fo:language="fr" fo:country="FR" fo:font-weight="normal" style:font-name-asian="Times New Roman" style:font-size-asian="12pt" style:font-weight-asian="normal" style:font-name-complex="Arial" style:font-size-complex="10pt"/>
    </style:style>
    <style:style style:name="P262" style:family="paragraph" style:parent-style-name="Analyse">
      <style:paragraph-properties fo:text-align="justify" style:justify-single-word="false" fo:orphans="2" fo:widows="2" style:writing-mode="lr-tb"/>
      <style:text-properties style:use-window-font-color="true" style:font-name="Times New Roman" fo:font-size="12pt" fo:language="fr" fo:country="FR" fo:font-weight="normal" style:font-name-asian="Times New Roman" style:font-size-asian="12pt" style:font-weight-asian="normal" style:font-name-complex="Arial" style:font-size-complex="12pt"/>
    </style:style>
    <style:style style:name="P263" style:family="paragraph" style:parent-style-name="Analyse">
      <style:paragraph-properties fo:text-align="justify" style:justify-single-word="false" fo:orphans="2" fo:widows="2" style:writing-mode="lr-tb"/>
      <style:text-properties style:use-window-font-color="true" style:font-name="Times New Roman" fo:font-size="12pt" fo:language="fr" fo:country="FR" style:font-name-asian="Times New Roman" style:font-size-asian="12pt" style:font-name-complex="Times New Roman" style:font-size-complex="10pt"/>
    </style:style>
    <style:style style:name="P264" style:family="paragraph" style:parent-style-name="Analyse">
      <style:paragraph-properties fo:text-align="justify" style:justify-single-word="false" fo:orphans="2" fo:widows="2" style:writing-mode="lr-tb"/>
      <style:text-properties style:use-window-font-color="true" style:font-name="Times New Roman" fo:font-size="12pt" fo:language="fr" fo:country="FR" style:font-name-asian="Times New Roman" style:font-size-asian="12pt" style:font-name-complex="Arial" style:font-size-complex="12pt"/>
    </style:style>
    <style:style style:name="P265" style:family="paragraph" style:parent-style-name="Analyse">
      <style:paragraph-properties fo:text-align="justify" style:justify-single-word="false" fo:orphans="2" fo:widows="2" style:writing-mode="lr-tb"/>
      <style:text-properties style:use-window-font-color="true" style:font-name="Times New Roman" fo:font-size="12pt" fo:language="fr" fo:country="FR" style:font-name-asian="Times New Roman" style:font-size-asian="12pt" style:font-name-complex="Arial" style:font-size-complex="10pt"/>
    </style:style>
    <style:style style:name="P266" style:family="paragraph" style:parent-style-name="Analyse">
      <style:paragraph-properties fo:text-align="justify" style:justify-single-word="false" fo:orphans="2" fo:widows="2" style:writing-mode="lr-tb"/>
      <style:text-properties style:text-underline-style="none"/>
    </style:style>
    <style:style style:name="P267" style:family="paragraph" style:parent-style-name="Analyse">
      <style:paragraph-properties fo:text-align="justify" style:justify-single-word="false" fo:orphans="2" fo:widows="2" style:writing-mode="lr-tb"/>
      <style:text-properties fo:font-weight="normal" style:font-weight-asian="normal" style:font-name-complex="Arial"/>
    </style:style>
    <style:style style:name="P268" style:family="paragraph" style:parent-style-name="Standard">
      <style:paragraph-properties fo:text-align="justify" style:justify-single-word="false" fo:orphans="2" fo:widows="2" style:writing-mode="lr-tb"/>
    </style:style>
    <style:style style:name="P269" style:family="paragraph" style:parent-style-name="Standard">
      <style:paragraph-properties fo:text-align="justify" style:justify-single-word="false" fo:orphans="2" fo:widows="2" style:writing-mode="lr-tb"/>
      <style:text-properties style:use-window-font-color="true" style:font-name="Times New Roman" fo:language="fr" fo:country="FR" style:font-name-asian="Times New Roman" style:font-name-complex="Times New Roman" style:font-size-complex="10pt"/>
    </style:style>
    <style:style style:name="P270" style:family="paragraph" style:parent-style-name="Standard">
      <style:paragraph-properties fo:text-align="justify" style:justify-single-word="false" fo:orphans="2" fo:widows="2" style:writing-mode="lr-tb"/>
      <style:text-properties style:font-name="Times New Roman" fo:font-size="12pt" fo:language="en" fo:country="US" style:font-size-asian="12pt" style:language-asian="fr" style:country-asian="FR" style:font-name-complex="Arial" style:font-size-complex="12pt"/>
    </style:style>
    <style:style style:name="P271" style:family="paragraph" style:parent-style-name="Standard">
      <style:paragraph-properties fo:text-align="justify" style:justify-single-word="false" fo:orphans="2" fo:widows="2" style:writing-mode="lr-tb"/>
      <style:text-properties style:font-name="Times New Roman" fo:font-size="12pt" fo:font-weight="bold" style:font-size-asian="12pt" style:font-weight-asian="bold" style:font-name-complex="Arial" style:font-size-complex="12pt"/>
    </style:style>
    <style:style style:name="P272" style:family="paragraph" style:parent-style-name="Dates_20_extrêmes">
      <style:paragraph-properties fo:orphans="2" fo:widows="2" style:writing-mode="lr-tb"/>
      <style:text-properties style:use-window-font-color="true" style:font-name="Times New Roman" fo:language="fr" fo:country="FR" style:font-name-asian="Times New Roman" style:font-name-complex="Times New Roman" style:font-size-complex="10pt"/>
    </style:style>
    <style:style style:name="P273" style:family="paragraph" style:parent-style-name="Dates_20_extrêmes">
      <style:paragraph-properties fo:orphans="2" fo:widows="2" style:writing-mode="lr-tb"/>
      <style:text-properties style:use-window-font-color="true" style:font-name="Times New Roman" fo:language="fr" fo:country="FR" style:font-name-asian="Times New Roman" style:font-name-complex="Arial" style:font-size-complex="10pt"/>
    </style:style>
    <style:style style:name="P274" style:family="paragraph" style:parent-style-name="Dates_20_extrêmes">
      <style:paragraph-properties fo:orphans="2" fo:widows="2" style:writing-mode="lr-tb"/>
      <style:text-properties style:use-window-font-color="true" style:font-name="Times New Roman" fo:language="fr" fo:country="FR" style:font-name-asian="Times New Roman" style:language-asian="fr" style:country-asian="FR" style:font-name-complex="Times New Roman" style:font-size-complex="10pt"/>
    </style:style>
    <style:style style:name="P275" style:family="paragraph" style:parent-style-name="Dates_20_extrêmes">
      <style:paragraph-properties fo:orphans="2" fo:widows="2" style:writing-mode="lr-tb"/>
      <style:text-properties style:font-name="Times New Roman" fo:language="fr" fo:country="FR" style:font-size-complex="10pt"/>
    </style:style>
    <style:style style:name="P276" style:family="paragraph" style:parent-style-name="Dates_20_extrêmes">
      <style:paragraph-properties fo:orphans="2" fo:widows="2" style:writing-mode="lr-tb"/>
      <style:text-properties style:font-name="Times New Roman" fo:language="fr" fo:country="FR" style:font-name-complex="Times New Roman" style:font-size-complex="10pt"/>
    </style:style>
    <style:style style:name="P277" style:family="paragraph" style:parent-style-name="Dates_20_extrêmes">
      <style:paragraph-properties fo:orphans="2" fo:widows="2" style:writing-mode="lr-tb"/>
      <style:text-properties style:font-name="Times New Roman" style:font-size-complex="10pt"/>
    </style:style>
    <style:style style:name="P278" style:family="paragraph" style:parent-style-name="Dates_20_extrêmes">
      <style:paragraph-properties fo:orphans="2" fo:widows="2" style:writing-mode="lr-tb"/>
      <style:text-properties style:font-name="Times New Roman" style:font-name-complex="Times New Roman" style:font-size-complex="10pt"/>
    </style:style>
    <style:style style:name="P279" style:family="paragraph" style:parent-style-name="Dates_20_extrêmes">
      <style:paragraph-properties fo:orphans="2" fo:widows="2" style:writing-mode="lr-tb"/>
      <style:text-properties style:font-name="Times New Roman" fo:language="en" fo:country="US" style:language-asian="fr" style:country-asian="FR" style:font-name-complex="Times New Roman" style:font-size-complex="10pt"/>
    </style:style>
    <style:style style:name="P280" style:family="paragraph" style:parent-style-name="Dates_20_extrêmes">
      <style:paragraph-properties fo:orphans="2" fo:widows="2" style:writing-mode="lr-tb"/>
    </style:style>
    <style:style style:name="P281" style:family="paragraph" style:parent-style-name="Standard">
      <style:paragraph-properties>
        <style:tab-stops>
          <style:tab-stop style:position="2.501cm"/>
          <style:tab-stop style:position="5.001cm"/>
          <style:tab-stop style:position="7.502cm"/>
          <style:tab-stop style:position="9.502cm"/>
        </style:tab-stops>
      </style:paragraph-properties>
      <style:text-properties style:font-name="Times New Roman" fo:font-size="12pt" style:font-size-asian="12pt" style:font-name-complex="Arial" style:font-size-complex="12pt"/>
    </style:style>
    <style:style style:name="P282" style:family="paragraph" style:parent-style-name="Standard">
      <style:text-properties style:font-name="Times New Roman" fo:font-size="12pt" style:font-size-asian="12pt" style:font-size-complex="12pt"/>
    </style:style>
    <style:style style:name="P283" style:family="paragraph" style:parent-style-name="Standard">
      <style:text-properties style:font-name="Times New Roman" fo:font-size="12pt" fo:language="en" fo:country="US" style:font-size-asian="12pt" style:language-asian="fr" style:country-asian="FR" style:font-name-complex="Arial" style:font-size-complex="12pt"/>
    </style:style>
    <style:style style:name="P284" style:family="paragraph" style:parent-style-name="Standard">
      <style:text-properties style:font-name="Times New Roman" fo:font-size="12pt" fo:language="en" fo:country="US" style:font-size-asian="12pt" style:language-asian="fr" style:country-asian="FR" style:font-size-complex="12pt"/>
    </style:style>
    <style:style style:name="P285" style:family="paragraph" style:parent-style-name="Standard">
      <style:text-properties style:font-name="Times New Roman" style:language-asian="fr" style:country-asian="FR" style:font-name-complex="Arial"/>
    </style:style>
    <style:style style:name="P286" style:family="paragraph" style:parent-style-name="Standard">
      <style:paragraph-properties fo:margin-left="4.498cm" fo:margin-right="0cm" fo:margin-top="0cm" fo:margin-bottom="0cm" loext:contextual-spacing="false" fo:text-align="justify" style:justify-single-word="false" fo:text-indent="-3.519cm" style:auto-text-indent="false">
        <style:tab-stops/>
      </style:paragraph-properties>
      <style:text-properties style:font-name="Times New Roman" fo:font-size="12pt" style:font-size-asian="12pt" style:font-name-complex="Arial" style:font-size-complex="12pt"/>
    </style:style>
    <style:style style:name="P287" style:family="paragraph" style:parent-style-name="Standard">
      <style:paragraph-properties fo:margin-left="5.503cm" fo:margin-right="0cm" fo:margin-top="0cm" fo:margin-bottom="0cm" loext:contextual-spacing="false" fo:text-align="justify" style:justify-single-word="false" fo:text-indent="-4.524cm" style:auto-text-indent="false">
        <style:tab-stops/>
      </style:paragraph-properties>
      <style:text-properties style:font-name="Times New Roman" fo:font-size="12pt" style:font-size-asian="12pt" style:font-name-complex="Arial" style:font-size-complex="12pt"/>
    </style:style>
    <style:style style:name="P288" style:family="paragraph" style:parent-style-name="Standard">
      <style:paragraph-properties fo:margin-left="13.494cm" fo:margin-right="0cm" fo:text-indent="-12.515cm" style:auto-text-indent="false">
        <style:tab-stops/>
      </style:paragraph-properties>
    </style:style>
    <style:style style:name="P289" style:family="paragraph" style:parent-style-name="Standard">
      <style:paragraph-properties fo:margin-left="13.494cm" fo:margin-right="0cm" fo:text-indent="-11.509cm" style:auto-text-indent="false">
        <style:tab-stops/>
      </style:paragraph-properties>
    </style:style>
    <style:style style:name="P290" style:family="paragraph" style:parent-style-name="Standard">
      <style:paragraph-properties fo:margin-left="13.494cm" fo:margin-right="0cm" fo:text-indent="-11.986cm" style:auto-text-indent="false">
        <style:tab-stops/>
      </style:paragraph-properties>
    </style:style>
    <style:style style:name="P291" style:family="paragraph" style:parent-style-name="Standard">
      <style:paragraph-properties fo:margin-left="0cm" fo:margin-right="0cm" fo:text-indent="1.508cm" style:auto-text-indent="false"/>
    </style:style>
    <style:style style:name="P292" style:family="paragraph" style:parent-style-name="Analyse">
      <style:paragraph-properties fo:margin-left="0cm" fo:margin-right="0cm" fo:text-indent="-0.009cm" style:auto-text-indent="false"/>
      <style:text-properties style:font-name="Times New Roman" fo:font-size="12pt" style:font-size-asian="12pt" style:font-size-complex="12pt"/>
    </style:style>
    <style:style style:name="P293" style:family="paragraph" style:parent-style-name="Analyse">
      <style:paragraph-properties fo:margin-left="0cm" fo:margin-right="0cm" fo:text-align="justify" style:justify-single-word="false" fo:text-indent="-0.009cm" style:auto-text-indent="false"/>
      <style:text-properties style:font-name="Times New Roman" fo:font-size="12pt" fo:language="fr" fo:country="FR" style:font-size-asian="12pt" style:language-asian="zxx" style:country-asian="none" style:font-size-complex="12pt"/>
    </style:style>
    <style:style style:name="P294" style:family="paragraph" style:parent-style-name="Analyse">
      <style:paragraph-properties fo:margin-left="4.498cm" fo:margin-right="0cm" fo:text-indent="0cm" style:auto-text-indent="false"/>
    </style:style>
    <style:style style:name="P295" style:family="paragraph" style:parent-style-name="Analyse">
      <style:paragraph-properties fo:margin-left="4.498cm" fo:margin-right="0cm" fo:text-indent="0cm" style:auto-text-indent="false"/>
      <style:text-properties fo:font-weight="normal" style:font-weight-asian="normal" style:font-name-complex="Arial"/>
    </style:style>
    <style:style style:name="P296" style:family="paragraph" style:parent-style-name="Analyse">
      <style:paragraph-properties fo:margin-left="4.498cm" fo:margin-right="0cm" fo:text-indent="0cm" style:auto-text-indent="false"/>
      <style:text-properties style:font-name="Times New Roman" fo:font-size="12pt" fo:font-weight="normal" style:font-size-asian="12pt" style:font-weight-asian="normal" style:font-name-complex="Arial" style:font-size-complex="12pt"/>
    </style:style>
    <style:style style:name="P297" style:family="paragraph" style:parent-style-name="Analyse">
      <style:paragraph-properties fo:margin-left="4.498cm" fo:margin-right="0cm" fo:text-indent="0cm" style:auto-text-indent="false"/>
      <style:text-properties style:font-name-complex="Arial"/>
    </style:style>
    <style:style style:name="P298" style:family="paragraph" style:parent-style-name="Analyse">
      <style:paragraph-properties fo:margin-left="4.498cm" fo:margin-right="0cm" fo:text-align="justify" style:justify-single-word="false" fo:orphans="2" fo:widows="2" fo:text-indent="0cm" style:auto-text-indent="false" style:writing-mode="lr-tb"/>
    </style:style>
    <style:style style:name="P299" style:family="paragraph" style:parent-style-name="Analyse">
      <style:paragraph-properties fo:margin-left="4.498cm" fo:margin-right="0cm" fo:text-align="justify" style:justify-single-word="false" fo:orphans="2" fo:widows="2" fo:text-indent="0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0pt"/>
    </style:style>
    <style:style style:name="P300" style:family="paragraph" style:parent-style-name="Analyse">
      <style:paragraph-properties fo:margin-left="4.498cm" fo:margin-right="0cm" fo:text-align="justify" style:justify-single-word="false" fo:orphans="2" fo:widows="2" fo:text-indent="0cm" style:auto-text-indent="false" style:writing-mode="lr-tb"/>
      <style:text-properties style:use-window-font-color="true" style:font-name="Times New Roman" fo:font-size="12pt" fo:language="fr" fo:country="FR" fo:font-weight="normal" style:font-name-asian="Times New Roman" style:font-size-asian="12pt" style:font-weight-asian="normal" style:font-name-complex="Times New Roman" style:font-size-complex="10pt" style:font-weight-complex="bold"/>
    </style:style>
    <style:style style:name="P301" style:family="paragraph" style:parent-style-name="Standard">
      <style:paragraph-properties fo:margin-left="6.985cm" fo:margin-right="0cm" fo:text-indent="0.026cm" style:auto-text-indent="false"/>
      <style:text-properties fo:font-weight="bold" style:font-weight-asian="bold" style:font-weight-complex="bold"/>
    </style:style>
    <style:style style:name="P302" style:family="paragraph" style:parent-style-name="Text_20_body">
      <style:paragraph-properties fo:margin-left="3.493cm" fo:margin-right="0cm" fo:margin-top="0cm" fo:margin-bottom="0cm" loext:contextual-spacing="false" fo:text-indent="-2.514cm" style:auto-text-indent="false">
        <style:tab-stops/>
      </style:paragraph-properties>
      <style:text-properties style:font-name="Times New Roman" fo:font-size="12pt" fo:language="fr" fo:country="FR" style:font-size-asian="12pt" style:font-name-complex="Arial" style:font-size-complex="12pt"/>
    </style:style>
    <style:style style:name="P303" style:family="paragraph" style:parent-style-name="Analyse_20_troisième">
      <style:paragraph-properties fo:margin-left="7.488cm" fo:margin-right="0cm" fo:text-indent="0cm" style:auto-text-indent="false"/>
      <style:text-properties fo:font-weight="normal" style:font-weight-asian="normal" style:font-weight-complex="normal"/>
    </style:style>
    <style:style style:name="P304" style:family="paragraph" style:parent-style-name="Analyse_20_troisième">
      <style:paragraph-properties fo:margin-left="7.488cm" fo:margin-right="0cm" fo:text-indent="0cm" style:auto-text-indent="false"/>
      <style:text-properties fo:font-weight="normal" style:font-weight-asian="normal" style:font-name-complex="Arial" style:font-weight-complex="normal"/>
    </style:style>
    <style:style style:name="P305" style:family="paragraph" style:parent-style-name="Analyse_20_troisième">
      <style:paragraph-properties fo:margin-left="7.488cm" fo:margin-right="0cm" fo:text-indent="0cm" style:auto-text-indent="false"/>
      <style:text-properties fo:font-size="10pt" fo:font-weight="normal" style:font-size-asian="10pt" style:font-weight-asian="normal" style:font-size-complex="10pt"/>
    </style:style>
    <style:style style:name="P306" style:family="paragraph" style:parent-style-name="Analyse_20_troisième">
      <style:paragraph-properties fo:margin-left="8.493cm" fo:margin-right="0cm" fo:text-align="justify" style:justify-single-word="false" fo:text-indent="0cm" style:auto-text-indent="false">
        <style:tab-stops/>
      </style:paragraph-properties>
      <style:text-properties style:font-name="Times New Roman" fo:font-size="12pt" fo:font-weight="normal" style:font-size-asian="12pt" style:font-weight-asian="normal" style:font-name-complex="Arial" style:font-size-complex="12pt" style:font-weight-complex="normal"/>
    </style:style>
    <style:style style:name="P307" style:family="paragraph" style:parent-style-name="Analyse_20_troisième">
      <style:paragraph-properties fo:margin-left="8.493cm" fo:margin-right="0cm" fo:text-indent="0cm" style:auto-text-indent="false">
        <style:tab-stops/>
      </style:paragraph-properties>
      <style:text-properties style:font-name="Times New Roman" fo:font-size="12pt" fo:font-weight="normal" style:font-size-asian="12pt" style:font-weight-asian="normal" style:font-name-complex="Arial" style:font-size-complex="12pt" style:font-weight-complex="normal"/>
    </style:style>
    <style:style style:name="P308" style:family="paragraph" style:parent-style-name="Analyse_20_troisième">
      <style:paragraph-properties fo:margin-left="8.493cm" fo:margin-right="0cm" fo:text-align="justify" style:justify-single-word="false" fo:text-indent="0cm" style:auto-text-indent="false">
        <style:tab-stops/>
      </style:paragraph-properties>
      <style:text-properties style:font-name="Times New Roman" fo:font-size="12pt" style:font-size-asian="12pt" style:font-name-complex="Arial" style:font-size-complex="12pt"/>
    </style:style>
    <style:style style:name="P309" style:family="paragraph" style:parent-style-name="Analyse_20_troisième">
      <style:paragraph-properties fo:margin-left="8.493cm" fo:margin-right="0cm" fo:text-align="justify" style:justify-single-word="false" fo:orphans="2" fo:widows="2" fo:text-indent="0cm" style:auto-text-indent="false" style:writing-mode="lr-tb">
        <style:tab-stops>
          <style:tab-stop style:position="2.501cm"/>
          <style:tab-stop style:position="5.001cm"/>
          <style:tab-stop style:position="7.502cm"/>
          <style:tab-stop style:position="9.502cm"/>
        </style:tab-stops>
      </style:paragraph-properties>
      <style:text-properties style:use-window-font-color="true" style:font-name="Times New Roman" fo:language="fr" fo:country="FR" fo:font-weight="normal" style:font-name-asian="Times New Roman" style:font-weight-asian="normal" style:font-name-complex="Arial" style:font-size-complex="12pt" style:font-weight-complex="normal"/>
    </style:style>
    <style:style style:name="P310" style:family="paragraph" style:parent-style-name="Analyse_20_troisième">
      <style:paragraph-properties fo:margin-left="8.493cm" fo:margin-right="0cm" fo:text-align="justify" style:justify-single-word="false" fo:orphans="2" fo:widows="2" fo:text-indent="0cm" style:auto-text-indent="false" style:writing-mode="lr-tb">
        <style:tab-stops/>
      </style:paragraph-properties>
      <style:text-properties style:use-window-font-color="true" style:font-name="Times New Roman" fo:language="fr" fo:country="FR" fo:font-weight="normal" style:font-name-asian="Times New Roman" style:font-weight-asian="normal" style:font-name-complex="Arial" style:font-size-complex="12pt" style:font-weight-complex="normal"/>
    </style:style>
    <style:style style:name="P311" style:family="paragraph" style:parent-style-name="Analyse_20_troisième">
      <style:paragraph-properties fo:margin-left="8.493cm" fo:margin-right="0cm" fo:text-align="justify" style:justify-single-word="false" fo:orphans="2" fo:widows="2" fo:text-indent="0cm" style:auto-text-indent="false" style:writing-mode="lr-tb">
        <style:tab-stops/>
      </style:paragraph-properties>
      <style:text-properties style:use-window-font-color="true" style:font-name="Times New Roman" fo:language="fr" fo:country="FR" style:font-name-asian="Times New Roman" style:font-weight-asian="bold" style:font-name-complex="Times New Roman" style:font-size-complex="10pt"/>
    </style:style>
    <style:style style:name="P312" style:family="paragraph" style:parent-style-name="Analyse_20_troisième">
      <style:paragraph-properties fo:margin-left="8.493cm" fo:margin-right="0cm" fo:text-align="justify" style:justify-single-word="false" fo:orphans="2" fo:widows="2" fo:text-indent="0cm" style:auto-text-indent="false" style:writing-mode="lr-tb">
        <style:tab-stops/>
      </style:paragraph-properties>
      <style:text-properties style:font-name="Times New Roman" style:font-name-complex="Arial" style:font-size-complex="12pt"/>
    </style:style>
    <style:style style:name="P313" style:family="paragraph" style:parent-style-name="Analyse_20_troisième">
      <style:paragraph-properties fo:margin-left="8.493cm" fo:margin-right="0cm" fo:text-align="justify" style:justify-single-word="false" fo:orphans="2" fo:widows="2" fo:text-indent="0cm" style:auto-text-indent="false" style:writing-mode="lr-tb">
        <style:tab-stops/>
      </style:paragraph-properties>
      <style:text-properties style:font-name="Times New Roman" fo:language="fr" fo:country="FR" style:font-name-complex="Arial" style:font-size-complex="12pt"/>
    </style:style>
    <style:style style:name="P314" style:family="paragraph" style:parent-style-name="Analyse_20_troisième">
      <style:paragraph-properties fo:margin-left="8.493cm" fo:margin-right="0cm" fo:text-align="justify" style:justify-single-word="false" fo:orphans="2" fo:widows="2" fo:text-indent="0cm" style:auto-text-indent="false" style:writing-mode="lr-tb">
        <style:tab-stops/>
      </style:paragraph-properties>
      <style:text-properties style:font-name="Times New Roman" fo:language="fr" fo:country="FR" fo:font-weight="normal" style:font-weight-asian="normal" style:font-name-complex="Arial" style:font-size-complex="12pt" style:font-weight-complex="normal"/>
    </style:style>
    <style:style style:name="P315" style:family="paragraph" style:parent-style-name="Analyse_20_troisième">
      <style:paragraph-properties fo:margin-left="8.493cm" fo:margin-right="0cm" fo:text-align="justify" style:justify-single-word="false" fo:orphans="2" fo:widows="2" fo:text-indent="0cm" style:auto-text-indent="false" style:writing-mode="lr-tb">
        <style:tab-stops/>
      </style:paragraph-properties>
      <style:text-properties style:font-name="Times New Roman" fo:font-weight="normal" style:font-weight-asian="normal" style:font-size-complex="12pt" style:font-weight-complex="normal"/>
    </style:style>
    <style:style style:name="P316" style:family="paragraph" style:parent-style-name="Analyse_20_troisième">
      <style:paragraph-properties fo:margin-left="8.493cm" fo:margin-right="0cm" fo:text-align="justify" style:justify-single-word="false" fo:orphans="2" fo:widows="2" fo:text-indent="0cm" style:auto-text-indent="false" style:writing-mode="lr-tb">
        <style:tab-stops/>
      </style:paragraph-properties>
    </style:style>
    <style:style style:name="P317" style:family="paragraph" style:parent-style-name="Analyse_20_secondaire">
      <style:paragraph-properties fo:margin-left="8.493cm" fo:margin-right="0cm" fo:text-align="justify" style:justify-single-word="false" fo:orphans="2" fo:widows="2" fo:text-indent="0cm" style:auto-text-indent="false" style:writing-mode="lr-tb">
        <style:tab-stops/>
      </style:paragraph-properties>
      <style:text-properties style:use-window-font-color="true" style:font-name="Times New Roman" fo:language="fr" fo:country="FR" style:font-name-asian="Times New Roman" style:font-name-complex="Arial" style:font-size-complex="12pt"/>
    </style:style>
    <style:style style:name="P318" style:family="paragraph" style:parent-style-name="Analyse_20_quatrième">
      <style:paragraph-properties fo:margin-left="8.493cm" fo:margin-right="0cm" fo:text-align="justify" style:justify-single-word="false" fo:text-indent="0cm" style:auto-text-indent="false" style:writing-mode="lr-tb">
        <style:tab-stops/>
      </style:paragraph-properties>
      <style:text-properties fo:font-size="12pt" fo:language="fr" fo:country="FR" fo:font-weight="bold" style:font-size-asian="12pt" style:language-asian="fr" style:country-asian="FR" style:font-weight-asian="bold" style:font-name-complex="Arial" style:font-size-complex="12pt"/>
    </style:style>
    <style:style style:name="P319" style:family="paragraph" style:parent-style-name="Analyse_20_secondaire">
      <style:paragraph-properties fo:margin-left="8.493cm" fo:margin-right="0cm" fo:text-indent="0cm" style:auto-text-indent="false">
        <style:tab-stops/>
      </style:paragraph-properties>
    </style:style>
    <style:style style:name="P320" style:family="paragraph" style:parent-style-name="Analyse_20_quatrième">
      <style:paragraph-properties fo:margin-left="8.493cm" fo:margin-right="0cm" fo:text-indent="0cm" style:auto-text-indent="false">
        <style:tab-stops/>
      </style:paragraph-properties>
      <style:text-properties style:font-name="Times New Roman" fo:font-size="12pt" style:font-size-asian="12pt" style:font-name-complex="Arial" style:font-size-complex="12pt"/>
    </style:style>
    <style:style style:name="P321" style:family="paragraph" style:parent-style-name="Analyse_20_troisième">
      <style:paragraph-properties fo:margin-left="8.969cm" fo:margin-right="0cm" fo:text-align="justify" style:justify-single-word="false" fo:orphans="2" fo:widows="2" fo:text-indent="0cm" style:auto-text-indent="false" style:writing-mode="lr-tb">
        <style:tab-stops>
          <style:tab-stop style:position="2.501cm"/>
          <style:tab-stop style:position="5.001cm"/>
          <style:tab-stop style:position="7.502cm"/>
          <style:tab-stop style:position="9.502cm"/>
        </style:tab-stops>
      </style:paragraph-properties>
      <style:text-properties style:use-window-font-color="true" style:font-name="Times New Roman" fo:language="fr" fo:country="FR" fo:font-weight="normal" style:font-name-asian="Times New Roman" style:font-weight-asian="normal" style:font-name-complex="Arial" style:font-size-complex="12pt" style:font-weight-complex="normal"/>
    </style:style>
    <style:style style:name="P322" style:family="paragraph" style:parent-style-name="Analyse_20_troisième">
      <style:paragraph-properties fo:margin-left="8.969cm" fo:margin-right="0cm" fo:text-align="justify" style:justify-single-word="false" fo:orphans="2" fo:widows="2" fo:text-indent="0cm" style:auto-text-indent="false" style:writing-mode="lr-tb">
        <style:tab-stops/>
      </style:paragraph-properties>
      <style:text-properties style:use-window-font-color="true" style:font-name="Times New Roman" fo:language="fr" fo:country="FR" fo:font-weight="normal" style:font-name-asian="Times New Roman" style:font-weight-asian="normal" style:font-name-complex="Arial" style:font-size-complex="12pt" style:font-weight-complex="normal"/>
    </style:style>
    <style:style style:name="P323" style:family="paragraph" style:parent-style-name="Analyse_20_troisième">
      <style:paragraph-properties fo:margin-left="8.969cm" fo:margin-right="0cm" fo:text-align="justify" style:justify-single-word="false" fo:orphans="2" fo:widows="2" fo:text-indent="0cm" style:auto-text-indent="false" style:writing-mode="lr-tb">
        <style:tab-stops>
          <style:tab-stop style:position="2.501cm"/>
          <style:tab-stop style:position="5.001cm"/>
          <style:tab-stop style:position="7.502cm"/>
          <style:tab-stop style:position="9.502cm"/>
        </style:tab-stops>
      </style:paragraph-properties>
      <style:text-properties style:font-name="Times New Roman" fo:language="fr" fo:country="FR" style:font-name-complex="Arial" style:font-size-complex="12pt"/>
    </style:style>
    <style:style style:name="P324" style:family="paragraph" style:parent-style-name="Analyse_20_troisième">
      <style:paragraph-properties fo:margin-left="8.996cm" fo:margin-right="0cm" fo:text-align="justify" style:justify-single-word="false" fo:orphans="2" fo:widows="2" fo:text-indent="0cm" style:auto-text-indent="false" style:writing-mode="lr-tb">
        <style:tab-stops/>
      </style:paragraph-properties>
      <style:text-properties style:use-window-font-color="true" style:font-name="Times New Roman" fo:language="fr" fo:country="FR" fo:font-weight="normal" style:font-name-asian="Times New Roman" style:font-weight-asian="normal" style:font-name-complex="Arial" style:font-size-complex="12pt" style:font-weight-complex="normal"/>
    </style:style>
    <style:style style:name="P325" style:family="paragraph" style:parent-style-name="Analyse_20_troisième">
      <style:paragraph-properties fo:margin-left="8.996cm" fo:margin-right="0cm" fo:text-align="justify" style:justify-single-word="false" fo:orphans="2" fo:widows="2" fo:text-indent="0cm" style:auto-text-indent="false" style:writing-mode="lr-tb">
        <style:tab-stops/>
      </style:paragraph-properties>
      <style:text-properties style:font-name="Times New Roman" style:font-name-complex="Arial" style:font-size-complex="12pt"/>
    </style:style>
    <style:style style:name="P326" style:family="paragraph" style:parent-style-name="Analyse_20_secondaire">
      <style:paragraph-properties fo:margin-left="6.509cm" fo:margin-right="0cm" fo:text-indent="0cm" style:auto-text-indent="false"/>
    </style:style>
    <style:style style:name="P327" style:family="paragraph" style:parent-style-name="Analyse_20_secondaire">
      <style:paragraph-properties fo:margin-left="6.509cm" fo:margin-right="0cm" fo:text-align="justify" style:justify-single-word="false" fo:orphans="2" fo:widows="2" fo:text-indent="0cm" style:auto-text-indent="false" style:writing-mode="lr-tb"/>
    </style:style>
    <style:style style:name="P328" style:family="paragraph" style:parent-style-name="Analyse_20_secondaire">
      <style:paragraph-properties fo:margin-left="6.509cm" fo:margin-right="0cm" fo:text-align="justify" style:justify-single-word="false" fo:orphans="2" fo:widows="2" fo:text-indent="0cm" style:auto-text-indent="false" style:writing-mode="lr-tb">
        <style:tab-stops/>
      </style:paragraph-properties>
      <style:text-properties style:font-name-complex="Arial"/>
    </style:style>
    <style:style style:name="P329" style:family="paragraph" style:parent-style-name="Analyse_20_secondaire">
      <style:paragraph-properties fo:margin-left="6.509cm" fo:margin-right="0cm" fo:text-align="justify" style:justify-single-word="false" fo:orphans="2" fo:widows="2" fo:text-indent="0cm" style:auto-text-indent="false" style:writing-mode="lr-tb"/>
      <style:text-properties style:font-name="Times New Roman" style:font-name-complex="Times New Roman" style:font-size-complex="10pt"/>
    </style:style>
    <style:style style:name="P330" style:family="paragraph" style:parent-style-name="Analyse_20_secondaire">
      <style:paragraph-properties fo:margin-left="5.98cm" fo:margin-right="0cm" fo:text-indent="0cm" style:auto-text-indent="false"/>
    </style:style>
    <style:style style:name="P331" style:family="paragraph" style:parent-style-name="Analyse_20_secondaire">
      <style:paragraph-properties fo:margin-left="5.98cm" fo:margin-right="0cm" fo:text-align="justify" style:justify-single-word="false" fo:orphans="2" fo:widows="2" fo:text-indent="0cm" style:auto-text-indent="false" style:writing-mode="lr-tb"/>
      <style:text-properties style:use-window-font-color="true" style:font-name="Times New Roman" fo:language="fr" fo:country="FR" style:font-name-asian="Times New Roman" style:font-name-complex="Times New Roman" style:font-size-complex="10pt"/>
    </style:style>
    <style:style style:name="P332" style:family="paragraph" style:parent-style-name="Analyse_20_secondaire">
      <style:paragraph-properties fo:margin-left="5.98cm" fo:margin-right="0cm" fo:text-align="justify" style:justify-single-word="false" fo:orphans="2" fo:widows="2" fo:text-indent="0cm" style:auto-text-indent="false" style:writing-mode="lr-tb"/>
      <style:text-properties style:font-name="Times New Roman" style:font-name-complex="Times New Roman" style:font-size-complex="10pt"/>
    </style:style>
    <style:style style:name="P333" style:family="paragraph" style:parent-style-name="Analyse_20_secondaire">
      <style:paragraph-properties fo:margin-left="7.011cm" fo:margin-right="0cm" fo:text-align="justify" style:justify-single-word="false" fo:orphans="2" fo:widows="2" fo:text-indent="0cm" style:auto-text-indent="false" style:writing-mode="lr-tb">
        <style:tab-stops/>
      </style:paragraph-properties>
      <style:text-properties style:use-window-font-color="true" style:font-name="Times New Roman" fo:language="fr" fo:country="FR" fo:font-weight="bold" style:font-name-asian="Times New Roman" style:font-weight-asian="bold" style:font-name-complex="Arial" style:font-size-complex="12pt" style:font-weight-complex="bold"/>
    </style:style>
    <style:style style:name="P334" style:family="paragraph" style:parent-style-name="Analyse_20_troisième">
      <style:paragraph-properties fo:margin-left="7.011cm" fo:margin-right="0cm" fo:text-align="justify" style:justify-single-word="false" fo:orphans="2" fo:widows="2" fo:text-indent="0cm" style:auto-text-indent="false" style:writing-mode="lr-tb">
        <style:tab-stops/>
      </style:paragraph-properties>
      <style:text-properties style:use-window-font-color="true" style:font-name="Times New Roman" fo:language="fr" fo:country="FR" fo:font-weight="bold" style:font-name-asian="Times New Roman" style:font-weight-asian="bold" style:font-name-complex="Arial" style:font-size-complex="12pt"/>
    </style:style>
    <style:style style:name="P335" style:family="paragraph" style:parent-style-name="Analyse_20_secondaire">
      <style:paragraph-properties fo:margin-left="7.011cm" fo:margin-right="0cm" fo:text-indent="0cm" style:auto-text-indent="false">
        <style:tab-stops/>
      </style:paragraph-properties>
      <style:text-properties style:font-name="Times New Roman" fo:font-size="12pt" fo:font-weight="bold" style:font-size-asian="12pt" style:font-weight-asian="bold" style:font-name-complex="Arial" style:font-size-complex="12pt" style:font-weight-complex="bold"/>
    </style:style>
    <style:style style:name="P336" style:family="paragraph" style:parent-style-name="Analyse_20_troisième">
      <style:paragraph-properties fo:margin-left="7.011cm" fo:margin-right="0cm" fo:text-align="justify" style:justify-single-word="false" fo:text-indent="0cm" style:auto-text-indent="false">
        <style:tab-stops/>
      </style:paragraph-properties>
      <style:text-properties style:font-name="Times New Roman" fo:font-size="12pt" style:font-size-asian="12pt" style:font-name-complex="Arial" style:font-size-complex="12pt"/>
    </style:style>
    <style:style style:name="P337" style:family="paragraph" style:parent-style-name="Analyse_20_troisième">
      <style:paragraph-properties fo:margin-left="7.011cm" fo:margin-right="0cm" fo:text-indent="0cm" style:auto-text-indent="false">
        <style:tab-stops/>
      </style:paragraph-properties>
      <style:text-properties style:font-name="Times New Roman" fo:font-size="12pt" style:font-size-asian="12pt" style:font-name-complex="Arial" style:font-size-complex="12pt"/>
    </style:style>
    <style:style style:name="P338" style:family="paragraph" style:parent-style-name="Analyse_20_troisième">
      <style:paragraph-properties fo:margin-left="6.985cm" fo:margin-right="0cm" fo:text-indent="0cm" style:auto-text-indent="false">
        <style:tab-stops/>
      </style:paragraph-properties>
      <style:text-properties style:font-name="Times New Roman" fo:font-size="12pt" style:font-size-asian="12pt" style:font-name-complex="Arial" style:font-size-complex="12pt"/>
    </style:style>
    <style:style style:name="P339" style:family="paragraph" style:parent-style-name="Analyse_20_troisième">
      <style:paragraph-properties fo:margin-left="6.985cm" fo:margin-right="0cm" fo:text-align="justify" style:justify-single-word="false" fo:text-indent="0cm" style:auto-text-indent="false">
        <style:tab-stops/>
      </style:paragraph-properties>
      <style:text-properties style:font-name="Times New Roman" fo:font-size="12pt" fo:font-weight="bold" style:font-size-asian="12pt" style:font-weight-asian="bold" style:font-name-complex="Arial" style:font-size-complex="12pt" style:font-weight-complex="bold"/>
    </style:style>
    <style:style style:name="P340" style:family="paragraph" style:parent-style-name="Analyse_20_troisième">
      <style:paragraph-properties fo:margin-left="6.985cm" fo:margin-right="0cm" fo:text-align="justify" style:justify-single-word="false" fo:orphans="2" fo:widows="2" fo:text-indent="0cm" style:auto-text-indent="false" style:writing-mode="lr-tb">
        <style:tab-stops/>
      </style:paragraph-properties>
      <style:text-properties style:use-window-font-color="true" style:font-name="Times New Roman" fo:language="fr" fo:country="FR" fo:font-weight="bold" style:font-name-asian="Times New Roman" style:font-weight-asian="bold" style:font-name-complex="Arial" style:font-size-complex="12pt"/>
    </style:style>
    <style:style style:name="P341" style:family="paragraph" style:parent-style-name="Analyse_20_troisième">
      <style:paragraph-properties fo:margin-left="6.985cm" fo:margin-right="0cm" fo:text-align="justify" style:justify-single-word="false" fo:orphans="2" fo:widows="2" fo:text-indent="0cm" style:auto-text-indent="false" style:writing-mode="lr-tb">
        <style:tab-stops/>
      </style:paragraph-properties>
      <style:text-properties style:use-window-font-color="true" style:font-name="Times New Roman" fo:language="fr" fo:country="FR" fo:font-weight="bold" style:font-name-asian="Times New Roman" style:font-weight-asian="bold" style:font-name-complex="Arial" style:font-size-complex="12pt" style:font-weight-complex="bold"/>
    </style:style>
    <style:style style:name="P342" style:family="paragraph" style:parent-style-name="Cote_20_troisième">
      <style:paragraph-properties fo:margin-left="0.026cm" fo:margin-right="0cm" fo:text-indent="0cm" style:auto-text-indent="false"/>
      <style:text-properties style:font-name="Times New Roman"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343" style:family="paragraph" style:parent-style-name="Analyse_20_quatrième">
      <style:paragraph-properties fo:margin-left="10.028cm" fo:margin-right="0cm" fo:text-indent="0cm" style:auto-text-indent="false">
        <style:tab-stops/>
      </style:paragraph-properties>
      <style:text-properties style:font-name="Times New Roman" fo:font-size="12pt" fo:font-weight="normal" style:font-size-asian="12pt" style:font-weight-asian="normal" style:font-name-complex="Arial" style:font-size-complex="12pt" style:font-weight-complex="normal"/>
    </style:style>
    <style:style style:name="P344" style:family="paragraph" style:parent-style-name="Analyse_20_quatrième">
      <style:paragraph-properties fo:margin-left="10.028cm" fo:margin-right="0cm" fo:text-align="justify" style:justify-single-word="false" fo:text-indent="0cm" style:auto-text-indent="false" style:writing-mode="lr-tb">
        <style:tab-stops/>
      </style:paragraph-properties>
      <style:text-properties fo:font-size="12pt" fo:language="fr" fo:country="FR" style:font-size-asian="12pt" style:font-name-complex="Arial" style:font-size-complex="12pt"/>
    </style:style>
    <style:style style:name="P345" style:family="paragraph" style:parent-style-name="Plain_20_Text">
      <style:paragraph-properties style:text-autospace="none"/>
      <style:text-properties style:font-name="Courier New" fo:font-size="8pt" fo:language="fr" fo:country="FR" style:font-name-asian="Courier New" style:font-size-asian="8pt" style:font-name-complex="Courier New" style:font-size-complex="8pt"/>
    </style:style>
    <style:style style:name="P346" style:family="paragraph" style:parent-style-name="Plain_20_Text" style:master-page-name="First_20_Page">
      <style:paragraph-properties style:page-number="auto" style:text-autospace="none"/>
      <style:text-properties style:font-name="Courier New" fo:font-size="8pt" fo:language="fr" fo:country="FR" officeooo:rsid="000d3c7c" officeooo:paragraph-rsid="000d3c7c" style:font-name-asian="Courier New" style:font-size-asian="8pt" style:font-name-complex="Courier New" style:font-size-complex="8pt"/>
    </style:style>
    <style:style style:name="T1" style:family="text">
      <style:text-properties style:text-position="super 58%"/>
    </style:style>
    <style:style style:name="T2" style:family="text">
      <style:text-properties style:text-position="super 58%" fo:language="en" fo:country="US" style:language-asian="fr" style:country-asian="FR"/>
    </style:style>
    <style:style style:name="T3" style:family="text">
      <style:text-properties style:text-position="super 58%" style:font-name-complex="Arial"/>
    </style:style>
    <style:style style:name="T4" style:family="text">
      <style:text-properties fo:font-style="italic" style:font-style-asian="italic"/>
    </style:style>
    <style:style style:name="T5" style:family="text">
      <style:text-properties fo:font-style="italic" style:font-style-asian="italic" style:font-name-complex="Arial"/>
    </style:style>
    <style:style style:name="T6" style:family="text">
      <style:text-properties fo:font-style="italic" style:text-underline-style="solid" style:text-underline-width="auto" style:text-underline-color="font-color" style:font-style-asian="italic" style:font-name-complex="Arial"/>
    </style:style>
    <style:style style:name="T7" style:family="text">
      <style:text-properties fo:font-style="italic" style:text-underline-style="solid" style:text-underline-width="auto" style:text-underline-color="font-color" fo:font-weight="normal" style:font-style-asian="italic" style:font-weight-asian="normal" style:font-name-complex="Arial"/>
    </style:style>
    <style:style style:name="T8" style:family="text">
      <style:text-properties fo:font-style="italic" style:text-underline-style="none" fo:font-weight="normal" style:font-style-asian="italic" style:font-weight-asian="normal" style:font-name-complex="Arial"/>
    </style:style>
    <style:style style:name="T9" style:family="text">
      <style:text-properties fo:language="fr" fo:country="FR" style:language-asian="zxx" style:country-asian="none" style:font-name-complex="Arial"/>
    </style:style>
    <style:style style:name="T10" style:family="text">
      <style:text-properties fo:language="fr" fo:country="FR" fo:font-weight="normal" style:language-asian="zxx" style:country-asian="none" style:font-weight-asian="normal" style:font-name-complex="Arial"/>
    </style:style>
    <style:style style:name="T11" style:family="text">
      <style:text-properties fo:language="fr" fo:country="FR" fo:font-weight="normal" style:font-weight-asian="normal" style:font-name-complex="Arial"/>
    </style:style>
    <style:style style:name="T12" style:family="text">
      <style:text-properties fo:language="fr" fo:country="FR" style:font-name-complex="Arial"/>
    </style:style>
    <style:style style:name="T13" style:family="text">
      <style:text-properties fo:language="en" fo:country="US" style:language-asian="fr" style:country-asian="FR"/>
    </style:style>
    <style:style style:name="T14" style:family="text">
      <style:text-properties fo:language="en" fo:country="US" style:language-asian="fr" style:country-asian="FR" style:font-name-complex="Arial"/>
    </style:style>
    <style:style style:name="T15" style:family="text">
      <style:text-properties fo:language="en" fo:country="US" fo:font-weight="bold" style:language-asian="fr" style:country-asian="FR" style:font-weight-asian="bold" style:font-name-complex="Arial"/>
    </style:style>
    <style:style style:name="T16" style:family="text">
      <style:text-properties fo:language="en" fo:country="US" fo:font-weight="bold" style:language-asian="fr" style:country-asian="FR" style:font-weight-asian="bold" style:font-name-complex="Arial" style:font-weight-complex="bold"/>
    </style:style>
    <style:style style:name="T17" style:family="text">
      <style:text-properties fo:language="en" fo:country="US" fo:font-weight="bold" style:font-weight-asian="bold" style:font-name-complex="Arial"/>
    </style:style>
    <style:style style:name="T18" style:family="text">
      <style:text-properties fo:language="en" fo:country="US" fo:font-style="italic" style:text-underline-style="solid" style:text-underline-width="auto" style:text-underline-color="font-color" style:language-asian="fr" style:country-asian="FR" style:font-style-asian="italic" style:font-name-complex="Arial"/>
    </style:style>
    <style:style style:name="T19" style:family="text">
      <style:text-properties fo:language="en" fo:country="US" fo:font-style="italic" style:text-underline-style="solid" style:text-underline-width="auto" style:text-underline-color="font-color" style:font-style-asian="italic" style:font-name-complex="Arial"/>
    </style:style>
    <style:style style:name="T20" style:family="text">
      <style:text-properties fo:language="en" fo:country="US" fo:font-weight="normal" style:language-asian="fr" style:country-asian="FR" style:font-weight-asian="normal" style:font-name-complex="Arial" style:font-weight-complex="normal"/>
    </style:style>
    <style:style style:name="T21" style:family="text">
      <style:text-properties fo:language="en" fo:country="US" fo:font-weight="normal" style:font-weight-asian="normal" style:font-name-complex="Arial" style:font-weight-complex="normal"/>
    </style:style>
    <style:style style:name="T22" style:family="text">
      <style:text-properties fo:language="en" fo:country="US" fo:font-style="normal" style:text-underline-style="none" style:language-asian="fr" style:country-asian="FR" style:font-style-asian="normal" style:font-name-complex="Arial" style:font-style-complex="normal"/>
    </style:style>
    <style:style style:name="T23" style:family="text">
      <style:text-properties fo:language="en" fo:country="US" fo:font-style="normal" style:text-underline-style="none" style:font-style-asian="normal" style:font-name-complex="Arial" style:font-style-complex="normal"/>
    </style:style>
    <style:style style:name="T24" style:family="text">
      <style:text-properties fo:language="en" fo:country="US" style:text-underline-style="none" style:language-asian="fr" style:country-asian="FR" style:font-name-complex="Arial"/>
    </style:style>
    <style:style style:name="T25" style:family="text">
      <style:text-properties fo:language="en" fo:country="US" style:text-underline-style="none" style:font-name-complex="Arial"/>
    </style:style>
    <style:style style:name="T26" style:family="text">
      <style:text-properties style:font-weight-complex="bold"/>
    </style:style>
    <style:style style:name="T27" style:family="text">
      <style:text-properties style:text-position="0% 100%" style:font-name="Times New Roman" fo:font-size="10pt" fo:font-style="italic" style:font-name-asian="StarSymbol" style:font-size-asian="10pt" style:font-style-asian="italic" style:font-size-complex="10pt" style:font-style-complex="italic"/>
    </style:style>
    <style:style style:name="T28" style:family="text">
      <style:text-properties style:text-position="0% 100%" style:font-name="Times New Roman" fo:font-size="10pt" fo:font-style="italic" style:font-name-asian="StarSymbol" style:font-size-asian="10pt" style:font-style-asian="italic" style:font-size-complex="12pt" style:font-style-complex="italic"/>
    </style:style>
    <style:style style:name="T29" style:family="text">
      <style:text-properties style:text-position="0% 100%" style:font-name="Times New Roman" fo:font-size="10pt" fo:font-style="italic" fo:font-weight="normal" style:font-name-asian="StarSymbol" style:font-size-asian="10pt" style:font-style-asian="italic" style:font-weight-asian="normal" style:font-size-complex="10pt" style:font-style-complex="italic" style:font-weight-complex="normal"/>
    </style:style>
    <style:style style:name="T30" style:family="text">
      <style:text-properties style:text-position="0% 100%" style:font-name="Times New Roman" fo:font-size="10pt" fo:language="en" fo:country="US" fo:font-style="italic" style:font-name-asian="StarSymbol" style:font-size-asian="10pt" style:language-asian="fr" style:country-asian="FR" style:font-style-asian="italic" style:font-size-complex="10pt" style:font-style-complex="italic"/>
    </style:style>
    <style:style style:name="T31" style:family="text">
      <style:text-properties style:text-position="0% 100%" style:font-name="Times New Roman" fo:font-size="10pt" fo:language="en" fo:country="US" fo:font-style="italic" fo:font-weight="normal" style:font-name-asian="StarSymbol" style:font-size-asian="10pt" style:language-asian="fr" style:country-asian="FR" style:font-style-asian="italic" style:font-weight-asian="normal" style:font-size-complex="10pt" style:font-style-complex="italic" style:font-weight-complex="normal"/>
    </style:style>
    <style:style style:name="T32" style:family="text">
      <style:text-properties style:text-position="0% 100%" style:font-name="Times New Roman" fo:font-size="12pt" style:font-name-asian="StarSymbol" style:font-size-asian="12pt" style:font-size-complex="12pt"/>
    </style:style>
    <style:style style:name="T33" style:family="text">
      <style:text-properties style:text-position="0% 100%" style:font-name="Times New Roman" fo:font-size="12pt" style:font-name-asian="StarSymbol" style:font-size-asian="12pt" style:font-name-complex="Arial" style:font-size-complex="12pt"/>
    </style:style>
    <style:style style:name="T34" style:family="text">
      <style:text-properties fo:color="#000000"/>
    </style:style>
    <style:style style:name="T35" style:family="text">
      <style:text-properties fo:color="#000000" fo:font-weight="normal" style:font-weight-asian="normal"/>
    </style:style>
    <style:style style:name="T36" style:family="text">
      <style:text-properties fo:color="#000000" fo:font-weight="normal" style:font-weight-asian="normal" style:font-name-complex="Arial"/>
    </style:style>
    <style:style style:name="T37" style:family="text">
      <style:text-properties fo:color="#000000" style:font-name="Times New Roman" fo:font-size="12pt" fo:font-weight="normal" style:font-size-asian="12pt" style:font-weight-asian="normal" style:font-name-complex="Arial" style:font-size-complex="12pt"/>
    </style:style>
    <style:style style:name="T38" style:family="text">
      <style:text-properties fo:color="#000000" style:font-name="Times New Roman" fo:font-size="12pt" fo:font-weight="normal" style:font-size-asian="12pt" style:font-weight-asian="normal" style:font-name-complex="Arial" style:font-size-complex="12pt" style:font-weight-complex="normal"/>
    </style:style>
    <style:style style:name="T39" style:family="text">
      <style:text-properties fo:font-weight="normal" style:font-weight-asian="normal"/>
    </style:style>
    <style:style style:name="T40" style:family="text">
      <style:text-properties fo:font-weight="normal" style:font-weight-asian="normal" style:font-name-complex="Arial"/>
    </style:style>
    <style:style style:name="T41" style:family="text">
      <style:text-properties fo:font-weight="normal" style:font-weight-asian="normal" style:font-name-complex="Arial" style:font-weight-complex="bold"/>
    </style:style>
    <style:style style:name="T42" style:family="text">
      <style:text-properties fo:font-weight="normal" style:font-weight-asian="normal" style:font-name-complex="Arial" style:font-weight-complex="normal"/>
    </style:style>
    <style:style style:name="T43" style:family="text">
      <style:text-properties fo:font-weight="normal" style:font-weight-asian="normal" style:font-weight-complex="normal"/>
    </style:style>
    <style:style style:name="T44" style:family="text">
      <style:text-properties fo:font-weight="normal" style:language-asian="zxx" style:country-asian="none" style:font-weight-asian="normal" style:font-name-complex="Arial"/>
    </style:style>
    <style:style style:name="T45" style:family="text">
      <style:text-properties style:font-name-complex="Arial"/>
    </style:style>
    <style:style style:name="T46" style:family="text">
      <style:text-properties style:font-name-complex="Arial" style:font-weight-complex="bold"/>
    </style:style>
    <style:style style:name="T47" style:family="text">
      <style:text-properties style:font-name="Times New Roman" fo:font-size="12pt" style:font-size-asian="12pt" style:font-name-complex="Arial" style:font-size-complex="12pt"/>
    </style:style>
    <style:style style:name="T48" style:family="text">
      <style:text-properties style:font-name="Times New Roman" fo:font-size="12pt" fo:font-weight="normal" style:font-size-asian="12pt" style:font-weight-asian="normal" style:font-name-complex="Arial" style:font-size-complex="12pt"/>
    </style:style>
    <style:style style:name="T49" style:family="text">
      <style:text-properties style:font-name="Times New Roman" fo:font-size="12pt" fo:font-weight="normal" style:font-size-asian="12pt" style:font-weight-asian="normal" style:font-name-complex="Arial" style:font-size-complex="12pt" style:font-weight-complex="normal"/>
    </style:style>
    <style:style style:name="T50" style:family="text">
      <style:text-properties style:font-name="Times New Roman" fo:font-size="12pt" fo:font-weight="bold" style:font-size-asian="12pt" style:font-weight-asian="bold" style:font-name-complex="Arial" style:font-size-complex="12pt"/>
    </style:style>
    <style:style style:name="T51" style:family="text">
      <style:text-properties style:font-name="Times New Roman" fo:font-size="12pt" fo:font-weight="bold" style:font-size-asian="12pt" style:font-weight-asian="bold" style:font-name-complex="Arial" style:font-size-complex="12pt" style:font-weight-complex="bold"/>
    </style:style>
    <style:style style:name="T52" style:family="text">
      <style:text-properties style:font-name="Times New Roman" fo:font-size="12pt" fo:language="fr" fo:country="FR" style:font-size-asian="12pt" style:language-asian="zxx" style:country-asian="none" style:font-name-complex="Arial" style:font-size-complex="12pt"/>
    </style:style>
    <style:style style:name="T53" style:family="text">
      <style:text-properties style:font-name="Times New Roman" fo:font-size="12pt" fo:language="fr" fo:country="FR" fo:font-weight="normal" style:font-size-asian="12pt" style:language-asian="zxx" style:country-asian="none" style:font-weight-asian="normal" style:font-name-complex="Arial" style:font-size-complex="12pt" style:font-weight-complex="normal"/>
    </style:style>
    <style:style style:name="T54" style:family="text">
      <style:text-properties style:font-name="Times New Roman" fo:font-size="12pt" fo:font-style="italic" style:font-size-asian="12pt" style:font-style-asian="italic" style:font-name-complex="Arial" style:font-size-complex="12pt"/>
    </style:style>
    <style:style style:name="T55" style:family="text">
      <style:text-properties style:font-name="Times New Roman" fo:font-size="12pt" fo:font-style="italic" fo:font-weight="normal" style:font-size-asian="12pt" style:font-style-asian="italic" style:font-weight-asian="normal" style:font-name-complex="Arial" style:font-size-complex="12pt"/>
    </style:style>
    <style:style style:name="T56" style:family="text">
      <style:text-properties style:font-name="Times New Roman" fo:font-size="12pt" style:text-underline-style="none" style:font-size-asian="12pt" style:font-name-complex="Arial" style:font-size-complex="12pt"/>
    </style:style>
    <style:style style:name="T57" style:family="text">
      <style:text-properties style:font-name="Times New Roman" fo:font-size="12pt" style:text-underline-style="none" style:font-size-asian="12pt" style:font-name-complex="Arial" style:font-size-complex="12pt" style:font-weight-complex="bold"/>
    </style:style>
    <style:style style:name="T58" style:family="text">
      <style:text-properties style:font-name="Times New Roman" fo:font-size="10pt" fo:font-style="italic" style:font-name-asian="StarSymbol" style:font-size-asian="10pt" style:font-style-asian="italic" style:font-name-complex="Arial" style:font-size-complex="10pt" style:font-style-complex="italic"/>
    </style:style>
    <style:style style:name="T59" style:family="text">
      <style:text-properties style:font-name="Times New Roman" fo:font-size="10pt" fo:font-style="italic" style:font-size-asian="10pt" style:font-style-asian="italic" style:font-size-complex="10pt" style:font-style-complex="italic"/>
    </style:style>
    <style:style style:name="T60" style:family="text">
      <style:text-properties fo:font-size="12pt" fo:font-weight="normal" style:font-size-asian="12pt" style:font-weight-asian="normal"/>
    </style:style>
    <style:style style:name="T61" style:family="text">
      <style:text-properties fo:font-size="12pt" fo:font-weight="normal" style:font-size-asian="12pt" style:font-weight-asian="normal" style:font-name-complex="Arial" style:font-size-complex="12pt" style:font-weight-complex="normal"/>
    </style:style>
    <style:style style:name="T62" style:family="text">
      <style:text-properties fo:font-size="12pt" style:font-size-asian="12pt"/>
    </style:style>
    <style:style style:name="T63" style:family="text">
      <style:text-properties fo:font-size="12pt" style:font-size-asian="12pt" style:font-size-complex="12pt"/>
    </style:style>
    <style:style style:name="T64" style:family="text">
      <style:text-properties style:text-underline-style="none"/>
    </style:style>
    <style:style style:name="T65" style:family="text">
      <style:text-properties style:text-underline-style="none" style:font-name-complex="Arial"/>
    </style:style>
    <style:style style:name="T66" style:family="text">
      <style:text-properties fo:font-weight="bold" style:font-weight-asian="bold" style:font-name-complex="Arial"/>
    </style:style>
    <style:style style:name="T67" style:family="text">
      <style:text-properties fo:font-weight="bold" style:font-weight-asian="bold" style:font-name-complex="Arial" style:font-weight-complex="bold"/>
    </style:style>
    <style:style style:name="T68" style:family="text">
      <style:text-properties fo:font-style="normal" style:text-underline-style="none" fo:font-weight="normal" style:font-style-asian="normal" style:font-weight-asian="normal" style:font-name-complex="Arial" style:font-style-complex="normal"/>
    </style:style>
    <style:style style:name="T69" style:family="text">
      <style:text-properties fo:font-style="normal" style:font-style-asian="normal" style:font-name-complex="Arial" style:font-style-complex="normal"/>
    </style:style>
    <style:style style:name="T70" style:family="text">
      <style:text-properties fo:language="en" fo:country="GB"/>
    </style:style>
    <style:style style:name="T71" style:family="text">
      <style:text-properties fo:language="en" fo:country="GB" style:text-underline-style="none" style:font-name-complex="Arial"/>
    </style:style>
    <style:style style:name="T72" style:family="text">
      <style:text-properties style:use-window-font-color="true" style:font-name="Times New Roman" fo:language="fr" fo:country="FR" fo:font-weight="normal" style:font-name-asian="Times New Roman" style:font-weight-asian="normal" style:font-name-complex="Times New Roman" style:font-size-complex="10pt"/>
    </style:style>
    <style:style style:name="T73" style:family="text">
      <style:text-properties style:use-window-font-color="true" style:font-name="Times New Roman" fo:language="fr" fo:country="FR" fo:font-weight="normal" style:font-name-asian="Times New Roman" style:font-weight-asian="normal" style:font-name-complex="Times New Roman" style:font-size-complex="10pt" style:font-weight-complex="normal"/>
    </style:style>
    <style:style style:name="T74" style:family="text">
      <style:text-properties style:use-window-font-color="true" style:font-name="Times New Roman" fo:language="fr" fo:country="FR" fo:font-weight="normal" style:font-name-asian="Times New Roman" style:font-weight-asian="normal" style:font-name-complex="Arial" style:font-size-complex="10pt"/>
    </style:style>
    <style:style style:name="T75" style:family="text">
      <style:text-properties style:use-window-font-color="true" style:font-name="Times New Roman" fo:language="fr" fo:country="FR" fo:font-weight="normal" style:font-name-asian="Times New Roman" style:font-weight-asian="normal" style:font-name-complex="Arial" style:font-size-complex="12pt"/>
    </style:style>
    <style:style style:name="T76" style:family="text">
      <style:text-properties style:use-window-font-color="true" style:font-name="Times New Roman" fo:language="fr" fo:country="FR" fo:font-weight="normal" style:font-name-asian="Times New Roman" style:font-weight-asian="bold" style:font-name-complex="Times New Roman" style:font-size-complex="10pt"/>
    </style:style>
    <style:style style:name="T77" style:family="text">
      <style:text-properties style:use-window-font-color="true" style:font-name="Times New Roman" fo:language="fr" fo:country="FR" style:font-name-asian="Times New Roman" style:font-name-complex="Times New Roman" style:font-size-complex="10pt"/>
    </style:style>
    <style:style style:name="T78" style:family="text">
      <style:text-properties style:use-window-font-color="true" style:font-name="Times New Roman" fo:language="fr" fo:country="FR" style:font-name-asian="Times New Roman" style:font-name-complex="Times New Roman" style:font-size-complex="10pt" style:font-weight-complex="bold"/>
    </style:style>
    <style:style style:name="T79" style:family="text">
      <style:text-properties style:use-window-font-color="true" style:font-name="Times New Roman" fo:language="fr" fo:country="FR" style:font-name-asian="Times New Roman" style:font-name-complex="Arial" style:font-size-complex="10pt"/>
    </style:style>
    <style:style style:name="T80" style:family="text">
      <style:text-properties style:use-window-font-color="true" style:font-name="Times New Roman" fo:language="fr" fo:country="FR" style:font-name-asian="Times New Roman" style:font-name-complex="Arial" style:font-size-complex="12pt"/>
    </style:style>
    <style:style style:name="T81" style:family="text">
      <style:text-properties style:use-window-font-color="true" style:font-name="Times New Roman" fo:language="fr" fo:country="FR" style:font-name-asian="Times New Roman" style:language-asian="zxx" style:country-asian="none" style:font-name-complex="Arial" style:font-size-complex="10pt"/>
    </style:style>
    <style:style style:name="T82" style:family="text">
      <style:text-properties style:use-window-font-color="true" style:font-name="Times New Roman" fo:language="fr" fo:country="FR" style:font-name-asian="Times New Roman" style:language-asian="zxx" style:country-asian="none" style:font-name-complex="Times New Roman" style:font-size-complex="10pt"/>
    </style:style>
    <style:style style:name="T83" style:family="text">
      <style:text-properties style:use-window-font-color="true" style:font-name="Times New Roman" fo:language="fr" fo:country="FR" style:font-name-asian="Times New Roman" style:font-weight-asian="bold" style:font-name-complex="Times New Roman" style:font-size-complex="10pt"/>
    </style:style>
    <style:style style:name="T84" style:family="text">
      <style:text-properties style:use-window-font-color="true" style:font-name="Times New Roman" fo:language="fr" fo:country="FR" style:font-name-asian="Times New Roman" style:font-weight-asian="normal" style:font-name-complex="Times New Roman" style:font-size-complex="10pt"/>
    </style:style>
    <style:style style:name="T85" style:family="text">
      <style:text-properties style:use-window-font-color="true" style:font-name="Times New Roman" fo:language="fr" fo:country="FR" style:font-name-asian="Times New Roman" style:language-asian="fr" style:country-asian="FR" style:font-name-complex="Arial" style:font-size-complex="12pt"/>
    </style:style>
    <style:style style:name="T86" style:family="text">
      <style:text-properties style:use-window-font-color="true" style:font-name="Times New Roman" fo:language="fr" fo:country="FR" style:text-underline-style="none" style:font-name-asian="Times New Roman" style:font-name-complex="Arial" style:font-size-complex="12pt"/>
    </style:style>
    <style:style style:name="T87" style:family="text">
      <style:text-properties style:use-window-font-color="true" style:font-name="Times New Roman" fo:language="fr" fo:country="FR" style:text-underline-style="none" style:font-name-asian="Times New Roman" style:font-name-complex="Arial" style:font-size-complex="10pt"/>
    </style:style>
    <style:style style:name="T88" style:family="text">
      <style:text-properties style:use-window-font-color="true" style:font-name="Times New Roman" fo:font-size="12pt" fo:language="fr" fo:country="FR" fo:font-weight="normal" style:font-name-asian="Times New Roman" style:font-size-asian="12pt" style:font-weight-asian="normal" style:font-name-complex="Times New Roman" style:font-size-complex="10pt"/>
    </style:style>
    <style:style style:name="T89" style:family="text">
      <style:text-properties style:use-window-font-color="true" style:font-name="Times New Roman" fo:font-size="12pt" fo:language="fr" fo:country="FR" fo:font-weight="normal" style:font-name-asian="Times New Roman" style:font-size-asian="12pt" style:font-weight-asian="normal" style:font-name-complex="Times New Roman" style:font-size-complex="10pt" style:font-weight-complex="normal"/>
    </style:style>
    <style:style style:name="T90" style:family="text">
      <style:text-properties style:use-window-font-color="true" style:font-name="Times New Roman" fo:font-size="12pt" fo:language="fr" fo:country="FR" fo:font-weight="normal" style:font-name-asian="Times New Roman" style:font-size-asian="12pt" style:font-weight-asian="normal" style:font-name-complex="Times New Roman" style:font-size-complex="10pt" style:font-weight-complex="bold"/>
    </style:style>
    <style:style style:name="T91" style:family="text">
      <style:text-properties style:use-window-font-color="true" style:font-name="Times New Roman" fo:font-size="12pt" fo:language="fr" fo:country="FR" fo:font-weight="normal" style:font-name-asian="Times New Roman" style:font-size-asian="12pt" style:font-weight-asian="normal" style:font-name-complex="Arial" style:font-size-complex="10pt"/>
    </style:style>
    <style:style style:name="T92" style:family="text">
      <style:text-properties style:use-window-font-color="true" style:font-name="Times New Roman" fo:font-size="12pt" fo:language="fr" fo:country="FR" fo:font-weight="normal" style:font-name-asian="Times New Roman" style:font-size-asian="12pt" style:font-weight-asian="normal" style:font-name-complex="Arial" style:font-size-complex="12pt"/>
    </style:style>
    <style:style style:name="T93" style:family="text">
      <style:text-properties style:use-window-font-color="true" style:font-name="Times New Roman" fo:font-size="12pt" fo:language="fr" fo:country="FR" fo:font-weight="normal" style:font-name-asian="Times New Roman" style:font-size-asian="12pt" style:font-weight-asian="normal" style:font-name-complex="Arial" style:font-size-complex="12pt" style:font-weight-complex="normal"/>
    </style:style>
    <style:style style:name="T94" style:family="text">
      <style:text-properties style:use-window-font-color="true" style:font-name="Times New Roman" fo:font-size="12pt" fo:language="fr" fo:country="FR" style:font-name-asian="Times New Roman" style:font-size-asian="12pt" style:font-name-complex="Arial" style:font-size-complex="10pt"/>
    </style:style>
    <style:style style:name="T95" style:family="text">
      <style:text-properties style:use-window-font-color="true" style:font-name="Times New Roman" fo:font-size="12pt" fo:language="fr" fo:country="FR" style:font-name-asian="Times New Roman" style:font-size-asian="12pt" style:font-name-complex="Arial" style:font-size-complex="10pt" style:font-weight-complex="bold"/>
    </style:style>
    <style:style style:name="T96" style:family="text">
      <style:text-properties style:use-window-font-color="true" style:font-name="Times New Roman" fo:font-size="12pt" fo:language="fr" fo:country="FR" style:font-name-asian="Times New Roman" style:font-size-asian="12pt" style:font-name-complex="Arial" style:font-size-complex="12pt"/>
    </style:style>
    <style:style style:name="T97" style:family="text">
      <style:text-properties style:use-window-font-color="true" style:font-name="Times New Roman" fo:font-size="12pt" fo:language="fr" fo:country="FR" style:font-name-asian="Times New Roman" style:font-size-asian="12pt" style:font-name-complex="Times New Roman" style:font-size-complex="10pt"/>
    </style:style>
    <style:style style:name="T98" style:family="text">
      <style:text-properties style:use-window-font-color="true" style:font-name="Times New Roman" fo:font-size="12pt" fo:language="fr" fo:country="FR" style:font-name-asian="Times New Roman" style:font-size-asian="12pt" style:language-asian="zxx" style:country-asian="none" style:font-name-complex="Arial" style:font-size-complex="10pt"/>
    </style:style>
    <style:style style:name="T99" style:family="text">
      <style:text-properties style:use-window-font-color="true" style:font-name="Times New Roman" fo:font-size="12pt" fo:language="fr" fo:country="FR" style:text-underline-style="none" style:font-name-asian="Times New Roman" style:font-size-asian="12pt" style:font-name-complex="Arial" style:font-size-complex="12pt"/>
    </style:style>
    <style:style style:name="T100" style:family="text">
      <style:text-properties style:use-window-font-color="true" style:font-name="Times New Roman" fo:font-size="12pt" fo:language="fr" fo:country="FR" style:text-underline-style="none" style:font-name-asian="Times New Roman" style:font-size-asian="12pt" style:font-name-complex="Arial" style:font-size-complex="10pt"/>
    </style:style>
    <style:style style:name="T101" style:family="text">
      <style:text-properties style:use-window-font-color="true" style:font-name="Times New Roman" fo:font-size="12pt" fo:language="fr" fo:country="FR" style:text-underline-style="none" style:font-name-asian="Times New Roman" style:font-size-asian="12pt" style:font-name-complex="Times New Roman" style:font-size-complex="10pt"/>
    </style:style>
    <style:style style:name="T102" style:family="text">
      <style:text-properties style:use-window-font-color="true" style:font-name="Times New Roman" fo:font-size="12pt" fo:language="fr" fo:country="FR" fo:font-weight="bold" style:font-name-asian="Times New Roman" style:font-size-asian="12pt" style:font-weight-asian="bold" style:font-name-complex="Times New Roman" style:font-size-complex="10pt" style:font-weight-complex="bold"/>
    </style:style>
    <style:style style:name="T103" style:family="text">
      <style:text-properties style:use-window-font-color="true" style:font-name="Times New Roman" fo:font-size="12pt" fo:language="en" fo:country="US" style:font-name-asian="Times New Roman" style:font-size-asian="12pt" style:font-name-complex="Arial" style:font-size-complex="10pt"/>
    </style:style>
    <style:style style:name="T104" style:family="text">
      <style:text-properties style:use-window-font-color="true" style:font-name="Times New Roman" style:font-name-asian="Times New Roman" style:font-name-complex="Arial" style:font-size-complex="12pt" style:font-weight-complex="bold"/>
    </style:style>
    <style:style style:name="T105" style:family="text">
      <style:text-properties style:use-window-font-color="true" style:font-name="Times New Roman" fo:font-weight="normal" style:font-name-asian="Times New Roman" style:font-weight-asian="normal" style:font-name-complex="Arial" style:font-size-complex="12pt"/>
    </style:style>
    <style:style style:name="T106" style:family="text">
      <style:text-properties style:use-window-font-color="true" style:font-name="Times New Roman" fo:font-style="italic" fo:font-weight="normal" style:font-name-asian="Times New Roman" style:font-style-asian="italic" style:font-weight-asian="normal" style:font-name-complex="Arial" style:font-size-complex="12pt"/>
    </style:style>
    <style:style style:name="T107" style:family="text">
      <style:text-properties style:use-window-font-color="true" style:font-name="Times New Roman" fo:font-weight="bold" style:font-name-asian="Times New Roman" style:font-weight-asian="bold" style:font-name-complex="Arial" style:font-size-complex="12pt" style:font-weight-complex="bold"/>
    </style:style>
    <style:style style:name="T108" style:family="text">
      <style:text-properties style:use-window-font-color="true" style:text-position="0% 100%" style:font-name="Times New Roman" fo:font-size="12pt" fo:language="fr" fo:country="FR" fo:font-style="normal" fo:font-weight="normal" style:font-name-asian="Times New Roman" style:font-size-asian="12pt" style:font-style-asian="normal" style:font-weight-asian="normal" style:font-name-complex="Arial" style:font-size-complex="12pt" style:font-style-complex="normal" style:font-weight-complex="normal"/>
    </style:style>
    <style:style style:name="T109" style:family="text">
      <style:text-properties style:use-window-font-color="true" style:text-position="0% 100%" style:font-name="Times New Roman" fo:font-size="12pt" fo:language="fr" fo:country="FR" fo:font-style="normal" fo:font-weight="normal" style:font-name-asian="StarSymbol" style:font-size-asian="12pt" style:font-style-asian="normal" style:font-weight-asian="normal" style:font-name-complex="Times New Roman" style:font-size-complex="12pt" style:font-style-complex="normal"/>
    </style:style>
    <style:style style:name="T110" style:family="text">
      <style:text-properties style:use-window-font-color="true" style:text-position="0% 100%" style:font-name="Times New Roman" fo:font-size="12pt" fo:language="fr" fo:country="FR" fo:font-style="normal" style:font-name-asian="StarSymbol" style:font-size-asian="12pt" style:font-style-asian="normal" style:font-name-complex="Times New Roman" style:font-size-complex="12pt" style:font-style-complex="normal"/>
    </style:style>
    <style:style style:name="T111" style:family="text">
      <style:text-properties style:use-window-font-color="true" style:text-position="0% 100%" style:font-name="Times New Roman" fo:font-size="12pt" fo:language="fr" fo:country="FR" fo:font-style="normal" style:font-name-asian="StarSymbol" style:font-size-asian="12pt" style:language-asian="zxx" style:country-asian="none" style:font-style-asian="normal" style:font-name-complex="Times New Roman" style:font-size-complex="12pt" style:font-style-complex="normal"/>
    </style:style>
    <style:style style:name="T112" style:family="text">
      <style:text-properties style:use-window-font-color="true" style:text-position="0% 100%" style:font-name="Times New Roman" fo:font-size="12pt" fo:language="fr" fo:country="FR" fo:font-style="normal" style:font-name-asian="StarSymbol" style:font-size-asian="12pt" style:language-asian="fr" style:country-asian="FR" style:font-style-asian="normal" style:font-name-complex="Times New Roman" style:font-size-complex="12pt" style:font-style-complex="normal"/>
    </style:style>
    <style:style style:name="T113" style:family="text">
      <style:text-properties style:use-window-font-color="true" style:text-position="0% 100%" style:font-name="Times New Roman" fo:font-size="12pt" fo:language="fr" fo:country="FR" style:font-name-asian="Times New Roman" style:font-size-asian="12pt" style:font-name-complex="Times New Roman" style:font-size-complex="10pt"/>
    </style:style>
    <style:style style:name="T114" style:family="text">
      <style:text-properties style:use-window-font-color="true" style:text-position="0% 100%" style:font-name="Times New Roman" fo:font-size="10pt" fo:language="fr" fo:country="FR" fo:font-style="italic" fo:font-weight="normal" style:font-name-asian="Times New Roman" style:font-size-asian="10pt" style:font-style-asian="italic" style:font-weight-asian="normal" style:font-name-complex="Arial" style:font-size-complex="10pt" style:font-style-complex="italic" style:font-weight-complex="normal"/>
    </style:style>
    <style:style style:name="T115" style:family="text">
      <style:text-properties style:use-window-font-color="true" style:text-position="0% 100%" style:font-name="Times New Roman" fo:font-size="10pt" fo:language="fr" fo:country="FR" fo:font-style="italic" fo:font-weight="normal" style:font-name-asian="Times New Roman" style:font-size-asian="10pt" style:font-style-asian="italic" style:font-weight-asian="normal" style:font-name-complex="Times New Roman" style:font-size-complex="10pt" style:font-style-complex="italic" style:font-weight-complex="normal"/>
    </style:style>
    <style:style style:name="T116" style:family="text">
      <style:text-properties style:use-window-font-color="true" style:text-position="0% 100%" style:font-name="Times New Roman" fo:font-size="10pt" fo:language="fr" fo:country="FR" fo:font-style="italic" style:font-name-asian="Times New Roman" style:font-size-asian="10pt" style:font-style-asian="italic" style:font-name-complex="Times New Roman" style:font-size-complex="10pt" style:font-style-complex="italic"/>
    </style:style>
    <style:style style:name="T117" style:family="text">
      <style:text-properties style:use-window-font-color="true" style:text-position="0% 100%" style:font-name="Times New Roman" fo:font-size="10pt" fo:language="fr" fo:country="FR" fo:font-style="italic" style:font-name-asian="StarSymbol" style:font-size-asian="10pt" style:font-style-asian="italic" style:font-name-complex="Times New Roman" style:font-size-complex="10pt" style:font-style-complex="italic"/>
    </style:style>
    <style:style style:name="T118" style:family="text">
      <style:text-properties style:use-window-font-color="true" style:text-position="0% 100%" style:font-name="Times New Roman" fo:language="fr" fo:country="FR" fo:font-style="normal" fo:font-weight="normal" style:font-name-asian="StarSymbol" style:font-style-asian="normal" style:font-weight-asian="normal" style:font-name-complex="Times New Roman" style:font-size-complex="12pt" style:font-style-complex="normal"/>
    </style:style>
    <style:style style:name="T119" style:family="text">
      <style:text-properties style:use-window-font-color="true" style:text-position="0% 100%" style:font-name="Times New Roman" fo:language="fr" fo:country="FR" fo:font-style="normal" style:font-name-asian="StarSymbol" style:font-style-asian="normal" style:font-name-complex="Times New Roman" style:font-size-complex="12pt" style:font-style-complex="normal"/>
    </style:style>
    <style:style style:name="T120" style:family="text">
      <style:text-properties style:use-window-font-color="true" fo:language="fr" fo:country="FR" style:font-name-asian="Times New Roman"/>
    </style:style>
    <style:style style:name="T121" style:family="text">
      <style:text-properties style:use-window-font-color="true" fo:language="fr" fo:country="FR" fo:font-style="italic" style:font-name-asian="Times New Roman" style:font-style-asian="italic"/>
    </style:style>
    <style:style style:name="T122" style:family="text">
      <style:text-properties style:font-weight-complex="normal"/>
    </style:style>
    <style:style style:name="T123" style:family="text">
      <style:text-properties fo:font-size="10pt" style:text-underline-style="none" style:font-size-asian="10pt" style:font-size-complex="10pt"/>
    </style:style>
    <style:style style:name="T124" style:family="text">
      <style:text-properties officeooo:rsid="000fd5b6"/>
    </style:style>
    <style:style style:name="fr1" style:family="graphic" style:parent-style-name="Frame">
      <style:graphic-properties style:print-content="false" style:vertical-pos="from-top" style:vertical-rel="page" style:horizontal-pos="from-left" style:horizontal-rel="page" fo:background-color="transparent" draw:fill="none" draw:fill-color="#ffffff" fo:padding="0cm" fo:border="none" style:shadow="none" draw:shadow-opacity="100%">
        <style:columns fo:column-count="1" fo:column-gap="0cm"/>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0cm" svg:y="0cm" svg:width="0.041cm" draw:z-index="0">
        <draw:text-box fo:min-height="6.512cm">
          <text:p text:style-name="P2"/>
          <text:p text:style-name="P16"/>
          <text:p text:style-name="P25"/>
          <text:p text:style-name="P33"/>
          <text:p text:style-name="P56"/>
          <text:p text:style-name="P69"/>
          <text:p text:style-name="P78"/>
          <text:p text:style-name="P89"/>
          <text:p text:style-name="P94"/>
          <text:p text:style-name="P98"/>
        </draw:text-box>
      </draw:frame>
      <text:p text:style-name="P346"><text:s/></text:p>
      <text:p text:style-name="P345"/>
      <text:p text:style-name="P345"/>
      <text:p text:style-name="P345"/>
      <text:p text:style-name="P345"/>
      <text:p text:style-name="P345"/>
      <text:p text:style-name="P345"><text:s text:c="27"/>ARCHIVES NATIONALES</text:p>
      <text:p text:style-name="P345"><text:s text:c="27"/>SECTION DES MISSIONS</text:p>
      <text:p text:style-name="P345"><text:s text:c="20"/>CENTRE DES ARCHIVES CONTEMPORAINES</text:p>
      <text:p text:style-name="P345"><text:s text:c="21"/>--------------------------------</text:p>
      <text:p text:style-name="P345"/>
      <text:p text:style-name="P345"><text:s text:c="30"/>REPERTOIRE</text:p>
      <text:p text:style-name="P345"/>
      <text:p text:style-name="P345"><text:s text:c="34"/>COTE CAC <text:s text:c="6"/>: 20090013</text:p>
      <text:p text:style-name="P345"><text:s text:c="34"/>COTE INTERNE <text:s text:c="2"/>:</text:p>
      <text:p text:style-name="P345"/>
      <text:p text:style-name="P345"/>
      <text:p text:style-name="P345"/>
      <text:p text:style-name="P345"><text:s text:c="19"/>MINISTERE : EDUCATION NATIONALE</text:p>
      <text:p text:style-name="P345"><text:s text:c="19"/>DIRECTION : CITE INTERNATIONALE UNIVERSITAIRE DE PARIS</text:p>
      <text:p text:style-name="P345"><text:s text:c="31"/>(CIUP)</text:p>
      <text:p text:style-name="P345"><text:s text:c="19"/>BUREAU <text:s text:c="3"/>:</text:p>
      <text:p text:style-name="P345"/>
      <text:p text:style-name="P345"/>
      <text:p text:style-name="P345"/>
      <text:p text:style-name="P345"/>
      <text:p text:style-name="P345"/>
      <text:p text:style-name="P345"/>
      <text:p text:style-name="P345"><text:s text:c="19"/></text:p>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text:s text:c="5"/>COMMUNICABILITE................LIBRE SAUF 50 ANS </text:p>
      <text:p text:style-name="P345"><text:s text:c="36"/>(ART 47, 50, 53, 148-165, 195-200, 205, 206,</text:p>
      <text:p text:style-name="P345"><text:s text:c="36"/>224, 225, 232, 267, 305-310, 315, 317, 446, 449,</text:p>
      <text:p text:style-name="P345"><text:s text:c="36"/>450, 476, 478, 490-493, 496-499, 510-515, 517_539,</text:p>
      <text:p text:style-name="P345"><text:s text:c="36"/>540-1036, 1050, 1089, 1096, 1106, 1116, 1161, 1172,</text:p>
      <text:p text:style-name="P345"><text:s text:c="36"/>1188, 1192)</text:p>
      <text:p text:style-name="P345"/>
      <text:p text:style-name="P345"><text:s text:c="5"/>NOMBRE DE CARTONS..............865 DIMABS + 1 CARTON 48X34X13</text:p>
      <text:p text:style-name="P345"/>
      <text:p text:style-name="P345"/>
      <text:p text:style-name="P345"/>
      <text:p text:style-name="P345"/>
      <text:p text:style-name="P164"/>
      <text:p text:style-name="P345"/>
      <text:p text:style-name="P345"/>
      <text:p text:style-name="P345"/>
      <text:p text:style-name="P345"/>
      <text:p text:style-name="P345"/>
      <text:p text:style-name="P345"/>
      <text:p text:style-name="P345"/>
      <text:p text:style-name="P136">Introduction</text:p>
      <text:p text:style-name="Titre_20_niveau_20_2"/>
      <text:p text:style-name="Titre_20_niveau_20_2">Présentation</text:p>
      <text:p text:style-name="P130"/>
      <text:p text:style-name="P127">Le fonds présenté ci-dessous a été versé par la Fondation nationale de la Cité internationale universitaire de Paris (CIUP). Il provient de la délégation générale et du secrétariat général et comporte 1200 articles dans 872 cartons de type Dimab et 1 carton 48x34x13.</text:p>
      <text:p text:style-name="P115"/>
      <text:p text:style-name="Titre_20_niveau_20_2">Producteur</text:p>
      <text:p text:style-name="P120"/>
      <text:p text:style-name="Titre_20_niveau_20_3">Cité Internationale Universitaire de Paris</text:p>
      <text:p text:style-name="P128">Construite à la lisière de Paris, l’originalité de la Cité tient plus de sa conception que de l’importance quantitative de ces équipements. Elle s’est adaptée aux conditions changeantes de la vie estudiantine et universitaire et se découvre, dans le respect de sa mission fondamentale, des vocations nouvelles.</text:p>
      <text:p text:style-name="P128"/>
      <text:p text:style-name="P128">Créée en 1925, elle doit son développement au concours de personnalités, d’institutions françaises et étrangères et de pays qui lui ont façonné une physionomie originale. Ce caractère particulier, à la fois universitaire, culturel et international, a été voulu dès l’origine par le créateur de la Cité, André Honnorat, et par tous ceux qui contribuèrent avec lui à son développement. Il sollicite, en France comme à l’étranger, les banquiers, les industriels, les collectivités locales, les gouvernements, afin de recueillir des fonds ; il multiplie voyages et conférences pour exposer l’idéal de la Cité, œuvre de paix pour les jeunes et par les jeunes. Afin de coordonner la somme des initiatives, on crée une Fondation nationale, personne morale de droit privé reconnue d’utilité publique, à laquelle l’Université de Paris donne mandat de construire et d’administrer la Cité. Le succès est immédiat. </text:p>
      <text:p text:style-name="P128"/>
      <text:p text:style-name="P128">Suite à l’ouverture de la première maison, la fondation Emile et Louise Deutsch de la Meurthe, d’autres suivent. Un homme d’affaires belge, un comité de personnalités canadiennes, un mécène argentin, une riche propriétaire cubaine, des grandes écoles, des gouvernements étrangers décident de construire pour les étudiants de leur pays ou de leur établissement une maison à la Cité. De 1925 à 1939, on relève 19 créations de maisons auxquelles il faut ajouter l’aménagement du parc et en 1936, l’achèvement de la Maison internationale, financée par John D. Rockefeller Jr. Après l’épreuve de la guerre, le mouvement reprend et, de 1945 à 1969, 17 autres maisons sont ouvertes ainsi que l’Hôpital internationale universitaire de Paris (HIUP). La capacité d’accueil est désormais de 5000 à 5500 lits, répartis dans les maisons soumises à des règlements généraux communs mais ayant une autonomie plus ou moins grande par rapport à la Fondation nationale, selon qu’elles lui sont directement rattachées ou qu’elles ont conservé leur propre conseil d’administration. Depuis cette date, s’il n’y a pas eu de construction nouvelle, de nombreux travaux de rénovation ont été effectués afin de moderniser les équipements. Les mécènes sont sans doute moins nombreux qu’autrefois mais les gouvernements étrangers et les pouvoirs publics français apportent toujours leur aide à une institution dont il n’y a pas d’exemple réellement comparable dans le monde.</text:p>
      <text:p text:style-name="P126">Composée de maisons françaises et de maisons d’origine étrangère, ainsi que d’équipements et de services, la Cité offre aux résidents les meilleures conditions de logement, de travail et de rencontre.</text:p>
      <text:p text:style-name="P128"/>
      <text:p text:style-name="P128">Les résultats obtenus par la Cité universitaire de Paris sont à la hauteur des espérances que l’on avait placées en elle. Depuis 1925, des cohortes d’étudiantes et d’étudiants ont fréquenté la Cité et y ont fait une expérience remarquable d’échanges interculturels dans le cadre d’une organisation de type fédéral. Beaucoup parmi ces anciens résidents sont devenus des personnages célèbres, tels que le président Habib Bourguiba, le président Léopold Sédar Senghor, les Premiers ministres Pierre Elliot Trudeau et Raymond Barre. Beaucoup d’autres ont trouvé à la Cité le support matériel et intellectuel, complétant heureusement leur enseignement universitaire, qui leur a permis de mieux réussir leur vie personnelle. Bien peu ont oublié ces années passées Boulevard Jourdan comme le montrent les nombreux témoignages d’une touchante fidélité reçus par la Fondation nationale ou par l’Alliance internationale des anciens.</text:p>
      <text:p text:style-name="P128"/>
      <text:p text:style-name="P129"><text:span text:style-name="T45">La CIUP a donc été et reste une institution universitaire, sociale et culturelle essentielle, un facteur incontesté de diffusion du français et de la culture française, un foyer efficace de meilleure connaissance réciproque des cultures du monde. Mais la fidélité à une vocation ne doit pas masquer les évolutions. La Cité universitaire du XXI</text:span><text:span text:style-name="T3">ème</text:span><text:span text:style-name="T45"> siècle ne peut être la même que celle des années 1920. Le monde a changé, les réalités universitaires aussi. L’accroissement du nombre des étudiants, l’allongement de la durée des études, la multiplication des universités tant en province qu’à l’étranger, l’ampleur prise par la politique de coopération, l’essor des échanges universitaires internationaux, ont transformé les flux d’étudiants venant à Paris. Incapable de faire face à toutes les demandes, la Cité tend à recruter les étudiants et chercheurs les plus avancés sur le plan universitaire. Leurs préoccupations, leurs besoins, leurs exigences, les conditions de leur séjour parisien ne sont pas les mêmes que ceux des générations précédentes. S’ils ne dédaignent pas l’atmosphère d’amitié qui s’établit dans la vie quotidienne de leur résidence, ils souhaitent trouver à travers la Cité, d’une part des contacts plus larges, d’autre part des occasions de satisfaire concrètement leur aspiration à l’organisation de la vie collective.</text:span></text:p>
      <text:p text:style-name="P128"/>
      <text:p text:style-name="P128">C’est dans cet esprit que le conseil d’administration, répondant au vœu des résidents, a créé la « Délégation des Comités de résidents », comprenant 12 membres élus par les Comités des maisons. Cette délégation sera appelée à formuler des avis et des propositions sur des questions d’intérêt commun, en ce qui concerne la vie et les activités collectives dans l’ensemble de la Cité.</text:p>
      <text:p text:style-name="P128"/>
      <text:p text:style-name="P128">La Cité universitaire a su également s’ouvrir sur l’extérieur sans porter pour autant atteinte à la communauté créée par les résidents au sein des maisons ou dans le cadre de leurs associations, l’Association internationale des résidents de la Cité universitaire de Paris (AIRCUP) et l’Association sportive de la Cité universitaire de Paris (ASCUP). Cette ouverture se fait selon deux voies différentes. Il y a en premier l’ouverture aux non-résidents, étudiants ou non, par le biais d’activités sportives, de la Bibliothèque centrale, par l’importance donnée aux activités culturelles tant dans les maisons que dans les salles de spectacle de la Maison internationale. En second lieu, il y a l’ouverture sur le monde scientifique. La Cité souhaite être également un lieu de colloques et de congrès auxquels seront associés, en fonction de leur spécialité et de leur niveau, des résidents. Le nombre de ces manifestations grandit, soit sous forme de symposia à vocation spécifique, soit sous celle, plus spectaculaire, de grands congrès internationaux.</text:p>
      <text:p text:style-name="P128">La Cité universitaire est avant tout un lieu d’échange. Il s’effectue par la variété des équipements mis au service des résidents. Situé entre la porte d’Orléans et la Porte de <text:soft-page-break/>Gentilly, la Cité offre en premier lieu un parc de 40 hectares avec, disséminées tout autour, les 40 maisons de styles architecturaux divers. Elle offre néanmoins un point central, celui de la Maison internationale où se trouvent les services communs : la bibliothèque, une maison de la presse, le restaurant, la cafétéria, 3 salles de spectacle (où se déploie une activité intense de création théâtrale, cinématographique, musicale qui fait de cet ensemble une véritable « maison de la culture internationale »), des équipements sportifs (tennis, piscine, gymnase), une banque, un bureau de poste. La Cité concentre également un hôpital, des salons d’apparat, des ateliers artistiques. Elle est ainsi une vraie petite ville, au cœur de l’agglomération parisienne, un hâvre de verdure au milieu d’un dense tissu urbain.</text:p>
      <text:p text:style-name="P128"/>
      <text:p text:style-name="P128">Les habitants de ce vaste ensemble, aux origines nationales et scientifiques multiples, sont des étudiants de haut niveau ou des chercheurs et professeurs venus en stage dans les établissements d’enseignement supérieur de la région parisienne. Parmi eux, les français ne sont qu’à peine 30 % et la Cité accueille plus d’une centaine de nationalités différentes, justifiant pleinement le titre de Cité internationale et universitaire. Mais, l’originalité de la Cité est plus profonde et plus subtile. Elle réside dans la volonté de créer une véritable communauté où les maîtres mots sont ceux de tolérance, compréhension, échange et respect de la spécificité de chacun. La dénomination des fondations : Maisons des provinces de France, Maison d’Italie, Maison de Norvège, Fondation agronomique…, ne doit pas faire illusion. A l’intérieur de chacune d’elles, les directeurs veillent à rassembler les personnalités les plus diverses. Chaque année, au moment de la rentrée universitaire, lorsque les commissions d’admission ont désigné ceux et celles qui vont bénéficier d’une chambre à la Cité, s’effectue un intense mouvement d’échanges de maison à maison afin d’établir le brassage des résidents et assurer la multiplicité des contacts entre les étudiants. C’est là une idée fondamentale, née avec l’institution elle-même, et sur ce point la Cité des années 2000 est fidèle à l’esprit de ses concepteurs.</text:p>
      <text:p text:style-name="P128"/>
      <text:p text:style-name="P128">En même temps qu’elle recherche et met en pratique cette ouverture, la Cité a pour vocation de préserver et d’entretenir une vie collective qui favorise les échanges entre cultures, alors que s’y côtoient chaque jour les futurs cadres de plus de 100 pays du monde. En ce sens, la présence parmi les résidents, de chercheurs et de professeurs sera de plus en plus mise à profit pour donner aux étudiants des occasions multipliées de rencontres avec des universitaires de haut niveau. A leur côté, le déroulement de multiples activités culturelles (soit dans les diverses résidences, soit à la Maison internationale) et la pratique des sports, doivent constituer autant de manifestations d’une vie communautaire au sein de la Cité, avec le concours actif des résidents, de leurs associations, des responsables permanents de la Fondation nationale et des maisons ainsi que de tous ceux qui souhaitent de l’extérieur apporter leur soutien à une action généreuse tournée vers l’avenir.</text:p>
      <text:p text:style-name="P128"/>
      <text:p text:style-name="P128">Institution spécifique par ses origines et ses modes de gestion, essentielle à la vie académique parisienne par son ampleur, la Cité poursuit sa mission fondamentale d’accueil et de rapprochement des élites de tous les pays et elle l’enrichit d’un souci nouveau de participation à l’épanouissement culturel, universitaire et social de ses membres.</text:p>
      <text:p text:style-name="P124"/>
      <text:p text:style-name="P138">Fondation nationale</text:p>
      <text:p text:style-name="P122"/>
      <text:p text:style-name="P122">La Cité internationale universitaire de Paris est une fondation nationale reconnue d’utilité publique, administrée par un Conseil composé de personnalités françaises et étrangères, de représentants du personnel et de résidents.</text:p>
      <text:p text:style-name="P122"/>
      <text:p text:style-name="P122">La Fondation nationale gère directement des services centraux et généraux (service financier, service du personnel, service technique et du domaine...) et assure la coordination de l’ensemble de l’Institution dans le respect des statuts, des règlements généraux et des actes de donation. Elle reçoit diverses subventions, notamment du ministère chargé de l’Enseignement supérieur.</text:p>
      <text:p text:style-name="P122"/>
      <text:p text:style-name="P122">L’administration générale est confiée au Délégué général, désigné par le conseil d’administration, et assisté dans sa tâche par le Délégué général adjoint ; un second Délégué général adjoint est élu par les directeurs des maisons.</text:p>
      <text:p text:style-name="P122"/>
      <text:p text:style-name="Titre_20_niveau_20_2">Alliance internationale</text:p>
      <text:p text:style-name="P122"/>
      <text:p text:style-name="P122">L’Association des anciens résidents de la CIUP, dite Alliance internationale, favorise les relations entre les anciens résidents. Grâce aux liens qu’elle entretient dans tous les pays du monde, elle peut rendre des services aux résidents. Elle publie un bulletin de liaison et organise des manifestations culturelles témoignant de l’idéal des fondateurs.</text:p>
      <text:p text:style-name="P122"/>
      <text:p text:style-name="Titre_20_niveau_20_2">Présidents à la CIUP depuis l’origine</text:p>
      <text:p text:style-name="P122"/>
      <text:p text:style-name="P122">André Honnorat (du 6 juin 1925 au 11 février 1948).</text:p>
      <text:p text:style-name="P122">Raoul Dautry (du 26 février 1948 au 23 octobre 1951).</text:p>
      <text:p text:style-name="P122">André François-Poncet (du 29 novembre 1951 au 25 février 1964).</text:p>
      <text:p text:style-name="P122">Bernard Chenot (du 25 février 1964 au 27 février 1985).</text:p>
      <text:p text:style-name="P122">Pierre Laurent (du 27 février 1985 au 14 juin 1996).</text:p>
      <text:p text:style-name="P122">Michel Gentot (du 14 juin 1996 au 6 janvier 2006).</text:p>
      <text:p text:style-name="P122">Marcel Pochard (du 2 mars 2006 à aujourd’hui).</text:p>
      <text:p text:style-name="P122"/>
      <text:p text:style-name="Titre_20_niveau_20_2">Délégués généraux à la CIUP depuis l’origine</text:p>
      <text:p text:style-name="P122"/>
      <text:p text:style-name="P122">Jules Coulet (du 5 avril 1933 au 12 mai 1945).</text:p>
      <text:p text:style-name="P122">André Lirondelle (du 12 mai 1945 au 21 décembre 1949).</text:p>
      <text:p text:style-name="P122">André Marchaud (de mai 1950 au 9 juillet 1957).</text:p>
      <text:p text:style-name="P122">Robert Garric (de 1958 au 19 juin 1967).</text:p>
      <text:p text:style-name="P122">Pierre Marthelot (du 1er octobre 1967 à 1977).</text:p>
      <text:p text:style-name="P122">Etienne Dalmasso (du 1er octobre 1977 à mars 1992).</text:p>
      <text:p text:style-name="P122">Jean Binon (1992, intérim).</text:p>
      <text:p text:style-name="P122">Joseph Goy (du 1er octobre 1992 au 1er novembre 1998).</text:p>
      <text:p text:style-name="P122">Claude Ronceray (du 1er novembre 1998 à 2005).</text:p>
      <text:p text:style-name="P122">Sylviane Tarsot-Gillery (depuis 2005).</text:p>
      <text:p text:style-name="P123"/>
      <text:p text:style-name="Titre_20_niveau_20_2">Secrétaires généraux administratifs à la CIUP depuis l’origine</text:p>
      <text:p text:style-name="P122"/>
      <text:p text:style-name="P122"><text:soft-page-break/>Louis Péhuet (du 5 juillet 1948 au 15 octobre 1957).</text:p>
      <text:p text:style-name="P122">Daniel Tesseraud (du 27 novembre 1957 au 31 mars 1966).</text:p>
      <text:p text:style-name="P122">Pierre Dhombres (du 1er avril 1966 à 1976).</text:p>
      <text:p text:style-name="P122">Bénédict Manin (du 1er octobre 1976 au 30 septembre 1986).</text:p>
      <text:p text:style-name="P122">Jacques Treffel (du 15 novembre 1986 à 1989).</text:p>
      <text:p text:style-name="P122">Jean Binon (de octobre 1989 à 1996).</text:p>
      <text:p text:style-name="P122">Claude Ronceray (de 1996 au 1er novembre 1998).</text:p>
      <text:p text:style-name="P122">Cécile André (du 11 octobre 2004 à 2007).</text:p>
      <text:p text:style-name="P122">Marie-Thérèse Texeraud (déléguée générale adjointe, depuis 2008).</text:p>
      <text:p text:style-name="P122"/>
      <text:p text:style-name="Titre_20_niveau_20_2">Condition de communication</text:p>
      <text:p text:style-name="P118"/>
      <text:p text:style-name="P119">Les conditions d’accès à ce fonds d’archives sont régies par le livre II du Code du patrimoine. Si certains articles sont librement communicables, d’autres ne le seront qu’à l’expiration d’un délai de 50 ans.</text:p>
      <text:p text:style-name="P116"/>
      <text:p text:style-name="Titre_20_niveau_20_2">Sources complémentaires</text:p>
      <text:p text:style-name="P121"/>
      <text:p text:style-name="Titre_20_niveau_20_3"><text:span text:style-name="T6">Archives nationales, site de Paris</text:span><text:span text:style-name="T5">.</text:span></text:p>
      <text:p text:style-name="P287">AJ16/art. 7027-7044<text:tab/>Création de la cité, aménagement, Fondation nationale de la CIUP (fonds versé dans les années 1960 par les services du rectorat de Paris).</text:p>
      <text:p text:style-name="P287">50 AP<text:tab/>Fonds André Honnorat.</text:p>
      <text:p text:style-name="P287">307 AP<text:tab/>Fonds Raoul Dautry.</text:p>
      <text:p text:style-name="P287">406 AP<text:tab/>Fonds Bernard Chenot.</text:p>
      <text:p text:style-name="P287">462 AP<text:tab/>Fonds André François-Poncet.</text:p>
      <text:p text:style-name="P117"/>
      <text:p text:style-name="Titre_20_niveau_20_3"><text:span text:style-name="T6">Archives nationales, site de Fontainebleau</text:span><text:span text:style-name="T5">.</text:span></text:p>
      <text:p text:style-name="P286">20010243/10-20<text:tab/>Gestion et organisation de la CIUP (versement du rectorat de Paris, chancellerie des universités). 1921-1994.</text:p>
      <text:p text:style-name="P286">20090007/1-105<text:tab/>Théâtre : fonctionnement, activités, partenariat. 1936-1991.</text:p>
      <text:p text:style-name="P286">20090014/1-343<text:tab/>Fondation nationale et maisons : création, construction et aménagement, rénovation, administration générale, finances, relations, résidents, animation. 1906-2002.</text:p>
      <text:p text:style-name="P286">20090023/1-59<text:tab/>Alliance internationale : création, administration générale, relations, animation. 1925-2007.</text:p>
      <text:p text:style-name="P286">20090024/1-38<text:tab/>Alliance internationale : plaques de métal, plaques de verre. 1936-1967.</text:p>
      <text:p text:style-name="P286">20090025/1-12<text:tab/>Alliance internationale : enregistrements audiovisuels. s.d.</text:p>
      <text:p text:style-name="P286">20090026/1-4<text:tab/>Alliance internationale : documents iconographiques. 1950-2002.</text:p>
      <text:p text:style-name="P286">20090027/1<text:tab/>Fondation nationale : plaques de verre. s.d.</text:p>
      <text:p text:style-name="P286">20090028/1-10<text:tab/>Alliance internationale : affiches. s.d.</text:p>
      <text:p text:style-name="P125"/>
      <text:p text:style-name="Titre_20_niveau_20_3"><text:span text:style-name="T6">Archives départementales des Alpes de Haute-Provence</text:span><text:span text:style-name="T5">.</text:span></text:p>
      <text:p text:style-name="P302">4J/1-72<text:tab/>Fonds André Honnorat.</text:p>
      <text:p text:style-name="P136">Plan de classement</text:p>
      <text:p text:style-name="P90"/>
      <text:p text:style-name="Standard">Les numéros placés en fin de titre renvoient aux numéros des articles de l’instrument de recherche.</text:p>
      <text:p text:style-name="P285"/>
      <text:p text:style-name="P288"><text:span text:style-name="T16">Administration générale</text:span><text:span text:style-name="T14"><text:tab/></text:span><text:span text:style-name="T20">art. 1-233</text:span></text:p>
      <text:p text:style-name="P288"/>
      <text:p text:style-name="P290"><text:span text:style-name="T15">Création de la Cité<text:tab/></text:span><text:span text:style-name="T20">art. 1-9</text:span></text:p>
      <text:p text:style-name="P290"/>
      <text:p text:style-name="P290"><text:span text:style-name="T15">Organes directeurs<text:tab/></text:span><text:span text:style-name="T20">art. 10-106</text:span></text:p>
      <text:p text:style-name="P289"><text:span text:style-name="T7">Délégation générale</text:span><text:span text:style-name="T8"><text:tab/></text:span><text:span text:style-name="T68">art. 10-51</text:span></text:p>
      <text:p text:style-name="P289"><text:span text:style-name="T7">Secrétariat général (adjoint à la déléguée)</text:span><text:span text:style-name="T8"><text:tab/></text:span><text:span text:style-name="T68">art. 52-73</text:span></text:p>
      <text:p text:style-name="P289"><text:span text:style-name="T7">Conseils d’administration, bureau</text:span><text:span text:style-name="T8"><text:tab/></text:span><text:span text:style-name="T68">art. 74-94</text:span></text:p>
      <text:p text:style-name="P289"><text:span text:style-name="T7">Conférences des directeurs</text:span><text:span text:style-name="T68"><text:tab/>art. 95-101</text:span></text:p>
      <text:p text:style-name="P289"><text:span text:style-name="T18">Comités d’établissement</text:span><text:span text:style-name="T22"><text:tab/>art. 102-105</text:span></text:p>
      <text:p text:style-name="P289"><text:span text:style-name="T18">Comités d’étude et d’information</text:span><text:span text:style-name="T22"><text:tab/>art. 106</text:span></text:p>
      <text:p text:style-name="P291"/>
      <text:p text:style-name="P290"><text:span text:style-name="T67">Organes consultatifs</text:span><text:span text:style-name="T40"><text:tab/>art.107-111</text:span></text:p>
      <text:p text:style-name="P290"/>
      <text:p text:style-name="P290"><text:span text:style-name="T15">Relations extérieures<text:tab/></text:span><text:span text:style-name="T20">art. 112-128</text:span></text:p>
      <text:p text:style-name="P290"/>
      <text:p text:style-name="P290"><text:span text:style-name="T15">Communication</text:span><text:span text:style-name="T20"><text:tab/>art. 129-147</text:span></text:p>
      <text:p text:style-name="P289"><text:span text:style-name="T18">Interne</text:span><text:span text:style-name="T22"><text:tab/>art. 129-139</text:span></text:p>
      <text:p text:style-name="P289"><text:span text:style-name="T18">Externe</text:span><text:span text:style-name="T22"><text:tab/>art. 140-147</text:span></text:p>
      <text:p text:style-name="Standard"/>
      <text:p text:style-name="P290"><text:span text:style-name="T15">Gestion des ressources humaines<text:tab/></text:span><text:span text:style-name="T20">art. 148-165</text:span></text:p>
      <text:p text:style-name="P289"><text:span text:style-name="T18">Recrutement et gestion des personnels</text:span><text:span text:style-name="T22"><text:tab/>art. 148-161</text:span></text:p>
      <text:p text:style-name="P289"><text:span text:style-name="T18">Médecine du travail</text:span><text:span text:style-name="T22"><text:tab/>art. 162-163</text:span></text:p>
      <text:p text:style-name="P289"><text:span text:style-name="T18">Commissions</text:span><text:span text:style-name="T22"><text:tab/>art. 164-165</text:span></text:p>
      <text:p text:style-name="Standard"/>
      <text:p text:style-name="P290"><text:span text:style-name="T67">Finances<text:tab/></text:span><text:span text:style-name="T42">art. 166-233</text:span></text:p>
      <text:p text:style-name="P289"><text:span text:style-name="T18">Dommages de guerre et réquisitions</text:span><text:span text:style-name="T22"><text:tab/>art. 166-171</text:span></text:p>
      <text:p text:style-name="P289"><text:span text:style-name="T18">Commissions</text:span><text:span text:style-name="T22"><text:tab/>art. 172-173</text:span></text:p>
      <text:p text:style-name="P289"><text:span text:style-name="T18">Gestion budgétaire</text:span><text:span text:style-name="T22"><text:tab/>art. 174-185</text:span></text:p>
      <text:p text:style-name="P289"><text:span text:style-name="T18">Ressources</text:span><text:span text:style-name="T22"><text:tab/>art. 186-224</text:span></text:p>
      <text:p text:style-name="P289"><text:span text:style-name="T18">Affaires financières diverses</text:span><text:span text:style-name="T22"><text:tab/>art. 225-227</text:span></text:p>
      <text:p text:style-name="P289"><text:span text:style-name="T18">Banques</text:span><text:span text:style-name="T22"><text:tab/>art. 228-231</text:span></text:p>
      <text:p text:style-name="P289"><text:span text:style-name="T18">Service financier</text:span><text:span text:style-name="T22"><text:tab/>art. 232-233</text:span></text:p>
      <text:p text:style-name="Standard"/>
      <text:p text:style-name="P288"><text:span text:style-name="T17">Gestion du domaine et du patrimoine</text:span><text:span text:style-name="T21"><text:tab/>art. 234-418</text:span></text:p>
      <text:p text:style-name="P288"/>
      <text:p text:style-name="P290"><text:span text:style-name="T17">Constitution du domaine</text:span><text:span text:style-name="T21"><text:tab/>art. 234-247</text:span></text:p>
      <text:p text:style-name="P290"><text:span text:style-name="T17">Aménagement et voirie</text:span><text:span text:style-name="T21"><text:tab/>art. 248-252</text:span></text:p>
      <text:p text:style-name="P290"><text:span text:style-name="T17">Architectes</text:span><text:span text:style-name="T21"><text:tab/>art. 253-257</text:span></text:p>
      <text:p text:style-name="P290"><text:span text:style-name="T17">Travaux et rénovations</text:span><text:span text:style-name="T21"><text:tab/>art. 258-260</text:span></text:p>
      <text:p text:style-name="P290"><text:span text:style-name="T17">Restaurants</text:span><text:span text:style-name="T21"><text:tab/>art. 261-264</text:span></text:p>
      <text:p text:style-name="P290"><text:span text:style-name="T17">Service technique</text:span><text:span text:style-name="T21"><text:tab/>art. 265-274</text:span></text:p>
      <text:p text:style-name="P290"><text:span text:style-name="T17">Sécurité et surveillance</text:span><text:span text:style-name="T21"><text:tab/>art. 275-281</text:span></text:p>
      <text:p text:style-name="P290"><text:soft-page-break/><text:span text:style-name="T17">Maison internationale</text:span><text:span text:style-name="T21"><text:tab/>art. 282</text:span></text:p>
      <text:p text:style-name="P290"><text:span text:style-name="T17">Outillage national</text:span><text:span text:style-name="T21"><text:tab/>art. 283</text:span></text:p>
      <text:p text:style-name="P290"><text:span text:style-name="T17">Pavillon administratif</text:span><text:span text:style-name="T21"><text:tab/>art. 284</text:span></text:p>
      <text:p text:style-name="P290"><text:span text:style-name="T17">Service médical</text:span><text:span text:style-name="T21"><text:tab/>art. 285-288</text:span></text:p>
      <text:p text:style-name="P290"><text:span text:style-name="T17">Hôpital</text:span><text:span text:style-name="T21"><text:tab/>art. 289-317</text:span></text:p>
      <text:p text:style-name="P290"><text:span text:style-name="T17">Gestion des biens immobiliers</text:span><text:span text:style-name="T21"><text:tab/>art. 318-418</text:span></text:p>
      <text:p text:style-name="P289"><text:span text:style-name="T19">Maisons rattachées</text:span><text:span text:style-name="T23"><text:tab/>art. 318-366</text:span></text:p>
      <text:p text:style-name="P289"><text:span text:style-name="T19">Maisons non-rattachées</text:span><text:span text:style-name="T23"><text:tab/>art. 367-402</text:span></text:p>
      <text:p text:style-name="P289"><text:span text:style-name="T19">Autres bâtiments</text:span><text:span text:style-name="T23"><text:tab/>art. 403-418</text:span></text:p>
      <text:p text:style-name="Standard"/>
      <text:p text:style-name="P288"><text:span text:style-name="T67">Animation du domaine</text:span><text:span text:style-name="T40"><text:tab/>art. 419-486</text:span></text:p>
      <text:p text:style-name="P288"/>
      <text:p text:style-name="P290"><text:span text:style-name="T67">Maison internationale</text:span><text:span text:style-name="T41"><text:tab/>art. 419-430</text:span></text:p>
      <text:p text:style-name="P290"><text:span text:style-name="T67">Culture</text:span><text:span text:style-name="T41"><text:tab/>art. 431-448</text:span></text:p>
      <text:p text:style-name="P290"><text:span text:style-name="T15">Sports</text:span><text:span text:style-name="T20"><text:tab/>art. 449-458</text:span></text:p>
      <text:p text:style-name="P290"><text:span text:style-name="T15">Associations</text:span><text:span text:style-name="T20"><text:tab/>art. 459-469</text:span></text:p>
      <text:p text:style-name="P290"><text:span text:style-name="T66">Francophonie</text:span><text:span text:style-name="T42"><text:tab/>art. 470</text:span></text:p>
      <text:p text:style-name="P290"><text:span text:style-name="T66">Agence postale de la Cité</text:span><text:span text:style-name="T42"><text:tab/>art. 471</text:span></text:p>
      <text:p text:style-name="P290"><text:span text:style-name="T66">Restaurants</text:span><text:span text:style-name="T42"><text:tab/>art. 472-481</text:span></text:p>
      <text:p text:style-name="P290"><text:span text:style-name="T66">Tournages de films</text:span><text:span text:style-name="T42"><text:tab/>art. 482-486</text:span></text:p>
      <text:p text:style-name="Standard"/>
      <text:p text:style-name="P288"><text:span text:style-name="T67">Résidents</text:span><text:span text:style-name="T41"><text:tab/>art. 487-1036</text:span></text:p>
      <text:p text:style-name="P288"/>
      <text:p text:style-name="P290"><text:span text:style-name="T15">Admissions</text:span><text:span text:style-name="T20"><text:tab/>art. 487-495</text:span></text:p>
      <text:p text:style-name="P290"><text:span text:style-name="T15">Vie des résidents</text:span><text:span text:style-name="T20"><text:tab/>art. 496-511</text:span></text:p>
      <text:p text:style-name="P290"><text:span text:style-name="T15">Affaires politiques</text:span><text:span text:style-name="T20"><text:tab/>art. 512-515</text:span></text:p>
      <text:p text:style-name="P290"><text:span text:style-name="T15">Annuaires</text:span><text:span text:style-name="T20"><text:tab/>art. 516-539</text:span></text:p>
      <text:p text:style-name="P290"><text:span text:style-name="T15">Dossiers des résidents</text:span><text:span text:style-name="T20"><text:tab/>art. 540-1036</text:span></text:p>
      <text:p text:style-name="Standard"/>
      <text:p text:style-name="P288"><text:span text:style-name="T15">Relations entre la cité et les maisons</text:span><text:span text:style-name="T20"><text:tab/>art. 1037-1200</text:span></text:p>
      <text:p text:style-name="P288"/>
      <text:p text:style-name="P290"><text:span text:style-name="T17">Maisons rattachées</text:span><text:span text:style-name="T21"><text:tab/>art. 1037-1105</text:span></text:p>
      <text:p text:style-name="P290"><text:span text:style-name="T17">Maisons non-rattachées</text:span><text:span text:style-name="T21"><text:tab/>art. 1106-1198</text:span></text:p>
      <text:p text:style-name="P290"><text:span text:style-name="T15">Projets de création de maison</text:span><text:span text:style-name="T20"><text:tab/>art. 1199-1200</text:span></text:p>
      <text:p text:style-name="Standard"/>
      <text:p text:style-name="P137">Administration générale</text:p>
      <text:p text:style-name="P91"/>
      <text:p text:style-name="Titre_20_niveau_20_2">Création de la Cité</text:p>
      <text:p text:style-name="P43"/>
      <text:p text:style-name="P43">20090013 art. 1</text:p>
      <text:p text:style-name="P6">Généralités.</text:p>
      <text:p text:style-name="P295">Origine de la Cité : notes, correspondance, plans, calque, décret, procès-verbal de comité d’action, projet de loi, projet de thèse de M. Priault (1920-1975) ; débats parlementaires, intervention de Honnorat : plans, correspondance (1919-1926) ; modalités électorales : notes, arrêtés, compte rendu de réunion (1967-1974).</text:p>
      <text:p text:style-name="Dates_20_extrêmes">1919-1975</text:p>
      <text:p text:style-name="Cote">20090013 art. 2</text:p>
      <text:p text:style-name="Analyse">Aspects juridiques.</text:p>
      <text:p text:style-name="P294">Statuts, modification des statuts : notes, correspondance générale, projets de statuts, collection chronologique des statuts de la Cité (1929-1971) ; convention : notes, correspondance, projets de convention, collection chronologique de conventions (1924-1955).</text:p>
      <text:p text:style-name="Dates_20_extrêmes">1924-1971</text:p>
      <text:p text:style-name="Cote">20090013 art. 3-5</text:p>
      <text:p text:style-name="Analyse">Règlements.</text:p>
      <text:p text:style-name="Dates_20_extrêmes">1930-1995</text:p>
      <text:p text:style-name="P58">art. 3</text:p>
      <text:p text:style-name="P19">Règlements généraux, modification aux règlements : notes, correspondance, collection chronologique de règlements, projets de règlements, procès-verbaux de conseil d’administration, convocations, comptes rendus de réunion d’étude. (1934-1993)</text:p>
      <text:p text:style-name="P172">art. 4</text:p>
      <text:p text:style-name="Analyse_20_secondaire"><text:span text:style-name="T40">Règlements des admissions et des services communs : notes, correspondance, arrêtés, collection chronologique de règlements (1930-1974) ; règlements intérieurs du personnel de la CIUP : notes, correspondance, collection chronologique de règlements (1968-1984) ; règlement général de discipline : </text:span><text:span text:style-name="T10">note, </text:span><text:span text:style-name="T40">collection chronologique</text:span><text:span text:style-name="T10"> de règlements, dossier de réflexions concernant le régime disciplinaire (1966-1995).</text:span></text:p>
      <text:p text:style-name="P172">art. 5</text:p>
      <text:p text:style-name="P19">Règlements intérieurs des maisons (1933-1985) ; Conseil intérieur des fondations, généralités : extrait de conseil d’administration, composition par maisons ; modalités de droit de visite : compte rendu de réunion (1963-1985) ; collection chronologique de règlements intérieurs (1933-1975).</text:p>
      <text:p text:style-name="P44"/>
      <text:p text:style-name="P141">20090013 art. 6-9</text:p>
      <text:p text:style-name="P6">Fondateurs de la Cité internationale universitaire de Paris.</text:p>
      <text:p text:style-name="Dates_20_extrêmes">1900-1992</text:p>
      <text:p text:style-name="P59">art. 6-7</text:p>
      <text:p text:style-name="Analyse_20_secondaire"><text:span text:style-name="T48">André Honnora</text:span><text:span text:style-name="T49">t</text:span><text:span text:style-name="Footnote_20_Symbol"><text:span text:style-name="T49"><text:note text:id="ftn1" text:note-class="footnote"><text:note-citation>1</text:note-citation><text:note-body><text:p text:style-name="P132"><text:s/>Président fondateur de la CIUP <text:s/>(1868-1950).</text:p></text:note-body></text:note></text:span></text:span><text:span text:style-name="T48">.</text:span><text:span text:style-name="T49"> (1900-1978)</text:span></text:p>
      <text:p text:style-name="P70"/>
      <text:p text:style-name="P70">art. 6</text:p>
      <text:p text:style-name="P29">Généralités : notes, correspondance, curriculum vitae, brochures, articles de presse (1920-1978).</text:p>
      <text:p text:style-name="P27"/>
      <text:p text:style-name="P27">Inauguration, pose de la première pierre de maisons : discours (1928-1938).</text:p>
      <text:p text:style-name="P27"/>
      <text:p text:style-name="P27">Décès, cérémonies commémoratives : allocution, discours, articles de presse, courrier suite à son décès (1951-1952).</text:p>
      <text:p text:style-name="P27"/>
      <text:p text:style-name="P27">Notices bibliographiques : notes, brochures, bulletins, articles de presse (1951-1953).</text:p>
      <text:p text:style-name="P27"/>
      <text:p text:style-name="Analyse_20_troisième"><text:span text:style-name="T49">Initiatives parlementaires</text:span><text:span text:style-name="Footnote_20_Symbol"><text:span text:style-name="T49"><text:note text:id="ftn2" text:note-class="footnote"><text:note-citation>2</text:note-citation><text:note-body><text:p text:style-name="P132"><text:s/>Chambre des députés.</text:p></text:note-body></text:note></text:span></text:span><text:span text:style-name="T49"> : rapports, projets de loi, propositions de loi, propositions de résolution (1900-1932).</text:span></text:p>
      <text:p text:style-name="P27"/>
      <text:p text:style-name="P27">Initiatives au Sénat : rapports, projets de loi, journal (1913-1947).</text:p>
      <text:p text:style-name="P27"/>
      <text:p text:style-name="P27">Initiatives diverses : notes, correspondance (1921-1930).</text:p>
      <text:p text:style-name="P72">art. 7</text:p>
      <text:p text:style-name="Analyse_20_troisième"><text:span text:style-name="T49">Buste, généralités : notes, correspondance, photos, plans, croquis, esquisses ; inauguration</text:span><text:span text:style-name="Footnote_20_Symbol"><text:span text:style-name="T53"><text:note text:id="ftn3" text:note-class="footnote"><text:note-citation>3</text:note-citation><text:note-body><text:p text:style-name="P132"><text:s/>Buste d’André Honnorat inauguré le 11 juin 1953.</text:p></text:note-body></text:note></text:span></text:span><text:span text:style-name="T49"> : notes, correspondance, listes des invités, discours, photos, articles de presse (1952-1954).</text:span></text:p>
      <text:p text:style-name="P27"/>
      <text:p text:style-name="Analyse_20_troisième"><text:span text:style-name="T49">Cérémonies du timbre André Honnorat</text:span><text:span text:style-name="Footnote_20_Symbol"><text:span text:style-name="T49"><text:note text:id="ftn4" text:note-class="footnote"><text:note-citation>4</text:note-citation><text:note-body><text:p text:style-name="P132"><text:s/>Cérémonie qui a eu lieu le 19 novembre 1960.</text:p></text:note-body></text:note></text:span></text:span><text:span text:style-name="T49"> : notes, correspondance, listes des invités, carton d’invitation, discours, photo du timbre (1960).</text:span></text:p>
      <text:p text:style-name="P27"/>
      <text:p text:style-name="Analyse_20_troisième"><text:span text:style-name="T49">Place André Honnorat, inauguration</text:span><text:span text:style-name="Footnote_20_Symbol"><text:span text:style-name="T49"><text:note text:id="ftn5" text:note-class="footnote"><text:note-citation>5</text:note-citation><text:note-body><text:p text:style-name="P133"><text:s/>Cette place, située dans le 6<text:span text:style-name="T1">e</text:span> <text:s/>arrondissement entre le Palais du Luxembourg et l’Observatoire de Paris, a été inaugurée le 1<text:span text:style-name="T1">er</text:span> avril 1963.</text:p></text:note-body></text:note></text:span></text:span><text:span text:style-name="T49"> : notes, listes des invités, discours (1960-1963).</text:span></text:p>
      <text:p text:style-name="P27"/>
      <text:p text:style-name="P27"><text:span text:style-name="T45">Plaquette du </text:span><text:span text:style-name="T5">Centenaire Honnorat</text:span><text:span text:style-name="T45"> : notes, correspondance, photos (1970-1971).</text:span></text:p>
      <text:p text:style-name="P27"/>
      <text:p text:style-name="P141">20090013 art. 6-9 (suite)</text:p>
      <text:p text:style-name="P60">art. 6-7 (suite)</text:p>
      <text:p text:style-name="P73"/>
      <text:p text:style-name="P73">art. 7 (suite)</text:p>
      <text:p text:style-name="Analyse_20_troisième"><text:span text:style-name="T49">Association des amis d’André Honnorat : notes, correspondance, discours, procès-verbaux du comité, liste de membres, photo de la plaque commémorative posé à son ancien domicile</text:span><text:span text:style-name="Footnote_20_Symbol"><text:span text:style-name="T49"><text:note text:id="ftn6" text:note-class="footnote"><text:note-citation>6</text:note-citation><text:note-body><text:p text:style-name="P132"><text:s/>29, rue Le Peletier (9<text:span text:style-name="T1">ème</text:span> arrondissement).</text:p></text:note-body></text:note></text:span></text:span><text:span text:style-name="T49"> (1951-1974).</text:span></text:p>
      <text:p text:style-name="P27"/>
      <text:p text:style-name="Analyse_20_troisième"><text:span text:style-name="T49">Archives concernant Madame Honnorat</text:span><text:span text:style-name="Footnote_20_Symbol"><text:span text:style-name="T49"><text:note text:id="ftn7" text:note-class="footnote"><text:note-citation>7</text:note-citation><text:note-body><text:p text:style-name="P133"><text:s/>De son nom de jeune fille Marguerite Cordin et de son pseudonyme d’écrivain Berthe de Prescilly a été inhumée le 19 décembre 1967 au cimetière de Montmartre.</text:p></text:note-body></text:note></text:span></text:span><text:span text:style-name="T49"> : notes, correspondance, cahiers de condoléances (1967-1969).</text:span></text:p>
      <text:p text:style-name="P59">art. 8</text:p>
      <text:p text:style-name="Analyse_20_secondaire"><text:span text:style-name="T48">Paul Appell</text:span><text:span text:style-name="Footnote_20_Symbol"><text:span text:style-name="T49"><text:note text:id="ftn8" text:note-class="footnote"><text:note-citation>8</text:note-citation><text:note-body><text:p text:style-name="P132"><text:s/>Recteur de l’Académie de Paris entre 1920 et 1925 (1855-1930).</text:p></text:note-body></text:note></text:span></text:span><text:span text:style-name="T48">.</text:span><text:span text:style-name="T49"> (1919-1980)</text:span></text:p>
      <text:p text:style-name="Analyse_20_secondaire"/>
      <text:p text:style-name="Analyse_20_secondaire">Différend entre Madame Lange-Appell et André Honnorat : notes, correspondance, brochures, articles de presse, pièces annexes (1932-1980).</text:p>
      <text:p text:style-name="Analyse_20_secondaire"/>
      <text:p text:style-name="Analyse_20_secondaire">Stèles Paul Appell et Emile Deutsch de la Meurthe : notes correspondance, devis pour le monument, cartons d’invitation, articles de presse, brochures, plans, photos (1919-1978).</text:p>
      <text:p text:style-name="P59">art. 9</text:p>
      <text:p text:style-name="Analyse_20_secondaire"><text:span text:style-name="T48">Messieurs David David-Weill</text:span><text:span text:style-name="Footnote_20_Symbol"><text:span text:style-name="T50"><text:note text:id="ftn9" text:note-class="footnote"><text:note-citation>9</text:note-citation><text:note-body><text:p text:style-name="P132"><text:s/>Banquier, important donateur <text:s/>de la Cité, vice-président du Conseil d’administration (1871-1952).</text:p></text:note-body></text:note></text:span></text:span><text:span text:style-name="T48"> (père) et Pierre David-Weill</text:span><text:span text:style-name="Footnote_20_Symbol"><text:span text:style-name="T49"><text:note text:id="ftn10" text:note-class="footnote"><text:note-citation>10</text:note-citation><text:note-body><text:p text:style-name="P132"><text:s/>Administrateur au Conseil d’administration de la Cité (1900-1975).</text:p></text:note-body></text:note></text:span></text:span><text:span text:style-name="T48"> (fils) : notes, correspondance, articles de presse, brochures (1925-1978).</text:span></text:p>
      <text:p text:style-name="Analyse_20_secondaire"/>
      <text:p text:style-name="Analyse_20_secondaire"><text:span text:style-name="T47">Monsieur Jean Branet</text:span><text:span text:style-name="Footnote_20_Symbol"><text:span text:style-name="T47"><text:note text:id="ftn11" text:note-class="footnote"><text:note-citation>11</text:note-citation><text:note-body><text:p text:style-name="P133"><text:s/>Directeur général au Ministère des finances, conseiller d’Etat honoraire, co-fondateur de la Cité, il en a été le secrétaire général et le vice-président du Conseil d’administration (1868-1954).</text:p></text:note-body></text:note></text:span></text:span><text:span text:style-name="T47"> : notes, correspondance, articles de presse (1940-1992).</text:span></text:p>
      <text:p text:style-name="Titre_20_niveau_20_2">Organes directeurs</text:p>
      <text:p text:style-name="Titre_20_niveau_20_3">Délégation générale</text:p>
      <text:p text:style-name="P43"/>
      <text:p text:style-name="P43">20090013 art. 10-13</text:p>
      <text:p text:style-name="P6">Délégué général.</text:p>
      <text:p text:style-name="Dates_20_extrêmes">1932-1998</text:p>
      <text:p text:style-name="P59"/>
      <text:p text:style-name="P142">20090013 art. 10-13 (suite)</text:p>
      <text:p text:style-name="P59">art. 10</text:p>
      <text:p text:style-name="Analyse_20_secondaire"><text:span text:style-name="T48">Jules Coule</text:span><text:span text:style-name="T49">t</text:span><text:span text:style-name="Footnote_20_Symbol"><text:span text:style-name="T49"><text:note text:id="ftn12" text:note-class="footnote"><text:note-citation>12</text:note-citation><text:note-body><text:p text:style-name="P132"><text:s/>Recteur de l’académie de Montpellier, à disposition de l’administration générale de la Fondation de 1932 à 1937.</text:p></text:note-body></text:note></text:span></text:span><text:span text:style-name="T48"> : notes correspondance, arrêté, brochures (1932-1945).</text:span></text:p>
      <text:p text:style-name="Analyse_20_secondaire"/>
      <text:p text:style-name="Analyse_20_secondaire"><text:span text:style-name="T47">André Lirondelle</text:span><text:span text:style-name="Footnote_20_Symbol"><text:span text:style-name="T47"><text:note text:id="ftn13" text:note-class="footnote"><text:note-citation>13</text:note-citation><text:note-body><text:p text:style-name="P132"><text:s/>Inspecteur général de l’enseignement supérieur, délégué général de la CIUP.</text:p></text:note-body></text:note></text:span></text:span><text:span text:style-name="T47"> : notes correspondance, brochures, article de presse (1945-1952).</text:span></text:p>
      <text:p text:style-name="Analyse_20_secondaire"/>
      <text:p text:style-name="Analyse_20_secondaire"><text:span text:style-name="T47">André Marchaud</text:span><text:span text:style-name="Footnote_20_Symbol"><text:span text:style-name="T47"><text:note text:id="ftn14" text:note-class="footnote"><text:note-citation>14</text:note-citation><text:note-body><text:p text:style-name="P132"><text:s/>Délégué général de la CIUP de 1950 à 1957 (1887-1973).</text:p></text:note-body></text:note></text:span></text:span><text:span text:style-name="T47"> : discours de départ, notes, correspondance, articles de presse (1957-1973).</text:span></text:p>
      <text:p text:style-name="P59">art. 11-12</text:p>
      <text:p text:style-name="Analyse_20_secondaire"><text:span text:style-name="T48">Robert Garric</text:span><text:span text:style-name="Footnote_20_Symbol"><text:span text:style-name="T49"><text:note text:id="ftn15" text:note-class="footnote"><text:note-citation>15</text:note-citation><text:note-body><text:p text:style-name="P133"><text:s/>Directeur de la Maison internationale de 1954 à 1957, délégué général de la CIUP de 1958 à 1967 (1896-1967).</text:p></text:note-body></text:note></text:span></text:span><text:span text:style-name="T49">. (1954-1977)</text:span></text:p>
      <text:p text:style-name="Cote_20_troisième"/>
      <text:p text:style-name="Cote_20_troisième">art. 11</text:p>
      <text:p text:style-name="P26">Généralités : notes diverses, arrêtés de nomination, correspondance (1954-1965) ; obsèques : bulletin, articles de presse, discours, allocution à ses obsèques, lettres de condoléances, photos, brochures, négatif, livres, arrêtés (1967).</text:p>
      <text:p text:style-name="P213">art. 12</text:p>
      <text:p text:style-name="P240"><text:span text:style-name="T88">Hommages</text:span><text:span text:style-name="Footnote_20_Symbol"><text:span text:style-name="T89"><text:note text:id="ftn16" text:note-class="footnote"><text:note-citation>16</text:note-citation><text:note-body><text:p text:style-name="P133"><text:s/>Cela concerne la plaquette Robert Garric, le Comité d’honneur pour la remise d’une épée à Robert Garric, la plaque commémorative à la Maison internationale, la médaille Robert Garric, la cérémonie commémorative du 12 mai 1969, et l’Association Amitiés Robert Garric.</text:p></text:note-body></text:note></text:span></text:span><text:span text:style-name="T89"> </text:span><text:span text:style-name="T88">: notes, correspondance générale, lettres d’envoi, lettres de remerciements, photos, brochures, articles de presse, liste des invités, factures. </text:span><text:span text:style-name="T89">(</text:span><text:span text:style-name="T49">1967-1977)</text:span></text:p>
      <text:p text:style-name="P59">art. 13</text:p>
      <text:p text:style-name="Analyse_20_secondaire"><text:span text:style-name="T48">Pierre Marthelo</text:span><text:span text:style-name="T49">t</text:span><text:span text:style-name="Footnote_20_Symbol"><text:span text:style-name="T49"><text:note text:id="ftn17" text:note-class="footnote"><text:note-citation>17</text:note-citation><text:note-body><text:p text:style-name="P132"><text:s/>Chargé de mission à la CIUP puis délégué général de la CIUP à partir de 1967 (1909-1995)</text:p></text:note-body></text:note></text:span></text:span><text:span text:style-name="T48"> : notes, correspondance, extrait du conseil d’administration, arrêté de décision, photos, article de presse, lettres de félicitations (1967-1981).</text:span></text:p>
      <text:p text:style-name="Analyse_20_secondaire"/>
      <text:p text:style-name="Analyse_20_secondaire"><text:span text:style-name="T47">Etienne Dalmasso</text:span><text:span text:style-name="Footnote_20_Symbol"><text:span text:style-name="T47"><text:note text:id="ftn18" text:note-class="footnote"><text:note-citation>18</text:note-citation><text:note-body><text:p text:style-name="P132"><text:s/>Délégué général de la CIUP de 1977 à 1992 (1932-1992).</text:p></text:note-body></text:note></text:span></text:span><text:span text:style-name="T47"> : documents de travail, notes, correspondance, lettres de condoléances, recueil de condoléances, carton d’invitation pour l’inauguration du stade qui porte son nom, listes des invités concernant l’hommage rendu à Etienne Dalmasso, discours, curriculum vitae, arrêté de décision (1977-1998).</text:span></text:p>
      <text:p text:style-name="Analyse_20_secondaire"/>
      <text:p text:style-name="Analyse_20_secondaire">Joseph Goy : notes, correspondance, documents de travail (1993-1998).</text:p>
      <text:p text:style-name="P40"/>
      <text:p text:style-name="P142">20090013 art. 14</text:p>
      <text:p text:style-name="Analyse"><text:span text:style-name="T48">Second délégué général adjoint</text:span><text:span text:style-name="Footnote_20_Symbol"><text:span text:style-name="T49"><text:note text:id="ftn19" text:note-class="footnote"><text:note-citation>19</text:note-citation><text:note-body><text:p text:style-name="P132"><text:s/>Il est nommé pour 2 ans par le président du Conseil d’administration de la CIUP sur proposition de la Conférence des directeurs après consultation du Conseil d’administration de la CIUP.</text:p></text:note-body></text:note></text:span></text:span><text:span text:style-name="T48">.</text:span></text:p>
      <text:p text:style-name="P296">Elections : notes, correspondance, procès-verbaux de conseil d’administration, comptes rendus de conférences des directeurs, feuille d’émargement, pièces annexes.</text:p>
      <text:p text:style-name="Dates_20_extrêmes">1968-1993</text:p>
      <text:p text:style-name="P42">20090013 art. 15</text:p>
      <text:p text:style-name="P5">Groupe de travail : rapports, brochures, articles de presse, documentations, notes, comptes rendus de réunions.</text:p>
      <text:p text:style-name="Dates_20_extrêmes">1968-1999</text:p>
      <text:p text:style-name="Analyse"><text:span text:style-name="Appel_20_note_20_de_20_bas_20_de_20_p.1"><text:span text:style-name="T27">Cet article contient des réunions avec le BER.</text:span></text:span></text:p>
      <text:p text:style-name="Cote"/>
      <text:p text:style-name="Cote">20090013 art. 16-17</text:p>
      <text:p text:style-name="Analyse">Affaires diverses.</text:p>
      <text:p text:style-name="Dates_20_extrêmes">1927-1998</text:p>
      <text:p text:style-name="P58">art. 16</text:p>
      <text:p text:style-name="P19">Bals : notes, correspondance avec la Préfecture de Police, règlements, pièces annexes ; bars dans les maisons : notes, contrat, correspondance (1952-1998).</text:p>
      <text:p text:style-name="Analyse_20_secondaire"/>
      <text:p text:style-name="P20">Contentieux entre les collèges néerlandais, franco-britannique et l’Organisation internationale des échanges culturels : notes, correspondance, relevés de compte, articles de presse (1970-1974).</text:p>
      <text:p text:style-name="Cote_20_secondaire">art. 17</text:p>
      <text:p text:style-name="P184">Avantages fiscaux et entrées en franchise : notes, correspondance (1927-1950).</text:p>
      <text:p text:style-name="P184">Débats parlementaires : Journal Officiel (1948-1951).</text:p>
      <text:p text:style-name="P184">Pavoisements des maisons, mise en berne des drapeaux : notes (1952-1973).</text:p>
      <text:p text:style-name="P184">Résidence universitaire d’Antony : notes, articles de presse (1955-1967).</text:p>
      <text:p text:style-name="P184">Affichage, autorisation : correspondance. Interdiction : notes, correspondance (1956-1971).</text:p>
      <text:p text:style-name="P184">Droit d’auteur : notes, correspondance, Journal Officiel (1957-1980).</text:p>
      <text:p text:style-name="P184">Achat de dictionnaire NEO : notes, correspondance, factures, brochures (1962-1963).</text:p>
      <text:p text:style-name="P184">Monuments historiques : notes, correspondance, arrêtés (1965-1968).</text:p>
      <text:p text:style-name="P184">Semaine de la femme : notes, correspondance, programme (1984-1985).</text:p>
      <text:p text:style-name="P190">Stèles, statuts : notes (1991).</text:p>
      <text:p text:style-name="Cote">20090013 art. 18-20</text:p>
      <text:p text:style-name="Analyse">Correspondance de Robert Garric.</text:p>
      <text:p text:style-name="Dates_20_extrêmes">1958-1967</text:p>
      <text:p text:style-name="P58"/>
      <text:p text:style-name="P144">20090013 art. 18-20 (suite)</text:p>
      <text:p text:style-name="P58"/>
      <text:p text:style-name="P58">art. 18-19</text:p>
      <text:p text:style-name="Analyse_20_secondaire"><text:span text:style-name="T40">Courrier Cité. (</text:span><text:span text:style-name="T42">1958-1967)</text:span></text:p>
      <text:p text:style-name="P70"/>
      <text:p text:style-name="P70">art. 18</text:p>
      <text:p text:style-name="P28">Du 7 janvier 1958 au 28 décembre 1962.</text:p>
      <text:p text:style-name="P70">art. 19</text:p>
      <text:p text:style-name="P247">Du 2 janvier 1963 au 10 juin 1967.</text:p>
      <text:p text:style-name="P65">art. 20</text:p>
      <text:p text:style-name="P20">Courrier personnel : du 8 août 1958 au 22 juin 1966. (1958-1966)</text:p>
      <text:p text:style-name="Cote">20090013 art. 21-25</text:p>
      <text:p text:style-name="Analyse">Correspondance de Pierre Marthelot.</text:p>
      <text:p text:style-name="Dates_20_extrêmes">1959-1977</text:p>
      <text:p text:style-name="P57"><text:span text:style-name="T9">a</text:span><text:span text:style-name="T45">rt. 21-24</text:span></text:p>
      <text:p text:style-name="Analyse_20_secondaire"><text:span text:style-name="T40">Courrier Cité. (</text:span><text:span text:style-name="T42">1959-1977)</text:span></text:p>
      <text:p text:style-name="P70"/>
      <text:p text:style-name="P70">art. 21</text:p>
      <text:p text:style-name="P28">Du 3 octobre 1959 au 29 septembre 1966.</text:p>
      <text:p text:style-name="P70">art. 22</text:p>
      <text:p text:style-name="P241">Du 4 novembre 1966 au 26 novembre 1969.</text:p>
      <text:p text:style-name="P70">art. 23</text:p>
      <text:p text:style-name="P241">Du 3 décembre 1969 au 29 septembre 1972.</text:p>
      <text:p text:style-name="P70">art. 24</text:p>
      <text:p text:style-name="P249">Du 2 octobre 1972 au 30 septembre 1977.</text:p>
      <text:p text:style-name="P58">art. 25</text:p>
      <text:p text:style-name="Analyse_20_secondaire"><text:span text:style-name="T40">Courrier personnel : du 27 septembre 1968 au 25 octobre 1977. (</text:span><text:span text:style-name="T42">1968-1977)</text:span></text:p>
      <text:p text:style-name="Cote">20090013 art. 26-33</text:p>
      <text:p text:style-name="Analyse">Correspondance d’ Etienne Dalmasso.</text:p>
      <text:p text:style-name="Dates_20_extrêmes">1977-1992</text:p>
      <text:p text:style-name="P58">art. 26-29</text:p>
      <text:p text:style-name="Analyse_20_secondaire"><text:span text:style-name="T40">Courrier Cité. (</text:span><text:span text:style-name="T42">1977-1992)</text:span></text:p>
      <text:p text:style-name="P70"/>
      <text:p text:style-name="P70">art. 26</text:p>
      <text:p text:style-name="P28">Du 7 octobre 1977 au 29 décembre 1981.</text:p>
      <text:p text:style-name="P205">art. 27</text:p>
      <text:p text:style-name="P241">Du 2 janvier 1982 au 29 décembre 1986.</text:p>
      <text:p text:style-name="P205">art. 28</text:p>
      <text:p text:style-name="P241">Du 5 janvier 1987 au 28 mars 1990.</text:p>
      <text:p text:style-name="P210">art. 29</text:p>
      <text:p text:style-name="P250">Du 2 avril 1990 au 9 janvier 1992.</text:p>
      <text:p text:style-name="P58">art. 30-33</text:p>
      <text:p text:style-name="Analyse_20_secondaire"><text:span text:style-name="T40">Courrier personnel. (</text:span><text:span text:style-name="T42">1977-1992)</text:span></text:p>
      <text:p text:style-name="P70"/>
      <text:p text:style-name="P70">art. 30</text:p>
      <text:p text:style-name="P28">Du 20 janvier 1978 au 20 décembre 1979.</text:p>
      <text:p text:style-name="P205">art. 31</text:p>
      <text:p text:style-name="P241">Du 3 janvier 1980 au 30 août 1984.</text:p>
      <text:p text:style-name="P222">20090013 art. 26-33 (suite)</text:p>
      <text:p text:style-name="P177">art. 30-33 (suite)</text:p>
      <text:p text:style-name="P210"><text:soft-page-break/></text:p>
      <text:p text:style-name="P210">art. 32</text:p>
      <text:p text:style-name="P241">Du 1er septembre 1984 au 19 décembre 1988.</text:p>
      <text:p text:style-name="P205">art. 33</text:p>
      <text:p text:style-name="P247">Du 4 janvier 1989 au 24 avril 1992.</text:p>
      <text:p text:style-name="P40">20090013 art. 34</text:p>
      <text:p text:style-name="Analyse"><text:span text:style-name="T48">Correspondance (courrier Cité) de Jean Binon</text:span><text:span text:style-name="Footnote_20_Symbol"><text:span text:style-name="T49"><text:note text:id="ftn20" text:note-class="footnote"><text:note-citation>20</text:note-citation><text:note-body><text:p text:style-name="P132"><text:s/>Il a pris la place de délégué général en intérim à la suite du décès d’Etienne Dalmasso.</text:p></text:note-body></text:note></text:span></text:span><text:span text:style-name="T48"> : du 4 février 1992 au 1er juillet 1992.</text:span></text:p>
      <text:p text:style-name="P79">1992</text:p>
      <text:p text:style-name="P37">20090013 art. 35-38</text:p>
      <text:p text:style-name="P260"><text:span text:style-name="T92">Rapports d’activité</text:span><text:span text:style-name="Footnote_20_Symbol"><text:span text:style-name="T93"><text:note text:id="ftn21" text:note-class="footnote"><text:note-citation>21</text:note-citation><text:note-body><text:p text:style-name="P132"><text:s/>Le rapport d’activité ne s’est appelé comme cela qu’à partir de 1972, avant on parlait de rapport moral.</text:p></text:note-body></text:note></text:span></text:span><text:span text:style-name="T92"> : rapports (dont rapports d’activité des services, des maisons rattachées et non-rattachées), correspondance, pièces annexes.</text:span></text:p>
      <text:p text:style-name="Dates_20_extrêmes">1929-1995</text:p>
      <text:p text:style-name="P58">art. 35</text:p>
      <text:p text:style-name="P19">1929 à 1977.</text:p>
      <text:p text:style-name="P166">art. 36</text:p>
      <text:p text:style-name="P187">1978 à 1984.</text:p>
      <text:p text:style-name="P166">art. 37</text:p>
      <text:p text:style-name="P187">1985 à 1989.</text:p>
      <text:p text:style-name="P166">art. 38</text:p>
      <text:p text:style-name="P191">1990 à 1995.</text:p>
      <text:p text:style-name="Cote">20090013 art. 39-43</text:p>
      <text:p text:style-name="Analyse">Circulaires : notes, correspondance, pièces annexes.</text:p>
      <text:p text:style-name="Dates_20_extrêmes">1969-1994</text:p>
      <text:p text:style-name="P58">art. 39-40</text:p>
      <text:p text:style-name="Analyse_20_secondaire"><text:span text:style-name="T40">Généralités. (</text:span><text:span text:style-name="T42">1971-1990)</text:span></text:p>
      <text:p text:style-name="Cote_20_troisième"/>
      <text:p text:style-name="Cote_20_troisième">art. 39</text:p>
      <text:p text:style-name="P27">1971 à 1979.</text:p>
      <text:p text:style-name="P203">art. 40</text:p>
      <text:p text:style-name="P248">1980 à 1990.</text:p>
      <text:p text:style-name="Cote_20_secondaire">art. 41</text:p>
      <text:p text:style-name="Analyse_20_secondaire"><text:span text:style-name="T39">Circulaires diverses personnels. (</text:span><text:span text:style-name="T43">1969-1985)</text:span></text:p>
      <text:p text:style-name="P174">art. 42</text:p>
      <text:p text:style-name="P188">Circulaires aux directeurs (venant du service du personnel). (1970-1988)</text:p>
      <text:p text:style-name="P174">art. 43</text:p>
      <text:p text:style-name="P200"><text:span text:style-name="T73">Circulaires</text:span><text:span text:style-name="T40"> aux directeurs (venant du service technique). (</text:span><text:span text:style-name="T42">1977-1994)</text:span></text:p>
      <text:p text:style-name="Cote">20090013 art. 44</text:p>
      <text:p text:style-name="Analyse">Comptes rendus de réunion.</text:p>
      <text:p text:style-name="Dates_20_extrêmes">1980-1988</text:p>
      <text:p text:style-name="Cote">20090013 art. 45</text:p>
      <text:p text:style-name="Analyse">Avis aux directeurs : notes, pièces annexes.</text:p>
      <text:p text:style-name="Dates_20_extrêmes">1957-1995</text:p>
      <text:p text:style-name="Cote"/>
      <text:p text:style-name="P140">20090013 art. 46</text:p>
      <text:p text:style-name="Analyse">Commissions.</text:p>
      <text:p text:style-name="Dates_20_extrêmes">1953-1998</text:p>
      <text:p text:style-name="P5">- Commissions, comité, groupes de travail (1953-1998).</text:p>
      <text:p text:style-name="Analyse">- Compositions des différentes commissions (1960-1998).</text:p>
      <text:p text:style-name="Analyse">- Commission générale : convocations, comptes rendus de réunions, notes, correspondance, pièces annexes (1964-1966).</text:p>
      <text:p text:style-name="Analyse">- Commission interministérielle : convocations, comptes rendus de réunions, notes, correspondance (1977-1978).</text:p>
      <text:p text:style-name="Analyse">- Commission d’information : convocations, ordres du jour, comptes rendus de réunions, notes, pièces annexes (1976-1977).</text:p>
      <text:p text:style-name="Analyse">- Commission des archives : convocations, comptes rendus de réunions, notes, correspondance, pièces annexes (1976-1977).</text:p>
      <text:p text:style-name="Analyse">- Commission de la revue : convocations, feuilles d’émargement, listes de membres (1960-1969).</text:p>
      <text:p text:style-name="Analyse"><text:span text:style-name="T47">- Commission des textes</text:span><text:span text:style-name="Footnote_20_Symbol"><text:span text:style-name="T47"><text:note text:id="ftn22" text:note-class="footnote"><text:note-citation>22</text:note-citation><text:note-body><text:p text:style-name="P132"><text:s/>Encore appelée commission administrative.</text:p></text:note-body></text:note></text:span></text:span><text:span text:style-name="T47"> : convocations, comptes rendus, correspondance, notes, règlements, pièces annexes (1960-1976).</text:span></text:p>
      <text:p text:style-name="Analyse"><text:span text:style-name="T47">- Commission spéciale d’étude</text:span><text:span text:style-name="Footnote_20_Symbol"><text:span text:style-name="T47"><text:note text:id="ftn23" text:note-class="footnote"><text:note-citation>23</text:note-citation><text:note-body><text:p text:style-name="P133"><text:s/>Inclus la commission spéciale d’étude sur le règlement de discipline ainsi qu’un dossier sur le Bureau exécutif de la réforme.</text:p></text:note-body></text:note></text:span></text:span><text:span text:style-name="T47"> : convocations, comptes rendus de réunions, notes, correspondance, règlements, pièces annexes (1953-1969).</text:span></text:p>
      <text:p text:style-name="Cote">20090013 art. 47</text:p>
      <text:p text:style-name="Analyse">Directeurs de maisons.</text:p>
      <text:p text:style-name="P294">Candidature, nomination : arrêtés, curriculum vitae, correspondance, circulaires, notes, pièces annexes, listes des directeurs.</text:p>
      <text:p text:style-name="Dates_20_extrêmes">1968-1996</text:p>
      <text:p text:style-name="Cote">20090013 art. 48</text:p>
      <text:p text:style-name="Analyse">Annuaires des fondations : fiches, notes.</text:p>
      <text:p text:style-name="Dates_20_extrêmes">1988-1990</text:p>
      <text:p text:style-name="P40">20090013 art. 49</text:p>
      <text:p text:style-name="Analyse"><text:span text:style-name="T48">Relations entre la Cité et les directeurs de maisons</text:span><text:span text:style-name="Footnote_20_Symbol"><text:span text:style-name="T49"><text:note text:id="ftn24" text:note-class="footnote"><text:note-citation>24</text:note-citation><text:note-body><text:p text:style-name="P132"><text:s/>Concerne principalement la gestion financière des maisons et la permanence des directeurs à la Cité.</text:p></text:note-body></text:note></text:span></text:span><text:span text:style-name="T48"> : correspondance, calendriers d’astreintes (1967-1986) ; relations entre les différents directeurs de maisons : correspondance diverses, notes (1973-1982) ; réunions spéciales des directeurs de maisons : convocations, comptes rendus, correspondance, notes, pièces annexes (1970-1974) ; comité de direction</text:span><text:span text:style-name="Footnote_20_Symbol"><text:span text:style-name="T49"><text:note text:id="ftn25" text:note-class="footnote"><text:note-citation>25</text:note-citation><text:note-body><text:p text:style-name="P132"><text:s/>Réunions internes de la Fondation nationale en comité restreint.</text:p></text:note-body></text:note></text:span></text:span><text:span text:style-name="T48"> : convocations, comptes-rendus, liste d’émargement, pièces annexes (1976-1993) ; réunions des secrétaires économes : convocations, comptes rendus, liste d’émargement, pièces annexes (1986-1991) ; aide-mémoire du directeur de maison : notes, pièces annexes, rapports (1972-1984) ; club des anciens directeurs de maisons : notes, invitations, adresses (1971-1999).</text:span></text:p>
      <text:p text:style-name="Dates_20_extrêmes">1967-1999</text:p>
      <text:p text:style-name="P40"/>
      <text:p text:style-name="P142">20090013 art. 50</text:p>
      <text:p text:style-name="Analyse"><text:span text:style-name="T48">Distinctions honorifique</text:span><text:span text:style-name="T49">s</text:span><text:span text:style-name="Footnote_20_Symbol"><text:span text:style-name="T49"><text:note text:id="ftn26" text:note-class="footnote"><text:note-citation>26</text:note-citation><text:note-body><text:p text:style-name="P132"><text:s/>Ordre national de la Légion d’honneur, ordre national du Mérite et ordre des Palmes Académiques.</text:p></text:note-body></text:note></text:span></text:span><text:span text:style-name="T48"> : curriculum vitae, correspondance, notes, formulaires de proposition, procès-verbaux.</text:span></text:p>
      <text:p text:style-name="Dates_20_extrêmes">1970-1991</text:p>
      <text:p text:style-name="P37">20090013 art. 51</text:p>
      <text:p text:style-name="P3">Affaires diverses.</text:p>
      <text:p text:style-name="P294"><text:span text:style-name="T47">Formalités diverses</text:span><text:span text:style-name="Footnote_20_Symbol"><text:span text:style-name="T47"><text:note text:id="ftn27" text:note-class="footnote"><text:note-citation>27</text:note-citation><text:note-body><text:p text:style-name="P132"><text:s/>Formalités avec la Préfecture de Police concernant la carte de séjour pour les directeurs.</text:p></text:note-body></text:note></text:span></text:span><text:span text:style-name="T47"> : notes, correspondance, brochures, Journal Officiel (1945-1978) ; déjeuners offerts : notes, correspondance, listes (1960-1963).</text:span></text:p>
      <text:p text:style-name="Dates_20_extrêmes">1945-1978</text:p>
      <text:p text:style-name="Titre_20_niveau_20_3">Secrétariat général</text:p>
      <text:p text:style-name="Cote"/>
      <text:p text:style-name="Cote">20090013 art. 52</text:p>
      <text:p text:style-name="Analyse">Généralités : notes, correspondance, documentation, photos, pièces annexes (1963-1997) ; histoire de la Cité : notes sur la Cité, brochures, articles de presse (1937-1984) ; demandes de documentation : correspondance (1955-1962) ; affaires générales : notes, correspondance, documentation, notes d’affectation du personnel, plannings (pour réservation des salons), pièces annexes (1975-1986).</text:p>
      <text:p text:style-name="Dates_20_extrêmes">1937-1997</text:p>
      <text:p text:style-name="Analyse"><text:span text:style-name="Appel_20_note_20_de_20_bas_20_de_20_p.1"><text:span text:style-name="T27">Ce dossier contient des documents sur le tournages des films (accès à la Cité), le photo-club, les PTT, le téléphone, courrier, les achats et et marchés en commun, l’organigramme des service, la réservation des salons ainsi que d’autres documents.</text:span></text:span></text:p>
      <text:p text:style-name="Cote"/>
      <text:p text:style-name="Cote">20090013 art. 53</text:p>
      <text:p text:style-name="Analyse">Secrétaire général.</text:p>
      <text:p text:style-name="Dates_20_extrêmes">1948-1996</text:p>
      <text:p text:style-name="Analyse"/>
      <text:p text:style-name="Analyse"><text:span text:style-name="T47">- Louis Péhuet</text:span><text:span text:style-name="Footnote_20_Symbol"><text:span text:style-name="T47"><text:note text:id="ftn28" text:note-class="footnote"><text:note-citation>28</text:note-citation><text:note-body><text:p text:style-name="P132"><text:s/>Secrétaire général administratif de 1948 à 1957.</text:p></text:note-body></text:note></text:span></text:span><text:span text:style-name="T47"> : lettre de démission (1957).</text:span></text:p>
      <text:p text:style-name="Analyse"><text:span text:style-name="T47">- Daniel Tesseraud</text:span><text:span text:style-name="Footnote_20_Symbol"><text:span text:style-name="T47"><text:note text:id="ftn29" text:note-class="footnote"><text:note-citation>29</text:note-citation><text:note-body><text:p text:style-name="P132"><text:s/>Secrétaire général administratif de la CIUP de 1957 à 1966 (1896-1979).</text:p></text:note-body></text:note></text:span></text:span><text:span text:style-name="T47"> : notes, correspondance, curriculum vitae, faire-part de décès (1948-1980).</text:span></text:p>
      <text:p text:style-name="Analyse"><text:span text:style-name="T47">- Pierre Dhombres</text:span><text:span text:style-name="Footnote_20_Symbol"><text:span text:style-name="T47"><text:note text:id="ftn30" text:note-class="footnote"><text:note-citation>30</text:note-citation><text:note-body><text:p text:style-name="P132"><text:s/>Secrétaire général de la Cité de 1966 à 1976 (décédé en 1995).</text:p></text:note-body></text:note></text:span></text:span><text:span text:style-name="T47"> : notes, correspondance personnelle, arrêté de décision, listes des invités pour le pot de départ, faire-part de décès, courrier relatif à son décès, diapositives (1966-1995).</text:span></text:p>
      <text:p text:style-name="Analyse">- Benedicte Manin : notes, arrêté de décision, extrait de conseil d’administration, curriculum vitae, lettre de démission (1976-1986).</text:p>
      <text:p text:style-name="Analyse">- Jacques Treffel : notes, correspondance, arrêté de décision, extrait de conseil d’administration, compte rendu de réunion, curriculum vitae, brochures, pièces annexes (1986-1989).</text:p>
      <text:p text:style-name="Analyse">- Jean Binon : notes, correspondance, arrêté de décision, curriculum vitae, lettre de démission (1989-1996).</text:p>
      <text:p text:style-name="Cote"/>
      <text:p text:style-name="P140">20090013 art. 54-73</text:p>
      <text:p text:style-name="Analyse">Correspondance générale.</text:p>
      <text:p text:style-name="Dates_20_extrêmes">1956-1996</text:p>
      <text:p text:style-name="P58">art. 54</text:p>
      <text:p text:style-name="P19">Du 1er octobre 1956 au 30 août 1957.</text:p>
      <text:p text:style-name="P172">art. 55</text:p>
      <text:p text:style-name="P200"><text:span text:style-name="T40">Du 10 </text:span><text:span text:style-name="T74">septembre</text:span><text:span text:style-name="T40"> 1957 au 30 avril 1959.</text:span></text:p>
      <text:p text:style-name="P172">art. 56</text:p>
      <text:p text:style-name="P200"><text:span text:style-name="T40">Du 4 mai </text:span><text:span text:style-name="T74">1959</text:span><text:span text:style-name="T40"> au 30 septembre 1960.</text:span></text:p>
      <text:p text:style-name="P172">art. 57</text:p>
      <text:p text:style-name="P200"><text:span text:style-name="T40">Du 1er </text:span><text:span text:style-name="T74">octobre</text:span><text:span text:style-name="T40"> 1960 au 31 octobre 1961.</text:span></text:p>
      <text:p text:style-name="P181">art. 58</text:p>
      <text:p text:style-name="P200"><text:span text:style-name="T40">Du 2 </text:span><text:span text:style-name="T74">novembre</text:span><text:span text:style-name="T40"> 1961 au 29 décembre 1962.</text:span></text:p>
      <text:p text:style-name="P181">art. 59</text:p>
      <text:p text:style-name="P200"><text:span text:style-name="T40">Du 2 </text:span><text:span text:style-name="T74">janvier</text:span><text:span text:style-name="T40"> 1963 au 28 février 1964.</text:span></text:p>
      <text:p text:style-name="P181">art. 60</text:p>
      <text:p text:style-name="P200"><text:span text:style-name="T40">Du 2 </text:span><text:span text:style-name="T74">mars</text:span><text:span text:style-name="T40"> 1964 au 30 juin 1965.</text:span></text:p>
      <text:p text:style-name="P181">art. 61</text:p>
      <text:p text:style-name="P200"><text:span text:style-name="T40">Du 1er </text:span><text:span text:style-name="T74">juillet</text:span><text:span text:style-name="T40"> 1965 au 31 janvier 1967.</text:span></text:p>
      <text:p text:style-name="P180"><text:span text:style-name="T45">art. </text:span><text:span text:style-name="T94">62</text:span></text:p>
      <text:p text:style-name="P200"><text:span text:style-name="T40">Du 1er </text:span><text:span text:style-name="T74">février</text:span><text:span text:style-name="T40"> 1967 au 29 août 1969.</text:span></text:p>
      <text:p text:style-name="P180"><text:span text:style-name="T47">art. </text:span><text:span text:style-name="T94">63</text:span></text:p>
      <text:p text:style-name="P192">Du 1er septembre 1969 au 27 juin 1974.</text:p>
      <text:p text:style-name="P182">art. 64</text:p>
      <text:p text:style-name="P200"><text:span text:style-name="T48">Du 1er </text:span><text:span text:style-name="T91">juillet</text:span><text:span text:style-name="T48"> 1975 au 28 décembre 1979.</text:span></text:p>
      <text:p text:style-name="P181">art. 65</text:p>
      <text:p text:style-name="P200"><text:span text:style-name="T40">Du 2 </text:span><text:span text:style-name="T74">janvier</text:span><text:span text:style-name="T40"> 1980 au 30 juin 1982.</text:span></text:p>
      <text:p text:style-name="P181">art. 66</text:p>
      <text:p text:style-name="P200"><text:span text:style-name="T40">Du 1er </text:span><text:span text:style-name="T74">juillet</text:span><text:span text:style-name="T40"> 1982 au 2 juillet 1984.</text:span></text:p>
      <text:p text:style-name="P181">art. 67</text:p>
      <text:p text:style-name="P200"><text:span text:style-name="T40">Du 3 </text:span><text:span text:style-name="T74">juillet</text:span><text:span text:style-name="T40"> 1984 au 30 décembre 1985.</text:span></text:p>
      <text:p text:style-name="P180"><text:span text:style-name="T45">art. </text:span><text:span text:style-name="T94">68</text:span></text:p>
      <text:p text:style-name="P200"><text:span text:style-name="T40">Du 1er </text:span><text:span text:style-name="T74">janvier</text:span><text:span text:style-name="T40"> 1986 au 30 décembre 1987.</text:span></text:p>
      <text:p text:style-name="P181">art. 69</text:p>
      <text:p text:style-name="P200"><text:span text:style-name="T40">Du 5 </text:span><text:span text:style-name="T74">janvier</text:span><text:span text:style-name="T40"> 1988 au 4 août 1989.</text:span></text:p>
      <text:p text:style-name="P181">art. 70</text:p>
      <text:p text:style-name="P200"><text:span text:style-name="T40">Du 18 </text:span><text:span text:style-name="T74">août</text:span><text:span text:style-name="T40"> 1989 au 28 juin 1991.</text:span></text:p>
      <text:p text:style-name="P181">art. 71</text:p>
      <text:p text:style-name="P200"><text:span text:style-name="T40">Du 2 </text:span><text:span text:style-name="T74">juillet</text:span><text:span text:style-name="T40"> 1991 au 28 décembre 1992.</text:span></text:p>
      <text:p text:style-name="P180"><text:span text:style-name="T45">art. </text:span><text:span text:style-name="T94">72</text:span></text:p>
      <text:p text:style-name="P200"><text:span text:style-name="T40">Du 7 </text:span><text:span text:style-name="T74">janvier</text:span><text:span text:style-name="T40"> 1993 au 30 décembre 1994.</text:span></text:p>
      <text:p text:style-name="P181">art. 73</text:p>
      <text:p text:style-name="P200"><text:span text:style-name="T40">Du 5 </text:span><text:span text:style-name="T74">janvier</text:span><text:span text:style-name="T40"> 1996 au 18 décembre 1996.</text:span></text:p>
      <text:p text:style-name="P106"/>
      <text:p text:style-name="Analyse_20_secondaire"><text:span text:style-name="Appel_20_note_20_de_20_bas_20_de_20_p.1"><text:span text:style-name="T27">Il manque la correspondance du 29 avril 1972 au 2 septembre 1973, du 28 juin 1974 et le 30 juin 1975 </text:span></text:span><text:span text:style-name="Appel_20_note_20_de_20_bas_20_de_20_p.1"><text:span text:style-name="T30">et de l’année 1995.</text:span></text:span></text:p>
      <text:p text:style-name="P99"/>
      <text:p text:style-name="P150"><text:span text:style-name="T54">Conseil d’administration</text:span><text:span text:style-name="Footnote_20_Symbol"><text:span text:style-name="T54"><text:note text:id="ftn31" text:note-class="footnote"><text:note-citation>31</text:note-citation><text:note-body><text:p text:style-name="P133"><text:s/>De 1925 à 1937, il n’y a pas de Conseil d’administration, celui-ci n’apparaît qu’à cette date, c’est le comité de direction (52 réunions) et le Grand conseil (une réunion tous les deux ans jusqu’en 1931) qui l’ont précédé.</text:p></text:note-body></text:note></text:span></text:span><text:span text:style-name="T54">, bureau</text:span></text:p>
      <text:p text:style-name="P104"/>
      <text:p text:style-name="Cote">20090013 art. 74</text:p>
      <text:p text:style-name="Analyse">Président du conseil d’administration, conditions de nomination : notes, copie de procès-verbaux de conseil d’administration, statuts.</text:p>
      <text:p text:style-name="Dates_20_extrêmes">1948-1985</text:p>
      <text:p text:style-name="Cote">20090013 art. 75-76</text:p>
      <text:p text:style-name="Analyse">Membre (président, vice-président et autres) du conseil d’administration (classement chronologique).</text:p>
      <text:p text:style-name="Dates_20_extrêmes">1934-1997</text:p>
      <text:p text:style-name="P67">art. 75</text:p>
      <text:p text:style-name="P200"><text:span text:style-name="T14">André Goldet</text:span><text:span text:style-name="T2"><text:note text:id="ftn32" text:note-class="footnote"><text:note-citation>32</text:note-citation><text:note-body><text:p text:style-name="P133"><text:s/>Membre du Comité de direction de la Fondation nationale pour le développement de la CIUP à partir de 1931, secrétaire général du Conseil d’administration de la Fondation nationale à partir de 1947 et membre à partir de 1924 puis vice-président du conseil d’administration de la Fondation Deutsch de la Meurthe depuis le décès de son père Henri Goldet en 1927. Il était le petit fils d’Emile Deutsch de la Meurthe (1899-1975).</text:p></text:note-body></text:note></text:span><text:span text:style-name="T14">: notes, </text:span><text:span text:style-name="T85">correspondance</text:span><text:span text:style-name="T14">, curriculum vitae, extrait de conseil d’administration, brochures, photos, articles de presse, croquis, pièces annexes. (</text:span><text:span text:style-name="T45">1934-1976)</text:span></text:p>
      <text:p text:style-name="P20"/>
      <text:p text:style-name="Analyse_20_secondaire"><text:span text:style-name="Appel_20_note_20_de_20_bas_20_de_20_p.1"><text:span text:style-name="T27">Cet article contient notamment des dossiers sur la construction de la Maison internationale et sur l’origine de l’Hôpital international universitaire de Paris.</text:span></text:span></text:p>
      <text:p text:style-name="P67">art. 76</text:p>
      <text:p text:style-name="P200"><text:span text:style-name="T14">Raoul Dautry</text:span><text:span text:style-name="T2"><text:note text:id="ftn33" text:note-class="footnote"><text:note-citation>33</text:note-citation><text:note-body><text:p text:style-name="P132"><text:s/>Président du Conseil d’administration de la CIUP, membre de l’Institut (1880-1951).</text:p></text:note-body></text:note></text:span><text:span text:style-name="T14"> : notes, </text:span><text:span text:style-name="T85">correspondance</text:span><text:span text:style-name="T14">, cartons d’invitation, listes des invités, allocution à une cérémonie commémorative, brochure, photo, articles de presse. (</text:span><text:span text:style-name="T45">1951-1952)</text:span></text:p>
      <text:p text:style-name="P17"/>
      <text:p text:style-name="Analyse_20_secondaire"><text:span text:style-name="T47">Jean Toutée</text:span><text:span text:style-name="Footnote_20_Symbol"><text:span text:style-name="T49"><text:note text:id="ftn34" text:note-class="footnote"><text:note-citation>34</text:note-citation><text:note-body><text:p text:style-name="P132"><text:s/>Conseiller d’Etat, membre et vice-président du Conseil d’administration, parti en 1956 (1892-1971).</text:p></text:note-body></text:note></text:span></text:span><text:span text:style-name="T47"> : notes, correspondance, brochure. (1951-1971)</text:span></text:p>
      <text:p text:style-name="P17"/>
      <text:p text:style-name="Analyse_20_secondaire"><text:span text:style-name="T47">Monsieur Bertrand</text:span><text:span text:style-name="Footnote_20_Symbol"><text:span text:style-name="T47"><text:note text:id="ftn35" text:note-class="footnote"><text:note-citation>35</text:note-citation><text:note-body><text:p text:style-name="P132"><text:s/>Membre du Conseil d’administration de la CIUP.</text:p></text:note-body></text:note></text:span></text:span><text:span text:style-name="T47"> : notes, correspondance. (1941-1948)</text:span></text:p>
      <text:p text:style-name="P23"/>
      <text:p text:style-name="P200"><text:span text:style-name="T14">André François-Poncet</text:span><text:span text:style-name="T2"><text:note text:id="ftn36" text:note-class="footnote"><text:note-citation>36</text:note-citation><text:note-body><text:p text:style-name="P134"><text:s/>Ambassadeur de France, académicien, président du Conseil d’administration de la Cité, parti en 1964 (1888-1978).</text:p></text:note-body></text:note></text:span><text:span text:style-name="T14"> : notes, </text:span><text:span text:style-name="T85">correspondance</text:span><text:span text:style-name="T14">, articles de presse, brochures, discours pour des inaugurations de maisons et/ou des poses de première pierre, curriculum vitae, listes d’invités. (</text:span><text:span text:style-name="T45">1953-1978)</text:span></text:p>
      <text:p text:style-name="P23"/>
      <text:p text:style-name="P200"><text:span text:style-name="T14">Bernard Chenot</text:span><text:span text:style-name="T2"><text:note text:id="ftn37" text:note-class="footnote"><text:note-citation>37</text:note-citation><text:note-body><text:p text:style-name="P132"><text:s/>Ancien ministre, conseillé d’Etat, président du Conseil d’administration de la CIUP à partir de 1964 (1909-1995).</text:p></text:note-body></text:note></text:span><text:span text:style-name="T14"> : notes, </text:span><text:span text:style-name="T85">correspondance</text:span><text:span text:style-name="T14">, articles de presse, brochure, photos, plaques de cuivres de son nom. (</text:span><text:span text:style-name="T45">1964-1995)</text:span></text:p>
      <text:p text:style-name="P17"/>
      <text:p text:style-name="P143">20090013 art. 75-76 (suite)</text:p>
      <text:p text:style-name="P62">art. 76 (suite)</text:p>
      <text:p text:style-name="Analyse_20_secondaire"><text:span text:style-name="T47">Pierre Laurent</text:span><text:span text:style-name="Footnote_20_Symbol"><text:span text:style-name="T47"><text:note text:id="ftn38" text:note-class="footnote"><text:note-citation>38</text:note-citation><text:note-body><text:p text:style-name="P132"><text:s/>Président du Conseil d’administration de la CIUP, décédé en 2007.</text:p></text:note-body></text:note></text:span></text:span><text:span text:style-name="T47"> : notes, correspondance, lettre de voeux, article de presse, revue, photos. (1987-1997)</text:span></text:p>
      <text:p text:style-name="Cote">20090013 art. 77</text:p>
      <text:p text:style-name="Analyse">Correspondance de Bernard Chenot relative à la Cité : notes, correspondance, brochures, photos, pièces annexes.</text:p>
      <text:p text:style-name="Dates_20_extrêmes">1964-1970</text:p>
      <text:p text:style-name="P47">20090013 art. 78</text:p>
      <text:p text:style-name="P260"><text:span text:style-name="T97">Correspondance</text:span> personnelle de Bernard Chenot : notes, correspondance, brochures, articles de presse, pièces annexes.</text:p>
      <text:p text:style-name="Dates_20_extrêmes">1962-1970</text:p>
      <text:p text:style-name="Cote">20090013 art. 79-81</text:p>
      <text:p text:style-name="Analyse">Affaires diverses de Bernard Chenot relatives à ses activités hors de la Cité : notes, correspondance, procès-verbal d’Assemblée générale, rapport du conseil d’administration, comptes rendus de réunions, brochures, articles de presse, pièces annexes.</text:p>
      <text:p text:style-name="Dates_20_extrêmes">1962-1975</text:p>
      <text:p text:style-name="Cote_20_secondaire">art. 79</text:p>
      <text:p text:style-name="Analyse_20_secondaire">Charbonnages du Tonkin (1964-1970).</text:p>
      <text:p text:style-name="Analyse_20_secondaire">Aménagement du territoire (1963-1975).</text:p>
      <text:p text:style-name="Analyse_20_secondaire">Club intercontinental de transport (1966-1970).</text:p>
      <text:p text:style-name="P58">art. 80</text:p>
      <text:p text:style-name="P19">Conseil Constitutionnel (1962-1965).</text:p>
      <text:p text:style-name="Analyse_20_secondaire">Conseil Economique et Social (1968-1969).</text:p>
      <text:p text:style-name="Analyse_20_secondaire">Conseil d’Etat (1966-1970).</text:p>
      <text:p text:style-name="Analyse_20_secondaire">Association des universités partiellement ou entièrement de langue française (AUPELF) (1968-1970).</text:p>
      <text:p text:style-name="Analyse_20_secondaire"><text:span text:style-name="T47">Cotisations diverses</text:span><text:span text:style-name="Footnote_20_Symbol"><text:span text:style-name="T47"><text:note text:id="ftn39" text:note-class="footnote"><text:note-citation>39</text:note-citation><text:note-body><text:p text:style-name="P132"><text:s/>Notamment de la Légion d’honneur.</text:p></text:note-body></text:note></text:span></text:span><text:span text:style-name="T47"> (1962-1970).</text:span></text:p>
      <text:p text:style-name="Analyse_20_secondaire">Centre psychothérapique de Rueil-Malmaison (1967-1968).</text:p>
      <text:p text:style-name="Analyse_20_secondaire">Ecole nouvelle d’organisation économique et sociale (ENOES) (1964-1970).</text:p>
      <text:p text:style-name="Analyse_20_secondaire">Compagnie d’investissement et de placement (CIP) (1967-1969).</text:p>
      <text:p text:style-name="P58">art. 81</text:p>
      <text:p text:style-name="P19">Compagnie générale des voitures à Paris (CGV) (1964-1970).</text:p>
      <text:p text:style-name="Analyse_20_secondaire">Société auxiliaire de la construction immobilière (SACI) (1966-1968).</text:p>
      <text:p text:style-name="Cote">20090013 art. 82-83</text:p>
      <text:p text:style-name="Analyse">Correspondance de Pierre Laurent relative à la Cité.</text:p>
      <text:p text:style-name="Dates_20_extrêmes">1985-1992</text:p>
      <text:p text:style-name="P58">art. 82</text:p>
      <text:p text:style-name="P19">1985.</text:p>
      <text:p text:style-name="P58">art. 83</text:p>
      <text:p text:style-name="P19">1986-1992.</text:p>
      <text:p text:style-name="Cote"/>
      <text:p text:style-name="P140">20090013 art. 84</text:p>
      <text:p text:style-name="Analyse">Correspondance <text:s/>personnelle de Pierre Laurent : notes, correspondance, brochures, cartons d’invitation, pièces annexes.</text:p>
      <text:p text:style-name="Dates_20_extrêmes">1987-1992</text:p>
      <text:p text:style-name="Cote">20090013 art. 85-94</text:p>
      <text:p text:style-name="Analyse">Réunion : convocation, ordres du jour, procès-verbaux, correspondance, budgets, comptes rendus financiers, rapports du commissaires aux comptes, rapports moral, documents de travail, notes, listes d’émargement, listes des membres, pouvoirs financiers (classement par ordre chronologique).</text:p>
      <text:p text:style-name="Dates_20_extrêmes">1925-1997</text:p>
      <text:p text:style-name="P58">art. 85</text:p>
      <text:p text:style-name="P19">1925 à 1957.</text:p>
      <text:p text:style-name="P58">art. 86</text:p>
      <text:p text:style-name="P200"><text:span text:style-name="T74">1958</text:span><text:span text:style-name="T40"> à 1963.</text:span></text:p>
      <text:p text:style-name="P58">art. 87</text:p>
      <text:p text:style-name="P201">1964 à 1967.</text:p>
      <text:p text:style-name="P58">art. 88</text:p>
      <text:p text:style-name="P201">1968 à 1972.</text:p>
      <text:p text:style-name="P58">art. 89</text:p>
      <text:p text:style-name="P201">1973 à 1982.</text:p>
      <text:p text:style-name="P58">art. 90</text:p>
      <text:p text:style-name="P201">1983 à 1988.</text:p>
      <text:p text:style-name="P58">art. 91</text:p>
      <text:p text:style-name="P201">1989 à 1993.</text:p>
      <text:p text:style-name="P58">art. 92</text:p>
      <text:p text:style-name="P201">1994 à 1997.</text:p>
      <text:p text:style-name="P58">art. 93</text:p>
      <text:p text:style-name="P19">Composition, renouvellement : listes (1956-1997), correspondance (1968-1979), dossiers de membres, pouvoirs financiers (1930-1993).</text:p>
      <text:p text:style-name="P58">art. 94</text:p>
      <text:p text:style-name="P187">Procès-verbaux : registres. (<text:span text:style-name="T122">1952-1970)</text:span></text:p>
      <text:p text:style-name="P187"/>
      <text:p text:style-name="P200"><text:span text:style-name="Appel_20_note_20_de_20_bas_20_de_20_p.1"><text:span text:style-name="T114">Les années 1941 à 1943 sont manquantes (réquisition de la Cité par les allemands pendant la 2ème Guerre Mondiale). Les années 1962 à 1964 sont manquantes.</text:span></text:span></text:p>
      <text:p text:style-name="P268"><text:span text:style-name="Appel_20_note_20_de_20_bas_20_de_20_p.1"><text:span text:style-name="T108"/></text:span></text:p>
      <text:p text:style-name="Titre_20_niveau_20_3">Conférences des directeurs</text:p>
      <text:p text:style-name="Cote"/>
      <text:p text:style-name="Cote">20090013 art. 95</text:p>
      <text:p text:style-name="Analyse">Procès-verbaux de réunions : registres.</text:p>
      <text:p text:style-name="Dates_20_extrêmes">1949-1975</text:p>
      <text:p text:style-name="P51">20090013 art. 96-101</text:p>
      <text:p text:style-name="P10">Dossiers complets de réunions : convocation, ordres du jour, procès-verbaux, correspondance, feuilles d’émargement, notes ; élections : listes des électeurs, listes de candidature, règlements internes.</text:p>
      <text:p text:style-name="Dates_20_extrêmes">1945-1997</text:p>
      <text:p text:style-name="Cote_20_secondaire"/>
      <text:p text:style-name="P147">20090013 art. 96-101 (suite)</text:p>
      <text:p text:style-name="P11"/>
      <text:p text:style-name="Cote_20_secondaire">art. 96</text:p>
      <text:p text:style-name="Analyse_20_secondaire">1945 à 1960.</text:p>
      <text:p text:style-name="Cote_20_secondaire">art. 97</text:p>
      <text:p text:style-name="P200">1961 à <text:span text:style-name="T77">1965</text:span>.</text:p>
      <text:p text:style-name="Cote_20_secondaire">art. 98</text:p>
      <text:p text:style-name="P200">1966 à 1971.</text:p>
      <text:p text:style-name="Cote_20_secondaire">art. 99</text:p>
      <text:p text:style-name="P200">1972 à 1979.</text:p>
      <text:p text:style-name="Cote_20_secondaire">art. 100</text:p>
      <text:p text:style-name="P200">1980 à 1987.</text:p>
      <text:p text:style-name="Cote_20_secondaire">art. 101</text:p>
      <text:p text:style-name="P200">1988 à <text:span text:style-name="T77">1997</text:span>.</text:p>
      <text:p text:style-name="P268"/>
      <text:p text:style-name="Titre_20_niveau_20_3">Comité d’établissement</text:p>
      <text:p text:style-name="P44">20090013 art. 102</text:p>
      <text:p text:style-name="P6">Fondation nationale.</text:p>
      <text:p text:style-name="P295">Réunions : convocations, ordres du jour, comptes rendus, correspondance, notes, pièces annexes, listes d’émargement ; élections des membres : notes, procès-verbaux, listes des électeurs, candidatures, tracts syndicaux ; arbre de Noël : notes, listes.</text:p>
      <text:p text:style-name="Dates_20_extrêmes">1982-1990</text:p>
      <text:p text:style-name="Cote">20090013 art. 103</text:p>
      <text:p text:style-name="P261">Maisons rattachées.</text:p>
      <text:p text:style-name="P298">Réunions : convocations, ordres du jour, comptes rendus, correspondance, notes, pièces annexes, listes d’émargement ; élections des membres : notes, procès-verbaux, listes des électeurs, candidatures, tracts syndicaux.</text:p>
      <text:p text:style-name="P272">1982-1991</text:p>
      <text:p text:style-name="Cote">20090013 art. 104</text:p>
      <text:p text:style-name="P261">Restaurants.</text:p>
      <text:p text:style-name="P298"><text:span text:style-name="T91">Réunions : convocations, comptes rendus, corres</text:span>pondance, pièces annexes, notes ; élection des membres : procès-verbaux.</text:p>
      <text:p text:style-name="P272">1982-1990</text:p>
      <text:p text:style-name="Cote">20090013 art. 105</text:p>
      <text:p text:style-name="P261">Hôpital International universitaire de Paris, réunions : procès-verbaux, correspondance, pièces annexes, notes, tracts syndicaux.</text:p>
      <text:p text:style-name="P272">1981-1991</text:p>
      <text:p text:style-name="P225"/>
      <text:p text:style-name="Titre_20_niveau_20_3">Comité d’études et d’informations</text:p>
      <text:p text:style-name="P44"/>
      <text:p text:style-name="P44">20090013 art. 106</text:p>
      <text:p text:style-name="P6">Réunions : convocations, ordre du jour, comptes rendus de réunions, feuilles d’émargement, listes de membres, correspondance, pièces annexes.</text:p>
      <text:p text:style-name="Dates_20_extrêmes">1950-1966</text:p>
      <text:p text:style-name="Cote"/>
      <text:p text:style-name="P138">Organes consultatifs</text:p>
      <text:p text:style-name="P41"/>
      <text:p text:style-name="P41">20090013 art. 107</text:p>
      <text:p text:style-name="Analyse"><text:span text:style-name="T56">Commission d’hygiène, de sécurité et des conditions de travail, réunions</text:span><text:span text:style-name="Footnote_20_Symbol"><text:span text:style-name="T56"><text:note text:id="ftn40" text:note-class="footnote"><text:note-citation>40</text:note-citation><text:note-body><text:p text:style-name="P132"><text:s/>Il manque les réunions de 1989 à 1994.</text:p></text:note-body></text:note></text:span></text:span><text:span text:style-name="T56"> : convocations, ordres du jour, correspondance, notes, comptes rendus de visite de maisons et de services.</text:span></text:p>
      <text:p text:style-name="Dates_20_extrêmes">1973-1998</text:p>
      <text:p text:style-name="P37">20090013 art. 108</text:p>
      <text:p text:style-name="P260"><text:span text:style-name="T47">Syndicats, négociations diverses</text:span><text:span text:style-name="Footnote_20_Symbol"><text:span text:style-name="T47"><text:note text:id="ftn41" text:note-class="footnote"><text:note-citation>41</text:note-citation><text:note-body><text:p text:style-name="P133"><text:s/>Revendication du personnel notamment sur le droit d’expression des salariés et négociations particulièrement sur les salaires, les 35 heures.</text:p></text:note-body></text:note></text:span></text:span><text:span text:style-name="T47"> : convocations, ordres du jour, comptes rendus de réunion entre la </text:span><text:span text:style-name="T99">délégation</text:span><text:span text:style-name="T47"> et les syndicats, comptes rendus de réunion des différentes sections syndicales, notes, correspondance, tracts, protocoles d’accord, pièces annexes.</text:span></text:p>
      <text:p text:style-name="P272">1936-1999</text:p>
      <text:p text:style-name="Cote">20090013 art. 109</text:p>
      <text:p text:style-name="P260">Délégués du personnel, réunions : convocations, ordres du jour, comptes rendus, pièces annexes, notes (1957-1998). Elections : procès-verbaux, listes des électeurs, listes de candidatures, notes, circulaires (1958-1992).</text:p>
      <text:p text:style-name="P272">1957-1998</text:p>
      <text:p text:style-name="Cote">20090013 art. 110-111</text:p>
      <text:p text:style-name="P260">Comité central <text:span text:style-name="T99">d’entreprises</text:span>, réunions : convocations, ordres du jour, procès-verbaux, correspondance, pièces annexes, listes d’émargement, notes. Elections : notes.</text:p>
      <text:p text:style-name="P272">1983-1998</text:p>
      <text:p text:style-name="Cote_20_secondaire">art. 110</text:p>
      <text:p text:style-name="Analyse_20_secondaire">1983 à 1988.</text:p>
      <text:p text:style-name="Cote_20_secondaire">art. 111</text:p>
      <text:p text:style-name="P186">1989 à 1998.</text:p>
      <text:p text:style-name="P269"/>
      <text:p text:style-name="Titre_20_niveau_20_2">Relations extérieures</text:p>
      <text:p text:style-name="P52"/>
      <text:p text:style-name="P52">20090013 art. 112-113</text:p>
      <text:p text:style-name="Analyse"><text:span text:style-name="T65">Ministère</text:span><text:span text:style-name="T24"> de l’Education nationale.</text:span></text:p>
      <text:p text:style-name="Dates_20_extrêmes">1936-1995</text:p>
      <text:p text:style-name="Cote_20_secondaire">art. 112</text:p>
      <text:p text:style-name="Analyse_20_secondaire"><text:span text:style-name="T34">Secrétariat d’Etat aux Universités : comptes rendus de réunion, correspondance, notes, tableaux de recettes et dépenses, demandes de subvention, rapports, budgets, exercices financiers, articles de presse. (</text:span>1969-1977)</text:p>
      <text:p text:style-name="Analyse_20_secondaire"/>
      <text:p text:style-name="Analyse_20_secondaire">Direction des enseignements supérieurs : correspondance, notes, budgets, extraits de conseil d’administration, circulaires, comptes rendus de réunion. (1983-1986)</text:p>
      <text:p text:style-name="Cote_20_secondaire"/>
      <text:p text:style-name="P148">20090013 art. 112-113 (suite)</text:p>
      <text:p text:style-name="P13"/>
      <text:p text:style-name="Cote_20_secondaire">art. 113</text:p>
      <text:p text:style-name="P200">Demande de subvention : correspondance, notes, tableaux, rapports, budgets, comptes rendus de groupe travail, plans, fiches, statistiques, enquêtes, recettes et dépenses, <text:span text:style-name="T77">budgets</text:span>, plans quadriennaux, conventions, arrêtés, programmes des travaux. (1936-1995)</text:p>
      <text:p text:style-name="Cote">20090013 art. 114</text:p>
      <text:p text:style-name="Analyse">Rectorat de Paris, chancellerie des universités : correspondance (notamment avec le Recteur, l’agent comptable, le contrôleur financier, le notaire de l’Université de Paris), notes, listes des membres du conseil d’administration, conventions, comptes rendus du conseil d’administration, comptes rendus de réunions, projets, pièces comptables.</text:p>
      <text:p text:style-name="Dates_20_extrêmes">1929-1985</text:p>
      <text:p text:style-name="P224">20090013 art. 115</text:p>
      <text:p text:style-name="P260"><text:span text:style-name="T97">Universités</text:span> : correspondance, notes, fiches, brochures.</text:p>
      <text:p text:style-name="P272">1953-1997</text:p>
      <text:p text:style-name="P224">20090013 art. 116</text:p>
      <text:p text:style-name="P260"><text:span text:style-name="T12">Ecole nationale supérieure de jeunes filles : plans, correspondance, notes, conventions, arrêtés, </text:span><text:span text:style-name="T97">décrets,</text:span><text:span text:style-name="T12"> projets, avis de crédit.</text:span></text:p>
      <text:p text:style-name="P272">1947-1982</text:p>
      <text:p text:style-name="P224">20090013 art. 117</text:p>
      <text:p text:style-name="P260">Centre national et régional des oeuvres universitaires et scolaires (CNOUS/CROUS) : comptes <text:span text:style-name="T97">rendus</text:span> de commission, procès-verbaux de conseil d’administration, barèmes, rapports d’activité, projets, listes de résidents, rapports financiers, brochures, budgets, articles de presse, conventions, statistiques, résultats d’élections, contrats d’association, subventions, règlements, arrêtés, publications.</text:p>
      <text:p text:style-name="P272">1962-1997</text:p>
      <text:p text:style-name="P260"><text:span text:style-name="Appel_20_note_20_de_20_bas_20_de_20_p.1"><text:span text:style-name="T113"/></text:span></text:p>
      <text:p text:style-name="P260"><text:span text:style-name="Appel_20_note_20_de_20_bas_20_de_20_p.1"><text:span text:style-name="T116">Cet article contient une documentation du COPAR (Comité parisien des œuvres universitaires et scolaires).</text:span></text:span></text:p>
      <text:p text:style-name="P224"/>
      <text:p text:style-name="P224">20090013 art. 118</text:p>
      <text:p text:style-name="P260">Différents ministères et autres organes de l’Etat : notes, correspondance, procès-verbaux, programmes, comptes rendus de réunions, avenant de convention, factures.</text:p>
      <text:p text:style-name="P272">1956-1997</text:p>
      <text:p text:style-name="P263">Ministère des Affaires Etrangères (1971-1997).</text:p>
      <text:p text:style-name="P263">Ministère de l’Intérieur (1972).</text:p>
      <text:p text:style-name="P263">Ministère de la Culture (1993-1996).</text:p>
      <text:p text:style-name="P263">Préfecture de Police (1966-1995).</text:p>
      <text:p text:style-name="P263">Direction générale des douanes (1956-1985).</text:p>
      <text:p text:style-name="P263">Inspection du travail et Sécurité sociale (1967-1977).</text:p>
      <text:p text:style-name="P263">ASSEDIC et URSSAF (1962-1968).</text:p>
      <text:p text:style-name="P224">20090013 art. 119</text:p>
      <text:p text:style-name="P260">Institut national de la statistique et des études économiques : avis d’identification, listes, correspondance, enquêtes.</text:p>
      <text:p text:style-name="P272">1967-1983</text:p>
      <text:p text:style-name="P224"/>
      <text:p text:style-name="P151">20090013 art. 120</text:p>
      <text:p text:style-name="P260">Mairie de Paris : <text:span text:style-name="T97">correspondance,</text:span> tableaux de gestion, budgets, articles de presse.</text:p>
      <text:p text:style-name="P272">1969-1995</text:p>
      <text:p text:style-name="Cote">20090013 art. 121</text:p>
      <text:p text:style-name="Analyse">Fondation de France, enquête sur des anciens résidents : fiches, listes, correspondance, rapports, brochures, thèses.</text:p>
      <text:p text:style-name="Dates_20_extrêmes">1985</text:p>
      <text:p text:style-name="P235">20090013 art. 122</text:p>
      <text:p text:style-name="P260"><text:span text:style-name="T56">Ecole normale supérieure de Cachan</text:span><text:span text:style-name="Footnote_20_Symbol"><text:span text:style-name="T56"><text:note text:id="ftn42" text:note-class="footnote"><text:note-citation>42</text:note-citation><text:note-body><text:p text:style-name="P132"><text:s/>Dossier de Joseph Goy, délégué général.</text:p></text:note-body></text:note></text:span></text:span><text:span text:style-name="T56">, conseil d’administration : notes, correspondance, ordres du jour, </text:span><text:span text:style-name="T101">convocations,</text:span><text:span text:style-name="T56"> procès-verbaux. Finances : comptes financiers, rapports sur le compte financiers, budgets, rapports sur le budget, décisions budgétaires, contrat quadriennal, listes des membres.</text:span></text:p>
      <text:p text:style-name="P272">1991-1995</text:p>
      <text:p text:style-name="P231">20090013 art. 123-125</text:p>
      <text:p text:style-name="P260">Foyer international des <text:span text:style-name="T101">étudiantes</text:span>.</text:p>
      <text:p text:style-name="P275">1928-1998</text:p>
      <text:p text:style-name="Cote_20_secondaire">art. 123</text:p>
      <text:p text:style-name="Analyse_20_secondaire">Généralités : règlements, actes de donation, notes, statuts, décrets (1938-1949) ; correspondance générale (1928-1983).</text:p>
      <text:p text:style-name="Analyse_20_secondaire"/>
      <text:p text:style-name="Analyse_20_secondaire"><text:span text:style-name="Appel_20_note_20_de_20_bas_20_de_20_p.1"><text:span text:style-name="T27">Cet article contient un dossier sur les correspondances avec Miss Watson, directrice du Foyer (1938-1947).</text:span></text:span></text:p>
      <text:p text:style-name="P169">art. 124-125</text:p>
      <text:p text:style-name="P200"><text:span text:style-name="Appel_20_note_20_de_20_bas_20_de_20_p.1"><text:span text:style-name="T110">Conseils d’administration : </text:span></text:span><text:span text:style-name="Appel_20_note_20_de_20_bas_20_de_20_p.1"><text:span text:style-name="T111">ordres du jour, convocations,</text:span></text:span><text:span text:style-name="Appel_20_note_20_de_20_bas_20_de_20_p.1"><text:span text:style-name="T110"> procès-verbaux, listes des membres ; finances : projets de budget, budgets, bilans, comptes d’exploitation, rapports moraux, <text:s/>rapports financiers, situation financière ; distribution géographique : notes. (</text:span></text:span><text:span text:style-name="Appel_20_note_20_de_20_bas_20_de_20_p.1"><text:span text:style-name="T112">1937-1998)</text:span></text:span></text:p>
      <text:p text:style-name="P76"/>
      <text:p text:style-name="P76">art. 124</text:p>
      <text:p text:style-name="P29">1937 à 1983.</text:p>
      <text:p text:style-name="P206">art. 125</text:p>
      <text:p text:style-name="P255">1990 à 1998.</text:p>
      <text:p text:style-name="Cote">20090013 art. 126</text:p>
      <text:p text:style-name="Analyse">Comité de protection et d’éducation des orphelins de guerre et des fils de Français résidant à l’étranger : statuts, correspondance générale, avis de crédit, procès-verbaux de réunion, pièces de banque, bordereaux de règlement, correspondance avec le Crédit foncier de France, chèques postaux.</text:p>
      <text:p text:style-name="Dates_20_extrêmes">1938-1957</text:p>
      <text:p text:style-name="P224">20090013 art. 127</text:p>
      <text:p text:style-name="P260">Foyer international d’accueil de Paris (FIAP) : correspondance, notes, rapports d’activités, rapports de fonctionnement, calendriers, pièces annexes.</text:p>
      <text:p text:style-name="P272">1971-1983</text:p>
      <text:p text:style-name="P224"/>
      <text:p text:style-name="P151">20090013 art. 128</text:p>
      <text:p text:style-name="P260">Pays non-représentés à la Cité : <text:span text:style-name="T97">correspondance</text:span>, articles de presse.</text:p>
      <text:p text:style-name="P272">1978-1991</text:p>
      <text:p text:style-name="P238"/>
      <text:p text:style-name="Titre_20_niveau_20_2">Communication</text:p>
      <text:p text:style-name="Titre_20_niveau_20_3">Communication interne</text:p>
      <text:p text:style-name="P38"/>
      <text:p text:style-name="Cote">20090013 art. 129-132</text:p>
      <text:p text:style-name="Analyse">Publications.</text:p>
      <text:p text:style-name="Dates_20_extrêmes">1924-1999</text:p>
      <text:p text:style-name="P65">art. 129-130</text:p>
      <text:p text:style-name="Analyse_20_secondaire"><text:span text:style-name="T45">Revue </text:span><text:span text:style-name="T5">La Cité.</text:span><text:span text:style-name="T69"> (1953-1971)</text:span></text:p>
      <text:p text:style-name="Cote_20_troisième">art. 129</text:p>
      <text:p text:style-name="P27">Comité de rédaction : notes, correspondance, convocation, articles de presse, factures. (1953-1971)</text:p>
      <text:p text:style-name="P203">art. 130</text:p>
      <text:p text:style-name="P27">Numéros publiés. (1955-1969)</text:p>
      <text:p text:style-name="P303">N° 1.</text:p>
      <text:p text:style-name="P303">N° 2 : janvier 1955.</text:p>
      <text:p text:style-name="P303">N° 3 : mai 1955.</text:p>
      <text:p text:style-name="P303">N° 4 : novembre 1955</text:p>
      <text:p text:style-name="P303">N° 5 : avril 1956.</text:p>
      <text:p text:style-name="P303"><text:span text:style-name="T45">N° 6 : </text:span><text:span text:style-name="T5">Au pays des vikings et des fées</text:span><text:span text:style-name="T45">, janvier 1957.</text:span></text:p>
      <text:p text:style-name="P303"><text:span text:style-name="T45">N° 7 : </text:span><text:span text:style-name="T5">Japon</text:span><text:span text:style-name="T45">, avril 1957.</text:span></text:p>
      <text:p text:style-name="P303"><text:span text:style-name="T45">N° 8 : </text:span><text:span text:style-name="T5">USA</text:span><text:span text:style-name="T45">, septembre 1957</text:span></text:p>
      <text:p text:style-name="P303">N° 9 : mars 1958.</text:p>
      <text:p text:style-name="P303"><text:span text:style-name="T45">N° 10 : </text:span><text:span text:style-name="T5">Italie</text:span><text:span text:style-name="T45">, juillet 1958.</text:span></text:p>
      <text:p text:style-name="P303">N° 11 : février 1959.</text:p>
      <text:p text:style-name="P303"><text:span text:style-name="T45">N° 12 : </text:span><text:span text:style-name="T5">Espagne</text:span><text:span text:style-name="T45">, avril 1959.</text:span></text:p>
      <text:p text:style-name="P303">N° 13 : aout 1959.</text:p>
      <text:p text:style-name="P303"><text:span text:style-name="T45">N° 14 : </text:span><text:span text:style-name="T5">Grande-Bretagne</text:span><text:span text:style-name="T45">, juin 1960.</text:span></text:p>
      <text:p text:style-name="P303"><text:span text:style-name="T45">N° 15 : </text:span><text:span text:style-name="T5">Portugal</text:span><text:span text:style-name="T45">, juin 1961.</text:span></text:p>
      <text:p text:style-name="P303"><text:span text:style-name="T45">N° 16 : </text:span><text:span text:style-name="T5">Israël</text:span><text:span text:style-name="T45">, mars 1962.</text:span></text:p>
      <text:p text:style-name="P303"><text:span text:style-name="T45">N° 17 : </text:span><text:span text:style-name="T5">Grèce</text:span><text:span text:style-name="T45">, avril 1963.</text:span></text:p>
      <text:p text:style-name="P303"><text:span text:style-name="T45">N° 18 : </text:span><text:span text:style-name="T5">Maroc</text:span><text:span text:style-name="T45">, novembre 1963.</text:span></text:p>
      <text:p text:style-name="P303"><text:span text:style-name="T45">N° 19 : </text:span><text:span text:style-name="T5">Iran</text:span><text:span text:style-name="T45">, février 1964.</text:span></text:p>
      <text:p text:style-name="P303"><text:span text:style-name="T45">N° 20 : </text:span><text:span text:style-name="T5">La Côte d’Ivoire</text:span><text:span text:style-name="T45">, juin 1964.</text:span></text:p>
      <text:p text:style-name="P303"><text:span text:style-name="T45">N° 21 :</text:span><text:span text:style-name="T5"> Cameroun</text:span><text:span text:style-name="T45">, décembre 1964.</text:span></text:p>
      <text:p text:style-name="P303"><text:span text:style-name="T45">N° 22 : </text:span><text:span text:style-name="T5">Madagascar</text:span><text:span text:style-name="T45">, juin 1965.</text:span></text:p>
      <text:p text:style-name="P303"><text:span text:style-name="T45">N° 23 : </text:span><text:span text:style-name="T5">L’Ethiopie</text:span><text:span text:style-name="T45">, novembre 1965.</text:span></text:p>
      <text:p text:style-name="P303"><text:span text:style-name="T45">N° 24 : </text:span><text:span text:style-name="T5">Le Kenya – Les charbonnages de France</text:span><text:span text:style-name="T45">, juillet 1966.</text:span></text:p>
      <text:p text:style-name="P303"><text:span text:style-name="T45">N° 25 : </text:span><text:span text:style-name="T5">Mexique</text:span><text:span text:style-name="T45">, octobre 1966.</text:span></text:p>
      <text:p text:style-name="P303"><text:span text:style-name="T45">N° 26 : </text:span><text:span text:style-name="T5">Le Chili</text:span><text:span text:style-name="T45">, décembre 1966.</text:span></text:p>
      <text:p text:style-name="P303"><text:span text:style-name="T45">N° 27 : </text:span><text:span text:style-name="T5">Afrique du Sud, partenaires des grandes puissances</text:span><text:span text:style-name="T45">, mai 1967.</text:span></text:p>
      <text:p text:style-name="P304"/>
      <text:p text:style-name="P146">20090013 art. 129-132 (suite)</text:p>
      <text:p text:style-name="P65">art. 129-130 (suite)</text:p>
      <text:p text:style-name="P76">art. 130 (suite)</text:p>
      <text:p text:style-name="P303"><text:span text:style-name="T45">N° 29 : </text:span><text:span text:style-name="T5">Pérou</text:span><text:span text:style-name="T45">, février 1968.</text:span></text:p>
      <text:p text:style-name="P303"><text:span text:style-name="T45">N° 30 : </text:span><text:span text:style-name="T5">Vénézuela</text:span><text:span text:style-name="T45">, juillet 1968.</text:span></text:p>
      <text:p text:style-name="P303"><text:span text:style-name="T45">N° 31 : </text:span><text:span text:style-name="T5">La République Centrafricaine</text:span><text:span text:style-name="T45">, octobre 1968.</text:span></text:p>
      <text:p text:style-name="P303"><text:span text:style-name="T45">N° 32 : </text:span><text:span text:style-name="T5">Arabie Saoudite</text:span><text:span text:style-name="T45">, octobre 1969.</text:span></text:p>
      <text:p text:style-name="P303"/>
      <text:p text:style-name="P305">La revue n° 28 est manquante.</text:p>
      <text:p text:style-name="P63">art. 131</text:p>
      <text:p text:style-name="P17">Comités de rédaction.</text:p>
      <text:p text:style-name="P326"><text:span text:style-name="T54">Bulletin de la Cité</text:span><text:span text:style-name="T47"> : notes, comptes rendus de réunion, bulletins</text:span><text:span text:style-name="Footnote_20_Symbol"><text:span text:style-name="T47"><text:note text:id="ftn43" text:note-class="footnote"><text:note-citation>43</text:note-citation><text:note-body><text:p text:style-name="P132"><text:s/>Les 2 premiers numéros de mars 1977 et de juin 1977.</text:p></text:note-body></text:note></text:span></text:span><text:span text:style-name="T47"> (1977) ; </text:span><text:span text:style-name="T54">Les Cahiers de la <text:s/>Cité Internationale Universitaire de Paris</text:span><text:span text:style-name="T47"> : correspondance, notes, brouillons, cahier n° 1 (1990-1991) ; </text:span><text:span text:style-name="T54">Univers Cité</text:span><text:span text:style-name="T47"> : notes, comptes rendus de réunion, documents préparatoires, bulletins d’information de la Cité Internationale Universitaire de Paris (n° 1 au n° 20), agenda culturel (1993-1998).</text:span></text:p>
      <text:p text:style-name="P17"/>
      <text:p text:style-name="P22">Le bulletin n° 14 d’Univers Cité est manquant.</text:p>
      <text:p text:style-name="P168">art. 132</text:p>
      <text:p text:style-name="Analyse_20_secondaire">Livres produits par la Cité. (1924-1992)</text:p>
      <text:p text:style-name="P330"><text:span text:style-name="T5">- Discours et Allocutions prononcés aux obsèques de Emile Deutsch de la Meurthe le 21 mai 1924</text:span><text:span text:style-name="T45">.</text:span></text:p>
      <text:p text:style-name="P330"><text:span text:style-name="T5">- L’Oeuvre de la Cité Universitaire</text:span><text:span text:style-name="T45">, discours prononcé par André Honnorat le mars 1928 à New York, 1928.</text:span></text:p>
      <text:p text:style-name="P330"><text:span text:style-name="T5">- Translation of Address of Senator André Honnorat</text:span><text:span text:style-name="T45"> (traduction du livre ci-dessus), 1928.</text:span></text:p>
      <text:p text:style-name="P330"><text:span text:style-name="T5">- Cérémonie d’Inauguration de la Maison des Provinces de France le 27 juin 1933</text:span><text:span text:style-name="T45">.</text:span></text:p>
      <text:p text:style-name="P330"><text:span text:style-name="T5">- La Cité Universitaire</text:span><text:span text:style-name="T45">, octobre 1937.</text:span></text:p>
      <text:p text:style-name="P330"><text:span text:style-name="T5">- Premier congrès international de l’habitat de l’étudiant</text:span><text:span text:style-name="T45">, Alliance internationale des anciens de la Cité universitaire, Paris, 1950.</text:span></text:p>
      <text:p text:style-name="P330"><text:span text:style-name="T5">- Cérémonie commémorative à la mémoire de S. E. Jonkheer John Loudon</text:span><text:span text:style-name="T45">, Université de Paris, Fondation Juliana de la Cité Universitaire de Paris (Collège néerlandais), 4 février 1956.</text:span></text:p>
      <text:p text:style-name="P330"><text:span text:style-name="T5">- Note de Robert Garric sur la brochure de Auguste Desclos</text:span><text:span text:style-name="T45">, 1961.</text:span></text:p>
      <text:p text:style-name="P330"><text:span text:style-name="T5">- Soixantième anniversaire de l’inauguration de la Fondation Emile et Louise Deutsch de la Meurthe</text:span><text:span text:style-name="T45">, 1985.</text:span></text:p>
      <text:p text:style-name="P330"><text:span text:style-name="T5">- Au coeur de la Cité Universitaire de Paris : la Fondation Emile et Louise Deutsch de la Meurthe</text:span><text:span text:style-name="T45">, Bernard Masson, Colombes, 1992.</text:span></text:p>
      <text:p text:style-name="P330"><text:span text:style-name="T5">- La Maison internationale de la Cité Universitaire de Paris</text:span><text:span text:style-name="T45">, Université de Paris, s.d.</text:span></text:p>
      <text:p text:style-name="P146">20090013 art. 129-132 (suite)</text:p>
      <text:p text:style-name="Cote_20_secondaire">art. 132 (suite)</text:p>
      <text:p text:style-name="Analyse_20_secondaire">Brochures produites par la Cité. (1930-1999)</text:p>
      <text:p text:style-name="P330"><text:span text:style-name="T5">- Arrêté rectoral règlementant l’admission des étudiants français dans les fondations de Cité Univesitaire</text:span><text:span text:style-name="T45">, 17 juillet 1930.</text:span></text:p>
      <text:p text:style-name="P330"><text:span text:style-name="T5">- La Cité Universitaire de Paris, renseignements généraux et conditions d’admission</text:span><text:span text:style-name="T45">, 1932, juin 1936, novembre 1936 et Novembre 1938.</text:span></text:p>
      <text:p text:style-name="P330"><text:span text:style-name="T5">- Découverte sur la Cité Universitaire, les anciens s’adressent aux nouveaux résidants</text:span><text:span text:style-name="T45">, 1956.</text:span></text:p>
      <text:p text:style-name="P330"><text:span text:style-name="T5">- La Cité Universitaire de Paris</text:span><text:span text:style-name="T45">, 1934</text:span><text:span text:style-name="T5">.</text:span></text:p>
      <text:p text:style-name="P330"><text:span text:style-name="T5">- Fondation nationale de la Cité Universitaire : convention</text:span><text:span text:style-name="T45">, Paris, 1956.</text:span></text:p>
      <text:p text:style-name="P330"><text:span text:style-name="T5">- Cité Internationale Universitaire de Paris : redevances </text:span><text:span text:style-name="T45">(2 exemplaires : vert et rose), 1981.</text:span></text:p>
      <text:p text:style-name="P330"><text:span text:style-name="T5">- Exposition internationale des artistes plasticiens de la Cité</text:span><text:span text:style-name="T45">, 1999.</text:span></text:p>
      <text:p text:style-name="P330"><text:span text:style-name="T5">- La Cité Internationale de l’Université de Paris</text:span><text:span text:style-name="T45">, 2 exemplaires (couvertures marron et grise), s.d.</text:span></text:p>
      <text:p text:style-name="P330"><text:span text:style-name="T5">- Guide de la Cité Universitaire</text:span><text:span text:style-name="T45">, s.d.</text:span></text:p>
      <text:p text:style-name="P330"><text:span text:style-name="T5">- Hôpital international de l’Université de Paris</text:span><text:span text:style-name="T45">, s.d.</text:span></text:p>
      <text:p text:style-name="P330"><text:span text:style-name="T5">- Un toit à la Cité une ouverture sur le monde</text:span><text:span text:style-name="T45">, s.d.</text:span></text:p>
      <text:p text:style-name="P330"><text:span text:style-name="T5">- La Cité Universitaire de Paris, ce qu’elle est – ce qu’elle veut être</text:span><text:span text:style-name="T45"> (plan), <text:tab/>s.d.</text:span></text:p>
      <text:p text:style-name="P330"><text:span text:style-name="T5">- La Cité Universitaire de Paris, facultés de séjour pendant les vacances</text:span><text:span text:style-name="T45">, <text:tab/>s.d.</text:span></text:p>
      <text:p text:style-name="P330">- Autres fascicules non titrés, s.d.</text:p>
      <text:p text:style-name="P330">- Différents modèles de cartes d’invitation, de voeux, s.d.</text:p>
      <text:p text:style-name="P330">- Documents iconographiques : cartes postales, plans, photos, s.d.</text:p>
      <text:p text:style-name="P48">20090013 art. 133-139</text:p>
      <text:p text:style-name="P8">Manifestations, fêtes et réceptions.</text:p>
      <text:p text:style-name="Dates_20_extrêmes">1927-1998</text:p>
      <text:p text:style-name="Cote_20_secondaire">art. 133</text:p>
      <text:p text:style-name="Analyse_20_secondaire">Inauguration et/ou pose de la première pierre de maisons, cérémonies : discours prononcés par différentes personnalités, programmes, cartons d’invitations, consignes, brochures, photos. (1927-1965)</text:p>
      <text:p text:style-name="P169">art. 134</text:p>
      <text:p text:style-name="P200"><text:span text:style-name="T97">Visites officielles</text:span><text:span text:style-name="Footnote_20_Symbol"><text:span text:style-name="T97"><text:note text:id="ftn44" text:note-class="footnote"><text:note-citation>44</text:note-citation><text:note-body><text:p text:style-name="P132"><text:s/>Visite de sa majesté la Reine des Pays-Bas le 25 mai 1950 et visite de leurs majestés le Roi et la Reine du Danemark le 29 novembre 1950.</text:p></text:note-body></text:note></text:span></text:span><text:span text:style-name="T97"> : notes, correspondance, programmes, discours, listes des invités, articles de journaux, factures, photos. (1950-1951)</text:span></text:p>
      <text:p text:style-name="P186"/>
      <text:p text:style-name="P186">Autres réceptions : notes, programmes, listes des invités, cartons d’invitation, factures menus. (1961-1974)</text:p>
      <text:p text:style-name="P169"/>
      <text:p text:style-name="P154">20090013 art. 133-139 (suite)</text:p>
      <text:p text:style-name="P169"/>
      <text:p text:style-name="P169">art. 135</text:p>
      <text:p text:style-name="P200">Cérémonie du Cinquantenaire de la Cité Internationale Universitaire de Paris le 11 décembre 1975, organisation : comptes rendus de réunions, notes, <text:span text:style-name="T77">correspondance</text:span> générale, listes des invités, correspondance avec les invités, répertoire des invités, projet de film, brochures, articles de presse, cartes postales. (1975-1977)</text:p>
      <text:p text:style-name="P169">art. 136</text:p>
      <text:p text:style-name="P200">Célébration du Cinquantenaire de la Maison Internationale le 22 octobre 1987, invitation de Monsieur David Rockefeller : comptes rendus de réunions, notes, correspondance, programme, listes des invités, factures, brochures, photos. (1987-1988)</text:p>
      <text:p text:style-name="P169">art. 137</text:p>
      <text:p text:style-name="P200"><text:span text:style-name="T47">Réception du 25 juin 1985</text:span><text:span text:style-name="Footnote_20_Symbol"><text:span text:style-name="T47"><text:note text:id="ftn45" text:note-class="footnote"><text:note-citation>45</text:note-citation><text:note-body><text:p text:style-name="P132"><text:s/>Changement de présidence de la Cité, Monsieur Laurent remplace Monsieur Chenot.</text:p></text:note-body></text:note></text:span></text:span><text:span text:style-name="T47"> : correspondance, carton d’invitation, devis menu, liste des invités, </text:span><text:span text:style-name="T97">négatifs,</text:span><text:span text:style-name="T47"> cassette audio. (1985)</text:span></text:p>
      <text:p text:style-name="P169">art. 138</text:p>
      <text:p text:style-name="P193">Cérémonies relatives aux personnalités de la Cité.</text:p>
      <text:p text:style-name="P327"><text:span text:style-name="T47">Album photographique : notes, correspondance, documents préparatoires (1968-1973) ; Centenaire de la naissance de André Honnorat : notes, correspondance, carton d’invitation, listes des invités, discours, livre, revue, brochure, photos, factures (1968-1969) ; Centenaire de la naissance de Robert Garric</text:span><text:span text:style-name="Footnote_20_Symbol"><text:span text:style-name="T47"><text:note text:id="ftn46" text:note-class="footnote"><text:note-citation>46</text:note-citation><text:note-body><text:p text:style-name="P132"><text:s/>1996 : Année Robert Garric à la Cité.</text:p></text:note-body></text:note></text:span></text:span><text:span text:style-name="T47"> : notes, dossier centenaire Robert Garric (1996).</text:span></text:p>
      <text:p text:style-name="P169">art. 139</text:p>
      <text:p text:style-name="P200"><text:span text:style-name="T47">Festivités </text:span><text:span text:style-name="T97">diverses.</text:span></text:p>
      <text:p text:style-name="P327"><text:span text:style-name="T47">Jeux Olympiques de 1992 : notes correspondance, articles de presse, dossier de candidature, pièces </text:span><text:span text:style-name="T97">annexes</text:span><text:span text:style-name="T47"> (1984-1986) ; Fêtes des Nations : notes, correspondance, programmes, comptes rendus de réunions de préparation, affiches (1987-1998) ; bicentenaire de la Révolution française : notes, correspondance, convention avec la Mission du Bicentenaire (1987-1990) ; nuit européenne</text:span><text:span text:style-name="Footnote_20_Symbol"><text:span text:style-name="T47"><text:note text:id="ftn47" text:note-class="footnote"><text:note-citation>47</text:note-citation><text:note-body><text:p text:style-name="P132"><text:s/>Elle célèbre le 5<text:span text:style-name="T1">ème</text:span> anniversaire de l’Evènement du Jeudi.</text:p></text:note-body></text:note></text:span></text:span><text:span text:style-name="T47"> : correspondance, programme (1989).</text:span></text:p>
      <text:p text:style-name="P283"/>
      <text:p text:style-name="P150">Communication externe</text:p>
      <text:p text:style-name="Cote">20090013 art. 140-142</text:p>
      <text:p text:style-name="Analyse">Service de presse.</text:p>
      <text:p text:style-name="Dates_20_extrêmes">1923-2000</text:p>
      <text:p text:style-name="Cote_20_secondaire">art. 140</text:p>
      <text:p text:style-name="Analyse_20_secondaire">Registres de coupures de presse. (1933-1939)</text:p>
      <text:p text:style-name="P169">art. 141</text:p>
      <text:p text:style-name="P186">Livres et Brochures concernant la Cité. (1923-1987)</text:p>
      <text:p text:style-name="P331"><text:span text:style-name="T4">- La Cité Universitaire de Paris </text:span>(rapport présenté au Congrès international d’urbanisme de Strasbourg), Lucien Bechmann, Paris, 1923.</text:p>
      <text:p text:style-name="P331"><text:span text:style-name="T4">- La Cité Universitaire de Paris </text:span>(Pour la jeunesse de nos écoles), Paris, 1925.</text:p>
      <text:p text:style-name="P331"><text:span text:style-name="T4">- Constructions de Dumont et Besson</text:span> (constructeur de la Maison de Cuba), Pro Publicité, 1934.</text:p>
      <text:p text:style-name="P331"><text:span text:style-name="T4">- La lumière sur la Cité et nos hôtes les étudiants de tous les pays</text:span>, les Forces Spirituelles, Firmin Roz, 1938.</text:p>
      <text:p text:style-name="P331"><text:span text:style-name="T4">- A la mémoire de Roger Bauduin de Belleval, directeur de la maison de l’Indochine héros de la résistance fusillé par les allemends le 13 juillet 1944 à Nantua et des anciens résidents de la maison de l’Indochine morts pour la France, </text:span>Paris, 1946.</text:p>
      <text:p text:style-name="P331"><text:span text:style-name="T4">- La Cité Universitaire de Paris, hier, aujourd’hui, demain</text:span>, Lucien Maury, Editions Stock, Paris, 1947.</text:p>
      <text:p text:style-name="P331"><text:span text:style-name="T4">- Cahiers techniques du linoléum,</text:span> publication périodique n°8 : <text:span text:style-name="T4">Résidences universitaires</text:span>, Sarlino (société industrielle rémoise du linoléum), septembre 1956.</text:p>
      <text:p text:style-name="P331"><text:span text:style-name="T4">- La mission éducatrice de la Cité Universitaire</text:span>, A. Desclos (ancien directeur du Collège Franco-Britannique, 1961.</text:p>
      <text:p text:style-name="P331"><text:span text:style-name="T4">- Inauguration de la plaque commémorative de Paul Appell à la Cité universitaire de Strasbourg</text:span>, Université de Strasbourg, Renaissance française, 1965.</text:p>
      <text:p text:style-name="P331"><text:span text:style-name="T4">- Cinquantenaire de la Fondation Biermans-Lapôtre à Paris</text:span>, Textes et documents, collection “Chroniques Belges”, Ministère des Affaires étrangères, du commerce extérieur et de la coopération au développement, Bruxelles, français et anglais, 1977.</text:p>
      <text:p text:style-name="P331"><text:span text:style-name="T4">- Revue d’histoire du quatorzième arrondissement de Paris</text:span>, n° 23, 1978-1979.</text:p>
      <text:p text:style-name="P331"><text:span text:style-name="T4">- La Cité Internationale Universitaire de Paris : an original institution at the service of students</text:span>, Etienne Dalmasso, 4 mai 1987.</text:p>
      <text:p text:style-name="P331">- La vie du quartier Latin, des origines à la Cité Universitaire, Henri Bourrelier, Paris, s.d.</text:p>
      <text:p text:style-name="P331"><text:span text:style-name="T4">- Quatre aspects de la modernité architecturale à la Cité Internationale Universitaire de Paris</text:span>, Ministère de la Culture et de la Communcation, s.d.</text:p>
      <text:p text:style-name="P332"><text:span text:style-name="T121">- La Carrière de Lucien Bechmann</text:span><text:span text:style-name="T120">, s.d.</text:span></text:p>
      <text:p text:style-name="P53">20090013 art. 140-142 (suite)</text:p>
      <text:p text:style-name="P169">art. 141 (suite)</text:p>
      <text:p text:style-name="Analyse_20_secondaire"><text:soft-page-break/>Articles de presse, de revue. (1925-2000)</text:p>
      <text:p text:style-name="P330"><text:span text:style-name="T5">- L’Université de Paris</text:span><text:span text:style-name="T45">, juin-juillet 1925.</text:span></text:p>
      <text:p text:style-name="P330"><text:span text:style-name="T5">- La Cité Universitaire, les hommes qui l’ont conçue, les hommes qui l’ont réalisée, hier, aujourd’hui, demain</text:span><text:span text:style-name="T45">, l’Animateur des temps nouveaux (revue, numéro spécial), 1929.</text:span></text:p>
      <text:p text:style-name="P330"><text:span text:style-name="T5">- La Cité Universitaire, son histoire, son état actuel, son avenir</text:span><text:span text:style-name="T45"> (extrait de La Presse Médicale), Jean Crouzat, Paris, 1929.</text:span></text:p>
      <text:p text:style-name="P330"><text:span text:style-name="T5">- La Cité Universitaire de Paris</text:span><text:span text:style-name="T45"> (extrait de la Revue de l’Université de Bruxelles, février-juillet 1931), Léon Leclère, Bruxelles, 1931.</text:span></text:p>
      <text:p text:style-name="P330"><text:span text:style-name="T5">- Revue des Indépendants</text:span><text:span text:style-name="T45">, Sanary (Var), novembre 1931.</text:span></text:p>
      <text:p text:style-name="P330"><text:span text:style-name="T45">- L’Illustration : </text:span><text:span text:style-name="T5">La Maison Internationale de la Cité Universitaire</text:span><text:span text:style-name="T45">, Georges Le Fèvre, Paris, 21 mars 1936.</text:span></text:p>
      <text:p text:style-name="P330"><text:span text:style-name="T5">- La Maison Internationale de la Cité Universitaire</text:span><text:span text:style-name="T45"> (extrait de “L’Illustration”), Georges Le Fèvre, 21 mars 1936.</text:span></text:p>
      <text:p text:style-name="P330"><text:span text:style-name="T5">- The Cité Universitaire of the University of Paris</text:span><text:span text:style-name="T45"> (extrait de The educational record), Auguste V. Desclos, Washington, janvier 1937.</text:span></text:p>
      <text:p text:style-name="P330"><text:span text:style-name="T5">- Vie universitaire et échange international – le cas de la Cité Internationale Universitaire de Paris</text:span><text:span text:style-name="T45"> (extrait de la revue de collaboration culturelle franco-japonnaise n°47 : Nichifutsu Bunka), Etienne <text:s/>Dalmasso, mars 1986.</text:span></text:p>
      <text:p text:style-name="P330"><text:span text:style-name="T45">- GEO : </text:span><text:span text:style-name="T5">Paris, le guide pratique</text:span><text:span text:style-name="T45"> (supplément gratuit au n° 235), Le Tour du monde des architectures, Olivier Picard, septembre 1998.</text:span></text:p>
      <text:p text:style-name="P330"><text:span text:style-name="T45">- Le Figaro Magazine : </text:span><text:span text:style-name="T5">Ils mènent la vie de palace en “bossant”, c’est le privilège des pensionnaires de la Cité Universitaire de Paris, 5 novembre 1988</text:span><text:span text:style-name="T45">.</text:span></text:p>
      <text:p text:style-name="P330"><text:span text:style-name="T45">- Revue de l’AMOPA : </text:span><text:span text:style-name="T5">Un Grand Concert à la Cité Internationale Universitaire de Paris</text:span><text:span text:style-name="T45">, mars 1989.</text:span></text:p>
      <text:p text:style-name="P330"><text:span text:style-name="T45">- Distance : </text:span><text:span text:style-name="T5">Promenade dans la Cité internationale Universitair</text:span><text:span text:style-name="T45">e (p. 16-18), Agnès Ravoyard, septembre-octobre 1989.</text:span></text:p>
      <text:p text:style-name="P330"><text:span text:style-name="T45">- L’Evènement du Jeudi : </text:span><text:span text:style-name="T5">5ème anniversaire le 30 novembre 1989 à la Cité Internationale Universitaire de Paris : la nuit européenne</text:span><text:span text:style-name="T45">.</text:span></text:p>
      <text:p text:style-name="P330"><text:span text:style-name="T47">- La vie économique</text:span><text:span text:style-name="T54"> </text:span><text:span text:style-name="T47">: </text:span><text:span text:style-name="T54">Une interview du président du Conseil de la Concurrence, Pierre Laurent</text:span><text:span text:style-name="Footnote_20_Symbol"><text:span text:style-name="T54"><text:note text:id="ftn48" text:note-class="footnote"><text:note-citation>48</text:note-citation><text:note-body><text:p text:style-name="P132"><text:s/>Président du Conseil d’administration de la Cité.</text:p></text:note-body></text:note></text:span></text:span><text:span text:style-name="T54"> : “Nous ne régnons pas par la Terreur”</text:span><text:span text:style-name="T47">, propos recueillis par Laurence Chavane, 12 décembre 1989.</text:span></text:p>
      <text:p text:style-name="P330"><text:span text:style-name="T45">- Le Figaro Magazine : </text:span><text:span text:style-name="T5">L’Université se fait européenne</text:span><text:span text:style-name="T45">, Isabel Segovia, 25 février 1990.</text:span></text:p>
      <text:p text:style-name="P330"><text:span text:style-name="T45">- France Soir : </text:span><text:span text:style-name="T5">La Cité Universitaire, cette inconnue</text:span><text:span text:style-name="T45">, Carine Didier, 29 septembre 1990.</text:span></text:p>
      <text:p text:style-name="P53">20090013 art. 140-142 (suite)</text:p>
      <text:p text:style-name="P64">art. 141 (suite)</text:p>
      <text:p text:style-name="P330"><text:soft-page-break/><text:span text:style-name="T54">- New Post</text:span><text:span text:style-name="Footnote_20_Symbol"><text:span text:style-name="T54"><text:note text:id="ftn49" text:note-class="footnote"><text:note-citation>49</text:note-citation><text:note-body><text:p text:style-name="P132"><text:s/>Journal de La Poste.</text:p></text:note-body></text:note></text:span></text:span><text:span text:style-name="T54">, édition spéciale Cité Internationale Universitaire</text:span><text:span text:style-name="T47">, octobre 1990.</text:span></text:p>
      <text:p text:style-name="P330"><text:span text:style-name="T5">- La Cité dans un jardin, géographie de la Cité Universitaire à Paris 14ème </text:span><text:span text:style-name="T45">(extrait de la revue “Acta geographica”), 1993.</text:span></text:p>
      <text:p text:style-name="P330"><text:span text:style-name="T5">- Bréhat une île hors saison</text:span><text:span text:style-name="T45">, Bruno Caussé, Le Monde, 2000.</text:span></text:p>
      <text:p text:style-name="P330"><text:span text:style-name="T5">- La Cité Universitaire de Paris </text:span><text:span text:style-name="T45">(extrait de la revue “Science et Industrie”), s.d.</text:span></text:p>
      <text:p text:style-name="P330"><text:span text:style-name="T5">- La Cité Internationale Universitaire est lentement rénovée – Les pavillons d’accueil entre guerre et paix</text:span><text:span text:style-name="T45"> (article d’un journal non identifié), Anne-Sophie Cathala, s.d.</text:span></text:p>
      <text:p text:style-name="P330"><text:span text:style-name="T5">- La Cité Internationale Universitaire de Paris se prépare à des travaux – Des architectes au chevet du campus </text:span><text:span text:style-name="T45">(article d’un journal non identifié), Cyril Hofstein, s.d.</text:span></text:p>
      <text:p text:style-name="P330"><text:span text:style-name="T5">- 24 heures à la Cité internationale</text:span><text:span text:style-name="T45"> : </text:span><text:span text:style-name="T5">Etudiants étrangers à Paris</text:span><text:span text:style-name="T45">, Ali Laidi, s.d.</text:span></text:p>
      <text:p text:style-name="P330">- Ecusson du Collège de France, s.d.</text:p>
      <text:p text:style-name="Analyse_20_secondaire"/>
      <text:p text:style-name="P20">Mémoires, exposés. (1986-2000)</text:p>
      <text:p text:style-name="P330"><text:span text:style-name="T45">- Mémoire de Pascal Guerrini : </text:span><text:span text:style-name="T5">La vie politique d’André Honnorat (1868-1950)</text:span><text:span text:style-name="T45">, 1986.</text:span></text:p>
      <text:p text:style-name="P330"><text:span text:style-name="T45">- Mémoire de Franck Sereni : </text:span><text:span text:style-name="T5">Les contacts entre élites internationales dans le cadre de la Cité Internationale Universitaire de Paris (1925-1954)</text:span><text:span text:style-name="T45">, 1988.</text:span></text:p>
      <text:p text:style-name="P330"><text:span text:style-name="T45">- Mémoire de Paola Rebughini : </text:span><text:span text:style-name="T5">La Cité Internationale Universitaire de Paris</text:span><text:span text:style-name="T45">. </text:span><text:span text:style-name="T5">Entre Passé et présent</text:span><text:span text:style-name="T45">, septembre 1998.</text:span></text:p>
      <text:p text:style-name="P330"><text:span text:style-name="T45">- Mémoire d’Eric Baron : </text:span><text:span text:style-name="T5">Analyse de la situation juridique de la CIUP</text:span><text:span text:style-name="T45">, 2000.</text:span></text:p>
      <text:p text:style-name="Cote_20_secondaire">art. 142</text:p>
      <text:p text:style-name="Analyse_20_secondaire">Relations publiques : notes, correspondance, articles de presse, documentations diverses. (1987-1991)</text:p>
      <text:p text:style-name="Cote">20090013 art. 143-147</text:p>
      <text:p text:style-name="Analyse">Actions de communication.</text:p>
      <text:p text:style-name="P34">1931-1986</text:p>
      <text:p text:style-name="Cote_20_secondaire">art. 143</text:p>
      <text:p text:style-name="Analyse_20_secondaire">Généralités : correspondance, notes, documents iconographiques, brochures, pièces annexes. (1960-1977)</text:p>
      <text:p text:style-name="P169">art. 144</text:p>
      <text:p text:style-name="P200"><text:span text:style-name="T47">Films sur la Cité</text:span><text:span text:style-name="Footnote_20_Symbol"><text:span text:style-name="T47"><text:note text:id="ftn50" text:note-class="footnote"><text:note-citation>50</text:note-citation><text:note-body><text:p text:style-name="P132"><text:s/>Notamment trois films : L<text:span text:style-name="T4">a Cité Universitaire, Un curieux visiteur </text:span>et<text:span text:style-name="T4"> Un Monde Nouveau</text:span>.</text:p></text:note-body></text:note></text:span></text:span><text:span text:style-name="T47"> : </text:span><text:span text:style-name="T97">correspondance</text:span><text:span text:style-name="T47">, notes, convention, pièces annexes. (1950-1981)</text:span></text:p>
      <text:p text:style-name="P169">art. 145</text:p>
      <text:p text:style-name="P200">Visites de la Cité : correspondance, <text:span text:style-name="T77">notes</text:span>, affiches. (1957-1986)</text:p>
      <text:p text:style-name="P233">20090013 art. 143-147 (suite)</text:p>
      <text:p text:style-name="P169">art. 146</text:p>
      <text:p text:style-name="P200"><text:span text:style-name="T77">Radiodiffusion</text:span><text:span text:style-name="T45">.</text:span></text:p>
      <text:p text:style-name="P328"><text:soft-page-break/>Télévision : correspondance, notes, pièces annexes (1952-1976) ; publicité d’universités et de grandes écoles : correspondance, notes, pièces annexes (1954-1966).</text:p>
      <text:p text:style-name="P169">art. 147</text:p>
      <text:p text:style-name="P200">Participation, organisation <text:span text:style-name="T79">d’événements</text:span> culturels : correspondance, notes, actes, fiches, factures. (1931-1940)</text:p>
      <text:p text:style-name="P100"/>
      <text:p text:style-name="Titre_20_niveau_20_2">Gestion des ressources humaines</text:p>
      <text:p text:style-name="Titre_20_niveau_20_3">Recrutement et gestion du personnel</text:p>
      <text:p text:style-name="P45"/>
      <text:p text:style-name="P45">20090013 art. 148-150</text:p>
      <text:p text:style-name="P14">Généralités : correspondance, notes, procès-verbaux de conseil, attestations, articles de presse, arrêtés, projets, conventions, fiches, contrats, curriculum vitae, statistiques, protocoles d’accord, règlements, comptes rendus de réunion, rapports, tableaux, cahiers, avis, enquêtes, élections, fiches.</text:p>
      <text:p text:style-name="Dates_20_extrêmes">1935-1995</text:p>
      <text:p text:style-name="P65">art. 148</text:p>
      <text:p text:style-name="P20">1935-1982.</text:p>
      <text:p text:style-name="P167">art. 149</text:p>
      <text:p text:style-name="P184">1983-1989.</text:p>
      <text:p text:style-name="P167">art. 150</text:p>
      <text:p text:style-name="P184">1990-1995.</text:p>
      <text:p text:style-name="Cote">20090013 art. 151</text:p>
      <text:p text:style-name="Analyse">Définition de postes : tableaux, notes.</text:p>
      <text:p text:style-name="Dates_20_extrêmes">1984-1988</text:p>
      <text:p text:style-name="P224">20090013 art. 152</text:p>
      <text:p text:style-name="P260">Rémunérations : notes, fiches, <text:span text:style-name="T97">tableaux</text:span>, procès-verbaux de commission, projets.</text:p>
      <text:p text:style-name="P272">1959-1989</text:p>
      <text:p text:style-name="P224">20090013 art. 153</text:p>
      <text:p text:style-name="P260">Promotions, récompenses, <text:span text:style-name="T97">primes</text:span> : tableaux, fiches, notes, enquêtes, études, tableaux.</text:p>
      <text:p text:style-name="P272">1974-1993</text:p>
      <text:p text:style-name="P224">20090013 art. 154</text:p>
      <text:p text:style-name="P260">Règlements : cahiers, notes, <text:span text:style-name="T97">fiches</text:span>.</text:p>
      <text:p text:style-name="P272">1968-1982</text:p>
      <text:p text:style-name="P224">20090013 art. 155</text:p>
      <text:p text:style-name="P260">Logements de fonction : <text:span text:style-name="T97">cahiers</text:span>, tableaux, notes, correspondance.</text:p>
      <text:p text:style-name="P272">1976-1988</text:p>
      <text:p text:style-name="P224">20090013 art. 156</text:p>
      <text:p text:style-name="P260"><text:span text:style-name="T12">Formation professionnelle : bilans, projets, notes, tableaux, comptes rendus de réunion, programmes, </text:span><text:span text:style-name="T97">bulletins</text:span><text:span text:style-name="T12">, correspondance, formulaires, statuts, contrats, conventions.</text:span></text:p>
      <text:p text:style-name="P272">1973-1993</text:p>
      <text:p text:style-name="P224">20090013 art. 157</text:p>
      <text:p text:style-name="P260"><text:span text:style-name="T45">Comité social : comptes rendus de réunion, bilans, listes d’émargement, notes, attestations, circulaires, </text:span><text:span text:style-name="T97">correspondance</text:span><text:span text:style-name="T45">, convocations, fiches, </text:span><text:soft-page-break/><text:span text:style-name="T45">procès-verbaux des élections, </text:span><text:span text:style-name="T12">règlements, reconnaissances de dettes, factures, contrats, programmes.</text:span></text:p>
      <text:p text:style-name="P277">1973-1983</text:p>
      <text:p text:style-name="Cote">20090013 art. 158</text:p>
      <text:p text:style-name="Analyse">Service social : correspondance, notes, fiches, rapports, circulaires, comptes rendus de réunion, budgets, bilans, rapports, projets, articles de presse, pétitions, organigrammes, tableaux.</text:p>
      <text:p text:style-name="P102">1965-1996</text:p>
      <text:p text:style-name="P224">20090013 art. 159</text:p>
      <text:p text:style-name="P263">Allocation de logement social : listes d’émargement, fiches, notes, tableaux, correspondance, formulaires, circulaires.</text:p>
      <text:p text:style-name="P102">1979-1996</text:p>
      <text:p text:style-name="P224">20090013 art. 160-161</text:p>
      <text:p text:style-name="P263">Aides financières : correspondance, fiches, reconnaissances de dettes, factures.</text:p>
      <text:p text:style-name="P102">1958-1992</text:p>
      <text:p text:style-name="Cote_20_secondaire">art. 160</text:p>
      <text:p text:style-name="Analyse_20_secondaire">Aides financières aux résidents. (1958-1992)</text:p>
      <text:p text:style-name="P169">art. 161</text:p>
      <text:p text:style-name="P186">Aides financières aux personnels. (1981-1992)</text:p>
      <text:p text:style-name="P36"/>
      <text:p text:style-name="Titre_20_niveau_20_3">Médecine du travail</text:p>
      <text:p text:style-name="P37"/>
      <text:p text:style-name="P37">20090013 art. 162-163</text:p>
      <text:p text:style-name="Analyse"><text:span text:style-name="T47">Rapports annuels administratif et financier à l’inspection du travail, rapports technique annuels du médecin du travail</text:span><text:span text:style-name="Footnote_20_Symbol"><text:span text:style-name="T47"><text:note text:id="ftn51" text:note-class="footnote"><text:note-citation>51</text:note-citation><text:note-body><text:p text:style-name="P132"><text:s/>Deux rapports, un pour la Cité et un autre pour l’hôpital.</text:p></text:note-body></text:note></text:span></text:span><text:span text:style-name="T47">, correspondance, notes, factures, documents manuscrits, relevés de compte, pièces annexes.</text:span></text:p>
      <text:p text:style-name="Dates_20_extrêmes">1969-1993</text:p>
      <text:p text:style-name="Cote_20_secondaire">art. 162</text:p>
      <text:p text:style-name="Analyse_20_secondaire">1969 à 1988.</text:p>
      <text:p text:style-name="P169">art. 163</text:p>
      <text:p text:style-name="P186">1989 à 1993.</text:p>
      <text:p text:style-name="P105"/>
      <text:p text:style-name="Titre_20_niveau_20_3">Commissions</text:p>
      <text:p text:style-name="Cote"/>
      <text:p text:style-name="Cote">20090013 art. 164</text:p>
      <text:p text:style-name="Analyse">Commission des salaires et du personnel : convocations, comptes rendus, correspondance, notes, listes d’émargement, pièces annexes.</text:p>
      <text:p text:style-name="Dates_20_extrêmes">1948-1988</text:p>
      <text:p text:style-name="P224">20090013 art. 165</text:p>
      <text:p text:style-name="P263">Commission des primes : convocations, comptes rendus de réunions, pièces annexes, notes, correspondance.</text:p>
      <text:p text:style-name="P272">1973-1990</text:p>
      <text:p text:style-name="P95">Finances</text:p>
      <text:p text:style-name="Titre_20_niveau_20_3">Dommages de guerre</text:p>
      <text:p text:style-name="Cote"/>
      <text:p text:style-name="Cote"><text:soft-page-break/>20090013 art. 166</text:p>
      <text:p text:style-name="Analyse">Etat des lieux général de la Cité : correspondance, notes, tableaux récapitulatifs, procès-verbaux de constat, rapports, décompte général des dégâts, créances de sinistre, listes du mobilier disparu, offres de service.</text:p>
      <text:p text:style-name="P79">1942-1960</text:p>
      <text:p text:style-name="P224">20090013 art. 167</text:p>
      <text:p text:style-name="P260">Etats des dégradations par maisons : correspondance, notes, tableaux récapitulatifs, listes du <text:span text:style-name="T97">mobilier</text:span> disparu, devis estimatifs des dégâts, procès-verbaux de constat, honoraires d’experts, rapports, plans.</text:p>
      <text:p text:style-name="P273">1944-1951</text:p>
      <text:p text:style-name="P224">20090013 art. 168</text:p>
      <text:p text:style-name="P260">Reconstruction mobilière et immobilière : correspondance, notes, tableaux récapitulatifs, devis estimatifs du mobilier et de l’immobilier à remplacer, honoraires d’experts, rapports, factures, listes des fournisseurs, projets, offres de service, extraits de Journal Officiel.</text:p>
      <text:p text:style-name="P273">1946-1960</text:p>
      <text:p text:style-name="P105"/>
      <text:p text:style-name="Titre_20_niveau_20_3">Réquisition de la Cité durant la Guerre</text:p>
      <text:p text:style-name="Cote"/>
      <text:p text:style-name="Cote">20090013 art. 169-170</text:p>
      <text:p text:style-name="Analyse">Occupation allemande.</text:p>
      <text:p text:style-name="Dates_20_extrêmes">1940-1946</text:p>
      <text:p text:style-name="Cote_20_secondaire">art. 169</text:p>
      <text:p text:style-name="Analyse_20_secondaire">Indemnités allouées : correspondance, notes, état des lieux, déclaration de versements, avis de crédit. (<text:span text:style-name="T13">1940-1945)</text:span></text:p>
      <text:p text:style-name="P169">art. 170</text:p>
      <text:p text:style-name="P200">Dossiers complets par maisons : <text:span text:style-name="T77">correspondance,</text:span> notes, dossiers d’estimation, polices d’assurance, plans, état des lieux, descriptifs. (1941-1946)</text:p>
      <text:p text:style-name="P224">20090013 art. 171</text:p>
      <text:p text:style-name="P260">Occupation américaine : correspondance, notes, demandes d’indemnité, inventaires, dossiers estimatifs, état des lieux, avis de crédit, ordres de réquisition, polices d’assurance, mémoires, factures.</text:p>
      <text:p text:style-name="P272">1941-1949</text:p>
      <text:p text:style-name="P282"/>
      <text:p text:style-name="Titre_20_niveau_20_3">Commissions</text:p>
      <text:p text:style-name="P37"/>
      <text:p text:style-name="P37">20090013 art. 172</text:p>
      <text:p text:style-name="Analyse"><text:span text:style-name="T47">Commission du calcul économique</text:span><text:span text:style-name="Footnote_20_Symbol"><text:span text:style-name="T47"><text:note text:id="ftn52" text:note-class="footnote"><text:note-citation>52</text:note-citation><text:note-body><text:p text:style-name="P132"><text:s/>Encore appelée commission financière ou de la gestion comparée, coût réel par lit.</text:p></text:note-body></text:note></text:span></text:span><text:span text:style-name="T47"> : enquêtes auprès des maisons, questionnaires, convocations, comptes rendus de réunions, pièces annexes, notes, correspondance.</text:span></text:p>
      <text:p text:style-name="Dates_20_extrêmes">1973-1986</text:p>
      <text:p text:style-name="P226"/>
      <text:p text:style-name="P153">20090013 art. 173</text:p>
      <text:p text:style-name="P264">Commission des marchés et achats en commun : questionnaires, convocations, comptes rendus de réunions, pièces annexes, notes, correspondance.</text:p>
      <text:p text:style-name="P272">1966-1988</text:p>
      <text:p text:style-name="P260">Commission de <text:span text:style-name="T96">dégrèvements</text:span> : convocations, comptes rendus de réunions.</text:p>
      <text:p text:style-name="P272">1961-1968</text:p>
      <text:p text:style-name="P105"/>
      <text:p text:style-name="Titre_20_niveau_20_3">Gestion budgétaire</text:p>
      <text:p text:style-name="Cote"/>
      <text:p text:style-name="Cote">20090013 art. 174-177</text:p>
      <text:p text:style-name="Analyse">Programmes triennaux.</text:p>
      <text:p text:style-name="Dates_20_extrêmes">1986-1996</text:p>
      <text:p text:style-name="Cote_20_secondaire">art. 174</text:p>
      <text:p text:style-name="Analyse_20_secondaire">Rénovation de la Cité : subventions, programmes, projets, notes, tableaux, correspondance, annexes, fiches, mémoires, rapports, appels d’offre, comptes rendus de réunion, notices techniques, actes d’engagement, échéanciers des financements, comptes rendus de conseils d’administration. (1986-1996)</text:p>
      <text:p text:style-name="P169">art. 175</text:p>
      <text:p text:style-name="P200">Maisons et services : <text:span text:style-name="T77">correspondance,</text:span> annexes financières, fiches, factures, notes, comptes rendus de réunion. (1988-1990)</text:p>
      <text:p text:style-name="P169">art. 176</text:p>
      <text:p text:style-name="P200">Marchés : devis descriptifs, actes <text:span text:style-name="T77">d’engagement</text:span>, cahiers, plans. (1988-1990)</text:p>
      <text:p text:style-name="P169">art. 177</text:p>
      <text:p text:style-name="P200">Dossiers de subvention : fiches, factures, arrêtés, contrats d’assurance, tableaux. (1988-<text:span text:style-name="T77">1992</text:span>)</text:p>
      <text:p text:style-name="Cote">20090013 art. 178-183</text:p>
      <text:p text:style-name="Analyse">Budgets, bilans, comptes (documents comptables) : rapports sur le budget, projet de budget, budgets prévisionnels, comptes rendus financier, comptes rendus de réunion relative à l’examen des comptes, convocations, rapports de l’expert comptable / rapport sur la situation de la Cité, rapports généraux du commissaire aux comptes, rapports comptables et financiers, comptes administratifs, rapports de gestion au conseil d’administration, bilans, notes, correspondance.</text:p>
      <text:p text:style-name="Dates_20_extrêmes">1946-1997</text:p>
      <text:p text:style-name="P65">art. 178</text:p>
      <text:p text:style-name="P20">1946 à 1965.</text:p>
      <text:p text:style-name="P183">art. <text:span text:style-name="T94">179</text:span></text:p>
      <text:p text:style-name="P200">1966 à <text:span text:style-name="T79">1978</text:span>.</text:p>
      <text:p text:style-name="P183">art. <text:span text:style-name="T94">180</text:span></text:p>
      <text:p text:style-name="P200">1979 à <text:span text:style-name="T79">1987</text:span>.</text:p>
      <text:p text:style-name="P183">art. <text:span text:style-name="T94">181</text:span></text:p>
      <text:p text:style-name="P200">1988 à <text:span text:style-name="T79">1992</text:span>.</text:p>
      <text:p text:style-name="P183"/>
      <text:p text:style-name="P163">20090013 art. 178-183 (suite)</text:p>
      <text:p text:style-name="P183">art. <text:span text:style-name="T94">182</text:span></text:p>
      <text:p text:style-name="P200">1993 à 1995.</text:p>
      <text:p text:style-name="P183">art. <text:span text:style-name="T94">183</text:span></text:p>
      <text:p text:style-name="P200">1996 à <text:span text:style-name="T79">1997</text:span>.</text:p>
      <text:p text:style-name="Analyse_20_secondaire"/>
      <text:p text:style-name="P21">L’année 1950 est accompagné de statistiques, l’année 1951 est seulement une étude d’un expert-comptable sur la situation de la Fondation nationale et les années 1952 à 1954 sont des rapports financiers compilés dans un registre. Les années 1947 à 1949 sont manquantes.</text:p>
      <text:p text:style-name="Cote"/>
      <text:p text:style-name="Cote">20090013 art. 184</text:p>
      <text:p text:style-name="Analyse">Plan comptable : correspondance générale, plans comptables.</text:p>
      <text:p text:style-name="Dates_20_extrêmes">1976-1995</text:p>
      <text:p text:style-name="P224">20090013 art. 185</text:p>
      <text:p text:style-name="P260">Budgets travaux : notes, correspondance, rapports, contrats, devis, budgets, programmes, projets, listes, <text:span text:style-name="T97">tableaux</text:span>, plans, pièces comptables.</text:p>
      <text:p text:style-name="P272">1925-1973</text:p>
      <text:p text:style-name="P293"/>
      <text:p text:style-name="Titre_20_niveau_20_3">Ressources</text:p>
      <text:p text:style-name="Cote"/>
      <text:p text:style-name="Cote">20090013 art. 186-194</text:p>
      <text:p text:style-name="Analyse">Subventions : notes, correspondance, bulletins municipaux officiels de la ville de Paris, avis, appels d’offre, projets de travaux, factures, devis (descriptif détaillé), plans, soumissions, mémoires de travaux exécutés, cahiers de prescriptions spéciales, pièces de banques.</text:p>
      <text:p text:style-name="Dates_20_extrêmes">1925-1997</text:p>
      <text:p text:style-name="Cote_20_secondaire">art. 186</text:p>
      <text:p text:style-name="Analyse_20_secondaire">1925-1956.</text:p>
      <text:p text:style-name="P183">art. 187</text:p>
      <text:p text:style-name="P200">1957-<text:span text:style-name="T77">1962</text:span>.</text:p>
      <text:p text:style-name="P183">art. 188</text:p>
      <text:p text:style-name="P200"><text:span text:style-name="T77">1963</text:span>.</text:p>
      <text:p text:style-name="P183">art. 189</text:p>
      <text:p text:style-name="P200"><text:span text:style-name="T77">1964</text:span>-1969.</text:p>
      <text:p text:style-name="P183">art. <text:span text:style-name="T97">190</text:span></text:p>
      <text:p text:style-name="P200">1973-<text:span text:style-name="T77">1984</text:span>.</text:p>
      <text:p text:style-name="P183">art. 191</text:p>
      <text:p text:style-name="P200">1986-<text:span text:style-name="T77">1992</text:span>.</text:p>
      <text:p text:style-name="P183">art. 192</text:p>
      <text:p text:style-name="P200">1993-<text:span text:style-name="T77">1996</text:span>.</text:p>
      <text:p text:style-name="P66">art. 193</text:p>
      <text:p text:style-name="Analyse_20_secondaire"><text:span text:style-name="T46">Subventions diverses (1972-1997) ; </text:span><text:span text:style-name="T45">souscriptions et subventions diverses (1925-1940).</text:span></text:p>
      <text:p text:style-name="P166">art. 194</text:p>
      <text:p text:style-name="P184">Subventions de fonctionnement (ministère de l’Education nationale) (1955-1993) ; demande de subventions (1970-1985).</text:p>
      <text:p text:style-name="Cote"/>
      <text:p text:style-name="P140">20090013 art. 195-200</text:p>
      <text:p text:style-name="Analyse">Dons et legs : documents notariaux (dont testaments, actes de donation), relevés de situation, relevés de portefeuille, avis d’opération, titres, procès-verbaux du conseil de l’université de Paris, pièces bancaires, lettres de dons, reçus, notes, correspondance, photos, articles de presse, extrait de conseil d’administration <text:s/>(classement alphabétique par donateurs).</text:p>
      <text:p text:style-name="Dates_20_extrêmes">1900-1998</text:p>
      <text:p text:style-name="Cote_20_secondaire">art. 195</text:p>
      <text:p text:style-name="Analyse_20_secondaire">Testament Madame Claudon (1931-1932).</text:p>
      <text:p text:style-name="Analyse_20_secondaire">Legs Constantineso (1964-1970).</text:p>
      <text:p text:style-name="Analyse_20_secondaire">Legs Gaidou (1982-1983).</text:p>
      <text:p text:style-name="Analyse_20_secondaire">Donation Gompel (1938).</text:p>
      <text:p text:style-name="Analyse_20_secondaire">Legs Guesdon (1944-1966).</text:p>
      <text:p text:style-name="Analyse_20_secondaire">Testament Guiot (1932-1938).</text:p>
      <text:p text:style-name="Analyse_20_secondaire">Legs Guisez (1944-1984).</text:p>
      <text:p text:style-name="P183">art. 196</text:p>
      <text:p text:style-name="P186">Donation Hansen (1929-1930).</text:p>
      <text:p text:style-name="P186">Donation Haraucourt (1900-1962).</text:p>
      <text:p text:style-name="P183">art. <text:span text:style-name="T97">197</text:span></text:p>
      <text:p text:style-name="P186">Donation Honnorat (1942-1992).</text:p>
      <text:p text:style-name="P183"><text:span text:style-name="T47">art. </text:span><text:span text:style-name="T97">198</text:span></text:p>
      <text:p text:style-name="P200"><text:span text:style-name="T97">Fond Javal</text:span><text:span text:style-name="Footnote_20_Symbol"><text:span text:style-name="T97"><text:note text:id="ftn53" text:note-class="footnote"><text:note-citation>53</text:note-citation><text:note-body><text:p text:style-name="P133"><text:s/>Livres scientifiques acquis au titre de la donation Javal pour la Bibliothèque centrale de la Cité : correspondance avec les éditeurs, listes des livres reçus ou offerts, factures.</text:p></text:note-body></text:note></text:span></text:span><text:span text:style-name="T97"> (1931).</text:span></text:p>
      <text:p text:style-name="P186">Legs Kahn-Wolf (1973-1982).</text:p>
      <text:p text:style-name="P186">Testament Caroline Lévi (1929-1932).</text:p>
      <text:p text:style-name="P186">Legs Manheim (1925-1952).</text:p>
      <text:p text:style-name="P200"><text:span text:style-name="T77">Legs Mazerolles-Summaripa (</text:span>1979-1987).</text:p>
      <text:p text:style-name="P183">art. <text:span text:style-name="T97">199</text:span></text:p>
      <text:p text:style-name="P200">Legs Nogues (1942-1967).</text:p>
      <text:p text:style-name="P183">art. <text:span text:style-name="T97">200</text:span></text:p>
      <text:p text:style-name="P186">Legs Perreau (1940-1978).</text:p>
      <text:p text:style-name="P186">Testament Docteur Poix (1928).</text:p>
      <text:p text:style-name="P186">Legs Prats-Freylon (1944-1951).</text:p>
      <text:p text:style-name="P186">Legs Rougier (1946-1950).</text:p>
      <text:p text:style-name="P186">Legs Roullier (1933-1934).</text:p>
      <text:p text:style-name="P186">Legs Sassoon (1937).</text:p>
      <text:p text:style-name="P186">Legs Simonin (1944).</text:p>
      <text:p text:style-name="P186">Legs Wooley (1931-1933).</text:p>
      <text:p text:style-name="P186">Legs Zelkine (1984).</text:p>
      <text:p text:style-name="P186">Dons et legs divers (1973-1998).</text:p>
      <text:p text:style-name="P50"/>
      <text:p text:style-name="P146">20090013 art. 201</text:p>
      <text:p text:style-name="P10">Donations et dépôts.</text:p>
      <text:p text:style-name="P297">Souscriptions et dons : notes, correspondance, listes de souscripteurs (1926-1938) ; projet de donations d’immeubles : notes, correspondance (1928-1938) ; honoraires des notaires : notes, correspondance, pièces annexes (1926-1966). Dépôt à la Cité d’objets d’art de la Manufacture de Sèvres : notes, correspondance, listes des objets déposés (1926-1938).</text:p>
      <text:p text:style-name="Dates_20_extrêmes">1926-1966</text:p>
      <text:p text:style-name="Cote">20090013 art. 202-224</text:p>
      <text:p text:style-name="Analyse">Chambres fondées.</text:p>
      <text:p text:style-name="Dates_20_extrêmes">1921-1998</text:p>
      <text:p text:style-name="Cote_20_secondaire">art. 202</text:p>
      <text:p text:style-name="Analyse_20_secondaire">Chambres fondées, souscription : notes, correspondance, listes des chambres fondées, statistiques, récapitulatifs historiques, pièces annexes. (1926-1967)</text:p>
      <text:p text:style-name="P169">art. 203</text:p>
      <text:p text:style-name="P200">Subventions d’entretien, répartition : notes, documents manuscrits, correspondance, pièces <text:span text:style-name="T77">annexes</text:span>. (1967-1997)</text:p>
      <text:p text:style-name="P169">art. 204</text:p>
      <text:p text:style-name="P200">Généralités : correspondance générale, carnet, convention, listes de chambres fondées par <text:span text:style-name="T77">maisons</text:span>, pièces annexes. (1973-1997)</text:p>
      <text:p text:style-name="P169">art. 205-206</text:p>
      <text:p text:style-name="P200"><text:span text:style-name="T39">Chambres fondées par des personnalités, gestion : correspondance générale, reçus, documents notariaux, articles de presse, pièces annexes (classement alphabétique). (</text:span><text:span text:style-name="T43">1927-1974)</text:span></text:p>
      <text:p text:style-name="Cote_20_troisième"/>
      <text:p text:style-name="Cote_20_troisième">art. 205</text:p>
      <text:p text:style-name="P27">Mr Baruch (1934).</text:p>
      <text:p text:style-name="P27">Mr Max Behrendt (1928-1957).</text:p>
      <text:p text:style-name="P27">Mr Bengué (1929-1933).</text:p>
      <text:p text:style-name="P27">Mme Diane Benvenutti (1953-1958).</text:p>
      <text:p text:style-name="P27">Bequet (s.d.).</text:p>
      <text:p text:style-name="P27">Mr Maurice Berthonier (1928-1930).</text:p>
      <text:p text:style-name="P27">Mr Albert Blum (1928-1933).</text:p>
      <text:p text:style-name="P27">Mr Henri Bourrelier (1929-1935).</text:p>
      <text:p text:style-name="P27">Mr Boutfol (1930-1938).</text:p>
      <text:p text:style-name="P27">Mr Cadgène (1929-1939).</text:p>
      <text:p text:style-name="P27">Mr Alfred Salomon Cahen (1932-1938).</text:p>
      <text:p text:style-name="P27">Mr Pierre Cartier (1927-1933).</text:p>
      <text:p text:style-name="P27">Mlle Charvet (1932-1967).</text:p>
      <text:p text:style-name="P27">Mr Gabriel Cognacq (1928-1939).</text:p>
      <text:p text:style-name="P27">Mme veuve Dellheim (1954-1956).</text:p>
      <text:p text:style-name="P27">Mme Dreyfus-Barnet (1929-1957).</text:p>
      <text:p text:style-name="P27">Mr Dubosc (1930-1938).</text:p>
      <text:p text:style-name="P27">Mr Maurice Fenaille (1929). </text:p>
      <text:p text:style-name="P27">Mme veuve Forest (1954-1964).</text:p>
      <text:p text:style-name="P27">Mr Frot (1929-1972).</text:p>
      <text:p text:style-name="P42">20090013 art. 202-224 (suite)</text:p>
      <text:p text:style-name="P174">art. 205-206 (suite)</text:p>
      <text:p text:style-name="P213"><text:soft-page-break/>art. 205 (suite)</text:p>
      <text:p text:style-name="P27">Mr Girard (1931-1961).</text:p>
      <text:p text:style-name="P27">Mlle Gougenheim (1929-1938).</text:p>
      <text:p text:style-name="P27">Mr Halphen (1930-1938).</text:p>
      <text:p text:style-name="P27">Mr Hansen (1928-1938).</text:p>
      <text:p text:style-name="P27">Mr Howell (1928-1930).</text:p>
      <text:p text:style-name="P27">Mme Krishnavarma (1930-1949).</text:p>
      <text:p text:style-name="P27">Mr Kulp (1933).</text:p>
      <text:p text:style-name="P27">Mr et Mme Labbé (1929-1939).</text:p>
      <text:p text:style-name="P27">Mme veuve Lacour (1946).</text:p>
      <text:p text:style-name="P27">Mr Lafond frères (1932-1965).</text:p>
      <text:p text:style-name="P27">Mme Lazare Weiller (1931-1933).</text:p>
      <text:p text:style-name="P27">Mme veuve Lereuil (1957).</text:p>
      <text:p text:style-name="P27">Mr Letulle (1930-1938).</text:p>
      <text:p text:style-name="P27">Mme Victor-Lyon (1930-1939).</text:p>
      <text:p text:style-name="P27">Mr Lubet-Barbon (1931-1938).</text:p>
      <text:p text:style-name="P27">Mr Maréchal (1934-1956).</text:p>
      <text:p text:style-name="P27">Mlle de Montfort – Meuse (1929-1948).</text:p>
      <text:p text:style-name="P27">Mlle de Montfort – Basses-Alpes (1929-1938).</text:p>
      <text:p text:style-name="P27">Mlle de Montfort – Civilisations étrangères (1931-1946).</text:p>
      <text:p text:style-name="P27">Mlle de Montfort – Institut d’études germaniques (1931-1947).</text:p>
      <text:p text:style-name="P27">Mr Clarin Mustad (1930-1939).</text:p>
      <text:p text:style-name="Cote_20_troisième">art. 206</text:p>
      <text:p text:style-name="P27">Mr Nogues en faveur d’un étudiant de la ville de Bagnères de Bigorre (1952-1974).</text:p>
      <text:p text:style-name="P27">Mr Nogues en faveur d’un étudiant du département du cantal (1957-1958).</text:p>
      <text:p text:style-name="P27">Mme Ollendorf (1939-1957).</text:p>
      <text:p text:style-name="P27">Mr Paul Painlevé (1934-1961).</text:p>
      <text:p text:style-name="P27">Mr Poron (1929-1967).</text:p>
      <text:p text:style-name="P27">Comte Primoli (1928-1938).</text:p>
      <text:p text:style-name="P27">Mme Rau (1928-1946).</text:p>
      <text:p text:style-name="P27">Mlle Roulier (1933-1944).</text:p>
      <text:p text:style-name="P27">Mr Schönmeyer (1931-1938).</text:p>
      <text:p text:style-name="P27">Mr Seltzer (1929-1973).</text:p>
      <text:p text:style-name="P27">Mme Soutoul (1933-1936).</text:p>
      <text:p text:style-name="P27">Mr Teissier (1932-1942).</text:p>
      <text:p text:style-name="Cote_20_secondaire">art. 207-211</text:p>
      <text:p text:style-name="Analyse_20_secondaire">Chambres fondées par des départements et des villes français, gestion : correspondance générale, correspondance de la préfecture, avis du Trésor public, formulaires de demande d’admission, bulletins d’admission, pièces annexes (classement alphabétique). (1927-1997)</text:p>
      <text:p text:style-name="Cote_20_troisième"/>
      <text:p text:style-name="Cote_20_troisième"/>
      <text:p text:style-name="P145">20090013 art. 202-224 (suite)</text:p>
      <text:p text:style-name="P174">art. 207-211 (suite)</text:p>
      <text:p text:style-name="Cote_20_troisième">art. 207-209</text:p>
      <text:p text:style-name="P27">Départements métropolitains. (1928-1997)</text:p>
      <text:p text:style-name="P301"/>
      <text:p text:style-name="P301">art. 207</text:p>
      <text:p text:style-name="P307">Ain (1971-1972).</text:p>
      <text:p text:style-name="P307">Allier (1928-1971).</text:p>
      <text:p text:style-name="P307">Alpes (1929-1995).</text:p>
      <text:p text:style-name="P307">Hautes-Alpes (1949).</text:p>
      <text:p text:style-name="P307">Alpes-Maritimes (1929-1976).</text:p>
      <text:p text:style-name="P307">Ardennes (1928-1975).</text:p>
      <text:p text:style-name="P307">Aube (1933-1974).</text:p>
      <text:p text:style-name="P307">Aude (1928-1939).</text:p>
      <text:p text:style-name="P307">Bouches-du-Rhône (1933-1996).</text:p>
      <text:p text:style-name="P307">Charente (1932-1978).</text:p>
      <text:p text:style-name="P306">Charente-Maritime (1928-voir dossier G.Cognacq).</text:p>
      <text:p text:style-name="P307">Cher (1928-1977).</text:p>
      <text:p text:style-name="P307">Corrèze (1966-1996).</text:p>
      <text:p text:style-name="P307">Corse (1933-1939).</text:p>
      <text:p text:style-name="P307">Côte d’Or (1949).</text:p>
      <text:p text:style-name="P307">Côtes-du-Nord (1928-1972).</text:p>
      <text:p text:style-name="P307">Creuse (1948-1950).</text:p>
      <text:p text:style-name="P301">art. 208</text:p>
      <text:p text:style-name="P310">Doubs (1929-1978).</text:p>
      <text:p text:style-name="P310">Eure-et-Loir (1961-1985).</text:p>
      <text:p text:style-name="P310">Finistère (1933-1997).</text:p>
      <text:p text:style-name="P310">Gard (1928-1951).</text:p>
      <text:p text:style-name="P310">Hérault (1957-1958).</text:p>
      <text:p text:style-name="P310">Ille-et-Vilaine (1928-1938).</text:p>
      <text:p text:style-name="P310">Indre (1953-1972).</text:p>
      <text:p text:style-name="P310">Indre-et-Loire (1928-1940).</text:p>
      <text:p text:style-name="P310">Jura (1928-1972).</text:p>
      <text:p text:style-name="P310">Loire (1928-1972).</text:p>
      <text:p text:style-name="P310">Haute-Loire (1948).</text:p>
      <text:p text:style-name="P310">Loire-inférieure (1948-1971).</text:p>
      <text:p text:style-name="P310">Loiret (1933-1995).</text:p>
      <text:p text:style-name="P310">Lot-et-Garonne (1928-1933).</text:p>
      <text:p text:style-name="P310">Lozère (1928-1933).</text:p>
      <text:p text:style-name="P310">Manche (1929-1985).</text:p>
      <text:p text:style-name="P310">Marne (1929-1986).</text:p>
      <text:p text:style-name="P310">Meurthe-et-Moselle (1928-1946).</text:p>
      <text:p text:style-name="P310">Meuse (voir dossier Mle de Montfort).</text:p>
      <text:p text:style-name="P310">Morbihan (1929-1996).</text:p>
      <text:p text:style-name="P310">Moselle (1928-1961).</text:p>
      <text:p text:style-name="P310">Nièvre (1929-1976).</text:p>
      <text:p text:style-name="P310">Nord (1928-1939).</text:p>
      <text:p text:style-name="P310">Oise (1928-1972).</text:p>
      <text:p text:style-name="P310">Orne (1928-1938).</text:p>
      <text:p text:style-name="P145">20090013 art. 202-224 (suite)</text:p>
      <text:p text:style-name="P174">art. 207-211 (suite)</text:p>
      <text:p text:style-name="Cote_20_troisième">art. 207-209 (suite)</text:p>
      <text:p text:style-name="P301"/>
      <text:p text:style-name="P301">art. 208 (suite)</text:p>
      <text:p text:style-name="P310">Pas-de-Calais (1931-1992).</text:p>
      <text:p text:style-name="P310">Puy-de-Dôme (1929-1996).</text:p>
      <text:p text:style-name="P312">Pyrénées-Orientales (1928-1938).</text:p>
      <text:p text:style-name="P301">art. 209</text:p>
      <text:p text:style-name="P310">Bas-Rhin (1928-1939).</text:p>
      <text:p text:style-name="P310">Haut-Rhin (1928-1963).</text:p>
      <text:p text:style-name="P310">Rhône - voir dossier Cadgène (1937-1997).</text:p>
      <text:p text:style-name="P310">Saône-et-Loire (1928-1939).</text:p>
      <text:p text:style-name="P310">Sarthe (1928-1972).</text:p>
      <text:p text:style-name="P310">Haute-Savoie (1928-1972).</text:p>
      <text:p text:style-name="P310">Seine-Maritime (1929-1939).</text:p>
      <text:p text:style-name="P310">Seine-et-Marne (1928-1939).</text:p>
      <text:p text:style-name="P310">Seine-et-Oise (1928-1971).</text:p>
      <text:p text:style-name="P310">Somme (1928-1987).</text:p>
      <text:p text:style-name="P310">Territoire de Belfort (1928-1939).</text:p>
      <text:p text:style-name="P310">Var (1933-1939).</text:p>
      <text:p text:style-name="P310">Vaucluse (1933-1939).</text:p>
      <text:p text:style-name="P310">Vendée (1928-1938).</text:p>
      <text:p text:style-name="P310">Haute-Vienne (1933-1996).</text:p>
      <text:p text:style-name="P310">Vosges (1928-1971).</text:p>
      <text:p text:style-name="P313">Yonne (1932-1949).</text:p>
      <text:p text:style-name="P301">art. 210</text:p>
      <text:p text:style-name="P309">DOM – TOM. (1927-1996)</text:p>
      <text:p text:style-name="P321">La Réunion (1946-1996).</text:p>
      <text:p text:style-name="P321">La Martinique (1927-1970).</text:p>
      <text:p text:style-name="P322">La Polynésie (1971-1973).</text:p>
      <text:p text:style-name="P323">Saint-Pierre et Miquelon (1931-1934).</text:p>
      <text:p text:style-name="P301">art. 211</text:p>
      <text:p text:style-name="P309">Villes. (1930-1996)</text:p>
      <text:p text:style-name="P324">Béthune (1931-1946).</text:p>
      <text:p text:style-name="P324">Châlons-sur-Marne ( 1931-1974).</text:p>
      <text:p text:style-name="P324">Fontainebleau (1934-1996).</text:p>
      <text:p text:style-name="P324">Le Havre (1930-1996).</text:p>
      <text:p text:style-name="P324">Nice (1954-1973).</text:p>
      <text:p text:style-name="P325">Reims (1930-1972).</text:p>
      <text:p text:style-name="P65">art. 212-214</text:p>
      <text:p text:style-name="P20">Chambres fondées par des pays et des organismes étrangers, gestion : correspondance générale, reçus, formulaires de demande d’admission, bulletins d’admission, pièces annexes (classement alphabétique). (1927-1996)</text:p>
      <text:p text:style-name="Cote_20_troisième"/>
      <text:p text:style-name="Cote_20_troisième"/>
      <text:p text:style-name="P145">20090013 art. 202-224 (suite)</text:p>
      <text:p text:style-name="P174">art. 212-214 (suite)</text:p>
      <text:p text:style-name="Cote_20_troisième"/>
      <text:p text:style-name="Cote_20_troisième">art. 212</text:p>
      <text:p text:style-name="P27">Algérie (1929-1972).</text:p>
      <text:p text:style-name="P27">Gouvernement général de l’Algérie (1949-1957).</text:p>
      <text:p text:style-name="P27">Département d’Alger (1933-1938).</text:p>
      <text:p text:style-name="P27">Département d’Oran (1929-1962).</text:p>
      <text:p text:style-name="P27">Direction des Beaux-Arts (1949-1961).</text:p>
      <text:p text:style-name="P27">Compagnie des dragages et des entreprises maritimes (1931-1933).</text:p>
      <text:p text:style-name="P27">Bourses de la délégation générale du gouvernement en Algérie (1930-1960).</text:p>
      <text:p text:style-name="P27">Fonds d’action sociale pour travailleurs migrants algériens (1960-1972).</text:p>
      <text:p text:style-name="P29">Etat des Alaouites (1928).</text:p>
      <text:p text:style-name="P27">Arménie (1992-1996).</text:p>
      <text:p text:style-name="P27">Union générale arménienne de bienfaisance (UGAB) (s.d.).</text:p>
      <text:p text:style-name="P29">Autriche (1962-1988).</text:p>
      <text:p text:style-name="Cote_20_troisième">art. 213</text:p>
      <text:p text:style-name="P27">Burkina-Faso (1979-1993).</text:p>
      <text:p text:style-name="P27">Cameroun (1976-1989).</text:p>
      <text:p text:style-name="P29">Corée (1978-1985).</text:p>
      <text:p text:style-name="P27">Côte d’Ivoire (1975-1996).</text:p>
      <text:p text:style-name="P27">Islande (1946-1996).</text:p>
      <text:p text:style-name="P27">Madagascar (1927-1957).</text:p>
      <text:p text:style-name="P27">Maroc (1928-1968).</text:p>
      <text:p text:style-name="P27">Banque d’Etat du Maroc (1930-1955).</text:p>
      <text:p text:style-name="P27">Compagnie des chemins de fer du Maroc (1930-1968).</text:p>
      <text:p text:style-name="P27">Compagnie générale du Maroc (1930-1934).</text:p>
      <text:p text:style-name="P27">Résidence générale du Maroc (1928-1952).</text:p>
      <text:p text:style-name="P27">Iran (1932-1936).</text:p>
      <text:p text:style-name="P27">Portugal (1931-1939).</text:p>
      <text:p text:style-name="P27">Sénégal (1983-1992).</text:p>
      <text:p text:style-name="P27">Siam (1935).</text:p>
      <text:p text:style-name="P27">Syrie (1928-1931).</text:p>
      <text:p text:style-name="P27">Tchécoslovaquie (1945-1946).</text:p>
      <text:p text:style-name="Cote_20_troisième">art. 214</text:p>
      <text:p text:style-name="P27">Yougoslavie. (1930-1989)</text:p>
      <text:p text:style-name="P63"/>
      <text:p text:style-name="P142">20090013 art. 202-224 (suite)</text:p>
      <text:p text:style-name="P63">art. 215-219</text:p>
      <text:p text:style-name="Analyse_20_secondaire"><text:span text:style-name="T47">Chambres fondées par différents organismes français</text:span><text:span text:style-name="Footnote_20_Symbol"><text:span text:style-name="T47"><text:note text:id="ftn54" text:note-class="footnote"><text:note-citation>54</text:note-citation><text:note-body><text:p text:style-name="P132"><text:s/>Ces organismes peuvent être des entreprises, des associations, des syndicats, des banques, des universités, etc.</text:p></text:note-body></text:note></text:span></text:span><text:span text:style-name="T47">, gestion : correspondance générale, reçus, avis du Trésor Public, formulaires de demande d’admission, bulletins d’admission, pièces annexes (classement alphabétique). (1921-1997)</text:span></text:p>
      <text:p text:style-name="Cote_20_troisième"/>
      <text:p text:style-name="Cote_20_troisième">art. 215</text:p>
      <text:p text:style-name="P27">Alsaciens lorrains – Fondation Guggenheim (1927-1963).</text:p>
      <text:p text:style-name="P27">Amitiés niçoises (1971-1972).</text:p>
      <text:p text:style-name="P27">Association des caisses de cadres du groupe Mornay Europe (ACGME) (1954-1996).</text:p>
      <text:p text:style-name="P27">Association générale des institutions de retraite des cadres (AGIRC) (1957-1996).</text:p>
      <text:p text:style-name="P27">Banque de France (1948-1990).</text:p>
      <text:p text:style-name="P27">Banque nationale de Paris (1958-1973).</text:p>
      <text:p text:style-name="P27">Banque de l’Union parisienne (1928-1930).</text:p>
      <text:p text:style-name="P27">Banque de Paris et des Pays-Bas (1971-1972).</text:p>
      <text:p text:style-name="P27">Bon Marché (1935).</text:p>
      <text:p text:style-name="P27">Caisse de retraite des industries de la construction électrique et de l’électronique (CAPRICEL) (1952-1984).</text:p>
      <text:p text:style-name="Cote_20_troisième">art. 216</text:p>
      <text:p text:style-name="P27">Caisse interprofessionnelle de prévoyance des cadres – CIPC (1952-1996).</text:p>
      <text:p text:style-name="P27">Caisse de retraite par répartition des ingénieurs, cadres et assimilés (CRICA) (1959-1996).</text:p>
      <text:p text:style-name="P27">Caisse de retraite et de prévoyance des cadres de la presse (CRPC) (1984-1995).</text:p>
      <text:p text:style-name="P27">Centre Chirurgical Marie Lannelongue (1953-1966).</text:p>
      <text:p text:style-name="P27">Centre européen de formation des statisticiens économistes des pays en voie de développement (CESD) (1977-1994).</text:p>
      <text:p text:style-name="P27">Chambre composite (1930-1933).</text:p>
      <text:p text:style-name="P27">Chambre de Commerce de Paris (1931-1933)</text:p>
      <text:p text:style-name="P27">Chambre de Commerce de Saint-Dizier (1928-1973).</text:p>
      <text:p text:style-name="P27">Chambre des notaires (1933).</text:p>
      <text:p text:style-name="P27">Comité central de patronage de la jeunesse yougoslave (1933-1936)</text:p>
      <text:p text:style-name="P27">Comité national des conseillers du commerce extérieur (1931-1937).</text:p>
      <text:p text:style-name="P27">Commission nationale française pour l’UNESCO (CNFU) (1991-1996)</text:p>
      <text:p text:style-name="P27">Compagnie française des mines de Bor (1937-1939).</text:p>
      <text:p text:style-name="P27">Compagnie Royale asturienne des mines (1958).</text:p>
      <text:p text:style-name="P142">20090013 art. 202-224 (suite)</text:p>
      <text:p text:style-name="P63">art. 215-219 (suite)</text:p>
      <text:p text:style-name="P75">art. 216 (suite)</text:p>
      <text:p text:style-name="P27">Crédit Foncier (1959-1986).</text:p>
      <text:p text:style-name="P27">Ecole des Chartes (1939-1972).</text:p>
      <text:p text:style-name="P27">Ecole des Mines (1987-1996).</text:p>
      <text:p text:style-name="P27">Ecole nationale des Ponts et Chaussées (1978-1996).</text:p>
      <text:p text:style-name="P27">Ecole nationale de la statistique et de l’administration économique (ENSAE) (1985-1996).</text:p>
      <text:p text:style-name="Cote_20_troisième">art. 217</text:p>
      <text:p text:style-name="P27">Ecole nationale supérieure de l’aéronautique (ENSA) (1958-1965).</text:p>
      <text:p text:style-name="P27">Ecole nationale supérieure de l’enseignement technique (ENSET) (1921-1956).</text:p>
      <text:p text:style-name="P27">Ecole nationale supérieure du pétrole et des moteurs (ENSPM) (1985).</text:p>
      <text:p text:style-name="P27">Ecole nationale supérieure des télécommunications (ENST) (1974-1997).</text:p>
      <text:p text:style-name="P27">Ecole nationale supérieure des techniques avancées (ENSTA) (1951-1997).</text:p>
      <text:p text:style-name="P27">Ecole supérieure de physique et de chimie industrielles de la ville de Paris - ESPCI (1987).</text:p>
      <text:p text:style-name="P27">Ecole supérieure du soudage et de ses applications (ESSA) (1972-1993).</text:p>
      <text:p text:style-name="P27">Ecrivains anciens combattants – Association (1929-1933).</text:p>
      <text:p text:style-name="P27">Exposition Paul Rosenberg (1930-1931).</text:p>
      <text:p text:style-name="P27">Fédération du bâtiment (1929-1937).</text:p>
      <text:p text:style-name="P27">Fédération française des sociétés d’assurances (1931-1976).</text:p>
      <text:p text:style-name="P27">Fondation Henri de Rothschild (1931-1954).</text:p>
      <text:p text:style-name="Cote_20_troisième">art. 218</text:p>
      <text:p text:style-name="P27">Institut international d’administration publique (IIAP) (1972-1994).</text:p>
      <text:p text:style-name="P27">Institut international de planification de l’éducation (IIEP) (1983-1996).</text:p>
      <text:p text:style-name="P27">Institution de retraites des cadres et assimilés de France et de l’extérieur (IRCAFEX) (1964-1996).</text:p>
      <text:p text:style-name="P27">Librairie Hachette (1951-1972).</text:p>
      <text:p text:style-name="P27">Magasins du Printemps (1934-1943).</text:p>
      <text:p text:style-name="P27">Manufacture de Saint-Gobain (1932-1961).</text:p>
      <text:p text:style-name="P27">Métropolitain (1929-1933).</text:p>
      <text:p text:style-name="P27">Ministère des Affaires étrangères (1928-1967).</text:p>
      <text:p text:style-name="P27">Ministère de la Santé publique (1932-1959).</text:p>
      <text:p text:style-name="P27">Association inter universitaire Mumm-Martell (1991-1996).</text:p>
      <text:p text:style-name="P27"/>
      <text:p text:style-name="P142">20090013 art. 202-224 (suite)</text:p>
      <text:p text:style-name="P63">art. 215-219 (suite)</text:p>
      <text:p text:style-name="P75"/>
      <text:p text:style-name="P75">art. 218 (suite)</text:p>
      <text:p text:style-name="P27">Etablissement national des invalides de la marine (1933-1995).</text:p>
      <text:p text:style-name="P27">Pechiney (1958-1972).</text:p>
      <text:p text:style-name="P27">Rotary club international (1929-1996).</text:p>
      <text:p text:style-name="P27">SNCF (1927-1982).</text:p>
      <text:p text:style-name="Cote_20_troisième">art. 219</text:p>
      <text:p text:style-name="P27">Société de protection des alsaciens lorrains (1932-1935).</text:p>
      <text:p text:style-name="P27">Syndicats des éditeurs d’art (1928-1930).</text:p>
      <text:p text:style-name="P27">Union médicale latine (1933-1938).</text:p>
      <text:p text:style-name="P27">Union des syndicats d’électricité (1928-1954).</text:p>
      <text:p text:style-name="P27">Université de Nimègue (1994-1997).</text:p>
      <text:p text:style-name="P27">Université Paris-Sud Orsay XI (1992-1994).</text:p>
      <text:p text:style-name="Cote_20_secondaire">art. 220-222</text:p>
      <text:p text:style-name="Analyse_20_secondaire">Chambres fondées, conventions dénoncées : correspondance, conventions, pièces annexes (classement alphabétique). (1925-1998)</text:p>
      <text:p text:style-name="Cote_20_troisième"/>
      <text:p text:style-name="Cote_20_troisième">art. 220</text:p>
      <text:p text:style-name="P27">Collectivités locales. (1928-1998)</text:p>
      <text:p text:style-name="P303">Alpes-Maritimes (1928-1976).</text:p>
      <text:p text:style-name="P303">Aube (1928-1990).</text:p>
      <text:p text:style-name="P303">Charente (1928-1986).</text:p>
      <text:p text:style-name="P303">Charente-Maritime (1983-1984).</text:p>
      <text:p text:style-name="P303">Corse (1957-1993).</text:p>
      <text:p text:style-name="P303">Eure-et-Loir (1928-1985).</text:p>
      <text:p text:style-name="P303">Haute-Vienne (1928-1998).</text:p>
      <text:p text:style-name="P303">Pas-de-Calais (1928-1992).</text:p>
      <text:p text:style-name="P303">Seine-Maritime (1928-1996).</text:p>
      <text:p text:style-name="P303">Somme (1928-1987).</text:p>
      <text:p text:style-name="P303">Var (1928-1986).</text:p>
      <text:p text:style-name="P303">Vaucluse (1928-1991).</text:p>
      <text:p text:style-name="P303">Ville de Bagnères de Bigorre (1971-1990).</text:p>
      <text:p text:style-name="Cote_20_troisième">art. 221</text:p>
      <text:p text:style-name="P27">Pays. (1927-1997)</text:p>
      <text:p text:style-name="P303">Cameroun (1974-1991).</text:p>
      <text:p text:style-name="P303">Corée (1978-1997).</text:p>
      <text:p text:style-name="P303">Islande (1927-1996).</text:p>
      <text:p text:style-name="Cote_20_troisième"/>
      <text:p text:style-name="P142">20090013 art. 202-224 (suite)</text:p>
      <text:p text:style-name="P63">art. 220-222 (suite)</text:p>
      <text:p text:style-name="Cote_20_troisième"/>
      <text:p text:style-name="Cote_20_troisième">art. 222</text:p>
      <text:p text:style-name="P27">Organismes. (1925-1995)</text:p>
      <text:p text:style-name="P303">Association Générale de Prévoyance des Cadres (AGPC) (1954-1995).</text:p>
      <text:p text:style-name="P303">Banque de France (1931-1990).</text:p>
      <text:p text:style-name="P303">Chambre de commerce et d’industrie de Nouméa – Nouvelle-Calédonie (1928-1993).</text:p>
      <text:p text:style-name="P303">Centre européen de formation des statisticiens économistes des pays en voie de développement (CESD) (1972-1995).</text:p>
      <text:p text:style-name="P303">Crédit Foncier de France (1925-1986).</text:p>
      <text:p text:style-name="P303">Ecole nationale des Chartes (1971-1990).</text:p>
      <text:p text:style-name="P303">Ecole nationale supérieure du pétrole et des moteurs (ENSPM) (1985-1986).</text:p>
      <text:p text:style-name="P303">Ecole supérieure de physique et de chimie industrielles de la ville de Paris (1987).</text:p>
      <text:p text:style-name="P303">Ecole supérieure du soudage et de ses applications (ESSA) (1992-1993)</text:p>
      <text:p text:style-name="P303">Institut international d’administration publique (1972-1995).</text:p>
      <text:p text:style-name="P303">SNCF (1927-1986).</text:p>
      <text:p text:style-name="Cote_20_secondaire">art. 223-224</text:p>
      <text:p text:style-name="Analyse_20_secondaire">Loyer des chambres. (1945-1998)</text:p>
      <text:p text:style-name="P74"/>
      <text:p text:style-name="P74">art. 223</text:p>
      <text:p text:style-name="Analyse_20_troisième"><text:span text:style-name="T53">Taux de redevances</text:span><text:span text:style-name="Footnote_20_Symbol"><text:span text:style-name="T53"><text:note text:id="ftn55" text:note-class="footnote"><text:note-citation>55</text:note-citation><text:note-body><text:p text:style-name="P132"><text:s/>Loyers durant l’année universitaire et les vacances d’été.</text:p></text:note-body></text:note></text:span></text:span><text:span text:style-name="T53"> : correspondance, notes, tableaux des loyers par maison, pièces annexes. </text:span><text:span text:style-name="T49">Enquête sur les taux de redevances : formulaires (1968-1971).</text:span></text:p>
      <text:p text:style-name="P214">art. 224</text:p>
      <text:p text:style-name="Analyse_20_troisième"><text:span text:style-name="T49">Cessation de paiement des redevances</text:span><text:span text:style-name="Footnote_20_Symbol"><text:span text:style-name="T49"><text:note text:id="ftn56" text:note-class="footnote"><text:note-citation>56</text:note-citation><text:note-body><text:p text:style-name="P132"><text:s/>Grève des loyers.</text:p></text:note-body></text:note></text:span></text:span><text:span text:style-name="T49"> : notes, correspondance, compte rendu de réunion, avis d’information, avis et rappels de paiement, pétitions, tracts. (1966-1998)</text:span></text:p>
      <text:p text:style-name="P342"/>
      <text:p text:style-name="Titre_20_niveau_20_3">Affaires financières diverses</text:p>
      <text:p text:style-name="P41"/>
      <text:p text:style-name="P41">20090013 art. 225</text:p>
      <text:p text:style-name="Analyse"><text:span text:style-name="T56">Malversations financières dans les maisons</text:span><text:span text:style-name="Footnote_20_Symbol"><text:span text:style-name="T57"><text:note text:id="ftn57" text:note-class="footnote"><text:note-citation>57</text:note-citation><text:note-body><text:p text:style-name="P132"><text:s/>Affaire Deutsch de la Meurthe, affaire Collège franco-britannique.</text:p></text:note-body></text:note></text:span></text:span><text:span text:style-name="T56"> : notes, correspondance, rapports, pièces annexes, factures, pièces de banque et de compte, articles de presse, notes manuscrites.</text:span></text:p>
      <text:p text:style-name="Dates_20_extrêmes">1972-1983</text:p>
      <text:p text:style-name="P49"/>
      <text:p text:style-name="P140"><text:span text:style-name="T25">20090013 a</text:span><text:span text:style-name="T65">rt. 226</text:span></text:p>
      <text:p text:style-name="P13">Cotisations par maisons / fondations : notes, correspondance, tableaux, avis, brochures, pièces comptables.</text:p>
      <text:p text:style-name="Dates_20_extrêmes">1936-1939</text:p>
      <text:p text:style-name="Cote">20090013 art. 227</text:p>
      <text:p text:style-name="Analyse">Difficultés financières de la Fondation nationale : notes, correspondance, tableaux, projets, comptes rendus de réunion, statistiques, organigrammes, pièces comptables.</text:p>
      <text:p text:style-name="Dates_20_extrêmes">1977-1978</text:p>
      <text:p text:style-name="P165"/>
      <text:p text:style-name="Titre_20_niveau_20_3">Banques</text:p>
      <text:p text:style-name="P46"/>
      <text:p text:style-name="P46">20090013 art. 228</text:p>
      <text:p text:style-name="P15">Correspondance générale, rapports financiers.</text:p>
      <text:p text:style-name="P79">1935-1990</text:p>
      <text:p text:style-name="P228">20090013 art. 229</text:p>
      <text:p text:style-name="P260">Banque Lazard <text:span text:style-name="T98">frères</text:span> et Compagnie : correspondance générale, notes, fiches, pièces comptables.</text:p>
      <text:p text:style-name="P273">1925-1938</text:p>
      <text:p text:style-name="P228">20090013 art. 230</text:p>
      <text:p text:style-name="P260">Crédit Foncier : <text:span text:style-name="T98">correspondance</text:span> générale, notes, fiches, pièces comptables.</text:p>
      <text:p text:style-name="P273">1934-1947</text:p>
      <text:p text:style-name="P228">20090013 art. 231</text:p>
      <text:p text:style-name="P260">Autres banques : <text:span text:style-name="T98">correspondance</text:span> générale, notes, fiches, pièces comptables.</text:p>
      <text:p text:style-name="P273">1929-1951</text:p>
      <text:p text:style-name="P105"/>
      <text:p text:style-name="Titre_20_niveau_20_3">Service financier</text:p>
      <text:p text:style-name="Cote"/>
      <text:p text:style-name="Cote">20090013 art. 232</text:p>
      <text:p text:style-name="Analyse">Généralités : correspondance, notes, fiches, curriculum vitae, rapports, tableaux, arrêtés, extraits du conseil d’administration, statistiques, études, projets, comptes rendus d’assemblée/réunion, procès-verbaux de commissions, conventions, dépôts de titres.</text:p>
      <text:p text:style-name="Dates_20_extrêmes">1955-1967</text:p>
      <text:p text:style-name="P224">20090013 art. 233</text:p>
      <text:p text:style-name="P260">Dossiers de maison : <text:span text:style-name="T97">correspondance,</text:span> notes, fiches, factures.</text:p>
      <text:p text:style-name="P272">1960-1994</text:p>
      <text:p text:style-name="P136">Gestion du domaine et du patrimoine</text:p>
      <text:p text:style-name="P92"/>
      <text:p text:style-name="Titre_20_niveau_20_2">Constitution du domaine</text:p>
      <text:p text:style-name="Cote"/>
      <text:p text:style-name="Cote">20090013 art. 234-235</text:p>
      <text:p text:style-name="Analyse">Donation.</text:p>
      <text:p text:style-name="P79">1924-1990</text:p>
      <text:p text:style-name="Cote_20_secondaire">art. 234</text:p>
      <text:p text:style-name="Analyse_20_secondaire">Acte : notes, correspondance, arrêtés, décrets, conventions, comptes rendus de réunions. (1924-1990)</text:p>
      <text:p text:style-name="P169">art. 235</text:p>
      <text:p text:style-name="P186">Plans du domaine, calques. (1928-1985)</text:p>
      <text:p text:style-name="Cote">20090013 art. 236-247</text:p>
      <text:p text:style-name="Analyse">Expropriation, échanges, acquisitions de terrains.</text:p>
      <text:p text:style-name="Dates_20_extrêmes">1921-1996</text:p>
      <text:p text:style-name="Cote_20_secondaire">art. 236-240</text:p>
      <text:p text:style-name="Analyse_20_secondaire">Expropriations. (1926-1943)</text:p>
      <text:p text:style-name="P75"/>
      <text:p text:style-name="P75">art. 236</text:p>
      <text:p text:style-name="Analyse_20_troisième"><text:span text:style-name="T49">Expropriation de la Zone</text:span><text:span text:style-name="Footnote_20_Symbol"><text:span text:style-name="T49"><text:note text:id="ftn58" text:note-class="footnote"><text:note-citation>58</text:note-citation><text:note-body><text:p text:style-name="P132"><text:s/>Terrains appartenant à Gentilly et à Montrouge.</text:p></text:note-body></text:note></text:span></text:span><text:span text:style-name="T49"> : notes, correspondance, des propriétaires, liste des locataires, rapport du Sénat, projet de loi du Sénat, plans, articles de presse, calques, photos, bulletins municipaux officiel de la ville de Paris. (1926-1937)</text:span></text:p>
      <text:p text:style-name="P207">art. 237</text:p>
      <text:p text:style-name="P27">Expropriation de terrains à Gentilly : notes, correspondance, liste des propriétaires, liste des locataires, projet de loi de la Chambre des députés, plans, calque, bulletins municipaux officiel de la ville de Paris. (1928-1942)</text:p>
      <text:p text:style-name="P27"/>
      <text:p text:style-name="Analyse_20_troisième"><text:span text:style-name="Appel_20_note_20_de_20_bas_20_de_20_p.1"><text:span text:style-name="T29">Cet article contient un dossier sur le déclassement de l’enceinte fortifiée de Paris avec des rapports, des avis de la Chambre des Députés et un rapport du Sénat (1919-1929).</text:span></text:span></text:p>
      <text:p text:style-name="P207"/>
      <text:p text:style-name="P207">art. 238</text:p>
      <text:p text:style-name="P27">Immeubles expropriés de Gentilly : notes, correspondance, bail, liste des propriétaires, liste des locataires, arrêté, plans, calque, bulletins municipaux officiel de la ville de Paris. (1928-1943)</text:p>
      <text:p text:style-name="P31"/>
      <text:p text:style-name="Analyse_20_troisième"><text:span text:style-name="Appel_20_note_20_de_20_bas_20_de_20_p.1"><text:span text:style-name="T29">Cet article contient un dossier </text:span></text:span><text:span text:style-name="Appel_20_note_20_de_20_bas_20_de_20_p.1"><text:span text:style-name="T31">relatif aux impôts sur les terrains expropriés de Gentilly.</text:span></text:span></text:p>
      <text:p text:style-name="P217"/>
      <text:p text:style-name="P163">20090013 art. 236-247 (suite)</text:p>
      <text:p text:style-name="P183">art. 236-240 (suite)</text:p>
      <text:p text:style-name="P217">art. 239-240</text:p>
      <text:p text:style-name="P27">Indemnités d’expropriation des terrains de Gentilly : fiches sur les propriétaires, fiches sur les locataires, plans, notes (classement selon la localisation des immeubles expropriés). (1930-1935)</text:p>
      <text:p text:style-name="P335"/>
      <text:p text:style-name="P335">art. 239</text:p>
      <text:p text:style-name="P319"><text:span text:style-name="T47">Avenue du Docteur Durand</text:span><text:span text:style-name="Footnote_20_Symbol"><text:span text:style-name="T47"><text:note text:id="ftn59" text:note-class="footnote"><text:note-citation>59</text:note-citation><text:note-body><text:p text:style-name="P132"><text:s/>Cette avenue a été baptisée Avenue Joseph Staline puis a été débaptisée et s’appelle aujourd’hui Avenue Lénine.</text:p></text:note-body></text:note></text:span></text:span><text:span text:style-name="T47">.</text:span></text:p>
      <text:p text:style-name="P333">art. 240</text:p>
      <text:p text:style-name="P317">Avenue de Mazagran.</text:p>
      <text:p text:style-name="P317">Rue de Montrouge.</text:p>
      <text:p text:style-name="P317">Rue du Réservoir.</text:p>
      <text:p text:style-name="P317">Aménagement des terrains de Gentilly : notes, correspondance, factures. (1933-1935)</text:p>
      <text:p text:style-name="P65">art. 241</text:p>
      <text:p text:style-name="P20">Construction d’un égout collecteur à Gentilly : notes, correspondance, projet d’acte, plans établis par les Ponts et Chaussées. (1935)</text:p>
      <text:p text:style-name="P167">art. 242</text:p>
      <text:p text:style-name="P200"><text:span text:style-name="T47">Mitoyennetés : correspondance</text:span><text:span text:style-name="Footnote_20_Symbol"><text:span text:style-name="T47"><text:note text:id="ftn60" text:note-class="footnote"><text:note-citation>60</text:note-citation><text:note-body><text:p text:style-name="P132"><text:s/>Correspondance notamment avec Messieurs Prade, de Saunière, Legros, Thorel et Bechmann.</text:p></text:note-body></text:note></text:span></text:span><text:span text:style-name="T47">, conventions avec les riverains, plans, croquis, schémas. (</text:span><text:span text:style-name="T94">1932</text:span><text:span text:style-name="T47">-1946)</text:span></text:p>
      <text:p text:style-name="P167">art. 243-246</text:p>
      <text:p text:style-name="P200">Echanges. (<text:span text:style-name="T79">1921</text:span>-1996)</text:p>
      <text:p text:style-name="Cote_20_troisième"/>
      <text:p text:style-name="Cote_20_troisième">art. 243</text:p>
      <text:p text:style-name="P27">Echanges de terrains entre l’Université et la ville de Paris : notes, correspondance, convention, procès-verbaux, lois (extraits de Journal Officiel), comptes rendus, plans. (1921-1960)</text:p>
      <text:p text:style-name="P203">art. 244</text:p>
      <text:p text:style-name="P255"><text:span text:style-name="T45">Extension de la Cité : </text:span><text:span text:style-name="T9">notes, correspondance, plans, calques, comptes rendus de Conseils municipaux de la commune de Gentilly, bulletins municipaux officiels de la ville de Paris, procès-verbaux d’organismes divers en liaison <text:s/>avec l’architecture et l’urbanisme de la région parisienne. (</text:span><text:span text:style-name="T45">1941-1954)</text:span></text:p>
      <text:p text:style-name="P208">art. 245</text:p>
      <text:p text:style-name="P255"><text:span text:style-name="T9">Société anonyme d’Habitations à bon marche de la </text:span><text:span text:style-name="T81">Cité</text:span><text:span text:style-name="T9"> Universitaire : registre de procès-verbaux du conseil d’administration, registre de procès-verbaux des Assemblées générales, notes. (</text:span><text:span text:style-name="T45">1929)</text:span></text:p>
      <text:p text:style-name="P29"/>
      <text:p text:style-name="Analyse_20_troisième"><text:span text:style-name="Appel_20_note_20_de_20_bas_20_de_20_p.1"><text:span text:style-name="T29">Dossier relatif à l’édification d’un immeuble de 318 chambres d’étudiants.</text:span></text:span></text:p>
      <text:p text:style-name="P215"/>
      <text:p text:style-name="P163">20090013 art. 236-247 (suite)</text:p>
      <text:p text:style-name="P183">art. 243-246 (suite)</text:p>
      <text:p text:style-name="P215"/>
      <text:p text:style-name="P215">art. 246</text:p>
      <text:p text:style-name="Analyse_20_troisième"><text:span text:style-name="T49">Eglise de Gentilly</text:span><text:span text:style-name="Footnote_20_Symbol"><text:span text:style-name="T49"><text:note text:id="ftn61" text:note-class="footnote"><text:note-citation>61</text:note-citation><text:note-body><text:p text:style-name="P133"><text:s/>Construite par un mécène, probablement la firme sucrière Béghin-Say, vers 1935-1936. Elle avait pour destination de procurer un lieu de culte aux étudiants catholiques résidant à la CIUP.</text:p></text:note-body></text:note></text:span></text:span><text:span text:style-name="T49"> : notes, correspondance. (1961-1996)</text:span></text:p>
      <text:p text:style-name="P61">art. 247</text:p>
      <text:p text:style-name="Analyse_20_secondaire"><text:span text:style-name="T52">Acquisitions de terrains</text:span><text:span text:style-name="Footnote_20_Symbol"><text:span text:style-name="T52"><text:note text:id="ftn62" text:note-class="footnote"><text:note-citation>62</text:note-citation><text:note-body><text:p text:style-name="P133"><text:s/>Projet d’acquisition de parcelles de terrain à Gentilly appartenant à des particuliers en vue de l’aménagement en terrains de sports pour la Cité.</text:p></text:note-body></text:note></text:span></text:span><text:span text:style-name="T52"> : notes, correspondance, plans, tableau de prévision des dépenses, extraits de procès-verbaux du conseil d’administration, acte de vente, compte rendu de réunion du comité d’aménagement de la région parisienne (1928-1987).</text:span></text:p>
      <text:p text:style-name="P18"/>
      <text:p text:style-name="Analyse_20_secondaire">Aménagement en terrain de sport : correspondance, compte rendu de conseil d’administration, extrait de Journal Officiel, plans, mémoires des travaux, devis, procès-verbaux de réception (1954-1966)</text:p>
      <text:p text:style-name="P37"/>
      <text:p text:style-name="Titre_20_niveau_20_2">Aménagement et voirie</text:p>
      <text:p text:style-name="Cote"/>
      <text:p text:style-name="Cote">20090013 art. 248</text:p>
      <text:p text:style-name="Analyse">Origine : notes, correspondance, rapport de la Chambre des députés, rapport des services technique de la voirie, convention relative à la cession par la ville de Paris d’une parcelle de terrain, extrait de procès-verbal du Conseil municipal de la ville de Paris, plans, calque, article de presse.</text:p>
      <text:p text:style-name="Dates_20_extrêmes">1925-1935</text:p>
      <text:p text:style-name="P224">20090013 art. 249</text:p>
      <text:p text:style-name="P260">Aménagement et entretien du parc de la Cité : notes, correspondance, rapport de l’inspecteur général des eaux et forêt, convention entre la ville de Paris et l’Université de Paris pour la fourniture de l’eau potable dans le parc de la Cité, plans, devis, comptes rendus de réunion, chartes, circulaires, contrats, appels d’offres, conventions, projets, article de presse, carte.</text:p>
      <text:p text:style-name="P272">1921-1982</text:p>
      <text:p text:style-name="P260"><text:span text:style-name="Appel_20_note_20_de_20_bas_20_de_20_p.1"><text:span text:style-name="T27">Cet article contient des </text:span></text:span><text:span text:style-name="Appel_20_note_20_de_20_bas_20_de_20_p.1"><text:span text:style-name="T116">documents</text:span></text:span><text:span text:style-name="Appel_20_note_20_de_20_bas_20_de_20_p.1"><text:span text:style-name="T27"> sur les carrières souterraines et un récapitulatif des actes de donation.</text:span></text:span></text:p>
      <text:p text:style-name="P224"/>
      <text:p text:style-name="P224">20090013 art. 250</text:p>
      <text:p text:style-name="P260">Avenue Rockefeller : notes, correspondance, article de presse, arrêté, bulletin municipal officiel de la ville de Paris, extrait de procès-verbal du Conseil municipal de la ville de Paris, articles de presse (1927-1937).</text:p>
      <text:p text:style-name="P263"/>
      <text:p text:style-name="P260"><text:span text:style-name="Appel_20_note_20_de_20_bas_20_de_20_p.1"><text:span text:style-name="T27">Cet article contient des </text:span></text:span><text:span text:style-name="Appel_20_note_20_de_20_bas_20_de_20_p.1"><text:span text:style-name="T116">documents</text:span></text:span><text:span text:style-name="Appel_20_note_20_de_20_bas_20_de_20_p.1"><text:span text:style-name="T27"> sur la donation de John D. Rockefeller.</text:span></text:span></text:p>
      <text:p text:style-name="P263"/>
      <text:p text:style-name="P156">20090013 art. 250 (suite)</text:p>
      <text:p text:style-name="P263">Voies : notes, correspondance, extrait du bulletin municipal officiel de la ville de Paris (1927-1939).</text:p>
      <text:p text:style-name="P263"/>
      <text:p text:style-name="P263">Aqueduc de la Vanne, du Loing et du Lunain, déplacement des canalisations : notes, convention, correspondance, article de presse (1926-1936).</text:p>
      <text:p text:style-name="P263"/>
      <text:p text:style-name="P263">Aqueduc de Rungis : notes, correspondance, arrêté, plan (1954).</text:p>
      <text:p text:style-name="P263"/>
      <text:p text:style-name="P263">Canalisation des eaux des Vals de Loire : notes, correspondance, plans (1933-1945).</text:p>
      <text:p text:style-name="P263"/>
      <text:p text:style-name="P263">Dépôt des Remontes, attribution, cession des terrains : notes, devis, correspondance, plans (1927-1938).</text:p>
      <text:p text:style-name="P263"/>
      <text:p text:style-name="P260"><text:span text:style-name="T97">Alignement du Boulevard Jourdan</text:span><text:span text:style-name="Footnote_20_Symbol"><text:span text:style-name="T97"><text:note text:id="ftn63" text:note-class="footnote"><text:note-citation>63</text:note-citation><text:note-body><text:p text:style-name="P132"><text:s/>Numérotation des Maisons.</text:p></text:note-body></text:note></text:span></text:span><text:span text:style-name="T97"> : notes, correspondance, plans (1933-1963).</text:span></text:p>
      <text:p text:style-name="P263"/>
      <text:p text:style-name="P263">Elargissement de la rue de la Tombe Issoire : notes, correspondance, croquis (1950-1955).</text:p>
      <text:p text:style-name="P263"/>
      <text:p text:style-name="P263">Bouches d’incendie : notes, correspondance (1952-1954).</text:p>
      <text:p text:style-name="P274">1926-1963</text:p>
      <text:p text:style-name="Cote">20090013 art. 251</text:p>
      <text:p text:style-name="Analyse">Métropolitain : notes, correspondance, articles de presse, bulletins municipal officiel de la ville de Paris, rapport de la Chambre des Députés, projet de loi de la Chambre des Députés, rapport du Conseil général de la Seine.</text:p>
      <text:p text:style-name="P274">1926-1998</text:p>
      <text:p text:style-name="P224">20090013 art. 252</text:p>
      <text:p text:style-name="P263">Autoroute Sud et Boulevard périphérique.</text:p>
      <text:p text:style-name="P299">Travaux, déplacement de bâtiments et d’installations sportives : notes, correspondance, rapports, devis, plans, calques, photos, brochures, articles de presse (1950-1960).</text:p>
      <text:p text:style-name="P299"/>
      <text:p text:style-name="P299">Passerelles pour le Boulevard périphérique : notes, correspondance, procès-verbal d’entretien (1959-1961).</text:p>
      <text:p text:style-name="P300"/>
      <text:p text:style-name="P298"><text:span text:style-name="T90">Relations avec l’architecte Bechmann (père et fils</text:span><text:span text:style-name="Footnote_20_Symbol"><text:span text:style-name="T102"><text:note text:id="ftn64" text:note-class="footnote"><text:note-citation>64</text:note-citation><text:note-body><text:p text:style-name="P132"><text:s/>Lucien et Roland.</text:p></text:note-body></text:note></text:span></text:span><text:span text:style-name="T90">) (s.d.).</text:span></text:p>
      <text:p text:style-name="P274">1950-1961</text:p>
      <text:p text:style-name="P230"/>
      <text:p text:style-name="P139">Architectes</text:p>
      <text:p text:style-name="P55"/>
      <text:p text:style-name="P41">20090013 art. 253-254</text:p>
      <text:p text:style-name="Analyse"><text:span text:style-name="T56">Architecte des Services généraux</text:span><text:span text:style-name="Footnote_20_Symbol"><text:span text:style-name="T56"><text:note text:id="ftn65" text:note-class="footnote"><text:note-citation>65</text:note-citation><text:note-body><text:p text:style-name="P135"><text:s/>Ce sont trois bâtiments de la Cité Internationale : pavillon administratif (Fondation nationale), pavillon Honnorat et la Maison internationale</text:p></text:note-body></text:note></text:span></text:span><text:span text:style-name="T56"> : notes, correspondance, pièces annexes, mémoire des travaux, rapports, cartes postales, brochures, livrets sur sa carrière; contrats : décrets.</text:span></text:p>
      <text:p text:style-name="P80">1925-1955</text:p>
      <text:p text:style-name="Cote_20_secondaire">art. 253</text:p>
      <text:p text:style-name="Analyse_20_secondaire">1925-1930.</text:p>
      <text:p text:style-name="P169">art. 254</text:p>
      <text:p text:style-name="P186">1931-1955.</text:p>
      <text:p text:style-name="P186"/>
      <text:p text:style-name="P200"><text:span text:style-name="Appel_20_note_20_de_20_bas_20_de_20_p.1"><text:span text:style-name="T115">Cet article contient <text:s/>des travaux divers d’aménagement extérieurs, des documents divers et personnels.</text:span></text:span></text:p>
      <text:p text:style-name="P41">20090013 art. 255</text:p>
      <text:p text:style-name="Analyse"><text:span text:style-name="T56">Architecte conseil de la Maison internationale : correspondance, plan (1923-1937) ; discussion entre Bechmann et Larson</text:span><text:span text:style-name="Footnote_20_Symbol"><text:span text:style-name="T56"><text:note text:id="ftn66" text:note-class="footnote"><text:note-citation>66</text:note-citation><text:note-body><text:p text:style-name="P132"><text:s/>Architecte de la Maison Internationale.</text:p></text:note-body></text:note></text:span></text:span><text:span text:style-name="T56"> : correspondance, brochures, articles de presse (1933-1937) ; honoraires : correspondance (1929-1938) ; propositions d’acomptes : mémoires des travaux, correspondance (1931-1934).</text:span></text:p>
      <text:p text:style-name="P81">1923-1938</text:p>
      <text:p text:style-name="P239"><text:span text:style-name="T86">20090013</text:span> art. 256</text:p>
      <text:p text:style-name="P260"><text:span text:style-name="T24">Architecte de la Fondation Deutsch de la Meurthe</text:span><text:span text:style-name="T65">, aménagement d’une coopérative : plans, correspondance (1954-1955) ; </text:span><text:span text:style-name="T99">affaire</text:span><text:span text:style-name="T65"> Buchdid : notes, correspondance, pièces annexes (1954-1958).</text:span></text:p>
      <text:p text:style-name="P83">1954-1958</text:p>
      <text:p text:style-name="P239"><text:span text:style-name="T86">20090013</text:span> art. 257</text:p>
      <text:p text:style-name="P260"><text:span text:style-name="T46">Relations avec les architectes et entrepreneurs </text:span><text:span text:style-name="T45">: notes, correspondance, liste des architectes ayant </text:span><text:span text:style-name="T87">travaillé</text:span><text:span text:style-name="T45"> pour la Cité, pièces </text:span><text:span text:style-name="T99">annexes</text:span><text:span text:style-name="T45">, honoraires architectes, contrats ; entretien général des bâtiments : correspondance.</text:span></text:p>
      <text:p text:style-name="P79">1954-1996</text:p>
      <text:p text:style-name="P110"/>
      <text:p text:style-name="Titre_20_niveau_20_2">Travaux et rénovations</text:p>
      <text:p text:style-name="Cote"/>
      <text:p text:style-name="Cote">20090013 art. 258</text:p>
      <text:p text:style-name="Analyse">Généralités : fiches, notes, correspondance, plans, évaluations des coûts, listes de personnel, budgets, instructions, devis, tableaux, récapitulatifs des travaux, factures, graphiques, projets, annexes, rapports.</text:p>
      <text:p text:style-name="Dates_20_extrêmes">1929-1998</text:p>
      <text:p text:style-name="P224">20090013 art. 259</text:p>
      <text:p text:style-name="P260">Gestion des stades : conventions, <text:span text:style-name="T97">correspondance,</text:span> notes, bons de commande, récapitulatifs des coûts.</text:p>
      <text:p text:style-name="P272">1991-1996</text:p>
      <text:p text:style-name="P239"/>
      <text:p text:style-name="P163">20090013 art. 260</text:p>
      <text:p text:style-name="P260">Défense passive : études, listes, <text:span text:style-name="T97">brochures</text:span>, fiches, notes, correspondance, plans, évaluations des coûts, listes de personnel, budgets, instructions, devis.</text:p>
      <text:p text:style-name="P272">1937-1939</text:p>
      <text:p text:style-name="P106"/>
      <text:p text:style-name="Titre_20_niveau_20_2">Restaurants</text:p>
      <text:p text:style-name="Cote">20090013 art. 261-264</text:p>
      <text:p text:style-name="Analyse">Construction / Rénovation : devis descriptifs, commandes, procès-verbaux, certificats de paiement, plans, mémoires de travaux, factures, décomptes de travaux, bons de paiement, dépenses, correspondance, permis de construire, projets, notes, avenants, comptes rendus de la commission des restaurants.</text:p>
      <text:p text:style-name="Dates_20_extrêmes">1952-1998</text:p>
      <text:p text:style-name="Cote_20_secondaire">art. 261-262</text:p>
      <text:p text:style-name="Analyse_20_secondaire">Restaurant Sud. (1961-1969)</text:p>
      <text:p text:style-name="P76"/>
      <text:p text:style-name="P76">art. 261</text:p>
      <text:p text:style-name="P29">1961-1964.</text:p>
      <text:p text:style-name="P206">art. 262</text:p>
      <text:p text:style-name="P251">1964-1969.</text:p>
      <text:p text:style-name="Cote_20_secondaire">art. 263</text:p>
      <text:p text:style-name="Analyse_20_secondaire">Restaurant Parc ouest / France d’Outre-mer. (1952-1998)</text:p>
      <text:p text:style-name="P170">art. 264</text:p>
      <text:p text:style-name="P194">Restaurant Maison internationale. (<text:span text:style-name="T120">1953-1995)</text:span></text:p>
      <text:p text:style-name="P37"/>
      <text:p text:style-name="Titre_20_niveau_20_2">Service technique</text:p>
      <text:p text:style-name="Cote"/>
      <text:p text:style-name="Cote">20090013 art. 265-268</text:p>
      <text:p text:style-name="Analyse">Fonctionnement, gestion.</text:p>
      <text:p text:style-name="Dates_20_extrêmes">1957-1995</text:p>
      <text:p text:style-name="Cote_20_secondaire">art. 265-266</text:p>
      <text:p text:style-name="Analyse_20_secondaire">Généralités : correspondance, notes, listes de fournitures, compte rendu d’infraction, rapports d’activité, subventions, prévisions, déclarations de travaux, rapports, devis. (1969-1991)</text:p>
      <text:p text:style-name="Cote_20_troisième"/>
      <text:p text:style-name="Cote_20_troisième">art. 265</text:p>
      <text:p text:style-name="P27">1969-1988.</text:p>
      <text:p text:style-name="P208">art. 266</text:p>
      <text:p text:style-name="P29">1989-1991.</text:p>
      <text:p text:style-name="Cote_20_secondaire">art. 267</text:p>
      <text:p text:style-name="P20">Gestion du personnel : correspondance, notes, listes de candidats, <text:s/>curriculum vitae, lettres de motivation, invitations, procès-verbal de remise d’un insigne, mémoire de proposition, fiches, projets, listes de personnel, comptes rendus de réunions des délégués. (1957-1995)</text:p>
      <text:p text:style-name="P169"/>
      <text:p text:style-name="P156">20090013 art. 265-268 (suite)</text:p>
      <text:p text:style-name="P169">art. 268</text:p>
      <text:p text:style-name="P200">Commissions des parcs et jardins : comptes rendus, procès-verbaux, correspondance, notes, plans, <text:span text:style-name="T79">factures</text:span>, listes des membres, montants des dépenses. (1975-1995)</text:p>
      <text:p text:style-name="Cote">20090013 art. 269-273</text:p>
      <text:p text:style-name="Analyse">Entretien général.</text:p>
      <text:p text:style-name="Dates_20_extrêmes">1935-1999</text:p>
      <text:p text:style-name="Cote_20_secondaire">art. 269</text:p>
      <text:p text:style-name="Analyse_20_secondaire">Travaux d’entretien : plans, permis de construire, correspondance, règlements, budgets, notes de service, programmes, dépenses, factures, déclarations de travaux. (1963-1996)</text:p>
      <text:p text:style-name="P186"/>
      <text:p text:style-name="P200"><text:span text:style-name="Appel_20_note_20_de_20_bas_20_de_20_p.1"><text:span text:style-name="T116">Cet article contient un dossier sur la blanchisserie.</text:span></text:span></text:p>
      <text:p text:style-name="P169">art. 270</text:p>
      <text:p text:style-name="P200"><text:span text:style-name="T77">Publicité</text:span> sur le boulevard périphérique : conventions, correspondance, plans, projets, notes. (1985-1992)</text:p>
      <text:p text:style-name="P171">art. 271</text:p>
      <text:p text:style-name="P200"><text:span text:style-name="T9">Sécurité </text:span><text:span text:style-name="T82">incendie</text:span><text:span text:style-name="T9"> : correspondance, circulaires, consignes. (</text:span><text:span text:style-name="T45">1935-1994)</text:span></text:p>
      <text:p text:style-name="P171">art. 272</text:p>
      <text:p text:style-name="P200"><text:span text:style-name="T82">Voiries</text:span><text:span text:style-name="T9">.</text:span></text:p>
      <text:p text:style-name="P327"><text:span text:style-name="T82">Généralités</text:span><text:span text:style-name="T9"> : règlements, programme quadriennal, désignations de travaux, devis, affectations de garages, plans, commandes (véhicules de fonction). Nuisances phoniques : articles de presse, correspondance, désignations de travaux, notes. Circulation dans la Cité : correspondance, notes, autorisations, procès-verbal, projets, consignes, arrêté rectoral. (</text:span><text:span text:style-name="T45">1949-1999)</text:span></text:p>
      <text:p text:style-name="P169">art. 273</text:p>
      <text:p text:style-name="P200">Signalisation : notes, circulaires, nomenclatures, schémas, correspondance, inventaires, enquêtes, projets. (1987-1988)</text:p>
      <text:p text:style-name="P50">20090013 art. 274</text:p>
      <text:p text:style-name="P10">Chaufferie.</text:p>
      <text:p text:style-name="P294"><text:span text:style-name="T45">Chauffage : notes, correspondance, rapports, brochures, plans (par maisons et services) (1928-1940) ; </text:span><text:span text:style-name="T9">Gestion du combustible (mazout) : notes, factures (</text:span><text:span text:style-name="T45">1935-1940) ; </text:span><text:span text:style-name="T9">conversions au gaz : circulaires, articles de presse, notes, prévisions de coût, correspondance, études de faisabilité, plans (</text:span><text:span text:style-name="T45">1980-1985).</text:span></text:p>
      <text:p text:style-name="Dates_20_extrêmes">1928-1985</text:p>
      <text:p text:style-name="P284"/>
      <text:p text:style-name="Titre_20_niveau_20_2">Sécurité et surveillance</text:p>
      <text:p text:style-name="Cote"/>
      <text:p text:style-name="Cote">20090013 art. 275-276</text:p>
      <text:p text:style-name="Analyse">Généralités : correspondance, notes, comptes rendus d’infraction, comptes rendus d’incidents, comptes rendus de conseil d’administration, rapports, bilans, règlements, procès-verbaux de la Préfecture de Police, plans, pétitions, avis, coûts de la surveillance.</text:p>
      <text:p text:style-name="Dates_20_extrêmes">1977-1998</text:p>
      <text:p text:style-name="P45">20090013 art. 275-276 (suite)</text:p>
      <text:p text:style-name="P68"><text:soft-page-break/>art. 275</text:p>
      <text:p text:style-name="P24">1977-1990.</text:p>
      <text:p text:style-name="P167">art. 276</text:p>
      <text:p text:style-name="P184">1991-1998.</text:p>
      <text:p text:style-name="P47">20090013 art. 277</text:p>
      <text:p text:style-name="P7">Police de la Cité : correspondance, avis, rapports, notes, réquisitions, fiches, dépositions, plans, projets, photographies, articles de presse, délibérations de conseil d’administration, pétitions, tracts, redevances, affiches, procès-verbaux, formulaires.</text:p>
      <text:p text:style-name="Dates_20_extrêmes">1952-1980</text:p>
      <text:p text:style-name="P237">20090013 art. 278</text:p>
      <text:p text:style-name="P260">Commissions sécurité : <text:span text:style-name="T103">comptes</text:span> rendus, procès-verbaux, correspondance, notes.</text:p>
      <text:p text:style-name="P272">1974-1994</text:p>
      <text:p text:style-name="P237">20090013 art. 279</text:p>
      <text:p text:style-name="P260">Gestion des événements politiques : notes, correspondance, témoignages, photos, affiches, tracts, plans, <text:span text:style-name="T103">arrêtés</text:span>, articles de presse.</text:p>
      <text:p text:style-name="P272">1984-1989</text:p>
      <text:p text:style-name="P237">20090013 art. 280-281</text:p>
      <text:p text:style-name="P260">Surveillance du domaine : notes, correspondance, règlements, comptes rendus des rondes, projets, comptes rendus <text:span text:style-name="T103">d’infraction</text:span>, cahiers.</text:p>
      <text:p text:style-name="P272">1962-1992</text:p>
      <text:p text:style-name="Cote_20_secondaire">art. 280</text:p>
      <text:p text:style-name="Analyse_20_secondaire">1962-1975.</text:p>
      <text:p text:style-name="P183">art. 281</text:p>
      <text:p text:style-name="P200">1976-1992.</text:p>
      <text:p text:style-name="P270"/>
      <text:p text:style-name="Titre_20_niveau_20_2">Maison Internationale</text:p>
      <text:p text:style-name="Cote"/>
      <text:p text:style-name="Cote">20090013 art. 282</text:p>
      <text:p text:style-name="Analyse">Aménagement : notes, correspondance, factures, fiches, projets, pièces comptables, contrats, plans.</text:p>
      <text:p text:style-name="Dates_20_extrêmes">1926-1950</text:p>
      <text:p text:style-name="P110"/>
      <text:p text:style-name="Titre_20_niveau_20_2">Outillage national</text:p>
      <text:p text:style-name="Cote"/>
      <text:p text:style-name="Cote">20090013 art. 283</text:p>
      <text:p text:style-name="Analyse">Répartition des crédits : correspondance, avis, notes.</text:p>
      <text:p text:style-name="Dates_20_extrêmes">1930-1937</text:p>
      <text:p text:style-name="P105"/>
      <text:p text:style-name="Titre_20_niveau_20_2">Pavillon administratif</text:p>
      <text:p text:style-name="Cote"/>
      <text:p text:style-name="Cote">20090013 art. 284</text:p>
      <text:p text:style-name="Analyse">Construction : devis, notes, correspondance, plans, fiches, factures.</text:p>
      <text:p text:style-name="Dates_20_extrêmes">1931-1937</text:p>
      <text:p text:style-name="P39"/>
      <text:p text:style-name="P138">Service médical</text:p>
      <text:p text:style-name="Cote"/>
      <text:p text:style-name="Cote">20090013 art. 285</text:p>
      <text:p text:style-name="Analyse">Origines : notes, correspondance acte de donation, acte notarié, décret.</text:p>
      <text:p text:style-name="Dates_20_extrêmes">1929-1937</text:p>
      <text:p text:style-name="P260"><text:span text:style-name="Appel_20_note_20_de_20_bas_20_de_20_p.1"><text:span text:style-name="T113"/></text:span></text:p>
      <text:p text:style-name="P260"><text:span text:style-name="Appel_20_note_20_de_20_bas_20_de_20_p.1"><text:span text:style-name="T116">Cet article contient des documents sur l’inauguration.</text:span></text:span></text:p>
      <text:p text:style-name="P224">20090013 art. 286</text:p>
      <text:p text:style-name="P260">Généralités : notes, correspondance, rapports sur l’organisation et le fonctionnement, rapports de gestion, rapports sur les consultations, procès-verbaux de commissions et de comité, plans, <text:span text:style-name="T97">brochures</text:span>, article de presse, pièces annexes.</text:p>
      <text:p text:style-name="P272">1928-1968</text:p>
      <text:p text:style-name="P263"/>
      <text:p text:style-name="P260"><text:span text:style-name="Appel_20_note_20_de_20_bas_20_de_20_p.1"><text:span text:style-name="T27">Cet article </text:span></text:span><text:span text:style-name="Appel_20_note_20_de_20_bas_20_de_20_p.1"><text:span text:style-name="T116">contient</text:span></text:span><text:span text:style-name="Appel_20_note_20_de_20_bas_20_de_20_p.1"><text:span text:style-name="T27"> notamment des documents sur le personnel, le matériel, la maison universitaire de post-cure, dispensaire anti-tuberculeux, la sécurité sociale des étudiants.</text:span></text:span></text:p>
      <text:p text:style-name="P224">20090013 art. 287</text:p>
      <text:p text:style-name="P260">Médecine préventive : <text:span text:style-name="T97">notes</text:span>, correspondance (notamment avec l’architecte Bechmann), avis, rapports, brochures, plan, pièces annexes.</text:p>
      <text:p text:style-name="P272">1933-1955</text:p>
      <text:p text:style-name="P224">20090013 art. 288</text:p>
      <text:p text:style-name="P260">Contentieux : notes, correspondance, pièce juridiques (jugement du tribunal, citation, assignation, acte d’appel, pourvoi).</text:p>
      <text:p text:style-name="P276">1955-1966</text:p>
      <text:p text:style-name="P109"/>
      <text:p text:style-name="Titre_20_niveau_20_2">Hôpital</text:p>
      <text:p text:style-name="Cote"/>
      <text:p text:style-name="Cote">20090013 art. 289</text:p>
      <text:p text:style-name="Analyse">Création : notes, correspondance générale, correspondance avec l’architecte, statut, rapports, extraits de procès-verbaux de conseil d’administration, comptes rendus de comité et de commissions, arrêtés, plans, brochure, article de presse.</text:p>
      <text:p text:style-name="Dates_20_extrêmes">1953-1972</text:p>
      <text:p text:style-name="P239"><text:span text:style-name="T77">20090013</text:span> art. 290-297</text:p>
      <text:p text:style-name="P263">Constructions.</text:p>
      <text:p text:style-name="P276">1955-1968</text:p>
      <text:p text:style-name="Cote_20_secondaire">art. 290</text:p>
      <text:p text:style-name="Analyse_20_secondaire"><text:span text:style-name="T26">Plans d’origine. (</text:span>1955-1961)</text:p>
      <text:p text:style-name="Cote_20_secondaire">art. 291-292</text:p>
      <text:p text:style-name="Analyse_20_secondaire"><text:span text:style-name="T26">Dossiers complets par type de travaux : notes, correspondance, devis détaillés, devis descriptifs, détails estimatif, procès-verbal du Conseil général des bâtiments de France, cahiers de clauses particulières, cahiers des prescriptions spéciales, permis de construire, rapports de l’architecte, soumissions, déclarations de travaux, comptes rendus de comité, projets de lettres de commande, plans. (</text:span>1956-1966)</text:p>
      <text:p text:style-name="P76"/>
      <text:p text:style-name="P163"><text:span text:style-name="T77">20090013</text:span><text:span text:style-name="T45"> art. 290-297 (suite)</text:span></text:p>
      <text:p text:style-name="P65">art. 291-292 (suite)</text:p>
      <text:p text:style-name="P76"/>
      <text:p text:style-name="P76">art. 291</text:p>
      <text:p text:style-name="P27"><text:span text:style-name="T45">Travaux 1</text:span><text:span text:style-name="T3">ère</text:span><text:span text:style-name="T45"> tranche. (1956-1965)</text:span></text:p>
      <text:p text:style-name="P206">art. 292</text:p>
      <text:p text:style-name="Analyse_20_troisième"><text:span text:style-name="T42">Travaux 2</text:span>ème<text:span text:style-name="T42"> tranche. (1959-1966)</text:span></text:p>
      <text:p text:style-name="Cote_20_secondaire">art. 293-297</text:p>
      <text:p text:style-name="Analyse_20_secondaire"><text:span text:style-name="T26">Généralités : dossiers de fin de travaux. (</text:span>1957-1968)</text:p>
      <text:p text:style-name="P77"/>
      <text:p text:style-name="P77">art. 293-294</text:p>
      <text:p text:style-name="Analyse_20_troisième"><text:span text:style-name="T42">Travaux 1</text:span>ère<text:span text:style-name="T42"> tranche. (1957-1963)</text:span></text:p>
      <text:p text:style-name="P336"/>
      <text:p text:style-name="P336">art. 293</text:p>
      <text:p text:style-name="P306">Registres de travaux : notes, mémoires des travaux exécutés, bons pour paiement, bons pour acompte, échantillons de tissus, factures, brochures entreprises. (1957-1963)</text:p>
      <text:p text:style-name="P334">art. 294</text:p>
      <text:p text:style-name="P312">Feuillets des mémoires des travaux exécutés. (1957-1962)</text:p>
      <text:p text:style-name="P77">art. 295-296</text:p>
      <text:p text:style-name="Analyse_20_troisième"><text:span text:style-name="T42">Travaux 2</text:span>ème<text:span text:style-name="T42"> tranche. (1959-1965)</text:span></text:p>
      <text:p text:style-name="P334"/>
      <text:p text:style-name="P334">art. 295</text:p>
      <text:p text:style-name="P310">Tableaux des éléments financiers et comptables. (1961-1965)</text:p>
      <text:p text:style-name="P334">art. 296</text:p>
      <text:p text:style-name="P312">Mémoires des travaux exécutés. (1959-1963)</text:p>
      <text:p text:style-name="P77">art. 297</text:p>
      <text:p text:style-name="P29">Aménagement du 9ème étage du bâtiment C : tableaux des éléments financiers et comptables, procès-verbaux de réception provisoire et définitive des travaux, mémoires des travaux exécutés. (1966-1968)</text:p>
      <text:p text:style-name="Cote">20090013 art. 298-304</text:p>
      <text:p text:style-name="Analyse">Financement.</text:p>
      <text:p text:style-name="Dates_20_extrêmes">1954-1989</text:p>
      <text:p text:style-name="P65">art. 298-303</text:p>
      <text:p text:style-name="Analyse_20_secondaire"><text:span text:style-name="T45">Généralités : notes, correspondance, extrait de procès-verbaux de conseil d’administration, arrêtés, conventions, contrats de prêt, extrait de délibérations du Conseil municipal de la ville de Paris, </text:span><text:span text:style-name="T9">bulletins municipal officiel de la ville de Paris,</text:span><text:span text:style-name="T45"> reçus de donation, notes manuscrites. (1954-1989)</text:span></text:p>
      <text:p text:style-name="Cote_20_secondaire">art. 298</text:p>
      <text:p text:style-name="Analyse_20_secondaire">Préparation emprunts, provenance des capitaux. (1954-1989)</text:p>
      <text:p text:style-name="P169">art. 299-302</text:p>
      <text:p text:style-name="P200"><text:span text:style-name="T77">Emprunts</text:span>, prêts, subventions. (<text:span text:style-name="T47">1956-1986)</text:span></text:p>
      <text:p text:style-name="Cote_20_troisième"/>
      <text:p text:style-name="P233">20090013 art. 298-304 (suite)</text:p>
      <text:p text:style-name="P169">art. 299-302 (suite)</text:p>
      <text:p text:style-name="Cote_20_troisième"><text:soft-page-break/></text:p>
      <text:p text:style-name="Cote_20_troisième">art. 299</text:p>
      <text:p text:style-name="P27">Caisse d’épargne de Paris. (1960-1982)</text:p>
      <text:p text:style-name="P217"><text:span text:style-name="T77">art</text:span>. 300</text:p>
      <text:p text:style-name="P255"><text:span text:style-name="T77">Sécurité</text:span> sociale. (1961-1986)</text:p>
      <text:p text:style-name="P218">art. 301</text:p>
      <text:p text:style-name="P240"><text:span text:style-name="T93">Fonds recueillis auprès d’organismes </text:span><text:span text:style-name="T89">publiques</text:span><text:span text:style-name="Footnote_20_Symbol"><text:span text:style-name="T93"><text:note text:id="ftn67" text:note-class="footnote"><text:note-citation>67</text:note-citation><text:note-body><text:p text:style-name="P132"><text:s/>Subventions du Ministère de la Santé Publique et de l’Education Nationale, prêt de l’UNESCO.</text:p></text:note-body></text:note></text:span></text:span><text:span text:style-name="T93"> (ministères), des collectivités et autres. (1956-1974)</text:span></text:p>
      <text:p text:style-name="P217">art. 302</text:p>
      <text:p text:style-name="P240"><text:span text:style-name="T73">Remboursements</text:span><text:span text:style-name="T43"> emprunts. (1962-1979)</text:span></text:p>
      <text:p text:style-name="Cote_20_secondaire">art. 303</text:p>
      <text:p text:style-name="Analyse_20_secondaire"><text:span text:style-name="T26">Dons. (</text:span>1962-1989)</text:p>
      <text:p text:style-name="P169">art. 304</text:p>
      <text:p text:style-name="P186">Banques, ouverture de compte, crédit et découvert : notes, correspondance, notes manuscrites (1958-1967) ; règlements des entreprises : notes, correspondance, notes manuscrites, échéanciers (1959-1963).</text:p>
      <text:p text:style-name="P186"/>
      <text:p text:style-name="P200"><text:span text:style-name="Appel_20_note_20_de_20_bas_20_de_20_p.1"><text:span text:style-name="T116">Cet article contient des récépissés provisoires au porteur de l’emprunt Ottoman (1933).</text:span></text:span></text:p>
      <text:p text:style-name="Cote">20090013 art. 305-317</text:p>
      <text:p text:style-name="Analyse">Gestion.</text:p>
      <text:p text:style-name="Dates_20_extrêmes">1939-1994</text:p>
      <text:p text:style-name="Cote_20_secondaire">art. 305-310</text:p>
      <text:p text:style-name="Analyse_20_secondaire">Fonctionnement général : comptes rendus de réunion (groupe de travail, comité d’établissement, délégué du personnel, autres), notes, correspondance, extrait de conseil d’administration, extrait de Journal Officiel, arrêté, rapports du contrôleur financier, ordonnance de référé du Conseil des Prud’hommes, tracts, curriculum vitae, plans, documentation de travail. (1958-1994)</text:p>
      <text:p text:style-name="Cote_20_troisième"/>
      <text:p text:style-name="Cote_20_troisième">art. 305</text:p>
      <text:p text:style-name="P27">1958 à 1983.</text:p>
      <text:p text:style-name="P217">art. <text:span text:style-name="T77">306</text:span></text:p>
      <text:p text:style-name="P242">1984 à 1987.</text:p>
      <text:p text:style-name="P217">art. <text:span text:style-name="T77">307</text:span></text:p>
      <text:p text:style-name="P242">1988 à 1989.</text:p>
      <text:p text:style-name="P217">art. <text:span text:style-name="T77">308</text:span></text:p>
      <text:p text:style-name="P242">1990.</text:p>
      <text:p text:style-name="P217">art. <text:span text:style-name="T77">309</text:span></text:p>
      <text:p text:style-name="P242">1991.</text:p>
      <text:p text:style-name="P217">art. <text:span text:style-name="T77">310</text:span></text:p>
      <text:p text:style-name="P252">1992 à 1994.</text:p>
      <text:p text:style-name="Cote_20_secondaire"/>
      <text:p text:style-name="P140">20090013 art. 305-317 (suite)</text:p>
      <text:p text:style-name="Cote_20_secondaire">art. 311-314</text:p>
      <text:p text:style-name="Analyse_20_secondaire">Comité financier : notes, correspondance, convocations, ordres du jour, feuilles, d’émargement, procès-verbaux, comptes administratifs, budgets, projets de budgets, budgets prévisionnels, comptes d’exploitation, bilans, rapports d’activité, rapports sur les comptes, situation de la trésorerie, documentation de travail. (1964-1992)</text:p>
      <text:p text:style-name="Cote_20_troisième">art. 311</text:p>
      <text:p text:style-name="P27">1964 à 1984.</text:p>
      <text:p text:style-name="P217">art. 312</text:p>
      <text:p text:style-name="P242">1985 à 1987.</text:p>
      <text:p text:style-name="P217">art. <text:span text:style-name="T77">313</text:span></text:p>
      <text:p text:style-name="P242">1988 à 1990.</text:p>
      <text:p text:style-name="P217">art. <text:span text:style-name="T77">314</text:span></text:p>
      <text:p text:style-name="P252">1991 à 1992.</text:p>
      <text:p text:style-name="Cote_20_secondaire">art. 315</text:p>
      <text:p text:style-name="Analyse_20_secondaire">Personnel : notes, correspondance, statistiques, curriculum vitae, rapports sur les effectifs, brochures d’information, pièces annexes. (1939-1991)</text:p>
      <text:p text:style-name="P169">art. 316</text:p>
      <text:p text:style-name="P200">Médecine préventive : notes, <text:span text:style-name="T77">correspondance</text:span>, convention, comptes rendus de réunion, extrait de conseil d’administration, pièces annexes. (1959-1988)</text:p>
      <text:p text:style-name="P169">art. 317</text:p>
      <text:p text:style-name="P200">Contentieux : notes, correspondance avec les avocats, contrat d’emploi, contrat d’assurance, procès-verbaux du comité d’établissement, pièces annexes. (1990-1993)</text:p>
      <text:p text:style-name="P105"/>
      <text:p text:style-name="Titre_20_niveau_20_2">Gestion des biens immobiliers</text:p>
      <text:p text:style-name="Titre_20_niveau_20_3">Maisons rattachées</text:p>
      <text:p text:style-name="Cote">20090013 art. 318-319</text:p>
      <text:p text:style-name="Analyse">Fondation Rosa Abreu de Grancher.</text:p>
      <text:p text:style-name="Dates_20_extrêmes">1929-1939</text:p>
      <text:p text:style-name="Cote_20_secondaire">art. 318</text:p>
      <text:p text:style-name="Analyse_20_secondaire">Construction : plans d’origine. (1929-1930)</text:p>
      <text:p text:style-name="P169">art. 319</text:p>
      <text:p text:style-name="P186">Gestion, finances : notes, correspondance, comptes d’administration, procès-verbaux de conseil d’administration, relevés de comptes, brochures. (1929-1939)</text:p>
      <text:p text:style-name="Cote">20090013 art. 320</text:p>
      <text:p text:style-name="Analyse">Maison des étudiants arméniens, construction : mémoires des travaux.</text:p>
      <text:p text:style-name="Dates_20_extrêmes">1954-1956</text:p>
      <text:p text:style-name="P239"><text:span text:style-name="T77">20090013</text:span> art. 321</text:p>
      <text:p text:style-name="P260">Maison des étudiants de l’Asie du <text:span text:style-name="T97">Sud</text:span>-Est, construction : plans d’origine.</text:p>
      <text:p text:style-name="P272">1928</text:p>
      <text:p text:style-name="P239"><text:span text:style-name="T77">20090013</text:span> art. 322-325</text:p>
      <text:p text:style-name="P260">Fondation Avicenne, <text:span text:style-name="T97">construction</text:span>.</text:p>
      <text:p text:style-name="P272">1959-1997</text:p>
      <text:p text:style-name="P54">20090013 art. 322-325 (suite)</text:p>
      <text:p text:style-name="Cote_20_secondaire"><text:soft-page-break/>art. 322</text:p>
      <text:p text:style-name="Analyse_20_secondaire">Correspondance. (1959-1997)</text:p>
      <text:p text:style-name="P169">art. 323</text:p>
      <text:p text:style-name="P200">Devis descriptif, charges des <text:span text:style-name="T77">clauses</text:span> et des charges particulières, procès-verbaux de réceptions provisoire et définitives des travaux. (1965-1972)</text:p>
      <text:p text:style-name="P169">art. 324</text:p>
      <text:p text:style-name="P200">Comptes rendus de réunions de <text:span text:style-name="T77">chantiers</text:span>. (1966-1969)</text:p>
      <text:p text:style-name="P169">art. 325</text:p>
      <text:p text:style-name="P200">Plans d’origine et divers. (1961-<text:span text:style-name="T77">1969</text:span>)</text:p>
      <text:p text:style-name="Cote"/>
      <text:p text:style-name="Cote">20090013 art. 326-329</text:p>
      <text:p text:style-name="Analyse">Maison du Cambodge.</text:p>
      <text:p text:style-name="Dates_20_extrêmes">1937-1995</text:p>
      <text:p text:style-name="Cote_20_secondaire">art. 326</text:p>
      <text:p text:style-name="Analyse_20_secondaire">Dossier d’origine : notes, correspondance, communiqués, inventaires, procès-verbaux de conseil d’administration, permis de construire, notices. (1951-1994)</text:p>
      <text:p text:style-name="P169">art. 327-329</text:p>
      <text:p text:style-name="P200">Construction. (1937-1995)</text:p>
      <text:p text:style-name="Cote_20_troisième"/>
      <text:p text:style-name="Cote_20_troisième">art. 327</text:p>
      <text:p text:style-name="P27">Plans d’origine. (1937-1995)</text:p>
      <text:p text:style-name="P203">art. 328-329</text:p>
      <text:p text:style-name="P240"><text:span text:style-name="T43">Relations avec les entreprises : notes, correspondance, factures, proposition de </text:span><text:span text:style-name="T73">paiement</text:span><text:span text:style-name="T43">, relevés, mémoires des travaux exécutés, états des honoraires. (1952-1962)</text:span></text:p>
      <text:p text:style-name="P338"/>
      <text:p text:style-name="P338">art. 328</text:p>
      <text:p text:style-name="P307">A à B.</text:p>
      <text:p text:style-name="P340">art. 329</text:p>
      <text:p text:style-name="P312">D à T et autres.</text:p>
      <text:p text:style-name="Cote"/>
      <text:p text:style-name="Cote">20090013 art. 330-332</text:p>
      <text:p text:style-name="P12">Fondation Emile et Louise Deutsch de la Meurthe.</text:p>
      <text:p text:style-name="P85">1920-1997</text:p>
      <text:p text:style-name="Cote_20_secondaire">art. 330</text:p>
      <text:p text:style-name="Analyse_20_secondaire">Création, fonctionnement : notes, correspondance, plans, brochures, articles de presse, rapports, projets, statuts, devis. (1921-1997)</text:p>
      <text:p text:style-name="P183">art. 331</text:p>
      <text:p text:style-name="P200"><text:span text:style-name="T77">Evénements</text:span> : notes, correspondance, brochures, discours. (1920-1926)</text:p>
      <text:p text:style-name="P183">art. 332</text:p>
      <text:p text:style-name="P200"><text:span text:style-name="T77">Construction</text:span> : plans d’origine. (1922-1951)</text:p>
      <text:p text:style-name="P49"/>
      <text:p text:style-name="P149">20090013 art. 333-342</text:p>
      <text:p text:style-name="P9">Collège Franco-britannique.</text:p>
      <text:p text:style-name="P87">1929-1997</text:p>
      <text:p text:style-name="Cote_20_secondaire">art. 333-341</text:p>
      <text:p text:style-name="Analyse_20_secondaire">Construction. (1929-1948)</text:p>
      <text:p text:style-name="Cote_20_troisième">art. 333</text:p>
      <text:p text:style-name="P27">Plans d’origine. (1932-1933)</text:p>
      <text:p text:style-name="P203">art. 334-335</text:p>
      <text:p text:style-name="P253">Aménagement : notes, correspondance, devis descriptif, cahiers des charges spéciales, contrats, factures, échantillons, brochures publicitaires entreprises, photos / brochures d’éléments décoratifs (classement par ordre alphabétique des pièces aménagées). (<text:span text:style-name="T61">1932-1940)</text:span></text:p>
      <text:p text:style-name="P338"/>
      <text:p text:style-name="P338">art. 334</text:p>
      <text:p text:style-name="P307">A à E.</text:p>
      <text:p text:style-name="P340">art. 335</text:p>
      <text:p text:style-name="P312">F à V.</text:p>
      <text:p text:style-name="Cote_20_troisième">art. 336</text:p>
      <text:p text:style-name="P27">Mémoires des travaux exécutés. (1934-1937)</text:p>
      <text:p text:style-name="P216">art. 337</text:p>
      <text:p text:style-name="P240"><text:span text:style-name="T89">Ameublement des chambres</text:span><text:span text:style-name="Footnote_20_Symbol"><text:span text:style-name="T89"><text:note text:id="ftn68" text:note-class="footnote"><text:note-citation>68</text:note-citation><text:note-body><text:p text:style-name="P132"><text:s/>Collège franco-britannique et Fondation de Monaco.</text:p></text:note-body></text:note></text:span></text:span><text:span text:style-name="T89"> : notes, correspondance, devis descriptif, procès-verbaux d’examens, factures, brochures publicitaires entreprises, inventaires, listes. (1934-1938)</text:span></text:p>
      <text:p text:style-name="P203">art. 338-340</text:p>
      <text:p text:style-name="P252">Correspondance. (1929-1940)</text:p>
      <text:p text:style-name="P338"/>
      <text:p text:style-name="P338">art. 338-339</text:p>
      <text:p text:style-name="P307">Architectes Martin et Vieu. (1932-1939)</text:p>
      <text:p text:style-name="P320"/>
      <text:p text:style-name="P320">art. 338</text:p>
      <text:p text:style-name="P343">1932-1936.</text:p>
      <text:p text:style-name="P318">art. 339</text:p>
      <text:p text:style-name="P344">1937-1939.</text:p>
      <text:p text:style-name="P338">art. 340</text:p>
      <text:p text:style-name="P307">Bechmann (1933).</text:p>
      <text:p text:style-name="P307">Pinardon, contrôleur général des travaux (1932-1939).</text:p>
      <text:p text:style-name="P307">Angleterre (1929-1935).</text:p>
      <text:p text:style-name="P307">Correspondance diverse (1936-1940).</text:p>
      <text:p text:style-name="Cote_20_troisième">art. 341</text:p>
      <text:p text:style-name="P27">Gestion, finances : notes, correspondance, comptes d’administration, certificats pour paiement d’acomptes. (1936-1948)</text:p>
      <text:p text:style-name="Cote_20_secondaire">art. 342</text:p>
      <text:p text:style-name="Analyse_20_secondaire">Généralités : notes, correspondance, rapports, factures, pièces annexes. (1970-1997)</text:p>
      <text:p text:style-name="Cote">20090013 art. 343-347</text:p>
      <text:p text:style-name="Analyse">Fondation Haraucourt.</text:p>
      <text:p text:style-name="P86"><text:soft-page-break/>1896-1997</text:p>
      <text:p text:style-name="Cote_20_secondaire">art. 343</text:p>
      <text:p text:style-name="Analyse_20_secondaire">Donation, succession : minutes notariales, pièces annexes. (1896-1969)</text:p>
      <text:p text:style-name="P169">art. 344</text:p>
      <text:p text:style-name="P200">Location / échange de parcelles, vente de mobilier : notes, correspondance, catalogue, plans, actes notariés, notification de jugement, arrêtés ministériels, extrait du <text:span text:style-name="T77">registre</text:span> de délibération du Conseil municipal, dossier du coefficient d’occupation des sols. (1964-1987)</text:p>
      <text:p text:style-name="P169">art. 345</text:p>
      <text:p text:style-name="P200">Organisation de séjour : notes, <text:span text:style-name="T77">correspondance</text:span>, cartes, rapports de visite. (1967-1996)</text:p>
      <text:p text:style-name="P169">art. 346</text:p>
      <text:p text:style-name="P200">Gestion : comptes rendus de <text:span text:style-name="T77">réunion</text:span> du Comité Haraucourt. (1969-1997)</text:p>
      <text:p text:style-name="P169">art. 347</text:p>
      <text:p text:style-name="P200">Plans cadastraux de la maison Haraucourt et de la maison Kerrien. (1960-1993)</text:p>
      <text:p text:style-name="Cote"/>
      <text:p text:style-name="Cote">20090013 art. 348-349</text:p>
      <text:p text:style-name="Analyse">Résidence André Honnorat.</text:p>
      <text:p text:style-name="Dates_20_extrêmes">1931-1968</text:p>
      <text:p text:style-name="Cote_20_secondaire">art. 348</text:p>
      <text:p text:style-name="Analyse_20_secondaire">Construction : plans d’origine. (1931-1958)</text:p>
      <text:p text:style-name="P169">art. 349</text:p>
      <text:p text:style-name="P200">Transformation du service médical en pavillon de jeunes filles : notes, plans, correspondance, factures, constats, projets, fiches, contrats, documentation. (1963-1968)</text:p>
      <text:p text:style-name="Cote"/>
      <text:p text:style-name="Cote">20090013 art. 350</text:p>
      <text:p text:style-name="Analyse">Hôpital, construction : notes, correspondance, devis descriptif, cahier des charges spéciales, assignation en référé, plans d'origine.</text:p>
      <text:p text:style-name="Dates_20_extrêmes">1955-1985</text:p>
      <text:p text:style-name="P224"/>
      <text:p text:style-name="P224">20090013 art. 351</text:p>
      <text:p text:style-name="P260">Résidence Lucien Paye, dossier <text:span text:style-name="T97">d’origine</text:span> : plans d’origine, lettres.</text:p>
      <text:p text:style-name="P272">1949-1994</text:p>
      <text:p text:style-name="P224"/>
      <text:p text:style-name="P224">20090013 art. 352-356</text:p>
      <text:p text:style-name="P260">Fondation de Monaco, <text:span text:style-name="T97">construction</text:span>.</text:p>
      <text:p text:style-name="P272">1929-1963</text:p>
      <text:p text:style-name="Cote_20_secondaire">art. 352</text:p>
      <text:p text:style-name="Analyse_20_secondaire">Plans d’origine, calques. (1931-1963)</text:p>
      <text:p text:style-name="P169"/>
      <text:p text:style-name="P156">20090013 art. 352-356 (suite)</text:p>
      <text:p text:style-name="P169"/>
      <text:p text:style-name="P169">art. 353-354</text:p>
      <text:p text:style-name="P200">Aménagement : notes, correspondance, factures, contrats, avenants, procès-verbaux de réception définitive, situation des travaux, plans, calques, mémoires des travaux exécutés, devis descriptif, cahiers des charges générales, cahiers des clauses et conditions particulières, certificats pour paiement d’acompte, rapports d’étude, reçus, échantillons, brochures publicitaires entreprises, <text:s/>photos / brochures d’éléments décoratifs (classement par ordre alphabétique des pièces aménagées). (<text:span text:style-name="T47">1932-1938)</text:span></text:p>
      <text:p text:style-name="Cote_20_troisième"/>
      <text:p text:style-name="Cote_20_troisième">art. 353</text:p>
      <text:p text:style-name="P27">A à M.</text:p>
      <text:p text:style-name="P203">art. 354</text:p>
      <text:p text:style-name="P252">P à V.</text:p>
      <text:p text:style-name="Cote_20_secondaire">art. 355-356</text:p>
      <text:p text:style-name="Analyse_20_secondaire">Correspondance. (1929-1939)</text:p>
      <text:p text:style-name="Cote_20_troisième"/>
      <text:p text:style-name="Cote_20_troisième">art. 355</text:p>
      <text:p text:style-name="P27">Architectes Médecin. (1929-1938)</text:p>
      <text:p text:style-name="P203">art. 356</text:p>
      <text:p text:style-name="P242">Bechmann (1933-1934).</text:p>
      <text:p text:style-name="P242">Lacroix, architecte vérificateur (1937-1939).</text:p>
      <text:p text:style-name="P253">Pinardon, contrôleur général des travaux (1932-1938).</text:p>
      <text:p text:style-name="Cote"/>
      <text:p text:style-name="Cote">20090013 art. 357</text:p>
      <text:p text:style-name="Analyse">Maison de Norvège, dossier d’origine : plans d’origine (1951-1954), notes, correspondance, comptes rendus de réunion.</text:p>
      <text:p text:style-name="Dates_20_extrêmes">1951-1989</text:p>
      <text:p text:style-name="P224"/>
      <text:p text:style-name="P224">20090013 art. 358-364</text:p>
      <text:p text:style-name="P260"><text:span text:style-name="T97">Maison</text:span> des Provinces de France.</text:p>
      <text:p text:style-name="P272">1929-1997</text:p>
      <text:p text:style-name="Cote_20_secondaire">art. 358</text:p>
      <text:p text:style-name="Analyse_20_secondaire">Généralités : notes, correspondance, pièces comptables. (1963-1997)</text:p>
      <text:p text:style-name="P169">art. 359-364</text:p>
      <text:p text:style-name="P200">Construction. (1929-1962)</text:p>
      <text:p text:style-name="Cote_20_troisième"/>
      <text:p text:style-name="Cote_20_troisième">art. 359</text:p>
      <text:p text:style-name="P27">Plans d’origine. (1930)</text:p>
      <text:p text:style-name="Cote_20_troisième"/>
      <text:p text:style-name="P151">20090013 art. 358-364 (suite)</text:p>
      <text:p text:style-name="P169">art. 359-364 (suite)</text:p>
      <text:p text:style-name="Cote_20_troisième"/>
      <text:p text:style-name="Cote_20_troisième">art. 360-362</text:p>
      <text:p text:style-name="P27">Aménagement : notes, correspondance, factures, contrats, avenants, procès-verbaux de réception définitive, plans, esquisse, mémoires des travaux exécutés, devis descriptif, cahiers des charges générales, cahiers des clauses et conditions particulières, certificats pour paiement d’acompte, rapports d’étude, reçus, brochures d’éléments décoratifs (classement par ordre alphabétique des pièces aménagées). (1929-1943)</text:p>
      <text:p text:style-name="P338"/>
      <text:p text:style-name="P338">art. 360</text:p>
      <text:p text:style-name="P307">A.</text:p>
      <text:p text:style-name="P340">art. 361</text:p>
      <text:p text:style-name="P310">C à M.</text:p>
      <text:p text:style-name="P340">art. 362</text:p>
      <text:p text:style-name="P314">P à V.</text:p>
      <text:p text:style-name="Cote_20_troisième">art. 363-364</text:p>
      <text:p text:style-name="P27">Correspondance. (1929-1962)</text:p>
      <text:p text:style-name="P337"/>
      <text:p text:style-name="P337">art. 363</text:p>
      <text:p text:style-name="P307">Correspondance générale. (1932-1938)</text:p>
      <text:p text:style-name="P334">art. 364</text:p>
      <text:p text:style-name="P310">Bailly, directeur du comptoir national d’escompte de Paris (1934-1937).</text:p>
      <text:p text:style-name="P310">Fouré, directeur de la Maison des Provinces de France (1938).</text:p>
      <text:p text:style-name="P310">Guéritte, architecte (1929-1934).</text:p>
      <text:p text:style-name="P310">Martin (1932-1962).</text:p>
      <text:p text:style-name="P315">Pinardon, contrôleur général des travaux (1929-1935).</text:p>
      <text:p text:style-name="Cote">20090013 art. 365-366</text:p>
      <text:p text:style-name="Analyse">Fondation Victor Lyon.</text:p>
      <text:p text:style-name="Dates_20_extrêmes">1948-1995</text:p>
      <text:p text:style-name="Cote_20_secondaire">art. 365</text:p>
      <text:p text:style-name="Analyse_20_secondaire">Généralités : notes, correspondance, comptes rendus de réunion, procès-verbaux de réception de travaux. (1949-1995)</text:p>
      <text:p text:style-name="P169">art. 366</text:p>
      <text:p text:style-name="P186">Construction : plans d’origine. (1948-1952)</text:p>
      <text:p text:style-name="P281"/>
      <text:p text:style-name="P150">Maisons non-rattachées</text:p>
      <text:p text:style-name="Cote"/>
      <text:p text:style-name="Cote">20090013 art. 367</text:p>
      <text:p text:style-name="Analyse">Fondation de la République Argentine : notes, correspondance, pièces comptables (1935-1959), plans d’origine.</text:p>
      <text:p text:style-name="Dates_20_extrêmes">1927-1978</text:p>
      <text:p text:style-name="P231">20090013 art. 368-369</text:p>
      <text:p text:style-name="P266">Maison des élèves ingénieurs Arts et Métiers.</text:p>
      <text:p text:style-name="P272">1949-1998</text:p>
      <text:p text:style-name="Cote_20_secondaire">art. 368</text:p>
      <text:p text:style-name="Analyse_20_secondaire">Fonctionnement : notes, correspondance, compte rendu de réunion du conseil d’administration, procès-verbal de la réunion du comité d’établissement des maisons rattachées. (1980-1998)</text:p>
      <text:p text:style-name="P169">art. 369</text:p>
      <text:p text:style-name="P186">Construction.</text:p>
      <text:p text:style-name="P329"><text:span text:style-name="T120">1er bâtiment : plans d’origine (1949) ; 2</text:span>ème<text:span text:style-name="T120"> bâtiment : plans d’origine (1959-1991).</text:span></text:p>
      <text:p text:style-name="Cote">20090013 art. 370-371</text:p>
      <text:p text:style-name="Analyse">Fondation Biermans-Lapôtre.</text:p>
      <text:p text:style-name="Dates_20_extrêmes">1924-1958</text:p>
      <text:p text:style-name="Cote_20_secondaire">art. 370</text:p>
      <text:p text:style-name="Analyse_20_secondaire">Construction : copie de plans (coupes et élévations). (1924)</text:p>
      <text:p text:style-name="P169">art. 371</text:p>
      <text:p text:style-name="P200">Généralités : notes, <text:span text:style-name="T77">correspondance</text:span>, rapports, bilans, pièces comptables, brochures. (1928-1958)</text:p>
      <text:p text:style-name="Cote">20090013 art. 372</text:p>
      <text:p text:style-name="Analyse">Fondation franco-brésilienne, construction : plans d’origine.</text:p>
      <text:p text:style-name="Dates_20_extrêmes">1953-1978</text:p>
      <text:p text:style-name="P224">20090013 art. 373</text:p>
      <text:p text:style-name="P260">Maison des étudiants canadiens, construction : plans d’origine (1924) ; fonctionnement : notes, <text:span text:style-name="T97">correspondance</text:span> (1986).</text:p>
      <text:p text:style-name="P274">1924-1986</text:p>
      <text:p text:style-name="P224">20090013 art. 374-375</text:p>
      <text:p text:style-name="P260">Fondation <text:span text:style-name="T97">danoise</text:span>.</text:p>
      <text:p text:style-name="P278">1928-1990</text:p>
      <text:p text:style-name="Cote_20_secondaire">art. 374</text:p>
      <text:p text:style-name="Analyse_20_secondaire">Construction : plans d’origine. (1928-1978)</text:p>
      <text:p text:style-name="P169">art. 375</text:p>
      <text:p text:style-name="P200">Fonctionnement : notes, correspondance. Gestion : relevés de comptes, procès-verbaux de comptes <text:span text:style-name="T77">d’administration</text:span>. (1929-1990)</text:p>
      <text:p text:style-name="Cote">20090013 art. 376</text:p>
      <text:p text:style-name="Analyse">Collège d’Espagne, construction : plans d’origine (1926-1927) ; fonctionnement : notes, correspondance, arrêtés, acte de donation, brochures (1927-1996).</text:p>
      <text:p text:style-name="Dates_20_extrêmes">1926-1996</text:p>
      <text:p text:style-name="Cote"/>
      <text:p text:style-name="P140">20090013 art. 377-378</text:p>
      <text:p text:style-name="Analyse">Fondation des Etats-Unis.</text:p>
      <text:p text:style-name="Dates_20_extrêmes">1927-1940</text:p>
      <text:p text:style-name="Cote_20_secondaire">art. 377</text:p>
      <text:p text:style-name="Analyse_20_secondaire">Construction : plans d’origine. (1927)</text:p>
      <text:p text:style-name="P169">art. 378</text:p>
      <text:p text:style-name="P200">Fonctionnement : notes, correspondance. Gestion : procès-verbaux du conseil d’administration, <text:span text:style-name="T77">bilans</text:span>, rapports de la société de contrôle fiduciaire. (1930-1940)</text:p>
      <text:p text:style-name="Cote">20090013 art. 379</text:p>
      <text:p text:style-name="Analyse">Maison Heinrich Heine, construction : plans d’origine (1953-1955) ; fonctionnement : notes, correspondance, procès-verbaux, brochures, photos (1971-1996).</text:p>
      <text:p text:style-name="Dates_20_extrêmes">1953-1996</text:p>
      <text:p text:style-name="P224">20090013 art. 380-381</text:p>
      <text:p text:style-name="P260">Fondation <text:span text:style-name="T97">Hellénique.</text:span></text:p>
      <text:p text:style-name="P275">1928-1990</text:p>
      <text:p text:style-name="Cote_20_secondaire">art. 380</text:p>
      <text:p text:style-name="Analyse_20_secondaire">Construction : plans d’origine. (1930-1968)</text:p>
      <text:p text:style-name="P169">art. 381</text:p>
      <text:p text:style-name="P200">Fonctionnement : notes, correspondance, contrats, articles de presse. Gestion : procès-verbaux du conseil <text:span text:style-name="T77">d’administration</text:span>, relevés de comptes, rapports financiers. (1928-1990)</text:p>
      <text:p text:style-name="Cote">20090013 art. 382-383</text:p>
      <text:p text:style-name="Analyse">Maison de l’Inde.</text:p>
      <text:p text:style-name="Dates_20_extrêmes">1962-1986</text:p>
      <text:p text:style-name="Cote_20_secondaire">art. 382</text:p>
      <text:p text:style-name="Analyse_20_secondaire">Plans d’origine. (1963-1976)</text:p>
      <text:p text:style-name="P169">art. 383</text:p>
      <text:p text:style-name="P200">Généralités : notes, correspondance, contrats, devis descriptif, cahiers des <text:span text:style-name="T77">prescriptions</text:span>, cahiers des charges particulières, comptes rendus, arrêtés, rapports d’étude, formulaires, listes des entreprises choisies. (1962-1986)</text:p>
      <text:p text:style-name="Cote">20090013 art. 384</text:p>
      <text:p text:style-name="Analyse">Maison des Industries agricoles et alimentaires, construction : plans d’origine (1953-1974) ; fonctionnement : notes, correspondance, procès-verbaux du conseil d’administration, cahier des clauses et conditions générales, pièces bancaires (1952-1996).</text:p>
      <text:p text:style-name="P88">1952-1996</text:p>
      <text:p text:style-name="P224">20090013 art. 385-386</text:p>
      <text:p text:style-name="P260">Fondation de l’Institut National Agronomique.</text:p>
      <text:p text:style-name="P278">1925-1996</text:p>
      <text:p text:style-name="Cote_20_secondaire">art. 385</text:p>
      <text:p text:style-name="Analyse_20_secondaire">Construction : plans d’origine. (1925-1984)</text:p>
      <text:p text:style-name="P169">art. 386</text:p>
      <text:p text:style-name="P200">Fonctionnement : notes, correspondance, procès-verbaux du conseil d’administration, pièces bancaires. (<text:span text:style-name="T77">1929</text:span>-1996)</text:p>
      <text:p text:style-name="Cote"/>
      <text:p text:style-name="P140">20090013 art. 387</text:p>
      <text:p text:style-name="Analyse">Maison d’Italie, construction : notes, devis descriptif, procès-verbaux de réception provisoire des travaux, plans d’origine (1954-1958) ; fonctionnement : notes, correspondance, rapports, comptes rendus du conseil d’administration (1955-1991).</text:p>
      <text:p text:style-name="Dates_20_extrêmes">1954-1991</text:p>
      <text:p text:style-name="P224">20090013 art. 388</text:p>
      <text:p text:style-name="P260">Maison du Japon, <text:span text:style-name="T97">construction</text:span> : plans d’origine (1927-1930) ; fonctionnement : notes, correspondance (1978-1997).</text:p>
      <text:p text:style-name="P274">1927-1997</text:p>
      <text:p text:style-name="P224">20090013 art. 389-391</text:p>
      <text:p text:style-name="P260">Maison du <text:span text:style-name="T97">Liban</text:span>.</text:p>
      <text:p text:style-name="P272">1961-1994</text:p>
      <text:p text:style-name="Cote_20_secondaire">art. 389</text:p>
      <text:p text:style-name="Analyse_20_secondaire">Fonctionnement : notes, correspondance, procès-verbaux du conseil d’administration, devis estimatif, règlement intérieur. (1967-1994)</text:p>
      <text:p text:style-name="P169">art. 390-391</text:p>
      <text:p text:style-name="P186">Construction. (1961-1968)</text:p>
      <text:p text:style-name="Cote_20_troisième"/>
      <text:p text:style-name="Cote_20_troisième">art. 390</text:p>
      <text:p text:style-name="P27">Généralités : notes, correspondance, demande de permis de construire, devis descriptif, comptes rendus de chantier, avis de réception des travaux, états des honoraires, pièces bancaires. (1961-1968)</text:p>
      <text:p text:style-name="P203">art. 391</text:p>
      <text:p text:style-name="P249">Plans d’origine. (1962-1966)</text:p>
      <text:p text:style-name="Cote">20090013 art. 392-393</text:p>
      <text:p text:style-name="Analyse">Maison du Maroc.</text:p>
      <text:p text:style-name="Dates_20_extrêmes">1950-1996</text:p>
      <text:p text:style-name="Cote_20_secondaire">art. 392</text:p>
      <text:p text:style-name="Analyse_20_secondaire">Fonctionnement : notes, correspondance, procès-verbaux de conseil d’administration, rapports. (1966-1996)</text:p>
      <text:p text:style-name="P169">art. 393</text:p>
      <text:p text:style-name="P200">Construction : plans <text:span text:style-name="T77">d’origine</text:span>. (1950-1953)</text:p>
      <text:p text:style-name="Cote">20090013 art. 394-395</text:p>
      <text:p text:style-name="Analyse">Maison du Mexique.</text:p>
      <text:p text:style-name="Dates_20_extrêmes">1950-1986</text:p>
      <text:p text:style-name="Cote_20_secondaire">art. 394</text:p>
      <text:p text:style-name="Analyse_20_secondaire">Construction : plans d’origine. (1950-1981)</text:p>
      <text:p text:style-name="P169">art. 395</text:p>
      <text:p text:style-name="P200">Fonctionnement : notes, correspondance, procès-verbaux de conseil d’administration, <text:span text:style-name="T77">rapports</text:span>. (<text:span text:style-name="T47">1979-1986)</text:span></text:p>
      <text:p text:style-name="P41">20090013 art. 396-397</text:p>
      <text:p text:style-name="Analyse"><text:span text:style-name="T56">Collège néerlandais</text:span><text:span text:style-name="Footnote_20_Symbol"><text:span text:style-name="T56"><text:note text:id="ftn69" text:note-class="footnote"><text:note-citation>69</text:note-citation><text:note-body><text:p text:style-name="Footnote"><text:s/>Le collège néerlandais fait désormais partie des maisons rattachées.</text:p></text:note-body></text:note></text:span></text:span><text:span text:style-name="T56">.</text:span></text:p>
      <text:p text:style-name="Dates_20_extrêmes">1928-1952</text:p>
      <text:p text:style-name="Cote_20_secondaire">art. 396</text:p>
      <text:p text:style-name="Analyse_20_secondaire">Construction : plans d’origine. (1928-1930)</text:p>
      <text:p text:style-name="P169"/>
      <text:p text:style-name="P159">20090013 art. 396-397 (suite)</text:p>
      <text:p text:style-name="P169">art. 397</text:p>
      <text:p text:style-name="P200">Aménagement : notes, correspondance, procès-verbaux de conseil d’administration, <text:span text:style-name="T77">factures</text:span>, mémoires des travaux exécutés, bilans, documents financiers. (1928-1952)</text:p>
      <text:p text:style-name="P50">20090013 art. 398</text:p>
      <text:p text:style-name="Analyse"><text:span text:style-name="T45">Maison des étudiants suédois, construction : plans d’origine (1927-1929) ; fonctionnement : notes, correspondance, procès-verbaux de conseil d’administration, rapports, relevés de comptes</text:span><text:span text:style-name="T46"> (1928-1958).</text:span></text:p>
      <text:p text:style-name="P88">1927-1958</text:p>
      <text:p text:style-name="P227">20090013 art. 399-401</text:p>
      <text:p text:style-name="P260">Fondation <text:span text:style-name="T95">Suisse.</text:span></text:p>
      <text:p text:style-name="P279">1930-1987</text:p>
      <text:p text:style-name="Cote_20_secondaire">art. 399</text:p>
      <text:p text:style-name="Analyse_20_secondaire">Construction : plans d’origine. (1930-1970)</text:p>
      <text:p text:style-name="P169">art. 400</text:p>
      <text:p text:style-name="P202">Fonctionnement : notes, correspondance, bulletins annuels, arrêtés, projets, plans. (1931-1987)</text:p>
      <text:p text:style-name="P169">art. 401</text:p>
      <text:p text:style-name="P200"><text:span text:style-name="T45">Gestion : comptes rendus de conseil </text:span><text:span text:style-name="T77">d’administration,</text:span><text:span text:style-name="T45"> comptes d’administration, relevés de comptes</text:span><text:span text:style-name="T46">. (</text:span><text:span text:style-name="T45">1931-1939)</text:span></text:p>
      <text:p text:style-name="Cote">20090013 art. 402</text:p>
      <text:p text:style-name="Analyse">Maison de la Tunisie, construction : plans (1947-1952) ; fonctionnement : notes, correspondance, comptes rendus de conseil d’administration (1970-1988).</text:p>
      <text:p text:style-name="Dates_20_extrêmes">1947-1988</text:p>
      <text:p text:style-name="P35"/>
      <text:p text:style-name="Titre_20_niveau_20_3">Autres bâtiments</text:p>
      <text:p text:style-name="Cote"/>
      <text:p text:style-name="Cote">20090013 art. 403-409</text:p>
      <text:p text:style-name="Analyse">Maison Internationale.</text:p>
      <text:p text:style-name="Dates_20_extrêmes">1928-1998</text:p>
      <text:p text:style-name="Cote_20_secondaire">art. 403</text:p>
      <text:p text:style-name="Analyse_20_secondaire">Origines, événementiels : notes, correspondance, négatifs, brochures, revues, listes des invités, plans, programmes, convention, statuts, procès-verbaux de réunion, discours, cahiers des charges, devis descriptif. (1930-1998)</text:p>
      <text:p text:style-name="P169">art. 404-409</text:p>
      <text:p text:style-name="P200">Construction. (<text:span text:style-name="T77">1928</text:span>-1936)</text:p>
      <text:p text:style-name="Cote_20_troisième"/>
      <text:p text:style-name="Cote_20_troisième">art. 404</text:p>
      <text:p text:style-name="Analyse_20_troisième">Plans d’origine de Lucien Bechmann. (1932)</text:p>
      <text:p text:style-name="P203">art. 405</text:p>
      <text:p text:style-name="P240">Plans espace Cuisine (maison Bergeaud). (1935)</text:p>
      <text:p text:style-name="P203">art. 406</text:p>
      <text:p text:style-name="P240">Plans divers. (1928-1936)</text:p>
      <text:p text:style-name="P203">art. 407</text:p>
      <text:p text:style-name="P240"><text:span text:style-name="T39">Plans d’origine de Jens </text:span>Fredrick<text:span text:style-name="T39"> Larson. (</text:span>1933-1935)</text:p>
      <text:p text:style-name="P224">20090013 art. 403-409 (suite)</text:p>
      <text:p text:style-name="P169">art. 404-409 (suite)</text:p>
      <text:p text:style-name="P203"><text:soft-page-break/></text:p>
      <text:p text:style-name="P203">art. 408</text:p>
      <text:p text:style-name="P240">Plans « Hennebique ». (1934-1935)</text:p>
      <text:p text:style-name="P203">art. 409</text:p>
      <text:p text:style-name="P240">Plans de la chaufferie (<text:span text:style-name="T83">entreprise</text:span> Nessi, frères et compagnie). (1934-1936)</text:p>
      <text:p text:style-name="Cote">20090013 art. 410</text:p>
      <text:p text:style-name="Analyse">Pavillon administration (services généraux), construction : plans d’origine, notes, correspondance, comptes rendus de conseil d’administration.</text:p>
      <text:p text:style-name="Dates_20_extrêmes">1930-1935</text:p>
      <text:p text:style-name="P224">20090013 art. 411</text:p>
      <text:p text:style-name="P260">Bâtiment du <text:span text:style-name="T97">service</text:span> technique, construction : plans d’origine.</text:p>
      <text:p text:style-name="P272">1961-1962</text:p>
      <text:p text:style-name="P224">20090013 art. 412</text:p>
      <text:p text:style-name="P260">Propriété Honnorat (Asnières), donation : correspondance, règlement, bail, procès-verbaux, plans d’origine, pièces <text:span text:style-name="T97">annexes.</text:span></text:p>
      <text:p text:style-name="P272">1955-1995</text:p>
      <text:p text:style-name="P224">20090013 art. 413</text:p>
      <text:p text:style-name="P260">Ecole de Sèvres, projet de construction : notes, correspondance, factures, convention, plans.</text:p>
      <text:p text:style-name="Dates_20_extrêmes">1987-1993</text:p>
      <text:p text:style-name="P224">20090013 art. 414</text:p>
      <text:p text:style-name="P260">Maison de l’Europe, projet de <text:span text:style-name="T97">construction</text:span> : notes, correspondance, bilans, brochures, plans.</text:p>
      <text:p text:style-name="P272">1947-1974</text:p>
      <text:p text:style-name="P224">20090013 art. 415</text:p>
      <text:p text:style-name="P260">Chalet de Bonascre, construction : plans (1969-1979) ; généralités : notes, correspondance, devis, cahier des prescriptions spéciales, factures, procès-verbaux (1969-1973).</text:p>
      <text:p text:style-name="P272">1969-1979</text:p>
      <text:p text:style-name="P224">20090013 art. 416</text:p>
      <text:p text:style-name="P260">Terrain de Gentilly, aménagement, utilisation : notes, correspondance, convention, plans, documents relatifs à divers projets.</text:p>
      <text:p text:style-name="P272">1962-1985</text:p>
      <text:p text:style-name="P224">20090013 art. 417</text:p>
      <text:p text:style-name="P260">Stade Est-Etienne Dalmasso, <text:span text:style-name="T97">construction</text:span> : notes, correspondance, convention, plans.</text:p>
      <text:p text:style-name="P272">1921-1990</text:p>
      <text:p text:style-name="P224">20090013 art. 418</text:p>
      <text:p text:style-name="P260">Carrière et sous-sols, affaissement, infiltration, travaux de consolidation : notes, correspondance, <text:span text:style-name="T97">articles</text:span> de revue, atlas, rapports, photos, plans.</text:p>
      <text:p text:style-name="P272">1922-1991</text:p>
      <text:p text:style-name="P105"/>
      <text:p text:style-name="P136">Animation du domaine</text:p>
      <text:p text:style-name="P92"/>
      <text:p text:style-name="Titre_20_niveau_20_2">Maison Internationale</text:p>
      <text:p text:style-name="Cote"/>
      <text:p text:style-name="Cote">20090013 art. 419-420</text:p>
      <text:p text:style-name="Analyse">Création.</text:p>
      <text:p text:style-name="P86">1926-1964</text:p>
      <text:p text:style-name="P58">art. 419</text:p>
      <text:p text:style-name="Analyse_20_secondaire"><text:span text:style-name="T11">Origines : </text:span><text:span text:style-name="T40">notes,</text:span><text:span text:style-name="T11"> c</text:span><text:span text:style-name="T40">orrespondance, exposé, rapport (1933-1936). Construction : plans d’origine, calques (1933). Inauguration : brochures, articles de presse (1936-1937).</text:span></text:p>
      <text:p text:style-name="P166">art. 420</text:p>
      <text:p text:style-name="P195">Correspondance générale : notes, correspondance, articles de presse, brochures, photos. (1926-1964)</text:p>
      <text:p text:style-name="P45">20090013 art. 421</text:p>
      <text:p text:style-name="Analyse"><text:span text:style-name="T12">Administration : </text:span><text:span text:style-name="T45">notes,</text:span><text:span text:style-name="T12"> c</text:span><text:span text:style-name="T45">orrespondance, rapports moraux du directeur, prévisions des dépenses.</text:span></text:p>
      <text:p text:style-name="Dates_20_extrêmes">1935-1963</text:p>
      <text:p text:style-name="P265">Fonctionnement : notes, correspondance, pièces comptables.</text:p>
      <text:p text:style-name="P272">1992-1997</text:p>
      <text:p text:style-name="Analyse"/>
      <text:p text:style-name="Analyse"><text:span text:style-name="Appel_20_note_20_de_20_bas_20_de_20_p.1"><text:span text:style-name="T27">Cet article contient des documents sur le point accueil et la banque.</text:span></text:span></text:p>
      <text:p text:style-name="P45">20090013 art. 422</text:p>
      <text:p text:style-name="P14">Débit de tabac : notes, correspondance.</text:p>
      <text:p text:style-name="P84">1929-1937</text:p>
      <text:p text:style-name="P260"><text:span text:style-name="T12">Utilisation des </text:span><text:span text:style-name="T94">locaux</text:span><text:span text:style-name="T12"> : </text:span><text:span text:style-name="T45">notes,</text:span><text:span text:style-name="T12"> c</text:span><text:span text:style-name="T45">orrespondance, articles de presse, tarifs de location.</text:span></text:p>
      <text:p text:style-name="P280"><text:span text:style-name="T77">1953</text:span>-1957</text:p>
      <text:p text:style-name="P260"><text:span text:style-name="T94">Activités</text:span><text:span text:style-name="T12"> diverses : </text:span><text:span text:style-name="T45">notes,</text:span><text:span text:style-name="T12"> c</text:span><text:span text:style-name="T45">orrespondance, listes.</text:span></text:p>
      <text:p text:style-name="P280"><text:span text:style-name="T77">1952</text:span>-1955</text:p>
      <text:p text:style-name="P45">20090013 art. 423</text:p>
      <text:p text:style-name="Analyse"><text:span text:style-name="T12">Théâtre, généralités : </text:span><text:span text:style-name="T45">notes,</text:span><text:span text:style-name="T12"> c</text:span><text:span text:style-name="T45">orrespondance, attestation de subvention, projet de convention, articles de presse, factures, plans (1930-1970) ; inauguration : notes, correspondance, brochures, articles de presse, affiche (1936-1937).</text:span></text:p>
      <text:p text:style-name="Dates_20_extrêmes">1930-1970</text:p>
      <text:p text:style-name="P232">20090013 art. 424-426</text:p>
      <text:p text:style-name="P260"><text:span text:style-name="T71">Association International </text:span><text:span text:style-name="T100">Houses</text:span><text:span text:style-name="T71"> and Centers.</text:span></text:p>
      <text:p text:style-name="P276">1960-2001</text:p>
      <text:p text:style-name="P58">art. 424</text:p>
      <text:p text:style-name="Analyse_20_secondaire"><text:span text:style-name="T11">Congrès : </text:span><text:span text:style-name="T40">notes,</text:span><text:span text:style-name="T11"> c</text:span><text:span text:style-name="T40">orrespondance, extraits de lettres, listes des invités, programmes, comptes, bordereaux, reçus, dossier sur excursions prévues. (</text:span><text:span text:style-name="T45">1960-1969)</text:span></text:p>
      <text:p text:style-name="P166"/>
      <text:p text:style-name="P160">20090013 art. 424-426 (suite)</text:p>
      <text:p text:style-name="P166">art. 425-426</text:p>
      <text:p text:style-name="P200"><text:span text:style-name="T12">Généralités : </text:span><text:span text:style-name="T45">notes,</text:span><text:span text:style-name="T12"> c</text:span><text:span text:style-name="T45">orrespondance, rapports annuels, brochures, fascicules, livrets. (1975-2001)</text:span></text:p>
      <text:p text:style-name="P70"/>
      <text:p text:style-name="P70">art. 425</text:p>
      <text:p text:style-name="Analyse_20_troisième"><text:span text:style-name="T40">Dossier complet. (</text:span><text:span text:style-name="T45">1978-2001)</text:span></text:p>
      <text:p text:style-name="P205">art. 426</text:p>
      <text:p text:style-name="P251">Dossier par lieux d’implantation de la Maison internationale. (1975-2001)</text:p>
      <text:p text:style-name="Cote">20090013 art. 427</text:p>
      <text:p text:style-name="Analyse">Location de salles.</text:p>
      <text:p text:style-name="P294">Location de salon, généralités : notes, correspondance, pièces annexes (1967-1977) ; organismes loueurs : notes, correspondance, brochures, documentation (1983-1989) ; occupation des salons : plannings (1975-1989).</text:p>
      <text:p text:style-name="Dates_20_extrêmes">1967-1989</text:p>
      <text:p text:style-name="P224">20090013 art. 428</text:p>
      <text:p text:style-name="P260">Congrès, colloques, conférences, organisation d’événements : notes, correspondance, brochures, annuaires, invitations, documentation, conventions, compte rendu de réunion, avis, affaires juridiques, règlements.</text:p>
      <text:p text:style-name="P272">1957-1999</text:p>
      <text:p text:style-name="P224">20090013 art. 429-430</text:p>
      <text:p text:style-name="P260">Locations de salles <text:span text:style-name="T97">spécifiques.</text:span></text:p>
      <text:p text:style-name="P272">1931-1992</text:p>
      <text:p text:style-name="Cote_20_secondaire">art. 429</text:p>
      <text:p text:style-name="Analyse_20_secondaire">Locations de studios de musique et d’ateliers de peinture : correspondance, notes, tarifs, attestation de domicile, demandes d’autorisation, formulaires, copies de carte de résidents, recettes, locations d’instruments, partitions de musique, contentieux. (1931-1992)</text:p>
      <text:p text:style-name="P169">art. 430</text:p>
      <text:p text:style-name="P200">Locations d’ateliers de sculpture : correspondance, notes, tarifs, demandes d’autorisation, formulaires, recettes, contentieux. (1981-1989)</text:p>
      <text:p text:style-name="P105"/>
      <text:p text:style-name="P96">Culture</text:p>
      <text:p text:style-name="Cote"/>
      <text:p text:style-name="Cote">20090013 art. 431-435</text:p>
      <text:p text:style-name="Analyse">Bibliothèque centrale.</text:p>
      <text:p text:style-name="Dates_20_extrêmes">1941-1997</text:p>
      <text:p text:style-name="Cote_20_secondaire">art. 431</text:p>
      <text:p text:style-name="Analyse_20_secondaire">Finances : correspondance, notes, budgets, protocoles d’accord, subventions, achats, conventions, tableaux, pièces annexes, listes de matériels, factures. (1973-1993)</text:p>
      <text:p text:style-name="P169"/>
      <text:p text:style-name="P156">20090013 art. 431-435 (suite)</text:p>
      <text:p text:style-name="P169"/>
      <text:p text:style-name="P169">art. 432</text:p>
      <text:p text:style-name="P200">Fonctionnement et acquisitions : correspondance, dons de livres/revues, règlements, notes, rapports/procès-<text:span text:style-name="T77">verbaux</text:span> de la commission, pétitions, exclusions, catalogues, achats, conventions, tableaux. (1941-1988)</text:p>
      <text:p text:style-name="P169">art. 433</text:p>
      <text:p text:style-name="P200">Généralités : correspondance, notes, brochures, budgets, achats, tableaux. (1987-1997)</text:p>
      <text:p text:style-name="P169">art. 434</text:p>
      <text:p text:style-name="P200">Correspondance générale. <text:span text:style-name="T77">(1978-1997)</text:span></text:p>
      <text:p text:style-name="P169">art. 435</text:p>
      <text:p text:style-name="P200">Projets de création de mécénats : correspondance, notes, projets (transfert de la bibliothèque Doucet). (<text:span text:style-name="T77">1988</text:span>-1990)</text:p>
      <text:p text:style-name="Cote">20090013 art. 436-442</text:p>
      <text:p text:style-name="Analyse">Service des Affaires Culturelles.</text:p>
      <text:p text:style-name="Dates_20_extrêmes">1971-1997</text:p>
      <text:p text:style-name="Cote_20_secondaire">art. 436</text:p>
      <text:p text:style-name="Analyse_20_secondaire">Théâtre : correspondance, notes, articles de presse, rapports d’activité, bilans financiers, budgets, rapports du comité, demandes de subvention, conventions, curriculum vitae, allocution du Président de la République. (1986-1996)</text:p>
      <text:p text:style-name="P169">art. 437-442</text:p>
      <text:p text:style-name="P200">Généralités : correspondance, notes, documentation, conférences de Presse, rapports d’activité, <text:span text:style-name="T77">bilans</text:span> financiers, budgets. (1971-1997)</text:p>
      <text:p text:style-name="Cote_20_troisième"/>
      <text:p text:style-name="Cote_20_troisième">art. 437-439</text:p>
      <text:p text:style-name="Analyse_20_troisième">1971-1986.</text:p>
      <text:p text:style-name="P339"/>
      <text:p text:style-name="P339">art. 437</text:p>
      <text:p text:style-name="P308">Correspondance. (1972-1986)</text:p>
      <text:p text:style-name="P341">art. 438</text:p>
      <text:p text:style-name="P316">Finances. (1971-1986)</text:p>
      <text:p text:style-name="P341">art. 439</text:p>
      <text:p text:style-name="P316">Documents <text:span text:style-name="T83">divers</text:span>. (1976-1986)</text:p>
      <text:p text:style-name="Cote_20_troisième">art. 440-442</text:p>
      <text:p text:style-name="Analyse_20_troisième">1987-1997.</text:p>
      <text:p text:style-name="P341"/>
      <text:p text:style-name="P341">art. 440</text:p>
      <text:p text:style-name="P311">Fonctionnement. (1987-1997)</text:p>
      <text:p text:style-name="P341">art. 441</text:p>
      <text:p text:style-name="P316">Convention entre le <text:span text:style-name="T83">ministère</text:span> de la Culture et la Fondation nationale. (1990-1997)</text:p>
      <text:p text:style-name="P341">art. 442</text:p>
      <text:p text:style-name="P316">Théâtre, réorganisation. (1991-1993)</text:p>
      <text:p text:style-name="Cote"/>
      <text:p text:style-name="P140">20090013 art. 443</text:p>
      <text:p text:style-name="Analyse">Centre culturel international, fonctionnement : correspondance, notes, budgets, exercices, projets, programmes, convocations à l’Assemblée générale, comptes rendus d’activités, rapports d’activités, bulletins, dons et achats, listes d’ouvrages, documents de la chorale et l’orchestre, bilans financiers, articles de presse, statuts.</text:p>
      <text:p text:style-name="Dates_20_extrêmes">1949-1974</text:p>
      <text:p text:style-name="P45">20090013 art. 444-445</text:p>
      <text:p text:style-name="Analyse"><text:span text:style-name="T12">Orchestre / chorale : c</text:span><text:span text:style-name="T45">orrespondance, notes, programmes, suivis budgétaires, projets, brochures, rapports d’activité, fax, articles de presse, compte rendu de réunion, documents financiers, expertises, affiches.</text:span></text:p>
      <text:p text:style-name="Dates_20_extrêmes">1989-1998</text:p>
      <text:p text:style-name="Cote_20_secondaire">art. 444</text:p>
      <text:p text:style-name="Analyse_20_secondaire">Généralités. (1989-1998)</text:p>
      <text:p text:style-name="P169">art. 445</text:p>
      <text:p text:style-name="P200">Budgets, <text:span text:style-name="T77">subventions</text:span>. (1989-1998)</text:p>
      <text:p text:style-name="Cote">20090013 art. 446</text:p>
      <text:p text:style-name="Analyse">Chefs d’orchestre : correspondance, notes, programmes, curriculum vitae, lettres de motivation, articles de presse, déclarations d’incidents, comptes rendus de réunion.</text:p>
      <text:p text:style-name="Dates_20_extrêmes">1991-1994</text:p>
      <text:p text:style-name="P224">20090013 art. 447</text:p>
      <text:p text:style-name="P260">Librairie : correspondance, notes, plans, procès-verbaux de constat, contrat, factures, assignations <text:span text:style-name="T97">devant</text:span> le Tribunal de Grande Instance, avis.</text:p>
      <text:p text:style-name="P272">1968-1996</text:p>
      <text:p text:style-name="P224">20090013 art. 448</text:p>
      <text:p text:style-name="P260"><text:span text:style-name="T45">Photo Club, laboratoire photo, </text:span><text:span text:style-name="T97">compagnie</text:span><text:span text:style-name="T45"> aérienne photographique : correspondance, notes, projets.</text:span></text:p>
      <text:p text:style-name="P272">1949-1970</text:p>
      <text:p text:style-name="P238"/>
      <text:p text:style-name="Titre_20_niveau_20_2">Sports</text:p>
      <text:p text:style-name="Cote"/>
      <text:p text:style-name="Cote">20090013 art. 449-450</text:p>
      <text:p text:style-name="Analyse">Généralités : correspondance, notes, rapports, programmes, attestations, statuts, enquêtes, lettres de motivation, curriculum vitae.</text:p>
      <text:p text:style-name="Dates_20_extrêmes">1978-1996</text:p>
      <text:p text:style-name="Cote_20_secondaire">art. 449</text:p>
      <text:p text:style-name="Analyse_20_secondaire">1978-1991.</text:p>
      <text:p text:style-name="P169">art. 450</text:p>
      <text:p text:style-name="P186">1992-1996.</text:p>
      <text:p text:style-name="Cote">20090013 art. 451-453</text:p>
      <text:p text:style-name="Analyse">Fonctionnement, gestion : correspondance, notes, comptes rendus de réunion, arrêtés d’agrément, conventions, pétitions, listes de personnel, projets, articles de presse, règlements, rapports techniques, contrats, plans, factures.</text:p>
      <text:p text:style-name="Dates_20_extrêmes">1937-1996</text:p>
      <text:p text:style-name="Cote_20_secondaire">art. 451</text:p>
      <text:p text:style-name="Analyse_20_secondaire">Finances. (1978-1994)</text:p>
      <text:p text:style-name="P156">20090013 art. 451-453 (suite)</text:p>
      <text:p text:style-name="P169"/>
      <text:p text:style-name="P169">art. 452</text:p>
      <text:p text:style-name="P186">Personnel. (1992-1996)</text:p>
      <text:p text:style-name="P169">art. 453</text:p>
      <text:p text:style-name="P186">Commissions et comités. (1937-1995)</text:p>
      <text:p text:style-name="Cote">20090013 art. 454-458</text:p>
      <text:p text:style-name="Analyse">Installations sportives.</text:p>
      <text:p text:style-name="Dates_20_extrêmes">1935-1996</text:p>
      <text:p text:style-name="Cote_20_secondaire">art. 454-455</text:p>
      <text:p text:style-name="Analyse_20_secondaire">Généralités : correspondance, notes, listes de personnel, règlements, rapports techniques, incidents, factures, bilans financiers. (1935-1996)</text:p>
      <text:p text:style-name="Cote_20_troisième"/>
      <text:p text:style-name="Cote_20_troisième">art. 454</text:p>
      <text:p text:style-name="Analyse_20_troisième">1935-1985.</text:p>
      <text:p text:style-name="P203">art. 455</text:p>
      <text:p text:style-name="P253">1986-1996.</text:p>
      <text:p text:style-name="Cote_20_secondaire">art. 456</text:p>
      <text:p text:style-name="Analyse_20_secondaire">Conventions, contrats, correspondance, notes. (1956-1986)</text:p>
      <text:p text:style-name="P169">art. 457</text:p>
      <text:p text:style-name="P200">Stades, rénovations : correspondance, notes, articles de presse. (1992-1994)</text:p>
      <text:p text:style-name="P169">art. 458</text:p>
      <text:p text:style-name="P200"><text:span text:style-name="T12">Piscine : </text:span><text:span text:style-name="T45">correspondance, notes, conventions, listes de personnel, règlements, rapports techniques, contrats, </text:span><text:span text:style-name="T77">incidents,</text:span><text:span text:style-name="T45"> factures, bilans financiers. (1952-1972)</text:span></text:p>
      <text:p text:style-name="P110"/>
      <text:p text:style-name="P97">Associations</text:p>
      <text:p text:style-name="Cote"><text:span text:style-name="Cote_20_Car"><text:span text:style-name="T51">20090013 art. 459-460</text:span></text:span></text:p>
      <text:p text:style-name="Analyse"><text:span text:style-name="Cote_20_Car"><text:span text:style-name="T48">Association sportive de la cité universitaire de Paris (ASCUP), fonctionnement : correspondance</text:span></text:span><text:span text:style-name="T47">, notes, règlements, déclaration d’association, statuts, compte rendu de commission, élections, liste des membres du bureau, bilans financiers, engagements de caution, vacances, conventions, procès-verbaux d’assemblée, compte rendu du comité directeur, avis d’accidents, projets, publications. Organisation de tournois : calendriers, brochures, programmes.</text:span></text:p>
      <text:p text:style-name="Dates_20_extrêmes">1930-1997</text:p>
      <text:p text:style-name="P65">art. 459</text:p>
      <text:p text:style-name="P20">1930-1972.</text:p>
      <text:p text:style-name="P167">art. 460</text:p>
      <text:p text:style-name="P184">1973-1997.</text:p>
      <text:p text:style-name="Cote"><text:span text:style-name="Cote_20_Car"><text:span text:style-name="T51">20090013 art. 461-462</text:span></text:span></text:p>
      <text:p text:style-name="Analyse"><text:span text:style-name="Cote_20_Car"><text:span text:style-name="T48">Tennis Club : correspondance</text:span></text:span><text:span text:style-name="T47">, notes, règlements, déclaration d’association, statuts, comptes rendus de réunion, élections, bilans financiers, conventions, procès-verbaux d’assemblée, projets. Organisation de tournois : calendriers, brochures.</text:span></text:p>
      <text:p text:style-name="Dates_20_extrêmes">1947-1997</text:p>
      <text:p text:style-name="P65"/>
      <text:p text:style-name="P140"><text:span text:style-name="Cote_20_Car"><text:span text:style-name="T51">20090013 art. 461-462 (suite)</text:span></text:span></text:p>
      <text:p text:style-name="P65"/>
      <text:p text:style-name="P65">art. 461</text:p>
      <text:p text:style-name="P20">1947-1989.</text:p>
      <text:p text:style-name="P167">art. 462</text:p>
      <text:p text:style-name="P184">1990-1997.</text:p>
      <text:p text:style-name="Cote"><text:span text:style-name="Cote_20_Car"><text:span text:style-name="T51">20090013 art. 463</text:span></text:span></text:p>
      <text:p text:style-name="Analyse"><text:span text:style-name="Cote_20_Car"><text:span text:style-name="T48">Paris Université Club (PUC) : correspondance, notes, comptes rendus de réunion, extraits de conseil d’administration, plans.</text:span></text:span></text:p>
      <text:p text:style-name="P101"><text:span text:style-name="Cote_20_Car"><text:span text:style-name="T48">1948-1988</text:span></text:span></text:p>
      <text:p text:style-name="P239"><text:span text:style-name="Cote_20_Car"><text:span text:style-name="T104">20090013 art. 464-465</text:span></text:span></text:p>
      <text:p text:style-name="P260"><text:span text:style-name="Cote_20_Car"><text:span text:style-name="T105">Association internationale des résidents de la Cité universitaire de Pariqs (AIRCUP): correspondance, notes, règlements, déclaration d’association, conventions, procès-verbaux d’assemblée, statuts, listes de membres, élections, tracts, journaux d’association (</text:span></text:span><text:span text:style-name="Cote_20_Car"><text:span text:style-name="T106">Bulletin, Droit de Cité</text:span></text:span><text:span text:style-name="Cote_20_Car"><text:span text:style-name="T105">), comptes rendus de réunion, séances des comités de maison brochures, projets, affaires, annuaires.</text:span></text:span></text:p>
      <text:p text:style-name="Dates_20_extrêmes">1945-1999</text:p>
      <text:p text:style-name="P65">art. 464</text:p>
      <text:p text:style-name="P20">1945-1958.</text:p>
      <text:p text:style-name="P167">art. 465</text:p>
      <text:p text:style-name="P184">1959-1999.</text:p>
      <text:p text:style-name="Cote">20090013 art. 466</text:p>
      <text:p text:style-name="Analyse">Coopérative des résidents, Association générale internationale des étudiants de la Cité universitaire : correspondance, notes, règlements, statuts, comptes rendus de réunion, brochures, projets, séances des comités de maison.</text:p>
      <text:p text:style-name="Dates_20_extrêmes">1954-1972</text:p>
      <text:p text:style-name="P224">20090013 art. 467</text:p>
      <text:p text:style-name="P260">Diverses associations domiciliées à la Cité : correspondance, notes, règlements, statuts, comptes rendus de <text:span text:style-name="T97">réunion,</text:span> brochures, projets.</text:p>
      <text:p text:style-name="P272">1959-1998</text:p>
      <text:p text:style-name="P224">2009113 art. 468-469</text:p>
      <text:p text:style-name="P260">Alliance Internationale (<text:span text:style-name="T97">association</text:span> des anciens de la CIUP).</text:p>
      <text:p text:style-name="P272">1949-1998</text:p>
      <text:p text:style-name="Cote_20_secondaire"><text:span text:style-name="Cote_20_Car"><text:span text:style-name="T51">art. 468</text:span></text:span></text:p>
      <text:p text:style-name="Analyse_20_secondaire"><text:span text:style-name="Cote_20_Car"><text:span text:style-name="T48">Publications et Garden Party : </text:span></text:span><text:span text:style-name="T47">correspondance, notes, programmes, demandes de laissez-passer, bulletins, annuaires. (1949-1998)</text:span></text:p>
      <text:p text:style-name="P183"><text:span text:style-name="Cote_20_Car"><text:span text:style-name="T104">art. 469</text:span></text:span></text:p>
      <text:p text:style-name="P200">Généralités : correspondance, notes, règlements, statuts, comptes rendus de réunion, brochures, <text:span text:style-name="T80">projets</text:span>, listes de membres, élections, extraits de conseil d’administration. (1954-1998)</text:p>
      <text:p text:style-name="P271"/>
      <text:p text:style-name="P138">Francophonie</text:p>
      <text:p text:style-name="Cote"/>
      <text:p text:style-name="Cote">20090013 art. 470</text:p>
      <text:p text:style-name="Analyse">Haut conseil de la francophonie : brochures, circulaires, projets ; Jeux de la Francophonie : correspondance, statistiques, notes, programmes, notes de débit, comptes rendus de réunion, planning, articles de presse, conventions, revues.</text:p>
      <text:p text:style-name="Dates_20_extrêmes">1994-1998</text:p>
      <text:p text:style-name="P105"/>
      <text:p text:style-name="Titre_20_niveau_20_2">La Poste (agence postale de la Cité)</text:p>
      <text:p text:style-name="Cote"><text:span text:style-name="Cote_20_Car"><text:span text:style-name="T51"/></text:span></text:p>
      <text:p text:style-name="Cote"><text:span text:style-name="Cote_20_Car"><text:span text:style-name="T51">20090013 art. 471</text:span></text:span></text:p>
      <text:p text:style-name="Analyse"><text:span text:style-name="Cote_20_Car"><text:span text:style-name="T48">Création, généralités : correspondance, conventions, plans, factures, commissions de vaguemestre.</text:span></text:span></text:p>
      <text:p text:style-name="Dates_20_extrêmes">1934-1998</text:p>
      <text:p text:style-name="P292"/>
      <text:p text:style-name="Titre_20_niveau_20_2">Restaurants</text:p>
      <text:p text:style-name="Cote">20090013 art. 472-473</text:p>
      <text:p text:style-name="Analyse">Fonctionnement, généralités : correspondance, notes, procès-verbaux de commission, arrêtés, contrats d’association, conventions, projets, menus, articles de presse, enquêtes, liste d’émargement, compte rendu de réunion, tracts, documents financiers, règlements, tableaux.</text:p>
      <text:p text:style-name="Dates_20_extrêmes">1934-1996</text:p>
      <text:p text:style-name="P65">art. 472</text:p>
      <text:p text:style-name="P20">1934-1985.</text:p>
      <text:p text:style-name="P167">art. 473</text:p>
      <text:p text:style-name="P184">1987-1996.</text:p>
      <text:p text:style-name="Cote">20090013 art. 474-475</text:p>
      <text:p text:style-name="Analyse">Finances : correspondance, notes, recettes, dépenses, conventions, comptes rendus de réunions, comptes de gestion, bilans, rapports, enquêtes, fiches, certificats administratifs, contrats, devis, budgets, balances, subventions, tableaux.</text:p>
      <text:p text:style-name="Dates_20_extrêmes">1950-1997</text:p>
      <text:p text:style-name="Cote_20_secondaire">art. 474</text:p>
      <text:p text:style-name="Analyse_20_secondaire">1950-1988.</text:p>
      <text:p text:style-name="P169">art. 475</text:p>
      <text:p text:style-name="P197">1989-1997.</text:p>
      <text:p text:style-name="Cote">20090013 art. 476</text:p>
      <text:p text:style-name="Analyse">Incidents, grèves : correspondance, notes, comptes rendus de comité de gestion, dossiers de fraudes, rapports, pétitions, avis, affiches, tracts, cartes de résidents.</text:p>
      <text:p text:style-name="Dates_20_extrêmes">1956-1997</text:p>
      <text:p text:style-name="Cote">20090013 art. 477</text:p>
      <text:p text:style-name="Analyse">Correspondance générale.</text:p>
      <text:p text:style-name="Dates_20_extrêmes">1936-1981</text:p>
      <text:p text:style-name="P224"/>
      <text:p text:style-name="P151">20090013 art. 478</text:p>
      <text:p text:style-name="P260">Personnel : correspondance, notes, listes de personnel, fiches, avis de notation, arrêtés, états des lieux <text:span text:style-name="T97">des</text:span> appartements de fonction, avis, rapports, statistiques, conventions, formulaires, procès-verbaux d’élection des délégués du personnel, contrats, curriculum vitae.</text:p>
      <text:p text:style-name="P272">1934-1993</text:p>
      <text:p text:style-name="P224">20090013 art. 479-481</text:p>
      <text:p text:style-name="P260">Effectifs, repas servis : tableaux, <text:span text:style-name="T97">correspondance</text:span>, notes, extraits de conseils d’administration.</text:p>
      <text:p text:style-name="P276">1954-1995</text:p>
      <text:p text:style-name="Cote_20_secondaire">art. 479</text:p>
      <text:p text:style-name="Analyse_20_secondaire">1954-1971.</text:p>
      <text:p text:style-name="P169">art. 480</text:p>
      <text:p text:style-name="P200">1972-<text:span text:style-name="T77">1982</text:span>.</text:p>
      <text:p text:style-name="P169">art. 481</text:p>
      <text:p text:style-name="P200">1984-<text:span text:style-name="T77">1995</text:span>.</text:p>
      <text:p text:style-name="P108"/>
      <text:p text:style-name="Titre_20_niveau_20_2">Tournages de films</text:p>
      <text:p text:style-name="Cote"/>
      <text:p text:style-name="Cote">20090013 art. 482</text:p>
      <text:p text:style-name="Analyse">Autorisations : notes, correspondance, pièces annexes.</text:p>
      <text:p text:style-name="Dates_20_extrêmes">1962-1980</text:p>
      <text:p text:style-name="P224">20090013 art. 483-486</text:p>
      <text:p text:style-name="P260">Généralités : notes, <text:span text:style-name="T97">correspondance</text:span>, factures, copies de chèques, feuilles de service, scripts, contrats, attestations d’assurance, fiches technique du film.</text:p>
      <text:p text:style-name="P272">1987-2000</text:p>
      <text:p text:style-name="Cote_20_secondaire">art. 483</text:p>
      <text:p text:style-name="Analyse_20_secondaire">1987 à 1993.</text:p>
      <text:p text:style-name="P183"><text:span text:style-name="T97">art</text:span>. 484</text:p>
      <text:p text:style-name="P200">1994 à <text:span text:style-name="T77">1995</text:span>.</text:p>
      <text:p text:style-name="P183">art. <text:span text:style-name="T97">485</text:span></text:p>
      <text:p text:style-name="P200">1996 à <text:span text:style-name="T77">1997</text:span>.</text:p>
      <text:p text:style-name="P183">art. 486</text:p>
      <text:p text:style-name="P200">1998 à <text:span text:style-name="T77">2000</text:span>.</text:p>
      <text:p text:style-name="P268"/>
      <text:p text:style-name="P136">Résidents</text:p>
      <text:p text:style-name="P93"/>
      <text:p text:style-name="Titre_20_niveau_20_2">Admissions</text:p>
      <text:p text:style-name="P44"/>
      <text:p text:style-name="P44">20090013 art. 487</text:p>
      <text:p text:style-name="P6">Règles générales : avis, arrêtés, circulaires, notes.</text:p>
      <text:p text:style-name="Dates_20_extrêmes">1963-1998</text:p>
      <text:p text:style-name="P229">20090013 art. 488-489</text:p>
      <text:p text:style-name="P260"><text:span text:style-name="T10">Accueil des résidents</text:span><text:span text:style-name="T40"> : circulaires, correspondance, notes, listes, statistiques, rapports, </text:span><text:span text:style-name="T91">brochures</text:span><text:span text:style-name="T40">, formulaires, procès-verbaux de réunion.</text:span></text:p>
      <text:p text:style-name="P272">1959-1998</text:p>
      <text:p text:style-name="P172">art. 488</text:p>
      <text:p text:style-name="P19">1959-1982.</text:p>
      <text:p text:style-name="P172">art. 489</text:p>
      <text:p text:style-name="P195">1983-1998.</text:p>
      <text:p text:style-name="P40">20090013 art. 490-491</text:p>
      <text:p text:style-name="Analyse"><text:span text:style-name="T48">Prolongation de séjour</text:span><text:span text:style-name="Footnote_20_Symbol"><text:span text:style-name="T49"><text:note text:id="ftn70" text:note-class="footnote"><text:note-citation>70</text:note-citation><text:note-body><text:p text:style-name="Footnote"><text:s/>Dérogation pour une quatrième année.</text:p></text:note-body></text:note></text:span></text:span><text:span text:style-name="T48"> : formulaires, correspondance, cahiers, décisions de commission, listes des membres de la commission, questionnaires, enquêtes.</text:span></text:p>
      <text:p text:style-name="Dates_20_extrêmes">1961-1993</text:p>
      <text:p text:style-name="P172">art. 490</text:p>
      <text:p text:style-name="P19">1961-1963.</text:p>
      <text:p text:style-name="P172">art. 491</text:p>
      <text:p text:style-name="P195">1963-1993.</text:p>
      <text:p text:style-name="Cote">20090013 art. 492</text:p>
      <text:p text:style-name="Analyse">Indésirables : décision du délégué général, notes, correspondance, avis du délégué général de non-réadmission de résidents.</text:p>
      <text:p text:style-name="Dates_20_extrêmes">1948-1995</text:p>
      <text:p text:style-name="P224">20090013 art. 493</text:p>
      <text:p text:style-name="P260">Demandes de réadmission : formulaires, correspondance, lettres de motivation, fiches, pièces annexes.</text:p>
      <text:p text:style-name="P272">1968-1993</text:p>
      <text:p text:style-name="P223">20090013 art. 494</text:p>
      <text:p text:style-name="P260"><text:span text:style-name="T40">Etats des effectifs : listes </text:span><text:span text:style-name="T88">des</text:span><text:span text:style-name="T40"> résidents (par maison).</text:span></text:p>
      <text:p text:style-name="P272">1945-1989</text:p>
      <text:p text:style-name="P223">20090013 art. 495</text:p>
      <text:p text:style-name="P267">Modifications d’effectifs : listes des résidents (par maison).</text:p>
      <text:p text:style-name="P272">1977-1981</text:p>
      <text:p text:style-name="P103"/>
      <text:p text:style-name="P138">Vie des résidents</text:p>
      <text:p text:style-name="P37"/>
      <text:p text:style-name="P37">20090013 art. 496</text:p>
      <text:p text:style-name="P3">Fonctionnement.</text:p>
      <text:p text:style-name="P294"><text:span text:style-name="T47">Formalités diverses</text:span><text:span text:style-name="Footnote_20_Symbol"><text:span text:style-name="T47"><text:note text:id="ftn71" text:note-class="footnote"><text:note-citation>71</text:note-citation><text:note-body><text:p text:style-name="Footnote"><text:s/>Formalités avec la Préfecture de Police concernant la carte de séjour pour les étudiants.</text:p></text:note-body></text:note></text:span></text:span><text:span text:style-name="T47"> : notes, correspondance, brochures, Journal officiel (1945-1978) ; conseil de discipline : notes, correspondance, rapports, articles de presse, procès-verbaux (1933-1971) ; règlement de discipline : notes, correspondance, règlements, articles de presse, projets et avant-projets de règlements (1953-1976).</text:span></text:p>
      <text:p text:style-name="P82">1933-1978</text:p>
      <text:p text:style-name="Cote">20090013 art. 497</text:p>
      <text:p text:style-name="Analyse">Statistiques particulières.</text:p>
      <text:p text:style-name="Dates_20_extrêmes">1992-1995</text:p>
      <text:p text:style-name="P224">20090013 art. 498-500</text:p>
      <text:p text:style-name="P260"><text:span text:style-name="T97">Incidents</text:span>.</text:p>
      <text:p text:style-name="P272">1933-1998</text:p>
      <text:p text:style-name="P59">art. 498</text:p>
      <text:p text:style-name="Analyse_20_secondaire"><text:span text:style-name="T48">Généralités</text:span><text:span text:style-name="Footnote_20_Symbol"><text:span text:style-name="T49"><text:note text:id="ftn72" text:note-class="footnote"><text:note-citation>72</text:note-citation><text:note-body><text:p text:style-name="P132"><text:s/>Voir la partie concernant la sécurité.</text:p></text:note-body></text:note></text:span></text:span><text:span text:style-name="T48"> : procès-verbaux de réunion du conseil de discipline, listes des membres du conseil, rapports, élections, fax, groupes de travail, pétitions, tracts, collectifs de résidents. (</text:span><text:span text:style-name="T47">1959-1998)</text:span></text:p>
      <text:p text:style-name="P173">art. 499</text:p>
      <text:p text:style-name="P200"><text:span text:style-name="T48">Litiges avec des résidents : notes, </text:span><text:span text:style-name="T92">correspondance</text:span><text:span text:style-name="T48">, pièces juridiques (dossiers par affaires</text:span><text:span text:style-name="Footnote_20_Symbol"><text:span text:style-name="T49"><text:note text:id="ftn73" text:note-class="footnote"><text:note-citation>73</text:note-citation><text:note-body><text:p text:style-name="P132"><text:s/>Affaire Vera Lehka (1950-1963) et l’affaire Aron Monus (1964-1973).</text:p></text:note-body></text:note></text:span></text:span><text:span text:style-name="T48">). (</text:span><text:span text:style-name="T47">1950-1973)</text:span></text:p>
      <text:p text:style-name="P58">art. 500</text:p>
      <text:p text:style-name="P200"><text:span text:style-name="T40">Accidents mortels sur le Boulevard </text:span><text:span text:style-name="T75">Jourdan</text:span><text:span text:style-name="T40"> : notes, correspondance, tracts. (</text:span><text:span text:style-name="T45">1933-1990)</text:span></text:p>
      <text:p text:style-name="Cote">20090013 art. 501-503</text:p>
      <text:p text:style-name="Analyse">Comités des résidents.</text:p>
      <text:p text:style-name="Dates_20_extrêmes">1960-1998</text:p>
      <text:p text:style-name="P59">art. 501-502</text:p>
      <text:p text:style-name="Analyse_20_secondaire"><text:span text:style-name="T48">Elections</text:span><text:span text:style-name="Footnote_20_Symbol"><text:span text:style-name="T49"><text:note text:id="ftn74" text:note-class="footnote"><text:note-citation>74</text:note-citation><text:note-body><text:p text:style-name="P132"><text:s/>Il manque les élections de 1977-1978 et 1990-1991.</text:p></text:note-body></text:note></text:span></text:span><text:span text:style-name="T48"> : procès-verbaux, correspondance, notes, circulaires, modalités électorales. (</text:span><text:span text:style-name="T47">1960-1997)</text:span></text:p>
      <text:p text:style-name="P70">art. 501</text:p>
      <text:p text:style-name="P28">1960 à 1988.</text:p>
      <text:p text:style-name="P205">art. 502</text:p>
      <text:p text:style-name="P251">1989 à 1997.</text:p>
      <text:p text:style-name="P59">art. 503</text:p>
      <text:p text:style-name="Analyse_20_secondaire"><text:span text:style-name="T48">Réunions</text:span><text:span text:style-name="Footnote_20_Symbol"><text:span text:style-name="T49"><text:note text:id="ftn75" text:note-class="footnote"><text:note-citation>75</text:note-citation><text:note-body><text:p text:style-name="P133"><text:s/>Ces réunions se sont appelées au départ Conférence des Comités des résidents puis Délégation des Comités de résidents.</text:p></text:note-body></text:note></text:span></text:span><text:span text:style-name="T48"> : convocations, ordres du jour, comptes rendus, correspondance, notes, pièces annexes, journaux (dont </text:span><text:span text:style-name="T55">Droit de Cité</text:span><text:span text:style-name="T48"> et </text:span><text:span text:style-name="T55">Babel magazine</text:span><text:span text:style-name="T48">). (</text:span><text:span text:style-name="T47">1968-1998)</text:span></text:p>
      <text:p text:style-name="Cote"/>
      <text:p text:style-name="P140">20090013 art. 504</text:p>
      <text:p text:style-name="Analyse">Administrateurs-résidents : notes, correspondance, extraits de procès-verbaux de conseil d’administration, pièces annexes.</text:p>
      <text:p text:style-name="Dates_20_extrêmes">1984</text:p>
      <text:p text:style-name="P40"/>
      <text:p text:style-name="P40">20090013 art. 505</text:p>
      <text:p text:style-name="Analyse"><text:span text:style-name="T48">Représentants des résidents au conseil d’administration</text:span><text:span text:style-name="Footnote_20_Symbol"><text:span text:style-name="T49"><text:note text:id="ftn76" text:note-class="footnote"><text:note-citation>76</text:note-citation><text:note-body><text:p text:style-name="P133"><text:s/>Encore appelés administrateurs résidents, élections accompagnées de celles des membres de la Délégation des Comités de résidents organisées à partir de 1988.</text:p></text:note-body></text:note></text:span></text:span><text:span text:style-name="T48">.</text:span></text:p>
      <text:p text:style-name="P296">Elections : procès-verbaux, convocations, notes, lettres de candidatures, listes des électeurs, listes d’émargements, correspondance, lettres de procurations, circulaires (1976-1997). Comité de liaison : convocations, comptes rendus de réunion, notes, correspondance, bulletins (1978-1982).</text:p>
      <text:p text:style-name="Dates_20_extrêmes">1976-1997</text:p>
      <text:p text:style-name="P40"/>
      <text:p text:style-name="P40">20090013 art. 506</text:p>
      <text:p text:style-name="Analyse"><text:span text:style-name="T48">Cogestion dans les fondations</text:span><text:span text:style-name="Footnote_20_Symbol"><text:span text:style-name="T49"><text:note text:id="ftn77" text:note-class="footnote"><text:note-citation>77</text:note-citation><text:note-body><text:p text:style-name="P132"><text:s/>Coopération dans la gestion d’une fondation entre sa direction et les résidents.</text:p></text:note-body></text:note></text:span></text:span><text:span text:style-name="T48"> : notes, correspondance, brochures, journal, article de presse.</text:span></text:p>
      <text:p text:style-name="Dates_20_extrêmes">1963-1964</text:p>
      <text:p text:style-name="Cote"/>
      <text:p text:style-name="Cote">20090013 art. 507-508</text:p>
      <text:p text:style-name="Analyse">Statistiques (classement selon l’année scolaire).</text:p>
      <text:p text:style-name="Dates_20_extrêmes">1945-1998</text:p>
      <text:p text:style-name="P58">art. 507</text:p>
      <text:p text:style-name="P19">1945 à 1968.</text:p>
      <text:p text:style-name="P166">art. 508</text:p>
      <text:p text:style-name="P195">1968 à 1998.</text:p>
      <text:p text:style-name="P40"/>
      <text:p text:style-name="P40">20090013 art. 509</text:p>
      <text:p text:style-name="P4">Activités.</text:p>
      <text:p text:style-name="P294"><text:span text:style-name="T48">Propagande étudiante : notes, correspondance, comptes rendus de réunion, tracts (1969-1983) ; bals, organisation : notes, correspondance, calendriers, règlements (1952-1963) ; associations étudiantes</text:span><text:span text:style-name="Footnote_20_Symbol"><text:span text:style-name="T49"><text:note text:id="ftn78" text:note-class="footnote"><text:note-citation>78</text:note-citation><text:note-body><text:p text:style-name="P132"><text:s/>Associations qui ne sont pas affiliées à la Cité.</text:p></text:note-body></text:note></text:span></text:span><text:span text:style-name="T48"> : notes, correspondance, comptes rendus de réunion, rapport moral (1964-1968) ; petits déjeuners dans les fondations : tarifs, notes (1959-1960).</text:span></text:p>
      <text:p text:style-name="Dates_20_extrêmes">1952-1983</text:p>
      <text:p text:style-name="P234"/>
      <text:p text:style-name="P157">20090013 art. 510</text:p>
      <text:p text:style-name="P262">Bourses et prix.</text:p>
      <text:p text:style-name="P298"><text:span text:style-name="T92">Généralités</text:span><text:span text:style-name="Footnote_20_Symbol"><text:span text:style-name="T92"><text:note text:id="ftn79" text:note-class="footnote"><text:note-citation>79</text:note-citation><text:note-body><text:p text:style-name="Footnote"><text:s/>Services des bourses.</text:p></text:note-body></text:note></text:span></text:span><text:span text:style-name="T92"> : notes, correspondance, articles de presse, brochures, règlements, pièces annexes (1967-1974). Bourses, bourses aux étudiants étrangers : notes, correspondance, statuts, pièces annexes (1938-1979) ; bourses du Président de la République : notes, correspondance, formulaires de demandes, affectation des bourses, listes des candidats proposés pour une bourse (1950-1968) ; aides aux Etudiants, fondation Bischoffsheim : notes, correspondance, attribution (1953) ; bourses André Siegfried : notes, correspondance, règlements (1964) ; bourses et prix de la Chancellerie des universités : règlement, listes des lauréats, brochure de l’ALCUP</text:span><text:span text:style-name="Footnote_20_Symbol"><text:span text:style-name="T92"><text:note text:id="ftn80" text:note-class="footnote"><text:note-citation>80</text:note-citation><text:note-body><text:p text:style-name="Footnote"><text:s/>Association des lauréats de la Chancellerie des Universités de Paris.</text:p></text:note-body></text:note></text:span></text:span><text:span text:style-name="T92"> (1992). Prix, prix Raoul Dautry : notes, correspondance, formulaires de demandes, articles de presse, listes des candidats proposés pour une bourse (1952-1972) ; prix de la Fondation nationale : notes, correspondance, règlements, formulaires (1985-1986).</text:span></text:p>
      <text:p text:style-name="P272">1938-1992</text:p>
      <text:p text:style-name="P40">20090013 art. 511</text:p>
      <text:p text:style-name="Analyse"><text:span text:style-name="T48">Affaires diverses concernant les résidents</text:span><text:span text:style-name="Footnote_20_Symbol"><text:span text:style-name="T49"><text:note text:id="ftn81" text:note-class="footnote"><text:note-citation>81</text:note-citation><text:note-body><text:p text:style-name="Footnote"><text:s/>Egalement présence de dossiers sur les indésirables.</text:p></text:note-body></text:note></text:span></text:span><text:span text:style-name="T48"> : notes, correspondance, articles de presse, documentation, pièces annexes.</text:span></text:p>
      <text:p text:style-name="Dates_20_extrêmes">1960-1987</text:p>
      <text:p text:style-name="P105"/>
      <text:p text:style-name="Titre_20_niveau_20_2">Affaires politiques</text:p>
      <text:p text:style-name="Cote"/>
      <text:p text:style-name="Cote">20090013 art. 512-515</text:p>
      <text:p text:style-name="Analyse">Affaires politiques : notes, correspondance, comptes rendus, notes de service, extraits de conseil d’administration, rapports, pétitions, procès-verbaux de constat, listes des dégâts, factures, photos, articles de presse, tracts.</text:p>
      <text:p text:style-name="Dates_20_extrêmes">1968-1996</text:p>
      <text:p text:style-name="Cote_20_secondaire"><text:span text:style-name="Cote_20_Car"><text:span text:style-name="T51">art. 512-513</text:span></text:span></text:p>
      <text:p text:style-name="Analyse_20_secondaire"><text:span text:style-name="T37">Evénements de Mai 1968. (</text:span><text:span text:style-name="T47">1968-1975)</text:span></text:p>
      <text:p text:style-name="Cote_20_troisième"/>
      <text:p text:style-name="Cote_20_troisième">art. 512</text:p>
      <text:p text:style-name="Analyse_20_troisième">Généralités.</text:p>
      <text:p text:style-name="Analyse_20_troisième"/>
      <text:p text:style-name="Analyse_20_troisième"><text:span text:style-name="Appel_20_note_20_de_20_bas_20_de_20_p.1"><text:span text:style-name="T27">Cet article contient un dossier sur l’indemnisation des dégâts avec des pièces juridiques telles que notification de jugement du tribunal administratif.</text:span></text:span></text:p>
      <text:p text:style-name="P203">art. 513</text:p>
      <text:p text:style-name="Analyse_20_troisième">Dossiers par maisons.</text:p>
      <text:p text:style-name="Cote_20_secondaire"><text:span text:style-name="Cote_20_Car"><text:span text:style-name="T51">art. 514</text:span></text:span></text:p>
      <text:p text:style-name="Analyse_20_secondaire"><text:span text:style-name="T37">Affrontements et manifestations iraniens</text:span><text:span text:style-name="Footnote_20_Symbol"><text:span text:style-name="T38"><text:note text:id="ftn82" text:note-class="footnote"><text:note-citation>82</text:note-citation><text:note-body><text:p text:style-name="Footnote"><text:s/>Contient également d’autres manifestations.</text:p></text:note-body></text:note></text:span></text:span><text:span text:style-name="T37">. (</text:span><text:span text:style-name="T47">1981-1988)</text:span></text:p>
      <text:p text:style-name="P183"><text:span text:style-name="Cote_20_Car"><text:span text:style-name="T104">art. 515</text:span></text:span></text:p>
      <text:p text:style-name="P185"><text:span text:style-name="T60">Attentat dans le RER B (station Port Royal). (</text:span><text:span text:style-name="T62">1996)</text:span></text:p>
      <text:p text:style-name="Titre_20_niveau_20_2">Annuaires</text:p>
      <text:p text:style-name="Cote"><text:soft-page-break/></text:p>
      <text:p text:style-name="Cote">20090013 art. 516</text:p>
      <text:p text:style-name="Analyse">Généralités : listings, notes, correspondance (dont réponses des maisons et des ambassadeurs), maquette. Subventions : correspondance, notification. Saisie, traitement automatisé d’informations nominatives : notes, correspondance (dont celle de la Commission nationale informatique et libertés), brochures, rapports d’étude et de faisabilité, articles de presse.</text:p>
      <text:p text:style-name="Dates_20_extrêmes">1986-1989</text:p>
      <text:p text:style-name="Cote">20090013 art. 517-539</text:p>
      <text:p text:style-name="Analyse">Registres des anciens résidents de la Cité (classement par pays).</text:p>
      <text:p text:style-name="Dates_20_extrêmes">s.d.</text:p>
      <text:p text:style-name="P58">art. 517-529</text:p>
      <text:p text:style-name="Analyse_20_secondaire"><text:span text:style-name="T40">France (classement par maisons et par ordre alphabétique des résidents). (</text:span><text:span text:style-name="T45">s.d.)</text:span></text:p>
      <text:p text:style-name="P70"/>
      <text:p text:style-name="P70">art. 517</text:p>
      <text:p text:style-name="P28">Tome 1 : Fondation Abreu de Grancher à Maison des Arts et Métiers.</text:p>
      <text:p text:style-name="P210">art. 518</text:p>
      <text:p text:style-name="P240"><text:span text:style-name="T40">Tome 2 : Maison des </text:span><text:span text:style-name="T74">Arts</text:span><text:span text:style-name="T40"> et Métiers.</text:span></text:p>
      <text:p text:style-name="P210">art. 519</text:p>
      <text:p text:style-name="P240"><text:span text:style-name="T40">Tome 3 : Maison des </text:span><text:span text:style-name="T74">Arts</text:span><text:span text:style-name="T40"> et Métiers.</text:span></text:p>
      <text:p text:style-name="P219">art. 520</text:p>
      <text:p text:style-name="P240"><text:span text:style-name="T40">Tome 4 : Maison des </text:span><text:span text:style-name="T74">Arts</text:span><text:span text:style-name="T40"> et Métiers à Fondation Deutsch de la Meurthe.</text:span></text:p>
      <text:p text:style-name="P210">art. 521</text:p>
      <text:p text:style-name="P240"><text:span text:style-name="T40">Tome 5 : Fondation </text:span><text:span text:style-name="T74">Deutsch</text:span><text:span text:style-name="T40"> de la Meurthe à Fondation franco-brésilienne.</text:span></text:p>
      <text:p text:style-name="P210">art. 522</text:p>
      <text:p text:style-name="P240"><text:span text:style-name="T40">Tome 6 : Fondation </text:span><text:span text:style-name="T74">franco</text:span><text:span text:style-name="T40">-brésilienne à Maison du Japon.</text:span></text:p>
      <text:p text:style-name="P210">art. 523</text:p>
      <text:p text:style-name="P256">Tome 7 : Maison du Japon à Résidence Lucien Paye.</text:p>
      <text:p text:style-name="P210">art. 524</text:p>
      <text:p text:style-name="P256">Tome 8 : Résidence Lucien Paye à Maison des Provinces de France.</text:p>
      <text:p text:style-name="P210">art. 525</text:p>
      <text:p text:style-name="P240"><text:span text:style-name="T40">Tome 9 : Maison </text:span><text:span text:style-name="T74">des</text:span><text:span text:style-name="T40"> Provinces de France à Divers.</text:span></text:p>
      <text:p text:style-name="P210">art. 526</text:p>
      <text:p text:style-name="P256">Non titré, couverture bleu sans dessin (classement par maisons et par ordre alphabétique des résidents).</text:p>
      <text:p text:style-name="P210">art. 527</text:p>
      <text:p text:style-name="P240"><text:span text:style-name="T40">Premier tome (liste </text:span><text:span text:style-name="T74">alphabétique</text:span><text:span text:style-name="T40"> des résidents, liste par départements et liste par maisons.</text:span></text:p>
      <text:p text:style-name="P210">art. 528</text:p>
      <text:p text:style-name="P256">Liste alphabétique des résidents (couverture jaune).</text:p>
      <text:p text:style-name="P210">art. 529</text:p>
      <text:p text:style-name="P240"><text:span text:style-name="T40">Liste par maisons (</text:span><text:span text:style-name="T74">couverture</text:span><text:span text:style-name="T40"> jaune).</text:span></text:p>
      <text:p text:style-name="P112">20090013 art. 517-539 (suite)</text:p>
      <text:p text:style-name="P58"/>
      <text:p text:style-name="P58">art. 530</text:p>
      <text:p text:style-name="Analyse_20_secondaire"><text:soft-page-break/><text:span text:style-name="T40">Etrangers (couverture jaune). (</text:span><text:span text:style-name="T44">s.d.)</text:span></text:p>
      <text:p text:style-name="P58">art. 531-532</text:p>
      <text:p text:style-name="Analyse_20_secondaire"><text:span text:style-name="T40">Europe (classement par maisons puis par ordre alphabétique des résidents). (</text:span><text:span text:style-name="T45">s.d.)</text:span></text:p>
      <text:p text:style-name="P70"/>
      <text:p text:style-name="P70">art. 531</text:p>
      <text:p text:style-name="P28">Albanie, Allemagne (RDA), Bulgarie, Hongrie, Pologne, Roumanie, Tchécoslovaquie, URSS.</text:p>
      <text:p text:style-name="Analyse_20_troisième">Allemagne (RFA).</text:p>
      <text:p text:style-name="Analyse_20_troisième">Andorre, Finlande, Irlande, Islande, Liechtenstein, Malte.</text:p>
      <text:p text:style-name="Analyse_20_troisième">Autriche.</text:p>
      <text:p text:style-name="Analyse_20_troisième">Belgique.</text:p>
      <text:p text:style-name="Analyse_20_troisième">Danemark</text:p>
      <text:p text:style-name="Analyse_20_troisième">Espagne.</text:p>
      <text:p text:style-name="Analyse_20_troisième">Italie.</text:p>
      <text:p text:style-name="Analyse_20_troisième">Luxembourg.</text:p>
      <text:p text:style-name="Analyse_20_troisième">Monaco.</text:p>
      <text:p text:style-name="Analyse_20_troisième">Norvège.</text:p>
      <text:p text:style-name="Analyse_20_troisième">Portugal.</text:p>
      <text:p text:style-name="P210">art. 532</text:p>
      <text:p text:style-name="P244">Royaume-Uni.</text:p>
      <text:p text:style-name="P245">Suède.</text:p>
      <text:p text:style-name="P245">Suisse.</text:p>
      <text:p text:style-name="P249">Yougoslavie.</text:p>
      <text:p text:style-name="P66">art. 533</text:p>
      <text:p text:style-name="P20">Asie (classement par maisons puis par ordre alphabétique des résidents). (s.d.)</text:p>
      <text:p text:style-name="Analyse_20_secondaire"/>
      <text:p text:style-name="Analyse_20_secondaire">Arabie Saoudite, Bahrein, Chypre, Iran, Iraq, Israël, Jordanie, Oman, Qatar, Syrie, Turquie, Yemen, Yemen Démocratique.</text:p>
      <text:p text:style-name="Analyse_20_secondaire">Liban.</text:p>
      <text:p text:style-name="Analyse_20_secondaire">Afganistan, Bangladesh, Bhoutan, Maldives, Népal, Pakistan, Singapour, Sri Lanka.</text:p>
      <text:p text:style-name="Analyse_20_secondaire">Birmanie, Brunei, Cambodge, Indonésie, Laos, Malaisie, Philippines, Thailande, Viet-Nam.</text:p>
      <text:p text:style-name="Analyse_20_secondaire">Chine.</text:p>
      <text:p text:style-name="Analyse_20_secondaire">République populaire de Corée (Corée du Nord).</text:p>
      <text:p text:style-name="Analyse_20_secondaire">Corée du Sud.</text:p>
      <text:p text:style-name="Analyse_20_secondaire">Inde.</text:p>
      <text:p text:style-name="Analyse_20_secondaire">Japon.</text:p>
      <text:p text:style-name="P58"/>
      <text:p text:style-name="P114">20090013 art. 517-539 (suite)</text:p>
      <text:p text:style-name="P58"/>
      <text:p text:style-name="P58">art. 534-536</text:p>
      <text:p text:style-name="Analyse_20_secondaire"><text:span text:style-name="T40">Amérique (classement par maisons puis par ordre alphabétique des résidents). (</text:span><text:span text:style-name="T45">s.d.)</text:span></text:p>
      <text:p text:style-name="P70"/>
      <text:p text:style-name="P70">art. 534</text:p>
      <text:p text:style-name="P28">Amérique du Nord.</text:p>
      <text:p text:style-name="Analyse_20_troisième"/>
      <text:p text:style-name="Analyse_20_troisième">Canada.</text:p>
      <text:p text:style-name="Analyse_20_troisième">USA.</text:p>
      <text:p text:style-name="P210">art. 535</text:p>
      <text:p text:style-name="P244">Amérique Centrale.</text:p>
      <text:p text:style-name="P245"/>
      <text:p text:style-name="P245">Antigua et Barbuda, Barbade, Belize, Cap Vert, Costa Rica, Cuba, Dominicaine, Dominique, Guatemala, Haïti, Honduras, Jamaïque, Nicaragua, Panama, Saint-Christophe Nieves, Salvador, Trinité et Tobago.</text:p>
      <text:p text:style-name="P245">Mexique.</text:p>
      <text:p text:style-name="P210">art. 536</text:p>
      <text:p text:style-name="P244">Amérique Latine.</text:p>
      <text:p text:style-name="P245"/>
      <text:p text:style-name="P245">Argentine.</text:p>
      <text:p text:style-name="P245">Bolivie, Chili, Colombie, Equateur, Pérou.</text:p>
      <text:p text:style-name="P245">Brésil.</text:p>
      <text:p text:style-name="P249">Guyana, Paraguay, Suriname, Uruguay, Vénézuela.</text:p>
      <text:p text:style-name="P58">art. 537</text:p>
      <text:p text:style-name="Analyse_20_secondaire"><text:span text:style-name="T40">Océanie (classement par maisons puis par ordre alphabétique des résidents) : Australie, Fidji, Nouvelle Zélande, Papouasie-Nouvelle Guinée, Samoa Occidentales, Tuvalu, Vanuatu. (</text:span><text:span text:style-name="T45">s.d.)</text:span></text:p>
      <text:p text:style-name="P172">art. 538-539</text:p>
      <text:p text:style-name="P195">Afrique (classement par maisons puis par ordre alphabétique des résidents). (<text:span text:style-name="T120">s.d.)</text:span></text:p>
      <text:p text:style-name="P70"/>
      <text:p text:style-name="P70">art. 538</text:p>
      <text:p text:style-name="P28">Pays du Maghreb.</text:p>
      <text:p text:style-name="Analyse_20_troisième"/>
      <text:p text:style-name="Analyse_20_troisième">Algérie.</text:p>
      <text:p text:style-name="Analyse_20_troisième">Maroc.</text:p>
      <text:p text:style-name="Analyse_20_troisième">Tunisie.</text:p>
      <text:p text:style-name="P210"/>
      <text:p text:style-name="P113">20090013 art. 517-539 (suite)</text:p>
      <text:p text:style-name="P172"/>
      <text:p text:style-name="P172">art. 538-539 (suite)</text:p>
      <text:p text:style-name="P210"/>
      <text:p text:style-name="P210">art. 539</text:p>
      <text:p text:style-name="P244">Afrique Noire.</text:p>
      <text:p text:style-name="P245"/>
      <text:p text:style-name="P245">Afrique du Sud, Angola, Botswana, Les Comores, Madagascar, Ile Maurice, Mozambique, Namibie, Les Seychelles, Swaziland, Zambie, Zimbabwe.</text:p>
      <text:p text:style-name="P245">Bénin, Côte d’Ivoire, Gambie, Ghana, Guinée, Guinée Bissau, Libéria, Sénégal, Togo.</text:p>
      <text:p text:style-name="P245">Burkina, Mali, Mauritanie, Niger, Sierra Léone, Tchad.</text:p>
      <text:p text:style-name="P245">Burundi, Djibouti, Egypte, Ethiopie, Kenya, Libye, Malawi, Ouganda, Somalie, Soudan, Tanzanie.</text:p>
      <text:p text:style-name="P253">Cameroun, République centrafricaine, Congo, Gabon, Rwanda, Sao Tomé et Principe, Zaïre.</text:p>
      <text:p text:style-name="P111"/>
      <text:p text:style-name="Titre_20_niveau_20_2">Dossiers des résidents</text:p>
      <text:p text:style-name="Cote"/>
      <text:p text:style-name="Cote">20090013 art. 540-1036</text:p>
      <text:p text:style-name="Analyse">Demandes d’admission : notes, correspondance, formulaires, cartes de résidence, attestations, extraits d’actes de naissance, certificats de diplôme, lettres de motivation, fiches de réadmission, photos d’identité.</text:p>
      <text:p text:style-name="Dates_20_extrêmes">1923-1998</text:p>
      <text:p text:style-name="Cote_20_secondaire">art. 540-599</text:p>
      <text:p text:style-name="Analyse_20_secondaire">1923 à 1959/1960.</text:p>
      <text:p text:style-name="P71"/>
      <text:p text:style-name="P71">art. 540</text:p>
      <text:p text:style-name="P26">Aa à Alm.</text:p>
      <text:p text:style-name="P211">art. 541</text:p>
      <text:p text:style-name="P243">Aln à Aq.</text:p>
      <text:p text:style-name="P211">art. 542</text:p>
      <text:p text:style-name="P240"><text:span text:style-name="T39">Ar à </text:span><text:span text:style-name="T72">Az</text:span><text:span text:style-name="T39">.</text:span></text:p>
      <text:p text:style-name="P204">art. 543</text:p>
      <text:p text:style-name="P240"><text:span text:style-name="T39">Ba à </text:span><text:span text:style-name="T72">Bar</text:span><text:span text:style-name="T39">.</text:span></text:p>
      <text:p text:style-name="P204">art. 544</text:p>
      <text:p text:style-name="P240"><text:span text:style-name="T39">Bas à </text:span><text:span text:style-name="T72">Bel</text:span><text:span text:style-name="T39">.</text:span></text:p>
      <text:p text:style-name="P204">art. 545</text:p>
      <text:p text:style-name="P240"><text:span text:style-name="T39">Bem à </text:span><text:span text:style-name="T72">Berm</text:span><text:span text:style-name="T39">.</text:span></text:p>
      <text:p text:style-name="P204">art. 546</text:p>
      <text:p text:style-name="P240"><text:span text:style-name="T39">Bern à </text:span><text:span text:style-name="T72">Bin</text:span><text:span text:style-name="T39">.</text:span></text:p>
      <text:p text:style-name="P204">art. 547</text:p>
      <text:p text:style-name="P240"><text:span text:style-name="T39">Bio à </text:span><text:span text:style-name="T72">Bom</text:span><text:span text:style-name="T39">.</text:span></text:p>
      <text:p text:style-name="P217">a<text:span text:style-name="T78">rt. 548</text:span></text:p>
      <text:p text:style-name="P257">Bon à Bouq.</text:p>
      <text:p text:style-name="P204">art. 549</text:p>
      <text:p text:style-name="P257">Bour à Bre.</text:p>
      <text:p text:style-name="P152">20090013 art. 540-1036 (suite)</text:p>
      <text:p text:style-name="P179">art. 540-599 (suite)</text:p>
      <text:p text:style-name="P204"/>
      <text:p text:style-name="P204">art. 550</text:p>
      <text:p text:style-name="P240">Bri à <text:span text:style-name="T84">Bz</text:span>.</text:p>
      <text:p text:style-name="P204">art. 551</text:p>
      <text:p text:style-name="P240"><text:span text:style-name="T39">Ca à </text:span>Car<text:span text:style-name="T39">.</text:span></text:p>
      <text:p text:style-name="P204">art. 552</text:p>
      <text:p text:style-name="P257">Cas à Chap.</text:p>
      <text:p text:style-name="P204">art. 553</text:p>
      <text:p text:style-name="P240">Char<text:span text:style-name="T39"> à Che.</text:span></text:p>
      <text:p text:style-name="P204">art. 554</text:p>
      <text:p text:style-name="P257">Chh à Coln.</text:p>
      <text:p text:style-name="P204">art. 555</text:p>
      <text:p text:style-name="P240">Colo<text:span text:style-name="T39"> à Cre.</text:span></text:p>
      <text:p text:style-name="P204">art. 556</text:p>
      <text:p text:style-name="P257">Cro à Dar.</text:p>
      <text:p text:style-name="P211">art. 557</text:p>
      <text:p text:style-name="P257">Das à Del.</text:p>
      <text:p text:style-name="P204">art. 558</text:p>
      <text:p text:style-name="P240"><text:span text:style-name="T72">Dem</text:span><text:span text:style-name="T39"> à Dil.</text:span></text:p>
      <text:p text:style-name="P204">art. 559</text:p>
      <text:p text:style-name="P240"><text:span text:style-name="T72">Dim</text:span><text:span text:style-name="T39"> à Duc.</text:span></text:p>
      <text:p text:style-name="P204">art. 560</text:p>
      <text:p text:style-name="P240"><text:span text:style-name="T72">Dud</text:span><text:span text:style-name="T39"> à Dz.</text:span></text:p>
      <text:p text:style-name="P204">art. 561</text:p>
      <text:p text:style-name="P257">E.</text:p>
      <text:p text:style-name="P204">art. 562</text:p>
      <text:p text:style-name="P240">Fa à Fe.</text:p>
      <text:p text:style-name="P211">art. 563</text:p>
      <text:p text:style-name="P257">Fh à Fo.</text:p>
      <text:p text:style-name="P204">art. 564</text:p>
      <text:p text:style-name="P257">Fr à Garb.</text:p>
      <text:p text:style-name="P204">art. 565</text:p>
      <text:p text:style-name="P257">Garc à Gn.</text:p>
      <text:p text:style-name="P204">art. 566</text:p>
      <text:p text:style-name="P257">Go à Gre.</text:p>
      <text:p text:style-name="P204">art. 567</text:p>
      <text:p text:style-name="P257">Gri à Gy.</text:p>
      <text:p text:style-name="P204">art. 568</text:p>
      <text:p text:style-name="P257">Ha à Hep.</text:p>
      <text:p text:style-name="P204">art. 569</text:p>
      <text:p text:style-name="P257">Her à Hy.</text:p>
      <text:p text:style-name="P204">art. 570</text:p>
      <text:p text:style-name="P257">Ia à Ji.</text:p>
      <text:p text:style-name="P204">art. 571</text:p>
      <text:p text:style-name="P240"><text:span text:style-name="T39">Jo à </text:span><text:span text:style-name="T72">Kas</text:span><text:span text:style-name="T39">.</text:span></text:p>
      <text:p text:style-name="P204">art. 572</text:p>
      <text:p text:style-name="P240"><text:span text:style-name="T39">Kat à </text:span><text:span text:style-name="T72">Kz</text:span><text:span text:style-name="T39">.</text:span></text:p>
      <text:p text:style-name="P204"/>
      <text:p text:style-name="P152">20090013 art. 540-1036 (suite)</text:p>
      <text:p text:style-name="P179">art. 540-599 (suite)</text:p>
      <text:p text:style-name="P204"/>
      <text:p text:style-name="P204">art. 573</text:p>
      <text:p text:style-name="P240">Laa à Laq.</text:p>
      <text:p text:style-name="Cote_20_troisième">art. 574</text:p>
      <text:p text:style-name="P240">Lar à <text:span text:style-name="T83">Lef</text:span>.</text:p>
      <text:p text:style-name="P211">art. 575</text:p>
      <text:p text:style-name="P257">leg à Lez.</text:p>
      <text:p text:style-name="P211">art. 576</text:p>
      <text:p text:style-name="P257">Lh à Lo.</text:p>
      <text:p text:style-name="P211">art. 577</text:p>
      <text:p text:style-name="P240"><text:span text:style-name="T76">Lu</text:span><text:span text:style-name="T39"> à Mal.</text:span></text:p>
      <text:p text:style-name="P211">art. 578</text:p>
      <text:p text:style-name="P240"><text:span text:style-name="T76">Mam</text:span><text:span text:style-name="T39"> à Mas.</text:span></text:p>
      <text:p text:style-name="P211">art. 579</text:p>
      <text:p text:style-name="P257">Mat à Mey.</text:p>
      <text:p text:style-name="P211">art. 580</text:p>
      <text:p text:style-name="P257">Mia à Morea.</text:p>
      <text:p text:style-name="P211">art. 581</text:p>
      <text:p text:style-name="P257">Moreh à Naz.</text:p>
      <text:p text:style-name="P211">art. 582</text:p>
      <text:p text:style-name="P240"><text:span text:style-name="T39">Nd à </text:span><text:span text:style-name="T76">Ny</text:span><text:span text:style-name="T39">.</text:span></text:p>
      <text:p text:style-name="P211">art. 583</text:p>
      <text:p text:style-name="P257">O à Pao.</text:p>
      <text:p text:style-name="P211">art. 584</text:p>
      <text:p text:style-name="P240"><text:span text:style-name="T39">Pap à </text:span><text:span text:style-name="T76">Pero</text:span><text:span text:style-name="T39">.</text:span></text:p>
      <text:p text:style-name="P211">art. 585</text:p>
      <text:p text:style-name="P257">Perp à Pj.</text:p>
      <text:p text:style-name="P211">art. 586</text:p>
      <text:p text:style-name="P240"><text:span text:style-name="T39">Pl à </text:span><text:span text:style-name="T76">Pr</text:span><text:span text:style-name="T39">.</text:span></text:p>
      <text:p text:style-name="P211">art. 587</text:p>
      <text:p text:style-name="P240"><text:span text:style-name="T39">Ps à </text:span><text:span text:style-name="T76">Ra</text:span><text:span text:style-name="T39">.</text:span></text:p>
      <text:p text:style-name="P211">art. 588</text:p>
      <text:p text:style-name="P240"><text:span text:style-name="T39">Re à </text:span><text:span text:style-name="T76">Rie</text:span><text:span text:style-name="T39">.</text:span></text:p>
      <text:p text:style-name="P211">art. 589</text:p>
      <text:p text:style-name="P257">Rif à Rop.</text:p>
      <text:p text:style-name="P211">art. 590</text:p>
      <text:p text:style-name="P240"><text:span text:style-name="T39">Roq à </text:span><text:span text:style-name="T76">Sal</text:span><text:span text:style-name="T39">.</text:span></text:p>
      <text:p text:style-name="P211">art. 591</text:p>
      <text:p text:style-name="P257">Sam à Sc.</text:p>
      <text:p text:style-name="P211">art. 592</text:p>
      <text:p text:style-name="P257">Se à Sn.</text:p>
      <text:p text:style-name="P211">art. 593</text:p>
      <text:p text:style-name="P257">So à St.</text:p>
      <text:p text:style-name="P211">art. 594</text:p>
      <text:p text:style-name="P240"><text:span text:style-name="T39">Su à </text:span><text:span text:style-name="T76">Te</text:span><text:span text:style-name="T39">.</text:span></text:p>
      <text:p text:style-name="P211">art. 595</text:p>
      <text:p text:style-name="P240"><text:span text:style-name="T39">Th à </text:span><text:span text:style-name="T76">To</text:span><text:span text:style-name="T39">.</text:span></text:p>
      <text:p text:style-name="P211"/>
      <text:p text:style-name="P152">20090013 art. 540-1036 (suite)</text:p>
      <text:p text:style-name="P178">art. 540-599 (suite)</text:p>
      <text:p text:style-name="P211"/>
      <text:p text:style-name="P211">art. 596</text:p>
      <text:p text:style-name="P240"><text:span text:style-name="T39">Tr à </text:span><text:span text:style-name="T76">Vaq</text:span><text:span text:style-name="T39">.</text:span></text:p>
      <text:p text:style-name="P211">art. 597</text:p>
      <text:p text:style-name="P240"><text:span text:style-name="T39">Var à </text:span><text:span text:style-name="T76">Vi</text:span><text:span text:style-name="T39">.</text:span></text:p>
      <text:p text:style-name="P211">art. 598</text:p>
      <text:p text:style-name="P257">Vl à Wi.</text:p>
      <text:p text:style-name="P211">art. 599</text:p>
      <text:p text:style-name="P257">Wo à Z.</text:p>
      <text:p text:style-name="Cote_20_secondaire">art. 600-682</text:p>
      <text:p text:style-name="Analyse_20_secondaire">1960/1961 à 1969/1970.</text:p>
      <text:p text:style-name="Cote_20_troisième"/>
      <text:p text:style-name="Cote_20_troisième">art. 600</text:p>
      <text:p text:style-name="Analyse_20_troisième">Aa à Ak.</text:p>
      <text:p text:style-name="P211">art. 601</text:p>
      <text:p text:style-name="P257">Al à Am.</text:p>
      <text:p text:style-name="P211">art. 602</text:p>
      <text:p text:style-name="P257">An à Ar.</text:p>
      <text:p text:style-name="P211">art. 603</text:p>
      <text:p text:style-name="P240"><text:span text:style-name="T39">As à </text:span><text:span text:style-name="T76">Bad</text:span><text:span text:style-name="T39">.</text:span></text:p>
      <text:p text:style-name="P211">art. 604</text:p>
      <text:p text:style-name="P240"><text:span text:style-name="T39">Bae à </text:span><text:span text:style-name="T76">Baron</text:span><text:span text:style-name="T39">.</text:span></text:p>
      <text:p text:style-name="P211">art. 605</text:p>
      <text:p text:style-name="P257">Barou à Bek.</text:p>
      <text:p text:style-name="P211">art. 606</text:p>
      <text:p text:style-name="P240"><text:span text:style-name="T39">Bel à </text:span><text:span text:style-name="T76">Benj</text:span><text:span text:style-name="T39">.</text:span></text:p>
      <text:p text:style-name="P211">art. 607</text:p>
      <text:p text:style-name="P240"><text:span text:style-name="T39">Benk à </text:span><text:span text:style-name="T76">Bern</text:span><text:span text:style-name="T39">.</text:span></text:p>
      <text:p text:style-name="P211">art. 608</text:p>
      <text:p text:style-name="P257">Bero à Bj.</text:p>
      <text:p text:style-name="P211">art. 609</text:p>
      <text:p text:style-name="P240"><text:span text:style-name="T39">Bl à </text:span><text:span text:style-name="T76">Bop</text:span><text:span text:style-name="T39">.</text:span></text:p>
      <text:p text:style-name="P211">art. 610</text:p>
      <text:p text:style-name="P240"><text:span text:style-name="T39">Bor à </text:span><text:span text:style-name="T76">Bourge</text:span><text:span text:style-name="T39">.</text:span></text:p>
      <text:p text:style-name="P211">art. 611</text:p>
      <text:p text:style-name="P257">Bourgh à Bri.</text:p>
      <text:p text:style-name="P211">art. 612</text:p>
      <text:p text:style-name="P257">Bro à Bz.</text:p>
      <text:p text:style-name="P211">art. 613</text:p>
      <text:p text:style-name="P240"><text:span text:style-name="T39">Ca à </text:span><text:span text:style-name="T76">Carm</text:span><text:span text:style-name="T39">.</text:span></text:p>
      <text:p text:style-name="P211">art. 614</text:p>
      <text:p text:style-name="P240"><text:span text:style-name="T39">Carn à </text:span><text:span text:style-name="T76">Chal</text:span><text:span text:style-name="T39">.</text:span></text:p>
      <text:p text:style-name="P211">art. 615</text:p>
      <text:p text:style-name="P240"><text:span text:style-name="T39">Cham à </text:span><text:span text:style-name="T76">Chek</text:span><text:span text:style-name="T39">.</text:span></text:p>
      <text:p text:style-name="P211">art. 616</text:p>
      <text:p text:style-name="P240"><text:span text:style-name="T39">Chel à </text:span><text:span text:style-name="T76">Chy</text:span><text:span text:style-name="T39">.</text:span></text:p>
      <text:p text:style-name="P211">art. 617</text:p>
      <text:p text:style-name="P257">Ci à Com.</text:p>
      <text:p text:style-name="P152">20090013 art. 540-1036 (suite)</text:p>
      <text:p text:style-name="P178">art. 600-682 (suite)</text:p>
      <text:p text:style-name="P211"/>
      <text:p text:style-name="P211">art. 618</text:p>
      <text:p text:style-name="P240"><text:span text:style-name="T39">Con à </text:span><text:span text:style-name="T76">Cri</text:span><text:span text:style-name="T39">.</text:span></text:p>
      <text:p text:style-name="P211">art. 619</text:p>
      <text:p text:style-name="P240"><text:span text:style-name="T39">Cro à </text:span><text:span text:style-name="T76">Dar</text:span><text:span text:style-name="T39">.</text:span></text:p>
      <text:p text:style-name="P203">art. 620</text:p>
      <text:p text:style-name="P240">Das à <text:span text:style-name="T83">Delb</text:span>.</text:p>
      <text:p text:style-name="P211">art. 621</text:p>
      <text:p text:style-name="P240">Delc à Dez.</text:p>
      <text:p text:style-name="P211">art. 622</text:p>
      <text:p text:style-name="P240"><text:span text:style-name="T39">Dh à </text:span><text:span text:style-name="T76">Do</text:span><text:span text:style-name="T39">.</text:span></text:p>
      <text:p text:style-name="P211">art. 623</text:p>
      <text:p text:style-name="P240"><text:span text:style-name="T39">Dr à </text:span><text:span text:style-name="T76">Duq</text:span><text:span text:style-name="T39">.</text:span></text:p>
      <text:p text:style-name="P211">art. 624</text:p>
      <text:p text:style-name="P257">Dur à Elk.</text:p>
      <text:p text:style-name="P211">art. 625</text:p>
      <text:p text:style-name="P240"><text:span text:style-name="T39">Ell à </text:span><text:span text:style-name="T76">Ez</text:span><text:span text:style-name="T39">.</text:span></text:p>
      <text:p text:style-name="P211">art. 626</text:p>
      <text:p text:style-name="P257">Fa à Fern.</text:p>
      <text:p text:style-name="P211">art. 627</text:p>
      <text:p text:style-name="P257">Fero à Fourne.</text:p>
      <text:p text:style-name="P211">art. 628</text:p>
      <text:p text:style-name="P257">Fourni à Gali.</text:p>
      <text:p text:style-name="P211">art. 629</text:p>
      <text:p text:style-name="P240"><text:span text:style-name="T39">Gall à </text:span><text:span text:style-name="T76">Gen</text:span><text:span text:style-name="T39">.</text:span></text:p>
      <text:p text:style-name="P211">art. 630</text:p>
      <text:p text:style-name="P257">Geo à Gj.</text:p>
      <text:p text:style-name="P211">art. 631</text:p>
      <text:p text:style-name="P240"><text:span text:style-name="T39">Gl à </text:span><text:span text:style-name="T76">Greg</text:span><text:span text:style-name="T39">.</text:span></text:p>
      <text:p text:style-name="P211">art. 632</text:p>
      <text:p text:style-name="P257">Grei à Guil.</text:p>
      <text:p text:style-name="P211">art. 633</text:p>
      <text:p text:style-name="P257">Guim à Hal.</text:p>
      <text:p text:style-name="P211">art. 634</text:p>
      <text:p text:style-name="P257">Ham à Haz.</text:p>
      <text:p text:style-name="P211">art. 635</text:p>
      <text:p text:style-name="P257">He.</text:p>
      <text:p text:style-name="P211">art. 636</text:p>
      <text:p text:style-name="P257">Hi à Hui.</text:p>
      <text:p text:style-name="P204">art. 637</text:p>
      <text:p text:style-name="P240">Hul à I.</text:p>
      <text:p text:style-name="P211">art. 638</text:p>
      <text:p text:style-name="P257">Ja à Je.</text:p>
      <text:p text:style-name="P211">art. 639</text:p>
      <text:p text:style-name="P257">Ji à Kal.</text:p>
      <text:p text:style-name="P211">art. 640</text:p>
      <text:p text:style-name="P240"><text:span text:style-name="T72">Kam</text:span><text:span text:style-name="T39"> à Ke.</text:span></text:p>
      <text:p text:style-name="P211"/>
      <text:p text:style-name="P152">20090013 art. 540-1036 (suite)</text:p>
      <text:p text:style-name="P178">art. 600-682 (suite)</text:p>
      <text:p text:style-name="P211"/>
      <text:p text:style-name="P211">art. 641</text:p>
      <text:p text:style-name="P257">Kh à Koua.</text:p>
      <text:p text:style-name="P211">art. 642</text:p>
      <text:p text:style-name="P240"><text:span text:style-name="T72">Koub</text:span><text:span text:style-name="T39"> à Lac.</text:span></text:p>
      <text:p text:style-name="P211">art. 643</text:p>
      <text:p text:style-name="P240"><text:span text:style-name="T72">Lad</text:span><text:span text:style-name="T39"> à Lao.</text:span></text:p>
      <text:p text:style-name="P211">art. 644</text:p>
      <text:p text:style-name="P257">Lap à Lebo.</text:p>
      <text:p text:style-name="P211">art. 645</text:p>
      <text:p text:style-name="P240"><text:span text:style-name="T72">Lebr</text:span><text:span text:style-name="T39"> à Lel.</text:span></text:p>
      <text:p text:style-name="P71">art. 646</text:p>
      <text:p text:style-name="P240"><text:span text:style-name="T39">Lem à </text:span><text:span text:style-name="T72">Leu</text:span><text:span text:style-name="T39">.</text:span></text:p>
      <text:p text:style-name="P211">art. 647</text:p>
      <text:p text:style-name="P240"><text:span text:style-name="T39">Lev à </text:span><text:span text:style-name="T72">Loh</text:span><text:span text:style-name="T39">.</text:span></text:p>
      <text:p text:style-name="P211">art. 648</text:p>
      <text:p text:style-name="P240"><text:span text:style-name="T39">Loi à </text:span><text:span text:style-name="T72">Mac</text:span><text:span text:style-name="T39">.</text:span></text:p>
      <text:p text:style-name="P211">art. 649</text:p>
      <text:p text:style-name="P257">Mad à Marb.</text:p>
      <text:p text:style-name="P211">art. 650</text:p>
      <text:p text:style-name="P257">Marc à Masr.</text:p>
      <text:p text:style-name="P211">art. 651</text:p>
      <text:p text:style-name="P240"><text:span text:style-name="T39">Mass à </text:span><text:span text:style-name="T72">Mend</text:span><text:span text:style-name="T39">.</text:span></text:p>
      <text:p text:style-name="P211">art. 652</text:p>
      <text:p text:style-name="P240"><text:span text:style-name="T39">Mene à </text:span><text:span text:style-name="T72">Ming</text:span><text:span text:style-name="T39">.</text:span></text:p>
      <text:p text:style-name="P211">art. 653</text:p>
      <text:p text:style-name="P240"><text:span text:style-name="T39">Minh à </text:span><text:span text:style-name="T72">Mora</text:span><text:span text:style-name="T39">.</text:span></text:p>
      <text:p text:style-name="P211">art. 654</text:p>
      <text:p text:style-name="P240"><text:span text:style-name="T39">Morb à </text:span><text:span text:style-name="T72">Moz</text:span><text:span text:style-name="T39">.</text:span></text:p>
      <text:p text:style-name="P211">art. 655</text:p>
      <text:p text:style-name="P257">p à Nej.</text:p>
      <text:p text:style-name="P211">art. 656</text:p>
      <text:p text:style-name="P240"><text:span text:style-name="T39">Nel à </text:span><text:span text:style-name="T72">Nob</text:span><text:span text:style-name="T39">.</text:span></text:p>
      <text:p text:style-name="P211">art. 657</text:p>
      <text:p text:style-name="P257">Nod à Op.</text:p>
      <text:p text:style-name="P211">art. 658</text:p>
      <text:p text:style-name="P240"><text:span text:style-name="T39">Or à </text:span><text:span text:style-name="T72">Paq</text:span><text:span text:style-name="T39">.</text:span></text:p>
      <text:p text:style-name="P211">art. 659</text:p>
      <text:p text:style-name="P240"><text:span text:style-name="T39">Par à </text:span><text:span text:style-name="T72">Pen</text:span><text:span text:style-name="T39">.</text:span></text:p>
      <text:p text:style-name="P211">art. 660</text:p>
      <text:p text:style-name="P240"><text:span text:style-name="T39">Pep à </text:span><text:span text:style-name="T72">Phot</text:span><text:span text:style-name="T39">.</text:span></text:p>
      <text:p text:style-name="P211">art. 661</text:p>
      <text:p text:style-name="P240"><text:span text:style-name="T39">Phou à </text:span><text:span text:style-name="T72">Pono</text:span><text:span text:style-name="T39">.</text:span></text:p>
      <text:p text:style-name="P211">art. 662</text:p>
      <text:p text:style-name="P257">Pons à Py.</text:p>
      <text:p text:style-name="P211">art. 663</text:p>
      <text:p text:style-name="P240"><text:span text:style-name="T39">Q à </text:span><text:span text:style-name="T72">Ran</text:span><text:span text:style-name="T39">.</text:span></text:p>
      <text:p text:style-name="P211"/>
      <text:p text:style-name="P152">20090013 art. 540-1036 (suite)</text:p>
      <text:p text:style-name="P178">art. 600-682 (suite)</text:p>
      <text:p text:style-name="P211"/>
      <text:p text:style-name="P211">art. 664</text:p>
      <text:p text:style-name="P240"><text:span text:style-name="T39">Rao à </text:span><text:span text:style-name="T72">Rena</text:span><text:span text:style-name="T39">.</text:span></text:p>
      <text:p text:style-name="P211">art. 665</text:p>
      <text:p text:style-name="P257">Renb à Ri.</text:p>
      <text:p text:style-name="P211">art. 666</text:p>
      <text:p text:style-name="P240"><text:span text:style-name="T39">Rk à </text:span><text:span text:style-name="T72">Rosem</text:span><text:span text:style-name="T39">.</text:span></text:p>
      <text:p text:style-name="P211">art. 667</text:p>
      <text:p text:style-name="P257">Rosen à Rz.</text:p>
      <text:p text:style-name="P211">art. 668</text:p>
      <text:p text:style-name="P240"><text:span text:style-name="T39">Sa à </text:span><text:span text:style-name="T72">Sam</text:span><text:span text:style-name="T39">.</text:span></text:p>
      <text:p text:style-name="P211">art. 669</text:p>
      <text:p text:style-name="P257">San à Scheg.</text:p>
      <text:p text:style-name="P211">art. 670</text:p>
      <text:p text:style-name="P257">Schei à Sem.</text:p>
      <text:p text:style-name="P211">art. 671</text:p>
      <text:p text:style-name="P257">Sen à Sim.</text:p>
      <text:p text:style-name="P211">art. 672</text:p>
      <text:p text:style-name="P257">Sin à Sor.</text:p>
      <text:p text:style-name="P211">art. 673</text:p>
      <text:p text:style-name="P257">Sos à Ste.</text:p>
      <text:p text:style-name="P211">art. 674</text:p>
      <text:p text:style-name="P240"><text:span text:style-name="T39">Sti à </text:span><text:span text:style-name="T72">Tap</text:span><text:span text:style-name="T39">.</text:span></text:p>
      <text:p text:style-name="P211">art. 675</text:p>
      <text:p text:style-name="P240"><text:span text:style-name="T39">Tar à </text:span><text:span text:style-name="T72">Thi</text:span><text:span text:style-name="T39">.</text:span></text:p>
      <text:p text:style-name="P211">art. 676</text:p>
      <text:p text:style-name="P240"><text:span text:style-name="T39">Tho à </text:span><text:span text:style-name="T72">Tram</text:span><text:span text:style-name="T39">.</text:span></text:p>
      <text:p text:style-name="P211">art. 677</text:p>
      <text:p text:style-name="P257">Tran à U.</text:p>
      <text:p text:style-name="P211">art. 678</text:p>
      <text:p text:style-name="P240"><text:span text:style-name="T39">Va à </text:span><text:span text:style-name="T72">Veo</text:span><text:span text:style-name="T39">.</text:span></text:p>
      <text:p text:style-name="P211">art. 679</text:p>
      <text:p text:style-name="P240"><text:span text:style-name="T39">Ver à </text:span><text:span text:style-name="T72">Vi</text:span><text:span text:style-name="T39">.</text:span></text:p>
      <text:p text:style-name="P211">art. 680</text:p>
      <text:p text:style-name="P240"><text:span text:style-name="T39">Vl à </text:span><text:span text:style-name="T72">Welk</text:span><text:span text:style-name="T39">.</text:span></text:p>
      <text:p text:style-name="P211">art. 681</text:p>
      <text:p text:style-name="P257">Well à Yar.</text:p>
      <text:p text:style-name="P211">art. 682</text:p>
      <text:p text:style-name="P26">Yas à Z.</text:p>
      <text:p text:style-name="Cote_20_secondaire">art. 683-793</text:p>
      <text:p text:style-name="Analyse_20_secondaire">1970/1971 à 1979/1980.</text:p>
      <text:p text:style-name="Cote_20_troisième"/>
      <text:p text:style-name="Cote_20_troisième">art. 683</text:p>
      <text:p text:style-name="P240">Aa à Add.</text:p>
      <text:p text:style-name="P211">art. 684</text:p>
      <text:p text:style-name="P257">Ade à Alap.</text:p>
      <text:p text:style-name="P211">art. 685</text:p>
      <text:p text:style-name="P257">Alar à Alu.</text:p>
      <text:p text:style-name="P152">20090013 art. 540-1036 (suite)</text:p>
      <text:p text:style-name="P178">art. 683-793 (suite)</text:p>
      <text:p text:style-name="P211"/>
      <text:p text:style-name="P211">art. 686</text:p>
      <text:p text:style-name="P257">Alv à Andra.</text:p>
      <text:p text:style-name="P211">art. 687</text:p>
      <text:p text:style-name="P240"><text:span text:style-name="T72">Andre</text:span><text:span text:style-name="T39"> à Ard.</text:span></text:p>
      <text:p text:style-name="P211">art. 688</text:p>
      <text:p text:style-name="P257">Are à As.</text:p>
      <text:p text:style-name="P211">art. 689</text:p>
      <text:p text:style-name="P257">At à Bach.</text:p>
      <text:p text:style-name="P211">art. 690</text:p>
      <text:p text:style-name="P257">Back à Bam.</text:p>
      <text:p text:style-name="P211">art. 691</text:p>
      <text:p text:style-name="P257">Ban à Bar.</text:p>
      <text:p text:style-name="P211">art. 692</text:p>
      <text:p text:style-name="P240"><text:span text:style-name="T39">Bas à </text:span><text:span text:style-name="T72">Bei</text:span><text:span text:style-name="T39">.</text:span></text:p>
      <text:p text:style-name="P211">art. 693</text:p>
      <text:p text:style-name="P240"><text:span text:style-name="T39">Bej à </text:span><text:span text:style-name="T72">Beng</text:span><text:span text:style-name="T39">.</text:span></text:p>
      <text:p text:style-name="P211">art. 694</text:p>
      <text:p text:style-name="P257">Benh à Bens.</text:p>
      <text:p text:style-name="P211">art. 695</text:p>
      <text:p text:style-name="P257">Bent à Berto.</text:p>
      <text:p text:style-name="P211">art. 696</text:p>
      <text:p text:style-name="P257">Bertr à Blam.</text:p>
      <text:p text:style-name="P211">art. 697</text:p>
      <text:p text:style-name="P240"><text:span text:style-name="T39">Blan à </text:span><text:span text:style-name="T72">Boq</text:span><text:span text:style-name="T39">.</text:span></text:p>
      <text:p text:style-name="P211">art. 698</text:p>
      <text:p text:style-name="P240"><text:span text:style-name="T39">Bor à </text:span><text:span text:style-name="T72">Bouk</text:span><text:span text:style-name="T39">.</text:span></text:p>
      <text:p text:style-name="P211">art. 699</text:p>
      <text:p text:style-name="P240"><text:span text:style-name="T39">Boul à </text:span><text:span text:style-name="T72">Boz</text:span><text:span text:style-name="T39">.</text:span></text:p>
      <text:p text:style-name="P211">art. 700</text:p>
      <text:p text:style-name="P240"><text:span text:style-name="T39">Br à </text:span><text:span text:style-name="T72">Bt</text:span><text:span text:style-name="T39">.</text:span></text:p>
      <text:p text:style-name="P211">art. 701</text:p>
      <text:p text:style-name="P240"><text:span text:style-name="T39">Bu à </text:span><text:span text:style-name="T72">Cag</text:span><text:span text:style-name="T39">.</text:span></text:p>
      <text:p text:style-name="P211">art. 702</text:p>
      <text:p text:style-name="P257">Cah à Card.</text:p>
      <text:p text:style-name="P211">art. 703</text:p>
      <text:p text:style-name="P240"><text:span text:style-name="T72">Care</text:span><text:span text:style-name="T39"> à Cas.</text:span></text:p>
      <text:p text:style-name="P211">art. 704</text:p>
      <text:p text:style-name="P257">Cat à Chang.</text:p>
      <text:p text:style-name="P211">art. 705</text:p>
      <text:p text:style-name="P257">Chani à Chaz.</text:p>
      <text:p text:style-name="P211">art. 706</text:p>
      <text:p text:style-name="P257">Che à Chl.</text:p>
      <text:p text:style-name="P211">art. 707</text:p>
      <text:p text:style-name="P257">Cho à Cl.</text:p>
      <text:p text:style-name="P211">art. 708</text:p>
      <text:p text:style-name="P240"><text:span text:style-name="T39">Cm à </text:span><text:span text:style-name="T72">Cor</text:span><text:span text:style-name="T39">.</text:span></text:p>
      <text:p text:style-name="P211"/>
      <text:p text:style-name="P152">20090013 art. 540-1036 (suite)</text:p>
      <text:p text:style-name="P178">art. 683-793 (suite)</text:p>
      <text:p text:style-name="P211"/>
      <text:p text:style-name="P211">art. 709</text:p>
      <text:p text:style-name="P240"><text:span text:style-name="T39">Cos à </text:span><text:span text:style-name="T72">Cz</text:span><text:span text:style-name="T39">.</text:span></text:p>
      <text:p text:style-name="P211">art. 710</text:p>
      <text:p text:style-name="P257">Daa à Dau.</text:p>
      <text:p text:style-name="P211">art. 711</text:p>
      <text:p text:style-name="P240"><text:span text:style-name="T39">Dav à </text:span><text:span text:style-name="T72">Dela</text:span><text:span text:style-name="T39">.</text:span></text:p>
      <text:p text:style-name="P211">art. 712</text:p>
      <text:p text:style-name="P257">Delb à Der.</text:p>
      <text:p text:style-name="P211">art. 713</text:p>
      <text:p text:style-name="P240"><text:span text:style-name="T39">Des à </text:span><text:span text:style-name="T72">Did</text:span><text:span text:style-name="T39">.</text:span></text:p>
      <text:p text:style-name="P211">art. 714</text:p>
      <text:p text:style-name="P257">Die à Dom.</text:p>
      <text:p text:style-name="P211">art. 715</text:p>
      <text:p text:style-name="P257">Don à Duf.</text:p>
      <text:p text:style-name="P211">art. 716</text:p>
      <text:p text:style-name="P257">Dug à Dz.</text:p>
      <text:p text:style-name="P211">art. 717</text:p>
      <text:p text:style-name="P240"><text:span text:style-name="T39">Ea à </text:span><text:span text:style-name="T72">Elj</text:span><text:span text:style-name="T39">.</text:span></text:p>
      <text:p text:style-name="P211">art. 718</text:p>
      <text:p text:style-name="P257">Elk à Er.</text:p>
      <text:p text:style-name="P211">art. 719</text:p>
      <text:p text:style-name="P240"><text:span text:style-name="T39">Es à </text:span><text:span text:style-name="T72">Fal</text:span><text:span text:style-name="T39">.</text:span></text:p>
      <text:p text:style-name="P211">art. 720</text:p>
      <text:p text:style-name="P257">Fam à Fes.</text:p>
      <text:p text:style-name="P211">art. 721</text:p>
      <text:p text:style-name="P257">Fet à Fourm.</text:p>
      <text:p text:style-name="P211">art. 722</text:p>
      <text:p text:style-name="P240"><text:span text:style-name="T72">Fourn</text:span><text:span text:style-name="T39"> à Fz.</text:span></text:p>
      <text:p text:style-name="P211">art. 723</text:p>
      <text:p text:style-name="P257">Ga à Garcia.</text:p>
      <text:p text:style-name="P211">art. 724</text:p>
      <text:p text:style-name="P257">Garcib à Geo.</text:p>
      <text:p text:style-name="P211">art. 725</text:p>
      <text:p text:style-name="P257">Gep à Gim.</text:p>
      <text:p text:style-name="P211">art. 726</text:p>
      <text:p text:style-name="P257">Gin à Gorl.</text:p>
      <text:p text:style-name="P211">art. 727</text:p>
      <text:p text:style-name="P257">Gorm à Gt.</text:p>
      <text:p text:style-name="P211">art. 728</text:p>
      <text:p text:style-name="P257">Gu à Gz.</text:p>
      <text:p text:style-name="P211">art. 729</text:p>
      <text:p text:style-name="P240"><text:span text:style-name="T39">Ha à </text:span><text:span text:style-name="T72">Hamme</text:span><text:span text:style-name="T39">.</text:span></text:p>
      <text:p text:style-name="P211">art. 730</text:p>
      <text:p text:style-name="P257">Hammo à Haz.</text:p>
      <text:p text:style-name="P211">art. 731</text:p>
      <text:p text:style-name="P257">Hb à He.</text:p>
      <text:p text:style-name="P211"/>
      <text:p text:style-name="P152">20090013 art. 540-1036 (suite)</text:p>
      <text:p text:style-name="P178">art. 683-793 (suite)</text:p>
      <text:p text:style-name="P211"/>
      <text:p text:style-name="P211">art. 732</text:p>
      <text:p text:style-name="P240"><text:span text:style-name="T39">Hi à </text:span><text:span text:style-name="T72">Houl</text:span><text:span text:style-name="T39">.</text:span></text:p>
      <text:p text:style-name="P211">art. 733</text:p>
      <text:p text:style-name="P257">Houm à Ig.</text:p>
      <text:p text:style-name="P211">art. 734</text:p>
      <text:p text:style-name="P257">Ih à Jal.</text:p>
      <text:p text:style-name="P211">art. 735</text:p>
      <text:p text:style-name="P257">Jam à Joh.</text:p>
      <text:p text:style-name="P211">art. 736</text:p>
      <text:p text:style-name="P257">Joi à Kam.</text:p>
      <text:p text:style-name="P211">art. 737</text:p>
      <text:p text:style-name="P240"><text:span text:style-name="T39">Kan à </text:span><text:span text:style-name="T72">Ker</text:span><text:span text:style-name="T39">.</text:span></text:p>
      <text:p text:style-name="P211">art. 738</text:p>
      <text:p text:style-name="P240"><text:span text:style-name="T39">Kes à </text:span><text:span text:style-name="T72">Kil</text:span><text:span text:style-name="T39">.</text:span></text:p>
      <text:p text:style-name="P211">art. 739</text:p>
      <text:p text:style-name="P26">Kim à Kong.</text:p>
      <text:p text:style-name="P204">art. 740</text:p>
      <text:p text:style-name="P240">Konh à <text:span text:style-name="T83">Ky</text:span>.</text:p>
      <text:p text:style-name="P211">art. 741</text:p>
      <text:p text:style-name="P240"><text:span text:style-name="T39">La à </text:span><text:span text:style-name="T76">Lama</text:span><text:span text:style-name="T39">.</text:span></text:p>
      <text:p text:style-name="P211">art. 742</text:p>
      <text:p text:style-name="P240"><text:span text:style-name="T39">Lamb à </text:span><text:span text:style-name="T76">Lat</text:span><text:span text:style-name="T39">.</text:span></text:p>
      <text:p text:style-name="P211">art. 743</text:p>
      <text:p text:style-name="P240"><text:span text:style-name="T39">Lau à </text:span><text:span text:style-name="T76">Lee</text:span><text:span text:style-name="T39">.</text:span></text:p>
      <text:p text:style-name="P211">art. 744</text:p>
      <text:p text:style-name="P257">Lef à Ler.</text:p>
      <text:p text:style-name="P211">art. 745</text:p>
      <text:p text:style-name="P240"><text:span text:style-name="T39">Les à </text:span><text:span text:style-name="T76">Lim</text:span><text:span text:style-name="T39">.</text:span></text:p>
      <text:p text:style-name="P211">art. 746</text:p>
      <text:p text:style-name="P240"><text:span text:style-name="T39">Lin à </text:span><text:span text:style-name="T76">Loub</text:span><text:span text:style-name="T39">.</text:span></text:p>
      <text:p text:style-name="P211">art. 747</text:p>
      <text:p text:style-name="P257">Louc à Mab.</text:p>
      <text:p text:style-name="P211">art. 748</text:p>
      <text:p text:style-name="P257">Mac à Mak.</text:p>
      <text:p text:style-name="P211">art. 749</text:p>
      <text:p text:style-name="P240"><text:span text:style-name="T39">Mal à </text:span><text:span text:style-name="T76">Marh</text:span><text:span text:style-name="T39">.</text:span></text:p>
      <text:p text:style-name="P211">art. 750</text:p>
      <text:p text:style-name="P240"><text:span text:style-name="T39">Mari à </text:span><text:span text:style-name="T76">Marz</text:span><text:span text:style-name="T39">.</text:span></text:p>
      <text:p text:style-name="P211">art. 751</text:p>
      <text:p text:style-name="P240"><text:span text:style-name="T39">Mas à </text:span><text:span text:style-name="T76">Mea</text:span><text:span text:style-name="T39">.</text:span></text:p>
      <text:p text:style-name="P211">art. 752</text:p>
      <text:p text:style-name="P240"><text:span text:style-name="T39">Meb à </text:span><text:span text:style-name="T76">Mer</text:span><text:span text:style-name="T39">.</text:span></text:p>
      <text:p text:style-name="P211">art. 753</text:p>
      <text:p text:style-name="P240"><text:span text:style-name="T39">Mes à </text:span><text:span text:style-name="T76">Min</text:span><text:span text:style-name="T39">.</text:span></text:p>
      <text:p text:style-name="P211">art. 754</text:p>
      <text:p text:style-name="P240"><text:span text:style-name="T39">Mio à </text:span><text:span text:style-name="T76">Monj</text:span><text:span text:style-name="T39">.</text:span></text:p>
      <text:p text:style-name="P211"/>
      <text:p text:style-name="P152">20090013 art. 540-1036 (suite)</text:p>
      <text:p text:style-name="P178">art. 683-793 (suite)</text:p>
      <text:p text:style-name="P211"/>
      <text:p text:style-name="P211">art. 755</text:p>
      <text:p text:style-name="P257">Monk à Mot.</text:p>
      <text:p text:style-name="P211">art. 756</text:p>
      <text:p text:style-name="P240"><text:span text:style-name="T39">Mou à </text:span><text:span text:style-name="T76">Mur</text:span><text:span text:style-name="T39">.</text:span></text:p>
      <text:p text:style-name="P211">art. 757</text:p>
      <text:p text:style-name="P240"><text:span text:style-name="T39">Mus à </text:span><text:span text:style-name="T76">Nav</text:span><text:span text:style-name="T39">.</text:span></text:p>
      <text:p text:style-name="P211">art. 758</text:p>
      <text:p text:style-name="P257">Naw à Nh.</text:p>
      <text:p text:style-name="P211">art. 759</text:p>
      <text:p text:style-name="P240"><text:span text:style-name="T39">Ni à </text:span><text:span text:style-name="T76">Nz</text:span><text:span text:style-name="T39">.</text:span></text:p>
      <text:p text:style-name="P211">art. 760</text:p>
      <text:p text:style-name="P240"><text:span text:style-name="T39">Oa à </text:span><text:span text:style-name="T76">Orm</text:span><text:span text:style-name="T39">.</text:span></text:p>
      <text:p text:style-name="P211">art. 761</text:p>
      <text:p text:style-name="P240">Orn à <text:span text:style-name="T83">Oz</text:span>.</text:p>
      <text:p text:style-name="P209">art. 762</text:p>
      <text:p text:style-name="P258">Pac à Pas.</text:p>
      <text:p text:style-name="P204">art. 763</text:p>
      <text:p text:style-name="P240">Pat à <text:span text:style-name="T83">Perei</text:span>.</text:p>
      <text:p text:style-name="P204">art. 764</text:p>
      <text:p text:style-name="P240">Perel à Phan.</text:p>
      <text:p text:style-name="P217">art. 765</text:p>
      <text:p text:style-name="P240">Phao à Pi.</text:p>
      <text:p text:style-name="P217">art. 766</text:p>
      <text:p text:style-name="P240">Pk à <text:span text:style-name="T83">Pouq</text:span>.</text:p>
      <text:p text:style-name="P217">art. <text:span text:style-name="T78">767</text:span></text:p>
      <text:p text:style-name="P240">Pour à Q.</text:p>
      <text:p text:style-name="P217">art. 768</text:p>
      <text:p text:style-name="P240">Raa à <text:span text:style-name="T83">Ram</text:span>.</text:p>
      <text:p text:style-name="P217">art. 769</text:p>
      <text:p text:style-name="P240">Ran à <text:span text:style-name="T83">Rei</text:span>.</text:p>
      <text:p text:style-name="P217">art. <text:span text:style-name="T78">770</text:span></text:p>
      <text:p text:style-name="P240">Rej à <text:span text:style-name="T83">Riche</text:span>.</text:p>
      <text:p text:style-name="P217">art. <text:span text:style-name="T78">771</text:span></text:p>
      <text:p text:style-name="P240">Richi à <text:span text:style-name="T83">Rodr</text:span>.</text:p>
      <text:p text:style-name="P217">art. <text:span text:style-name="T78">772</text:span></text:p>
      <text:p text:style-name="P240">Rodt à <text:span text:style-name="T83">Roussea</text:span>.</text:p>
      <text:p text:style-name="P217">art. <text:span text:style-name="T78">773</text:span></text:p>
      <text:p text:style-name="P240">Roussel à <text:span text:style-name="T83">Sae</text:span>.</text:p>
      <text:p text:style-name="P217"><text:span text:style-name="T70">art. </text:span><text:span text:style-name="T78">774</text:span></text:p>
      <text:p text:style-name="P259">Saf à Sam.</text:p>
      <text:p text:style-name="P217">art. <text:span text:style-name="T78">775</text:span></text:p>
      <text:p text:style-name="P240">San à <text:span text:style-name="T83">Sat</text:span>.</text:p>
      <text:p text:style-name="P217">art. <text:span text:style-name="T78">776</text:span></text:p>
      <text:p text:style-name="P240">Sau à <text:span text:style-name="T83">Sco</text:span>.</text:p>
      <text:p text:style-name="P217">art. 777</text:p>
      <text:p text:style-name="P240">Scq à <text:span text:style-name="T83">Sev</text:span>.</text:p>
      <text:p text:style-name="P217"/>
      <text:p text:style-name="P152">20090013 art. 540-1036 (suite)</text:p>
      <text:p text:style-name="P178">art. 683-793 (suite)</text:p>
      <text:p text:style-name="P211"/>
      <text:p text:style-name="P217">art. 778</text:p>
      <text:p text:style-name="P240">Sew à <text:span text:style-name="T83">Sim</text:span>.</text:p>
      <text:p text:style-name="P217">art. 779</text:p>
      <text:p text:style-name="P240">Sin à <text:span text:style-name="T83">Som</text:span>.</text:p>
      <text:p text:style-name="P217">art. <text:span text:style-name="T78">780</text:span></text:p>
      <text:p text:style-name="P240">Son à <text:span text:style-name="T83">Star</text:span>.</text:p>
      <text:p text:style-name="P217"><text:span text:style-name="T78">art</text:span>. 781</text:p>
      <text:p text:style-name="P240">Stas à Su.</text:p>
      <text:p text:style-name="P217"><text:span text:style-name="T78">art</text:span>. 782</text:p>
      <text:p text:style-name="P240">Sv à <text:span text:style-name="T83">Tam</text:span>.</text:p>
      <text:p text:style-name="P217"><text:span text:style-name="T78">art</text:span>. 783</text:p>
      <text:p text:style-name="P240">Tan à Ten.</text:p>
      <text:p text:style-name="P217">art. 784</text:p>
      <text:p text:style-name="P240">Teo à <text:span text:style-name="T83">Tht</text:span>.</text:p>
      <text:p text:style-name="P217">art. 785</text:p>
      <text:p text:style-name="P240">Thu à Tq.</text:p>
      <text:p text:style-name="P217">art. 786</text:p>
      <text:p text:style-name="P240">Tr à <text:span text:style-name="T83">Tuq</text:span>.</text:p>
      <text:p text:style-name="P217">art. 787</text:p>
      <text:p text:style-name="P240">Tur à <text:span text:style-name="T83">Val</text:span>.</text:p>
      <text:p text:style-name="P217">art. <text:span text:style-name="T78">788</text:span></text:p>
      <text:p text:style-name="P240">Vam à <text:span text:style-name="T83">Verl</text:span>.</text:p>
      <text:p text:style-name="P217"><text:span text:style-name="T78">art</text:span>. 789</text:p>
      <text:p text:style-name="P240">Verm à <text:span text:style-name="T83">Vind</text:span>.</text:p>
      <text:p text:style-name="P217"><text:span text:style-name="T78">art</text:span>. 790</text:p>
      <text:p text:style-name="P240">Vine à <text:span text:style-name="T83">Wal</text:span>.</text:p>
      <text:p text:style-name="P217"><text:span text:style-name="T78">art</text:span>. 791</text:p>
      <text:p text:style-name="P240">Wam à <text:span text:style-name="T83">Wiq</text:span>.</text:p>
      <text:p text:style-name="P217"><text:span text:style-name="T78">art</text:span>. 792</text:p>
      <text:p text:style-name="P240">Wir à <text:span text:style-name="T83">Youm</text:span>.</text:p>
      <text:p text:style-name="P217">art. 793</text:p>
      <text:p text:style-name="Analyse_20_troisième">Youn à Z.</text:p>
      <text:p text:style-name="Cote_20_secondaire">art. 794-860</text:p>
      <text:p text:style-name="Analyse_20_secondaire">1980/1981 à 1984/1985.</text:p>
      <text:p text:style-name="Cote_20_troisième"/>
      <text:p text:style-name="Cote_20_troisième">art. 794</text:p>
      <text:p text:style-name="P240">Aa à Ahmat.</text:p>
      <text:p text:style-name="P217">art. <text:span text:style-name="T77">795</text:span></text:p>
      <text:p text:style-name="P240">Ahmau à <text:span text:style-name="T83">Amak</text:span>.</text:p>
      <text:p text:style-name="P217">art. <text:span text:style-name="T77">796</text:span></text:p>
      <text:p text:style-name="P240">Amal à <text:span text:style-name="T83">Assie</text:span>.</text:p>
      <text:p text:style-name="P217">art. <text:span text:style-name="T77">797</text:span></text:p>
      <text:p text:style-name="P240">Assif à <text:span text:style-name="T83">Bank</text:span>.</text:p>
      <text:p text:style-name="P217">art. <text:span text:style-name="T77">798</text:span></text:p>
      <text:p text:style-name="P240">Banl à <text:span text:style-name="T83">Belka</text:span>.</text:p>
      <text:p text:style-name="P217">art. <text:span text:style-name="T77">799</text:span></text:p>
      <text:p text:style-name="P240">Belkh à <text:span text:style-name="T83">Ben</text:span>.</text:p>
      <text:p text:style-name="P152">20090013 art. 540-1036 (suite)</text:p>
      <text:p text:style-name="P178">art. 794-860 (suite)</text:p>
      <text:p text:style-name="P211"/>
      <text:p text:style-name="P217">art. <text:span text:style-name="T77">800</text:span></text:p>
      <text:p text:style-name="P240">Beo à <text:span text:style-name="T83">Blanck</text:span>.</text:p>
      <text:p text:style-name="P217">art. <text:span text:style-name="T77">801</text:span></text:p>
      <text:p text:style-name="P240">Blancl à <text:span text:style-name="T83">Bouar</text:span>.</text:p>
      <text:p text:style-name="P217">art. <text:span text:style-name="T77">802</text:span></text:p>
      <text:p text:style-name="P240">Bouas à <text:span text:style-name="T83">Bra</text:span>.</text:p>
      <text:p text:style-name="P217">art. <text:span text:style-name="T77">803</text:span></text:p>
      <text:p text:style-name="P240">Bre à <text:span text:style-name="T83">Cade</text:span>.</text:p>
      <text:p text:style-name="P217">art. <text:span text:style-name="T77">804</text:span></text:p>
      <text:p text:style-name="P240">Cadf à <text:span text:style-name="T83">Casta</text:span>.</text:p>
      <text:p text:style-name="P217">art. <text:span text:style-name="T77">805</text:span></text:p>
      <text:p text:style-name="P240">Caste à <text:span text:style-name="T83">Charle</text:span>.</text:p>
      <text:p text:style-name="P217">art. <text:span text:style-name="T77">806</text:span></text:p>
      <text:p text:style-name="P240">Charlf à <text:span text:style-name="T83">Chz</text:span>.</text:p>
      <text:p text:style-name="P217">art. <text:span text:style-name="T77">807</text:span></text:p>
      <text:p text:style-name="P240">Cia à <text:span text:style-name="T83">Costa</text:span>.</text:p>
      <text:p text:style-name="P217">art. <text:span text:style-name="T77">808</text:span></text:p>
      <text:p text:style-name="P240">Coste à <text:span text:style-name="T83">Dam</text:span>.</text:p>
      <text:p text:style-name="P217">art. 809</text:p>
      <text:p text:style-name="P240">Dan à Delc.</text:p>
      <text:p text:style-name="P217">art. 810</text:p>
      <text:p text:style-name="P240">Deld à <text:span text:style-name="T83">Dez</text:span>.</text:p>
      <text:p text:style-name="P217">art. 811</text:p>
      <text:p text:style-name="P240">Df à Doud.</text:p>
      <text:p text:style-name="P217">art. 812</text:p>
      <text:p text:style-name="P240">Doue à Dz.</text:p>
      <text:p text:style-name="P217">art. 813</text:p>
      <text:p text:style-name="P240">Ea à <text:span text:style-name="T83">Ene</text:span>.</text:p>
      <text:p text:style-name="P217"><text:span text:style-name="T77">art</text:span>. 814</text:p>
      <text:p text:style-name="P240">Enf à <text:span text:style-name="T83">Fav</text:span>.</text:p>
      <text:p text:style-name="P217"><text:span text:style-name="T77">art</text:span>. 815</text:p>
      <text:p text:style-name="P240">Faw à <text:span text:style-name="T83">Forr</text:span>.</text:p>
      <text:p text:style-name="P220">art. 816</text:p>
      <text:p text:style-name="P240"><text:span text:style-name="T70">Fors à </text:span><text:span text:style-name="T83">Gam</text:span><text:span text:style-name="T70">.</text:span></text:p>
      <text:p text:style-name="P217">art. 817</text:p>
      <text:p text:style-name="P240">Gan à <text:span text:style-name="T83">Gham</text:span>.</text:p>
      <text:p text:style-name="P217">art. 818</text:p>
      <text:p text:style-name="P240">Ghan à <text:span text:style-name="T83">Gonc</text:span>.</text:p>
      <text:p text:style-name="P217">art. 819</text:p>
      <text:p text:style-name="P240">Gond à <text:span text:style-name="T83">Gr</text:span>.</text:p>
      <text:p text:style-name="P217">art. <text:span text:style-name="T77">820</text:span></text:p>
      <text:p text:style-name="P240">Gs à <text:span text:style-name="T83">Hai</text:span>.</text:p>
      <text:p text:style-name="P217">art. <text:span text:style-name="T77">821</text:span></text:p>
      <text:p text:style-name="P240">Haj à <text:span text:style-name="T83">Hel</text:span>.</text:p>
      <text:p text:style-name="P217">art. 822</text:p>
      <text:p text:style-name="P240">Hem à Hor.</text:p>
      <text:p text:style-name="P217"/>
      <text:p text:style-name="P152">20090013 art. 540-1036 (suite)</text:p>
      <text:p text:style-name="P178">art. 794-860 (suite)</text:p>
      <text:p text:style-name="P211"/>
      <text:p text:style-name="P217">art. 823</text:p>
      <text:p text:style-name="P240">Hos à I.</text:p>
      <text:p text:style-name="P217">art. 824</text:p>
      <text:p text:style-name="P240">Ja à <text:span text:style-name="T83">Joug</text:span>.</text:p>
      <text:p text:style-name="P217">art. <text:span text:style-name="T77">825</text:span></text:p>
      <text:p text:style-name="P240">Jouh à <text:span text:style-name="T83">Kas</text:span>.</text:p>
      <text:p text:style-name="P217"><text:span text:style-name="T77">art</text:span>. 826</text:p>
      <text:p text:style-name="P240">Kat à <text:span text:style-name="T83">Kim</text:span>.</text:p>
      <text:p text:style-name="P217"><text:span text:style-name="T77">art</text:span>. 827</text:p>
      <text:p text:style-name="P240">Kin à <text:span text:style-name="T83">Kris</text:span>.</text:p>
      <text:p text:style-name="P217">art. 828</text:p>
      <text:p text:style-name="P240">Krit à <text:span text:style-name="T83">Land</text:span>.</text:p>
      <text:p text:style-name="P217">art. 829</text:p>
      <text:p text:style-name="P240">Lane à <text:span text:style-name="T83">Leca</text:span>.</text:p>
      <text:p text:style-name="P217">art. 830</text:p>
      <text:p text:style-name="P240">Lecb à <text:span text:style-name="T83">Leso</text:span>.</text:p>
      <text:p text:style-name="P217">art. <text:span text:style-name="T77">831</text:span></text:p>
      <text:p text:style-name="P240">Lesp à <text:span text:style-name="T83">Lom</text:span>.</text:p>
      <text:p text:style-name="P217">art. 832</text:p>
      <text:p text:style-name="P240">Lon à <text:span text:style-name="T83">Macm</text:span>.</text:p>
      <text:p text:style-name="P217">art. <text:span text:style-name="T77">833</text:span></text:p>
      <text:p text:style-name="P240">Macn à <text:span text:style-name="T83">Maq</text:span>.</text:p>
      <text:p text:style-name="P217">art. <text:span text:style-name="T77">834</text:span></text:p>
      <text:p text:style-name="P240">Mar à <text:span text:style-name="T83">Mat</text:span>.</text:p>
      <text:p text:style-name="P217"><text:span text:style-name="T77">art</text:span>. 835</text:p>
      <text:p text:style-name="P240">Mau à <text:span text:style-name="T83">Mesr</text:span>.</text:p>
      <text:p text:style-name="P217">art. 836</text:p>
      <text:p text:style-name="P240">Mess à <text:span text:style-name="T83">Moham</text:span>.</text:p>
      <text:p text:style-name="P217">art. <text:span text:style-name="T77">837</text:span></text:p>
      <text:p text:style-name="P240">Mohar à Muk.</text:p>
      <text:p text:style-name="P217">art. <text:span text:style-name="T77">838</text:span></text:p>
      <text:p text:style-name="P240">Mul à <text:span text:style-name="T83">Nee</text:span>.</text:p>
      <text:p text:style-name="P217">art. <text:span text:style-name="T77">839</text:span></text:p>
      <text:p text:style-name="P240">Nef à <text:span text:style-name="T83">Noui</text:span>.</text:p>
      <text:p text:style-name="P217">art. <text:span text:style-name="T77">840</text:span></text:p>
      <text:p text:style-name="P240">Nouj à <text:span text:style-name="T83">Ouar</text:span>.</text:p>
      <text:p text:style-name="P217">art. <text:span text:style-name="T77">841</text:span></text:p>
      <text:p text:style-name="P240">Ouas à <text:span text:style-name="T83">Park</text:span>.</text:p>
      <text:p text:style-name="P217">art. 842</text:p>
      <text:p text:style-name="P240">Parl à <text:span text:style-name="T83">Peti</text:span>.</text:p>
      <text:p text:style-name="P217">art. 843</text:p>
      <text:p text:style-name="P240">Petj à <text:span text:style-name="T83">Pol</text:span>.</text:p>
      <text:p text:style-name="P217">art. 844</text:p>
      <text:p text:style-name="P240">Pom à <text:span text:style-name="T83">Rab</text:span>.</text:p>
      <text:p text:style-name="P217">art. 845</text:p>
      <text:p text:style-name="P240">Rac à <text:span text:style-name="T83">Rel</text:span>.</text:p>
      <text:p text:style-name="P217"/>
      <text:p text:style-name="P152">20090013 art. 540-1036 (suite)</text:p>
      <text:p text:style-name="P178">art. 794-860 (suite)</text:p>
      <text:p text:style-name="P211"/>
      <text:p text:style-name="P217">art. 846</text:p>
      <text:p text:style-name="P240">Rem à <text:span text:style-name="T83">Robe</text:span>.</text:p>
      <text:p text:style-name="P217">art. <text:span text:style-name="T77">847</text:span></text:p>
      <text:p text:style-name="P240">Robf à <text:span text:style-name="T83">Rue</text:span>.</text:p>
      <text:p text:style-name="P217">art. <text:span text:style-name="T77">848</text:span></text:p>
      <text:p text:style-name="P240">Ruf à <text:span text:style-name="T83">Salem</text:span>.</text:p>
      <text:p text:style-name="P217">art. <text:span text:style-name="T77">849</text:span></text:p>
      <text:p text:style-name="P240">Salen à <text:span text:style-name="T83">Sb</text:span>.</text:p>
      <text:p text:style-name="P217">art. 850</text:p>
      <text:p text:style-name="P240">Sc à Ser.</text:p>
      <text:p text:style-name="P217"><text:span text:style-name="T77">art</text:span>. 851</text:p>
      <text:p text:style-name="P240">Ses à <text:span text:style-name="T83">Sl</text:span>.</text:p>
      <text:p text:style-name="P217">art. 852</text:p>
      <text:p text:style-name="P240">Sm à <text:span text:style-name="T83">Stoq</text:span>.</text:p>
      <text:p text:style-name="P217">art. 853</text:p>
      <text:p text:style-name="P240">Stor à <text:span text:style-name="T83">Tar</text:span>.</text:p>
      <text:p text:style-name="P217">art. 854</text:p>
      <text:p text:style-name="P240">Tas à Tim.</text:p>
      <text:p text:style-name="P217">art. 855</text:p>
      <text:p text:style-name="P240">Tin à Ts.</text:p>
      <text:p text:style-name="P217">art. 856</text:p>
      <text:p text:style-name="P240">Tt à <text:span text:style-name="T83">Veng</text:span>.</text:p>
      <text:p text:style-name="P217">art. 857</text:p>
      <text:p text:style-name="P240">Venh à Vz.</text:p>
      <text:p text:style-name="P217"><text:span text:style-name="T70">art. </text:span><text:span text:style-name="T77">858</text:span></text:p>
      <text:p text:style-name="P240"><text:span text:style-name="T70">Wa à </text:span><text:span text:style-name="T83">Wr</text:span><text:span text:style-name="T70">.</text:span></text:p>
      <text:p text:style-name="P217">art. 859</text:p>
      <text:p text:style-name="P240">Ws à <text:span text:style-name="T83">Zam</text:span>.</text:p>
      <text:p text:style-name="P217">art. 860</text:p>
      <text:p text:style-name="Analyse_20_troisième">Zan à Zz.</text:p>
      <text:p text:style-name="Cote_20_secondaire">art. 861-893</text:p>
      <text:p text:style-name="Analyse_20_secondaire">Septembre 1985 à septembre 1987.</text:p>
      <text:p text:style-name="Cote_20_troisième"/>
      <text:p text:style-name="Cote_20_troisième">art. 861</text:p>
      <text:p text:style-name="P240">Aa à Ara.</text:p>
      <text:p text:style-name="P217">art. <text:span text:style-name="T77">862</text:span></text:p>
      <text:p text:style-name="P240">Arb à Ban.</text:p>
      <text:p text:style-name="P217">art. <text:span text:style-name="T77">863</text:span></text:p>
      <text:p text:style-name="P240">Bao à Beq.</text:p>
      <text:p text:style-name="P217">art. <text:span text:style-name="T77">864</text:span></text:p>
      <text:p text:style-name="P240">Ber à Boq.</text:p>
      <text:p text:style-name="P217">art. <text:span text:style-name="T77">865</text:span></text:p>
      <text:p text:style-name="P240">Bor à Brof.</text:p>
      <text:p text:style-name="P217">art. 866</text:p>
      <text:p text:style-name="P240">Brog à Chag.</text:p>
      <text:p text:style-name="P217">art. 867</text:p>
      <text:p text:style-name="P240">Chah à Cle.</text:p>
      <text:p text:style-name="P152">20090013 art. 540-1036 (suite)</text:p>
      <text:p text:style-name="P178">art. 861-893 (suite)</text:p>
      <text:p text:style-name="P211"/>
      <text:p text:style-name="P217">art. <text:span text:style-name="T77">868</text:span></text:p>
      <text:p text:style-name="P240">Clf à Da.</text:p>
      <text:p text:style-name="P217">art. 869</text:p>
      <text:p text:style-name="P240">Db à Die.</text:p>
      <text:p text:style-name="P217">art. 870</text:p>
      <text:p text:style-name="P240">Dif à Ek.</text:p>
      <text:p text:style-name="P217">art. 871</text:p>
      <text:p text:style-name="P240">El à Fik.</text:p>
      <text:p text:style-name="P217">art. 872</text:p>
      <text:p text:style-name="P240">Fil à Gat.</text:p>
      <text:p text:style-name="P217"><text:span text:style-name="T70">art. </text:span><text:span text:style-name="T77">873</text:span></text:p>
      <text:p text:style-name="P259">Gau à Go.</text:p>
      <text:p text:style-name="P217">art. <text:span text:style-name="T77">874</text:span></text:p>
      <text:p text:style-name="P240">Gp à Ham.</text:p>
      <text:p text:style-name="P217">art. <text:span text:style-name="T77">875</text:span></text:p>
      <text:p text:style-name="P240">Han à Houk.</text:p>
      <text:p text:style-name="P217">art. 876</text:p>
      <text:p text:style-name="P240">Houl à Jog.</text:p>
      <text:p text:style-name="P217">art. <text:span text:style-name="T77">877</text:span></text:p>
      <text:p text:style-name="P240">Joh à Kl.</text:p>
      <text:p text:style-name="P217">art. <text:span text:style-name="T77">878</text:span></text:p>
      <text:p text:style-name="P240">Km à Laq.</text:p>
      <text:p text:style-name="P217">art. <text:span text:style-name="T77">879</text:span></text:p>
      <text:p text:style-name="P240">Lar à Let.</text:p>
      <text:p text:style-name="P217">art. <text:span text:style-name="T77">880</text:span></text:p>
      <text:p text:style-name="P240">Leu à Mag.</text:p>
      <text:p text:style-name="P217">art. <text:span text:style-name="T77">881</text:span></text:p>
      <text:p text:style-name="P240">Mah à Mart.</text:p>
      <text:p text:style-name="P217">art. <text:span text:style-name="T77">882</text:span></text:p>
      <text:p text:style-name="P240">Maru à Mi.</text:p>
      <text:p text:style-name="P217">art. <text:span text:style-name="T77">883</text:span></text:p>
      <text:p text:style-name="P240">Mj à Na.</text:p>
      <text:p text:style-name="P217">art. <text:span text:style-name="T77">884</text:span></text:p>
      <text:p text:style-name="P240">Nb à O.</text:p>
      <text:p text:style-name="P217">art. 885</text:p>
      <text:p text:style-name="P240">Pa à Piq.</text:p>
      <text:p text:style-name="P217">art. 886</text:p>
      <text:p text:style-name="P240">Pir à Ra.</text:p>
      <text:p text:style-name="P217">art. 887</text:p>
      <text:p text:style-name="P240">Re à Rui.</text:p>
      <text:p text:style-name="P220">art. 888</text:p>
      <text:p text:style-name="P259">Ruj à Sch.</text:p>
      <text:p text:style-name="P217">art. 889</text:p>
      <text:p text:style-name="P240">Sci à Ss.</text:p>
      <text:p text:style-name="P217">art. 890</text:p>
      <text:p text:style-name="P240">St à Thn.</text:p>
      <text:p text:style-name="P217"/>
      <text:p text:style-name="P152">20090013 art. 540-1036 (suite)</text:p>
      <text:p text:style-name="P178">art. 861-893 (suite)</text:p>
      <text:p text:style-name="P211"/>
      <text:p text:style-name="P217">art. 891</text:p>
      <text:p text:style-name="P240">Tho à Val.</text:p>
      <text:p text:style-name="P217">art. 892</text:p>
      <text:p text:style-name="P240">Vam à <text:span text:style-name="T83">Waq</text:span>.</text:p>
      <text:p text:style-name="P217">art. 893</text:p>
      <text:p text:style-name="Analyse_20_troisième">War à Z.</text:p>
      <text:p text:style-name="Cote_20_secondaire">art. 894-929</text:p>
      <text:p text:style-name="Analyse_20_secondaire">Octobre 1987 à mars 1991.</text:p>
      <text:p text:style-name="P203"/>
      <text:p text:style-name="P217"><text:span text:style-name="T77">art</text:span>. 894</text:p>
      <text:p text:style-name="P240">Aa à <text:span text:style-name="T83">Am</text:span>.</text:p>
      <text:p text:style-name="P217">art. 895</text:p>
      <text:p text:style-name="P240">An à Az.</text:p>
      <text:p text:style-name="P217">art. 896</text:p>
      <text:p text:style-name="P240">Ba à Beb.</text:p>
      <text:p text:style-name="P217">art. <text:span text:style-name="T77">897</text:span></text:p>
      <text:p text:style-name="P240">Bec à Bh.</text:p>
      <text:p text:style-name="P217">art. <text:span text:style-name="T77">898</text:span></text:p>
      <text:p text:style-name="P240">Bi à Bouq.</text:p>
      <text:p text:style-name="P217">art. <text:span text:style-name="T77">899</text:span></text:p>
      <text:p text:style-name="P240">Bour à <text:span text:style-name="T83">Cap</text:span>.</text:p>
      <text:p text:style-name="P217">art. <text:span text:style-name="T77">900</text:span></text:p>
      <text:p text:style-name="P240">Caq à <text:span text:style-name="T83">Chd</text:span>.</text:p>
      <text:p text:style-name="P217">art. <text:span text:style-name="T77">901</text:span></text:p>
      <text:p text:style-name="P240">Che à Coq.</text:p>
      <text:p text:style-name="P217">art. <text:span text:style-name="T77">902</text:span></text:p>
      <text:p text:style-name="P240">Cor à Da.</text:p>
      <text:p text:style-name="P217">art. <text:span text:style-name="T77">903</text:span></text:p>
      <text:p text:style-name="P240">De à Dial.</text:p>
      <text:p text:style-name="P217">art. <text:span text:style-name="T77">904</text:span></text:p>
      <text:p text:style-name="P240">Diam à <text:span text:style-name="T83">Duq</text:span>.</text:p>
      <text:p text:style-name="P217">art. 905</text:p>
      <text:p text:style-name="P240">Dur à E.</text:p>
      <text:p text:style-name="P217"><text:span text:style-name="T70">art. </text:span><text:span text:style-name="T77">906</text:span></text:p>
      <text:p text:style-name="P259">Fab à Flu.</text:p>
      <text:p text:style-name="P217">art. <text:span text:style-name="T77">907</text:span></text:p>
      <text:p text:style-name="P240">Fm à <text:span text:style-name="T83">Gen</text:span>.</text:p>
      <text:p text:style-name="P217">art. <text:span text:style-name="T77">908</text:span></text:p>
      <text:p text:style-name="P240">Geo à Go.</text:p>
      <text:p text:style-name="P217">art. <text:span text:style-name="T77">909</text:span></text:p>
      <text:p text:style-name="P240">Gp à Ham.</text:p>
      <text:p text:style-name="P217">art. <text:span text:style-name="T77">910</text:span></text:p>
      <text:p text:style-name="P240">Han à Huf.</text:p>
      <text:p text:style-name="P217">art. <text:span text:style-name="T77">911</text:span></text:p>
      <text:p text:style-name="P240">Hug à <text:span text:style-name="T83">Jam</text:span>.</text:p>
      <text:p text:style-name="P217">art. <text:span text:style-name="T77">912</text:span></text:p>
      <text:p text:style-name="P240">Jan à Kas.</text:p>
      <text:p text:style-name="P152">20090013 art. 540-1036 (suite)</text:p>
      <text:p text:style-name="P178">art. 894-929 (suite)</text:p>
      <text:p text:style-name="P211"/>
      <text:p text:style-name="P217">art. <text:span text:style-name="T77">913</text:span></text:p>
      <text:p text:style-name="P240">Kat à Ko.</text:p>
      <text:p text:style-name="P217">art. 914</text:p>
      <text:p text:style-name="P240">Kp à Ld.</text:p>
      <text:p text:style-name="P217">art. <text:span text:style-name="T77">915</text:span></text:p>
      <text:p text:style-name="P240">Le à Lo.</text:p>
      <text:p text:style-name="P217">art. <text:span text:style-name="T77">916</text:span></text:p>
      <text:p text:style-name="P240">Lu à Mar.</text:p>
      <text:p text:style-name="P217">art. <text:span text:style-name="T77">917</text:span></text:p>
      <text:p text:style-name="P240">Mas à <text:span text:style-name="T83">Mn</text:span>.</text:p>
      <text:p text:style-name="P217">art. <text:span text:style-name="T77">918</text:span></text:p>
      <text:p text:style-name="P240">Mo à Nd.</text:p>
      <text:p text:style-name="P217">art. 919</text:p>
      <text:p text:style-name="P240">Ne à Ot.</text:p>
      <text:p text:style-name="P217">art. 920</text:p>
      <text:p text:style-name="P240">Ou à Pez.</text:p>
      <text:p text:style-name="P217">art. <text:span text:style-name="T77">921</text:span></text:p>
      <text:p text:style-name="P240">Pf à Ras.</text:p>
      <text:p text:style-name="P217">art. <text:span text:style-name="T77">922</text:span></text:p>
      <text:p text:style-name="P240">Rat à <text:span text:style-name="T83">Ror</text:span>.</text:p>
      <text:p text:style-name="P217"><text:span text:style-name="T77">art</text:span><text:span text:style-name="T70">. 923</text:span></text:p>
      <text:p text:style-name="P240"><text:span text:style-name="T70">Ros à </text:span><text:span text:style-name="T83">San</text:span><text:span text:style-name="T70">.</text:span></text:p>
      <text:p text:style-name="P217">art. 924</text:p>
      <text:p text:style-name="P240">Sao à Sio.</text:p>
      <text:p text:style-name="P217">art. 925</text:p>
      <text:p text:style-name="P240">Sip à Sz.</text:p>
      <text:p text:style-name="P217">art. 926</text:p>
      <text:p text:style-name="P240">Ta à Trn.</text:p>
      <text:p text:style-name="P217">art. <text:span text:style-name="T77">927</text:span></text:p>
      <text:p text:style-name="P240">Tro à <text:span text:style-name="T83">Vij</text:span>.</text:p>
      <text:p text:style-name="P217">art. <text:span text:style-name="T77">928</text:span></text:p>
      <text:p text:style-name="P240">Vik à Ya.</text:p>
      <text:p text:style-name="P217">art. <text:span text:style-name="T77">929</text:span></text:p>
      <text:p text:style-name="Analyse_20_troisième">Ye à Z.</text:p>
      <text:p text:style-name="Cote_20_secondaire">art. 930-965</text:p>
      <text:p text:style-name="Analyse_20_secondaire">Avril 1991 à décembre 1993.</text:p>
      <text:p text:style-name="Cote_20_troisième"/>
      <text:p text:style-name="Cote_20_troisième">art. 930</text:p>
      <text:p text:style-name="P240">Aa à <text:span text:style-name="T83">Amh</text:span>.</text:p>
      <text:p text:style-name="P217">art. 931</text:p>
      <text:p text:style-name="P240">Ami à <text:span text:style-name="T83">Baf</text:span>.</text:p>
      <text:p text:style-name="P217">art. 932</text:p>
      <text:p text:style-name="P240">Bag à <text:span text:style-name="T83">Benal</text:span>.</text:p>
      <text:p text:style-name="P217">art. 933</text:p>
      <text:p text:style-name="P240">Benam à <text:span text:style-name="T83">Bim</text:span>.</text:p>
      <text:p text:style-name="P217">art. 934</text:p>
      <text:p text:style-name="P240">Bin à <text:span text:style-name="T83">Bouq</text:span>.</text:p>
      <text:p text:style-name="P152">20090013 art. 540-1036 (suite)</text:p>
      <text:p text:style-name="P178">art. 930-965 (suite)</text:p>
      <text:p text:style-name="P211"/>
      <text:p text:style-name="P217">art. 935</text:p>
      <text:p text:style-name="P240">Bour à <text:span text:style-name="T83">Cal</text:span>.</text:p>
      <text:p text:style-name="P217">art. 936</text:p>
      <text:p text:style-name="P240">Cam à <text:span text:style-name="T83">Chas</text:span>.</text:p>
      <text:p text:style-name="P217">art. <text:span text:style-name="T77">937</text:span></text:p>
      <text:p text:style-name="P240">Chat à <text:span text:style-name="T83">Cor</text:span>.</text:p>
      <text:p text:style-name="P217">art. <text:span text:style-name="T77">938</text:span></text:p>
      <text:p text:style-name="P240">Cos à <text:span text:style-name="T83">Deg</text:span>.</text:p>
      <text:p text:style-name="P217">art. <text:span text:style-name="T77">939</text:span></text:p>
      <text:p text:style-name="P240">Deh à <text:span text:style-name="T83">Dio</text:span>.</text:p>
      <text:p text:style-name="P217">art. <text:span text:style-name="T77">940</text:span></text:p>
      <text:p text:style-name="P240">Dip à Elh.</text:p>
      <text:p text:style-name="P217">art. <text:span text:style-name="T77">941</text:span></text:p>
      <text:p text:style-name="P240">Eli à <text:span text:style-name="T83">Fin</text:span>.</text:p>
      <text:p text:style-name="P217">art. <text:span text:style-name="T77">942</text:span></text:p>
      <text:p text:style-name="P240">Fio à <text:span text:style-name="T83">Garn</text:span>.</text:p>
      <text:p text:style-name="P217">art. <text:span text:style-name="T77">943</text:span></text:p>
      <text:p text:style-name="P240">Garr à <text:span text:style-name="T83">Goul</text:span>.</text:p>
      <text:p text:style-name="P217">art. <text:span text:style-name="T77">944</text:span></text:p>
      <text:p text:style-name="P240">Goum à <text:span text:style-name="T83">Hamd</text:span>.</text:p>
      <text:p text:style-name="P217"><text:span text:style-name="T70">art. </text:span><text:span text:style-name="T77">945</text:span></text:p>
      <text:p text:style-name="P240"><text:span text:style-name="T70">Hame à </text:span><text:span text:style-name="T83">Hou</text:span><text:span text:style-name="T70">.</text:span></text:p>
      <text:p text:style-name="P217">art. <text:span text:style-name="T77">946</text:span></text:p>
      <text:p text:style-name="P240">Hov à Joo.</text:p>
      <text:p text:style-name="P217">art. 947</text:p>
      <text:p text:style-name="P240">Jop à <text:span text:style-name="T83">Kg</text:span>.</text:p>
      <text:p text:style-name="P217">art. <text:span text:style-name="T77">948</text:span></text:p>
      <text:p text:style-name="P240">Kh à Kz.</text:p>
      <text:p text:style-name="P217">art. <text:span text:style-name="T77">949</text:span></text:p>
      <text:p text:style-name="P240">La à <text:span text:style-name="T83">Lee</text:span>.</text:p>
      <text:p text:style-name="P217">art. <text:span text:style-name="T77">950</text:span></text:p>
      <text:p text:style-name="P240">Lef à <text:span text:style-name="T83">Lt</text:span>.</text:p>
      <text:p text:style-name="P217">art. <text:span text:style-name="T77">951</text:span></text:p>
      <text:p text:style-name="P240">Lu à <text:span text:style-name="T83">Mark</text:span>.</text:p>
      <text:p text:style-name="P217">art. <text:span text:style-name="T77">952</text:span></text:p>
      <text:p text:style-name="P240">Marl à <text:span text:style-name="T83">Mez</text:span>.</text:p>
      <text:p text:style-name="P217">art. <text:span text:style-name="T77">953</text:span></text:p>
      <text:p text:style-name="P240">Mf à <text:span text:style-name="T83">Mo</text:span>.</text:p>
      <text:p text:style-name="P217">art. <text:span text:style-name="T77">954</text:span></text:p>
      <text:p text:style-name="P240">Mp à N.</text:p>
      <text:p text:style-name="P217">art. <text:span text:style-name="T77">955</text:span></text:p>
      <text:p text:style-name="P240">O à Pd.</text:p>
      <text:p text:style-name="P217">art. <text:span text:style-name="T77">956</text:span></text:p>
      <text:p text:style-name="P240">Pe à <text:span text:style-name="T83">Pol</text:span>.</text:p>
      <text:p text:style-name="P217">art. 957</text:p>
      <text:p text:style-name="P240">Pom à <text:span text:style-name="T83">Rem</text:span>.</text:p>
      <text:p text:style-name="P217"/>
      <text:p text:style-name="P152">20090013 art. 540-1036 (suite)</text:p>
      <text:p text:style-name="P178">art. 930-965 (suite)</text:p>
      <text:p text:style-name="P211"/>
      <text:p text:style-name="P217">art. 958</text:p>
      <text:p text:style-name="P240">Ren à <text:span text:style-name="T83">Rt</text:span>.</text:p>
      <text:p text:style-name="P217">art. 959</text:p>
      <text:p text:style-name="P240">Ru à <text:span text:style-name="T83">Sa</text:span>.</text:p>
      <text:p text:style-name="P220">art. 960</text:p>
      <text:p text:style-name="P240"><text:span text:style-name="T70">Sb à </text:span><text:span text:style-name="T83">Simom</text:span><text:span text:style-name="T70">.</text:span></text:p>
      <text:p text:style-name="P217">art. 961</text:p>
      <text:p text:style-name="P240">Simon à Suo.</text:p>
      <text:p text:style-name="P217">art. 962</text:p>
      <text:p text:style-name="P240">Sup à Th.</text:p>
      <text:p text:style-name="P217">art. 963</text:p>
      <text:p text:style-name="P240">Ti à Vd.</text:p>
      <text:p text:style-name="P217">art. 964</text:p>
      <text:p text:style-name="P240">Ve à <text:span text:style-name="T83">Whh</text:span>.</text:p>
      <text:p text:style-name="P217">art. 965</text:p>
      <text:p text:style-name="Analyse_20_troisième">Whl à Z.</text:p>
      <text:p text:style-name="Cote_20_secondaire">art. 966-995</text:p>
      <text:p text:style-name="Analyse_20_secondaire">Janvier 1994 à février 1996.</text:p>
      <text:p text:style-name="P203"/>
      <text:p text:style-name="P203">art. 966</text:p>
      <text:p text:style-name="Analyse_20_troisième">Aa à And.</text:p>
      <text:p text:style-name="P211">art. 967</text:p>
      <text:p text:style-name="P240"><text:span text:style-name="T39">Ane à </text:span><text:span text:style-name="T76">Barri</text:span><text:span text:style-name="T39">.</text:span></text:p>
      <text:p text:style-name="P211">art. 968</text:p>
      <text:p text:style-name="P240"><text:span text:style-name="T39">Barrj à </text:span><text:span text:style-name="T76">Berl</text:span><text:span text:style-name="T39">.</text:span></text:p>
      <text:p text:style-name="P211">art. 969</text:p>
      <text:p text:style-name="P257">Berm à Bouc.</text:p>
      <text:p text:style-name="P211">art. 970</text:p>
      <text:p text:style-name="P240"><text:span text:style-name="T39">Boud à </text:span><text:span text:style-name="T76">Camm</text:span><text:span text:style-name="T39">.</text:span></text:p>
      <text:p text:style-name="P211">art. 971</text:p>
      <text:p text:style-name="P240"><text:span text:style-name="T39">Camo à </text:span><text:span text:style-name="T76">Chen</text:span><text:span text:style-name="T39">.</text:span></text:p>
      <text:p text:style-name="P211">art. 972</text:p>
      <text:p text:style-name="P240"><text:span text:style-name="T39">Cheo à </text:span><text:span text:style-name="T76">Cous</text:span><text:span text:style-name="T39">.</text:span></text:p>
      <text:p text:style-name="P221">art. 973</text:p>
      <text:p text:style-name="P258">Cout à Dem.</text:p>
      <text:p text:style-name="P217">art. 974</text:p>
      <text:p text:style-name="P240">Den à Dumi.</text:p>
      <text:p text:style-name="P217">art. 975</text:p>
      <text:p text:style-name="P240">Dumj à Fan.</text:p>
      <text:p text:style-name="P217"><text:span text:style-name="T77">art</text:span><text:span text:style-name="T70">. 976</text:span></text:p>
      <text:p text:style-name="P259">Fao à Garb.</text:p>
      <text:p text:style-name="P217"><text:span text:style-name="T77">art</text:span>. 977</text:p>
      <text:p text:style-name="P240">Garc à Got.</text:p>
      <text:p text:style-name="P217">art. 978</text:p>
      <text:p text:style-name="P240">Gou à Has.</text:p>
      <text:p text:style-name="P217">art. 979</text:p>
      <text:p text:style-name="P240">Hat à <text:span text:style-name="T83">Jaro</text:span>.</text:p>
      <text:p text:style-name="P152">20090013 art. 540-1036 (suite)</text:p>
      <text:p text:style-name="P178">art. 966-995 (suite)</text:p>
      <text:p text:style-name="P211"/>
      <text:p text:style-name="P217">art. 980</text:p>
      <text:p text:style-name="P240">Jarp à <text:span text:style-name="T83">Kor</text:span>.</text:p>
      <text:p text:style-name="P217">art. 981</text:p>
      <text:p text:style-name="P240">Kos à Lee.</text:p>
      <text:p text:style-name="P217">art. 982</text:p>
      <text:p text:style-name="P240">Lef à Lz.</text:p>
      <text:p text:style-name="P217">art. 983</text:p>
      <text:p text:style-name="P240">Ma à <text:span text:style-name="T83">Mato</text:span>.</text:p>
      <text:p text:style-name="P217">art. 984</text:p>
      <text:p text:style-name="P240">Matp à <text:span text:style-name="T83">Moh</text:span>.</text:p>
      <text:p text:style-name="P217">art. 985</text:p>
      <text:p text:style-name="P240">Moi à Mz.</text:p>
      <text:p text:style-name="P217">art. 986</text:p>
      <text:p text:style-name="P240">N à Op.</text:p>
      <text:p text:style-name="P217">art. 987</text:p>
      <text:p text:style-name="P240">Oq à Ph.</text:p>
      <text:p text:style-name="P217">art. 988</text:p>
      <text:p text:style-name="P240">Pi à Rat.</text:p>
      <text:p text:style-name="P217"><text:span text:style-name="T77">art</text:span>. 989</text:p>
      <text:p text:style-name="P240">Rau à Rus.</text:p>
      <text:p text:style-name="P217"><text:span text:style-name="T77">art</text:span>. 990</text:p>
      <text:p text:style-name="P240">Rut à <text:span text:style-name="T83">Ses</text:span>.</text:p>
      <text:p text:style-name="P220">art. 991</text:p>
      <text:p text:style-name="P240"><text:span text:style-name="T70">Set à </text:span><text:span text:style-name="T83">Stol</text:span><text:span text:style-name="T70">.</text:span></text:p>
      <text:p text:style-name="P217">art. 992</text:p>
      <text:p text:style-name="P240">Stom à <text:span text:style-name="T83">Tram</text:span>.</text:p>
      <text:p text:style-name="P217">art. <text:span text:style-name="T77">993</text:span></text:p>
      <text:p text:style-name="P240">Tran à <text:span text:style-name="T83">Verg</text:span>.</text:p>
      <text:p text:style-name="P217">art. 994</text:p>
      <text:p text:style-name="P240">Verh à <text:span text:style-name="T83">Wh</text:span>.</text:p>
      <text:p text:style-name="Cote_20_troisième">art. 995</text:p>
      <text:p text:style-name="P240">Wi à Z.</text:p>
      <text:p text:style-name="Cote_20_secondaire">art. 996-1036</text:p>
      <text:p text:style-name="Analyse_20_secondaire">Mars 1996 à mars 1998.</text:p>
      <text:p text:style-name="P217"/>
      <text:p text:style-name="P217">art. <text:span text:style-name="T77">996</text:span></text:p>
      <text:p text:style-name="Analyse_20_troisième">Aa à Alv.</text:p>
      <text:p text:style-name="P217"><text:span text:style-name="T70">art. </text:span><text:span text:style-name="T77">997</text:span></text:p>
      <text:p text:style-name="P240"><text:span text:style-name="T70">Am à </text:span><text:span text:style-name="T83">Az</text:span><text:span text:style-name="T70">.</text:span></text:p>
      <text:p text:style-name="P217">art. <text:span text:style-name="T77">998</text:span></text:p>
      <text:p text:style-name="P240">Ba à Bea.</text:p>
      <text:p text:style-name="P217">art. <text:span text:style-name="T77">999</text:span></text:p>
      <text:p text:style-name="P240">Beb à <text:span text:style-name="T83">Berg</text:span>.</text:p>
      <text:p text:style-name="P217">art. <text:span text:style-name="T77">1000</text:span></text:p>
      <text:p text:style-name="P240">Berh à <text:span text:style-name="T83">Bonz</text:span>.</text:p>
      <text:p text:style-name="P217">art. <text:span text:style-name="T77">1001</text:span></text:p>
      <text:p text:style-name="P240">Boo à <text:span text:style-name="T83">Bug</text:span>.</text:p>
      <text:p text:style-name="P152">20090013 art. 540-1036 (suite)</text:p>
      <text:p text:style-name="P178">art. 996-1036 (suite)</text:p>
      <text:p text:style-name="P211"/>
      <text:p text:style-name="P217">art. <text:span text:style-name="T77">1002</text:span></text:p>
      <text:p text:style-name="P240">Bui à <text:span text:style-name="T83">Ca</text:span>.</text:p>
      <text:p text:style-name="P217">art. <text:span text:style-name="T77">1003</text:span></text:p>
      <text:p text:style-name="P240">Cb à Cola.</text:p>
      <text:p text:style-name="P217">art. <text:span text:style-name="T77">1004</text:span></text:p>
      <text:p text:style-name="P240">Colb à Cz.</text:p>
      <text:p text:style-name="P217">art. <text:span text:style-name="T77">1005</text:span></text:p>
      <text:p text:style-name="P240">Da à Dej.</text:p>
      <text:p text:style-name="P217">art. <text:span text:style-name="T77">1006</text:span></text:p>
      <text:p text:style-name="P240">Dek à Diag.</text:p>
      <text:p text:style-name="P217">art. <text:span text:style-name="T77">1007</text:span></text:p>
      <text:p text:style-name="P240">Diah à Duq.</text:p>
      <text:p text:style-name="P217">art. <text:span text:style-name="T77">1008</text:span></text:p>
      <text:p text:style-name="P240">Dur à Esk.</text:p>
      <text:p text:style-name="P217">art. <text:span text:style-name="T77">1009</text:span></text:p>
      <text:p text:style-name="P240">Esn à Fn.</text:p>
      <text:p text:style-name="P217">art. <text:span text:style-name="T77">1010</text:span></text:p>
      <text:p text:style-name="P240">Fo à Garb.</text:p>
      <text:p text:style-name="P217">art. <text:span text:style-name="T77">1011</text:span></text:p>
      <text:p text:style-name="P240">Garc à Gi.</text:p>
      <text:p text:style-name="P217">art. <text:span text:style-name="T77">1012</text:span></text:p>
      <text:p text:style-name="P240">Gj à Gs.</text:p>
      <text:p text:style-name="P217">art. <text:span text:style-name="T77">1013</text:span></text:p>
      <text:p text:style-name="P240">Gt à Ham.</text:p>
      <text:p text:style-name="P217"><text:span text:style-name="T70">art. </text:span><text:span text:style-name="T77">1014</text:span></text:p>
      <text:p text:style-name="P259">Han à Ht.</text:p>
      <text:p text:style-name="P217">art. <text:span text:style-name="T77">1015</text:span></text:p>
      <text:p text:style-name="P240">Hu à Ji.</text:p>
      <text:p text:style-name="P217">art. <text:span text:style-name="T77">1016</text:span></text:p>
      <text:p text:style-name="P240">JJ à Kh.</text:p>
      <text:p text:style-name="P217">art. <text:span text:style-name="T77">1017</text:span></text:p>
      <text:p text:style-name="P240">Ki à Lab.</text:p>
      <text:p text:style-name="P217">art. <text:span text:style-name="T77">1018</text:span></text:p>
      <text:p text:style-name="P240">Lac à <text:span text:style-name="T83">Lee</text:span>.</text:p>
      <text:p text:style-name="P217">art. <text:span text:style-name="T77">1019</text:span></text:p>
      <text:p text:style-name="P240">Lef à Li.</text:p>
      <text:p text:style-name="P217">art. <text:span text:style-name="T77">1020</text:span></text:p>
      <text:p text:style-name="P240">Lj à Mah.</text:p>
      <text:p text:style-name="P217">art. <text:span text:style-name="T77">1021</text:span></text:p>
      <text:p text:style-name="P240">Mai à Mar.</text:p>
      <text:p text:style-name="P217">art. <text:span text:style-name="T77">1022</text:span></text:p>
      <text:p text:style-name="P240">Mas à <text:span text:style-name="T83">Mir</text:span>.</text:p>
      <text:p text:style-name="P217">art. <text:span text:style-name="T77">1023</text:span></text:p>
      <text:p text:style-name="P240">Mis à <text:span text:style-name="T83">Mur</text:span>.</text:p>
      <text:p text:style-name="P217">art. <text:span text:style-name="T77">1024</text:span></text:p>
      <text:p text:style-name="P240">Mus à <text:span text:style-name="T83">No</text:span>.</text:p>
      <text:p text:style-name="P217"/>
      <text:p text:style-name="P152">20090013 art. 540-1036 (suite)</text:p>
      <text:p text:style-name="P178">art. 996-1036 (suite)</text:p>
      <text:p text:style-name="P211"/>
      <text:p text:style-name="P217">art. <text:span text:style-name="T77">1025</text:span></text:p>
      <text:p text:style-name="P240">Np à <text:span text:style-name="T83">Par</text:span>.</text:p>
      <text:p text:style-name="P217">art. 1026</text:p>
      <text:p text:style-name="P240">Pas à <text:span text:style-name="T83">Poi</text:span>.</text:p>
      <text:p text:style-name="P217">art. <text:span text:style-name="T77">1027</text:span></text:p>
      <text:p text:style-name="P240">Poj à Ram.</text:p>
      <text:p text:style-name="P217">art. 1028</text:p>
      <text:p text:style-name="P240">Ran à <text:span text:style-name="T83">Roc</text:span>.</text:p>
      <text:p text:style-name="P217">art. 1029</text:p>
      <text:p text:style-name="P240">Rod à Sali.</text:p>
      <text:p text:style-name="P217">art. 1030</text:p>
      <text:p text:style-name="P240">Salj à <text:span text:style-name="T83">Sf</text:span>.</text:p>
      <text:p text:style-name="P217">art. <text:span text:style-name="T77">1031</text:span></text:p>
      <text:p text:style-name="P240">Sg à Stef.</text:p>
      <text:p text:style-name="P217">art. <text:span text:style-name="T77">1032</text:span></text:p>
      <text:p text:style-name="P240">Steg à <text:span text:style-name="T83">Th</text:span>.</text:p>
      <text:p text:style-name="P217">art. <text:span text:style-name="T77">1033</text:span></text:p>
      <text:p text:style-name="P240">Ti à U.</text:p>
      <text:p text:style-name="P217">art. <text:span text:style-name="T77">1034</text:span></text:p>
      <text:p text:style-name="P240">Va à Vil.</text:p>
      <text:p text:style-name="P217"><text:span text:style-name="T70">art. </text:span><text:span text:style-name="T77">1035</text:span></text:p>
      <text:p text:style-name="P240"><text:span text:style-name="T70">Vim à </text:span><text:span text:style-name="T83">Wi</text:span><text:span text:style-name="T70">.</text:span></text:p>
      <text:p text:style-name="Cote_20_troisième">art. 1036</text:p>
      <text:p text:style-name="P240">Wo à Z.</text:p>
      <text:p text:style-name="Standard"/>
      <text:p text:style-name="P93">Relations entre la fondation nationale et les maisons</text:p>
      <text:p text:style-name="P93"/>
      <text:p text:style-name="Titre_20_niveau_20_2">Maisons rattachées</text:p>
      <text:p text:style-name="Cote"/>
      <text:p text:style-name="Cote">20090013 art. 1037</text:p>
      <text:p text:style-name="Analyse">Fondation Rosa Abreu de Grancher (Maison de Cuba), création : notes, correspondance, brochure, articles de presse, plans, discours ; fonctionnement : notes, correspondance, fiches, extrait de rapport, règlements, invitations, programmes, comptes rendus de réunion ; gestion financière : comptes de résultats, factures, bilans, budgets, pièces comptables.</text:p>
      <text:p text:style-name="Dates_20_extrêmes">1923-1996</text:p>
      <text:p text:style-name="Cote">20090013 art. 1038-1041</text:p>
      <text:p text:style-name="P263">Maison des étudiants arméniens.</text:p>
      <text:p text:style-name="P272">1928-2000</text:p>
      <text:p text:style-name="Cote_20_secondaire"/>
      <text:p text:style-name="P140">20090013 art. 1038-1041 (suite)</text:p>
      <text:p text:style-name="Cote_20_secondaire"/>
      <text:p text:style-name="Cote_20_secondaire">art. 1038</text:p>
      <text:p text:style-name="Analyse_20_secondaire"><text:span text:style-name="T39">Création : notes, correspondance, brochure, articles de presse, plans, discours, descriptifs de travaux, devis. (</text:span>1928-1974)</text:p>
      <text:p text:style-name="P169">art. 1039-1040</text:p>
      <text:p text:style-name="P194">Fonctionnement : notes, correspondance, fiches, procès-verbaux du conseil d’administration, règlements, invitations, programmes, comptes rendus de réunion, notices, rapports d’activité, statuts. (<text:span text:style-name="T120">1928-2000)</text:span></text:p>
      <text:p text:style-name="P210"/>
      <text:p text:style-name="P210">art. 1039</text:p>
      <text:p text:style-name="P32">1928-1980.</text:p>
      <text:p text:style-name="P210">art. 1040</text:p>
      <text:p text:style-name="P254">1981-2000.</text:p>
      <text:p text:style-name="P58">art. 1041</text:p>
      <text:p text:style-name="Analyse_20_secondaire"><text:span text:style-name="T40">Gestion financière : comptes de résultats, factures, bilans, budgets, pièces comptables, conventions, arrêtés, acceptation de legs (acte de décès), notes, correspondance, tableaux. (</text:span><text:span text:style-name="T45">1985-1998)</text:span></text:p>
      <text:p text:style-name="Cote">20090013 art. 1042-1045</text:p>
      <text:p text:style-name="Analyse">Maison des étudiants de l’Asie du Sud-Est.</text:p>
      <text:p text:style-name="Dates_20_extrêmes">1926-1996</text:p>
      <text:p text:style-name="Cote_20_secondaire">art. 1042</text:p>
      <text:p text:style-name="Analyse_20_secondaire"><text:span text:style-name="T39">Création : notes, correspondance, discours, articles de presse, listes d’invitation, plans. (</text:span>1927-1939)</text:p>
      <text:p text:style-name="Analyse_20_secondaire"/>
      <text:p text:style-name="Analyse_20_secondaire"><text:span text:style-name="Appel_20_note_20_de_20_bas_20_de_20_p.1"><text:span text:style-name="T27">Cet article contient des dossiers sur la construction, l’équipement, la pose de la première pierre, l’inauguration.</text:span></text:span></text:p>
      <text:p text:style-name="P169"/>
      <text:p text:style-name="P169">art. 1043</text:p>
      <text:p text:style-name="P200"><text:span text:style-name="Appel_20_note_20_de_20_bas_20_de_20_p.1"><text:span text:style-name="T109">Fonctionnement, organisation générale : notes, correspondance, arrêtés, brochures, règlements intérieurs, articles de presse, programmes, pièces annexes. (</text:span></text:span><text:span text:style-name="Appel_20_note_20_de_20_bas_20_de_20_p.1"><text:span text:style-name="T110">1928-1996)</text:span></text:span></text:p>
      <text:p text:style-name="P200"><text:span text:style-name="Appel_20_note_20_de_20_bas_20_de_20_p.1"><text:span text:style-name="T110"/></text:span></text:p>
      <text:p text:style-name="P200"><text:span text:style-name="Appel_20_note_20_de_20_bas_20_de_20_p.1"><text:span text:style-name="T117">Cet article contient des dossiers sur le personnel, la bibliothèque, les fêtes et réceptions.</text:span></text:span></text:p>
      <text:p text:style-name="P169"/>
      <text:p text:style-name="P169">art. 1044-1045</text:p>
      <text:p text:style-name="P200"><text:span text:style-name="Appel_20_note_20_de_20_bas_20_de_20_p.1"><text:span text:style-name="T109">Gestion : correspondance générale, procès-verbaux du conseil d’administration, extrait de Journal Officiel, loyers, articles de presse. Finances : budgets, résultats, bilans. (</text:span></text:span><text:span text:style-name="Appel_20_note_20_de_20_bas_20_de_20_p.1"><text:span text:style-name="T110">1926-1995)</text:span></text:span></text:p>
      <text:p text:style-name="P212"/>
      <text:p text:style-name="P212">art. 1044</text:p>
      <text:p text:style-name="P28">1926-1979.</text:p>
      <text:p text:style-name="P212">art. 1045</text:p>
      <text:p text:style-name="P251">1980-1995.</text:p>
      <text:p text:style-name="Cote"/>
      <text:p text:style-name="P140">20090013 art. 1046-1051</text:p>
      <text:p text:style-name="Analyse">Résidence Avicenne (Maison de l’Iran).</text:p>
      <text:p text:style-name="Dates_20_extrêmes">1936-1998</text:p>
      <text:p text:style-name="Cote_20_secondaire">art. 1046</text:p>
      <text:p text:style-name="Analyse_20_secondaire"><text:span text:style-name="T39">Création, origines : notes, correspondance, discours, listes des invités, lettres d’invitation, lettres de donation. (</text:span>1936-1961)</text:p>
      <text:p text:style-name="Analyse_20_secondaire"/>
      <text:p text:style-name="Analyse_20_secondaire"><text:span text:style-name="Appel_20_note_20_de_20_bas_20_de_20_p.1"><text:span text:style-name="T27">Cet article contient un dossier sur la pose de la première pierre.</text:span></text:span></text:p>
      <text:p text:style-name="P169"/>
      <text:p text:style-name="P169">art. 1047-1048</text:p>
      <text:p text:style-name="P194">Construction. (<text:span text:style-name="T120">1960-1967)</text:span></text:p>
      <text:p text:style-name="P70"/>
      <text:p text:style-name="P70">art. 1047</text:p>
      <text:p text:style-name="Analyse_20_troisième"><text:span text:style-name="T40">Généralités : notes, correspondance, compte rendu de réunion, rapport, arrêtés, demande de permis de construire, demande d’accord préalable, devis estimatif, soumission, article de presse, extrait de Journal Officiel. (</text:span><text:span text:style-name="T45">1960-1967)</text:span></text:p>
      <text:p text:style-name="P205">art. 1048</text:p>
      <text:p text:style-name="P251">Plans d’origine. (1960-1964)</text:p>
      <text:p text:style-name="Cote_20_secondaire">art. 1049</text:p>
      <text:p text:style-name="Analyse_20_secondaire"><text:span text:style-name="T39">Fonctionnement, organisation générale : notes, correspondance (notamment avec l’architecte, photos, arrêtés, curriculum vitae, titres et travaux, articles de presse, contrat, pièces annexes. (</text:span>1959-1996)</text:p>
      <text:p text:style-name="Analyse_20_secondaire"><text:span text:style-name="Appel_20_note_20_de_20_bas_20_de_20_p.1"><text:span text:style-name="T32"/></text:span></text:p>
      <text:p text:style-name="Analyse_20_secondaire"><text:span text:style-name="Appel_20_note_20_de_20_bas_20_de_20_p.1"><text:span text:style-name="T27">Cet article contient des dossiers sur le personnel, l’entretien général, la publicité.</text:span></text:span></text:p>
      <text:p text:style-name="P169"/>
      <text:p text:style-name="P169">art. 1050</text:p>
      <text:p text:style-name="P200"><text:span text:style-name="T39">Manifestations iraniennes : notes, correspondance, comptes rendus, rapports du service technique, articles de presse, tracts, pièces annexes. (</text:span>1981-1986)</text:p>
      <text:p text:style-name="P169">art. 1051</text:p>
      <text:p text:style-name="P194">Gestion : correspondance générale, procès-verbaux du conseil d’administration, loyers, articles de presse. Finances : budgets, résultats, bilans, comptes de gestion. (<text:span text:style-name="T120">1969-1998)</text:span></text:p>
      <text:p text:style-name="Cote">20090013 art. 1052-1055</text:p>
      <text:p text:style-name="Analyse">Maison du Cambodge.</text:p>
      <text:p text:style-name="Dates_20_extrêmes">1948-1997</text:p>
      <text:p text:style-name="Cote_20_secondaire">art. 1052</text:p>
      <text:p text:style-name="Analyse_20_secondaire"><text:span text:style-name="T39">Création : notes, correspondance, plans, articles de presse, discours, listes, acte de donation, descriptifs de travaux, devis, études, projets, comptes rendus de réunion, pièces comptables. (</text:span>1948-1958)</text:p>
      <text:p text:style-name="P169">art. 1053</text:p>
      <text:p text:style-name="P186"><text:span text:style-name="T39">Evénements de janvier 1973 : articles de presse, correspondance, notes. (</text:span>1970-1979)</text:p>
      <text:p text:style-name="P174"/>
      <text:p text:style-name="P161">20090013 art. 1052-1055 (suite)</text:p>
      <text:p text:style-name="P174"/>
      <text:p text:style-name="P174">art. 1054</text:p>
      <text:p text:style-name="P186"><text:span text:style-name="T39">Fonctionnement : notes, correspondance, fiches, règlements, comptes rendus de réunion, pièces comptables, inventaires, tableaux, arrêtés, convention, procès-verbaux du conseil d’administration, photographies. (</text:span>1960-1990)</text:p>
      <text:p text:style-name="P169">art. 1055</text:p>
      <text:p text:style-name="P194">Rénovation / réhabilitation : notes, correspondance, fiches, pièces comptables, rapports, devis, projets, études, descriptifs de travaux. (<text:span text:style-name="T120">1980-1997)</text:span></text:p>
      <text:p text:style-name="Cote">20090013 art. 1056-1057</text:p>
      <text:p text:style-name="Analyse">Chalet de Bonascre.</text:p>
      <text:p text:style-name="Dates_20_extrêmes">1968-1987</text:p>
      <text:p text:style-name="Cote_20_secondaire"><text:span text:style-name="Cote_20_Car"><text:span text:style-name="T51">art. 1056</text:span></text:span></text:p>
      <text:p text:style-name="P17">Création, fonctionnement : notes, correspondance, avis, procès-verbaux, règlements intérieurs, extraits de conseil d’administration, conventions, photos, plans. (1970-1982)</text:p>
      <text:p text:style-name="Analyse_20_secondaire"><text:span text:style-name="Appel_20_note_20_de_20_bas_20_de_20_p.1"><text:span text:style-name="T32"/></text:span></text:p>
      <text:p text:style-name="Analyse_20_secondaire"><text:span text:style-name="Appel_20_note_20_de_20_bas_20_de_20_p.1"><text:span text:style-name="T27">Cet article contient notamment des dossiers relatifs aux origines, à la convention entre l’Ecole Nationale Supérieure de l’Aéronautique et de l’Espace (ENSAE) et la Cité pour l’utilisation du chalet et à la restitution du chalet au Ministère de la Défense.</text:span></text:span></text:p>
      <text:p text:style-name="P183"><text:span text:style-name="Cote_20_Car"><text:span text:style-name="T107">art. 1057</text:span></text:span></text:p>
      <text:p text:style-name="P196">Gestion : notes, correspondance générale, tarifs, fiches, règlement intérieur, brochures, pièces annexes. Finances : demandes de subventions, comptes rendus d’activité, budgets, comptes de gestion, procès-verbaux du comité mixte financier, pièces bancaires. (<text:span text:style-name="T120">1968-1987)</text:span></text:p>
      <text:p text:style-name="Cote">20090013 art. 1058-1061</text:p>
      <text:p text:style-name="Analyse">Fondation Emile et Louise Deutsch de la Meurthe.</text:p>
      <text:p text:style-name="Dates_20_extrêmes">1922-1997</text:p>
      <text:p text:style-name="P58">art. 1058</text:p>
      <text:p text:style-name="Analyse_20_secondaire"><text:span text:style-name="T40">Fonctionnement, organisation général : notes, correspondance, arrêtés, curriculum vitae, photos, articles de presse, lettres manuscrites, comptes rendus de réunion, procès-verbaux du Conseil intérieur, rapports, règlements intérieurs, pièces annexes. (</text:span><text:span text:style-name="T45">1929-1997)</text:span></text:p>
      <text:p text:style-name="P184"/>
      <text:p text:style-name="P200"><text:span text:style-name="Appel_20_note_20_de_20_bas_20_de_20_p.1"><text:span text:style-name="T114">Cet article contient des dossiers sur le personnel, le règlement intérieur, les travaux et l’affaire Buchdid (résident asphyxié par le gaz).</text:span></text:span></text:p>
      <text:p text:style-name="P172"/>
      <text:p text:style-name="P172">art. 1059-1061</text:p>
      <text:p text:style-name="P195">Gestion : correspondance générale, procès-verbaux du conseil d’administration, procès-verbaux du Conseil intérieur, rapports d’activités, bulletins municipaux officiels de la ville de Paris, articles de presse, brochures, revues. Finances : budgets, résultats, bilans, comptes de gestion. (<text:span text:style-name="T120">1922-1997)</text:span></text:p>
      <text:p text:style-name="P70"/>
      <text:p text:style-name="P70"/>
      <text:p text:style-name="P144">20090013 art. 1058-1061 (suite)</text:p>
      <text:p text:style-name="P172">art. 1059-1061 (suite)</text:p>
      <text:p text:style-name="P189"/>
      <text:p text:style-name="P70">art. 1059</text:p>
      <text:p text:style-name="P28">1922-1949.</text:p>
      <text:p text:style-name="P210">art. 1060</text:p>
      <text:p text:style-name="P246">1950-1988.</text:p>
      <text:p text:style-name="P205">art. 1061</text:p>
      <text:p text:style-name="P246">1989-1997.</text:p>
      <text:p text:style-name="Analyse_20_troisième"/>
      <text:p text:style-name="Analyse_20_troisième"><text:span text:style-name="Appel_20_note_20_de_20_bas_20_de_20_p.1"><text:span text:style-name="T27">L’article 1059 contient le registre des procès-verbaux de séance du conseil d’administration de 1923 à 1952.</text:span></text:span></text:p>
      <text:p text:style-name="Cote">20090013 art. 1062-1068</text:p>
      <text:p text:style-name="Analyse">Collège Franco-britannique (Fondation E. et H. Nathan).</text:p>
      <text:p text:style-name="Dates_20_extrêmes">1923-1997</text:p>
      <text:p text:style-name="Cote_20_secondaire">art. 1062</text:p>
      <text:p text:style-name="Analyse_20_secondaire"><text:span text:style-name="T39">Création : notes, correspondance, articles de presse, discours, listes, descriptifs, comptes rendus de réunion, revues, donations, rapports, pièces comptables. (</text:span>1927-1940)</text:p>
      <text:p text:style-name="P169">art. 1063-1064</text:p>
      <text:p text:style-name="P198">Fonctionnement : notes, correspondance, fiches, règlements, nominations comptes rendus de réunion, extraits du conseil d’administration, catalogues, revues, pièces comptables, descriptifs de travaux, rapports, devis, projets, études. (1923-1997)</text:p>
      <text:p text:style-name="P70"/>
      <text:p text:style-name="P70">art. 1063</text:p>
      <text:p text:style-name="P28">1923-1983.</text:p>
      <text:p text:style-name="P210">art. 1064</text:p>
      <text:p text:style-name="P254">1987-1997.</text:p>
      <text:p text:style-name="Cote_20_secondaire">art. 1065</text:p>
      <text:p text:style-name="Analyse_20_secondaire"><text:span text:style-name="T39">Relations avec l’institut britannique : correspondance, notes. (</text:span>1925-1936)</text:p>
      <text:p text:style-name="Cote_20_secondaire">art. 1066-1068</text:p>
      <text:p text:style-name="Analyse_20_secondaire"><text:span text:style-name="T39">Gestion : correspondance générale, notes, comptes rendus de conseil d’administration, brochures, procès-verbaux du conseil intérieur, brochures. Finances : pièces comptables, inventaires, tableaux, comptes de gestion. (</text:span>1927-1995)</text:p>
      <text:p text:style-name="P70"/>
      <text:p text:style-name="P70">art. 1066</text:p>
      <text:p text:style-name="P32">1927-1959.</text:p>
      <text:p text:style-name="P205">art. 1067</text:p>
      <text:p text:style-name="P246">1960-1988</text:p>
      <text:p text:style-name="P205">art. 1068</text:p>
      <text:p text:style-name="P254">1989-1995.</text:p>
      <text:p text:style-name="P41">20090013 art. 1069</text:p>
      <text:p text:style-name="Analyse"><text:span text:style-name="T56">Résidence Robert Garric</text:span><text:span text:style-name="Footnote_20_Symbol"><text:span text:style-name="T57"><text:note text:id="ftn83" text:note-class="footnote"><text:note-citation>83</text:note-citation><text:note-body><text:p text:style-name="Footnote"><text:s/>Membre du <text:span text:style-name="Strong_20_Emphasis"><text:span text:style-name="T35">Centre international de court séjour (CICS).</text:span></text:span></text:p></text:note-body></text:note></text:span></text:span><text:span text:style-name="T56"> : notes, correspondance, brochures, pièces annexes. Finances : budgets, comptes de résultat, bilans.</text:span></text:p>
      <text:p text:style-name="Dates_20_extrêmes">1978-1997</text:p>
      <text:p text:style-name="Cote">20090013 art. 1070-1075</text:p>
      <text:p text:style-name="Analyse">Fondation Haraucourt.</text:p>
      <text:p text:style-name="Dates_20_extrêmes"><text:soft-page-break/>1900-1999</text:p>
      <text:p text:style-name="Cote_20_secondaire">art. 1070</text:p>
      <text:p text:style-name="Analyse_20_secondaire"><text:span text:style-name="T39">Création, origines : notes, correspondance, arrêtés, procès-verbal du conseil d’administration, proposition de lois de la Chambre des députés, documents notariaux, plans, cartes postales, photos, testament, extrait du codicille, lettres manuscrites, registre de condoléances, aquarelles, plan relief. (</text:span>1900-1985)</text:p>
      <text:p text:style-name="Analyse_20_secondaire"><text:span text:style-name="Appel_20_note_20_de_20_bas_20_de_20_p.1"><text:span text:style-name="T32"/></text:span></text:p>
      <text:p text:style-name="Analyse_20_secondaire"><text:span text:style-name="Appel_20_note_20_de_20_bas_20_de_20_p.1"><text:span text:style-name="T27">Cet article contient notamment des dossiers sur la succession de Madame Honnorat, l’achat et l’échange d’une parcelle de terrain sur l’île de Bréhat.</text:span></text:span></text:p>
      <text:p text:style-name="P174"/>
      <text:p text:style-name="P174">art. 1071</text:p>
      <text:p text:style-name="P186"><text:span text:style-name="T39">Fonctionnement général : notes, correspondance, plans, brochures, carte postale, décret, extrait de conseil d’administration, pièces annexes. (</text:span>1960-1999)</text:p>
      <text:p text:style-name="P200"><text:span text:style-name="Appel_20_note_20_de_20_bas_20_de_20_p.1"><text:span text:style-name="T113"/></text:span></text:p>
      <text:p text:style-name="P200"><text:span text:style-name="Appel_20_note_20_de_20_bas_20_de_20_p.1"><text:span text:style-name="T116">Cet article contient notamment des dossiers sur les fouilles à l’île de Bréhat, la bibliothèque Haraucourt, les travaux effectués dans la maison, la remise de la propriété aux universités.</text:span></text:span></text:p>
      <text:p text:style-name="P174"/>
      <text:p text:style-name="P174">art. 1072-1073</text:p>
      <text:p text:style-name="P194">Gestion : correspondance générale, procès-verbaux du Comité Haraucourt, convocations, ordres du jour, feuilles d’émargement, articles de presse. Finances : bilans, comptes de gestion, détails du portefeuilles ou titres, comptes rendus financier, factures. (<text:span text:style-name="T120">1960-1997)</text:span></text:p>
      <text:p text:style-name="P70"/>
      <text:p text:style-name="P70">art. 1072</text:p>
      <text:p text:style-name="P28">1960-1986.</text:p>
      <text:p text:style-name="P205">art. 1073</text:p>
      <text:p text:style-name="P254">1987-1997.</text:p>
      <text:p text:style-name="Cote_20_secondaire">art. 1074-1075</text:p>
      <text:p text:style-name="Analyse_20_secondaire"><text:span text:style-name="T39">Séjours à Bréhat : correspondance, circulaires, lettres de candidatures, listes des candidats retenus, listes des directeurs accompagnateurs, avis, affiches, brochures, cartes postales, articles de presse, dossier sur l’île de Bréhat. (</text:span>1962-1997)</text:p>
      <text:p text:style-name="P70"/>
      <text:p text:style-name="P70">art. 1074</text:p>
      <text:p text:style-name="P28">1962-1988.</text:p>
      <text:p text:style-name="P205">art. 1075</text:p>
      <text:p text:style-name="P254">1989-1997.</text:p>
      <text:p text:style-name="Cote">20090013 art. 1076-1078</text:p>
      <text:p text:style-name="Analyse">Résidence André Honnorat.</text:p>
      <text:p text:style-name="Dates_20_extrêmes">1959-1998</text:p>
      <text:p text:style-name="P58">art. 1076</text:p>
      <text:p text:style-name="Analyse_20_secondaire"><text:span text:style-name="T11">Création : plans. (</text:span><text:span text:style-name="T45">1963)</text:span></text:p>
      <text:p text:style-name="P172"/>
      <text:p text:style-name="P162">20090013 art. 1076-1078 (suite)</text:p>
      <text:p text:style-name="P172"/>
      <text:p text:style-name="P172">art. 1077</text:p>
      <text:p text:style-name="P184"><text:span text:style-name="T39">Gestion : correspondance générale, notes, comptes rendus de conseil d’administration, procès-verbaux du conseil intérieur, brochures, affiches, règlements. Finances : bilans, comptes de résultat, budgets, pièces comptables, tableaux, avis. (</text:span>1959-1998)</text:p>
      <text:p text:style-name="P166">art. 1078</text:p>
      <text:p text:style-name="P190">Fonctionnement : notes, correspondance, fiches, comptes rendus du conseil intérieur, comptes rendus du conseil d’administration, règlements, programmes, comptes rendus de réunion, contrats de travail, tableaux, pièces comptables, attestations, fiches de paie, curriculum vitae. (1965-1997)</text:p>
      <text:p text:style-name="P37">20090013 art. 1079-1084</text:p>
      <text:p text:style-name="Analyse"><text:span text:style-name="T47">Résidence Lucien Paye ou Maison des étudiants africains</text:span><text:span text:style-name="Footnote_20_Symbol"><text:span text:style-name="T47"><text:note text:id="ftn84" text:note-class="footnote"><text:note-citation>84</text:note-citation><text:note-body><text:p text:style-name="P131"><text:span text:style-name="T64"><text:s/></text:span><text:span text:style-name="T123">Anciennement Maison de la France des Etats et des pays d’outre-mer.</text:span></text:p></text:note-body></text:note></text:span></text:span><text:span text:style-name="T47">.</text:span></text:p>
      <text:p text:style-name="Dates_20_extrêmes">1926-1997</text:p>
      <text:p text:style-name="Cote_20_secondaire">art. 1079</text:p>
      <text:p text:style-name="Analyse_20_secondaire"><text:span text:style-name="T39">Création : notes, correspondance, discours, programmes, listes des invités, devis, plans, brochures, fascicules. (</text:span>1947-1957)</text:p>
      <text:p text:style-name="Analyse_20_secondaire"><text:span text:style-name="Appel_20_note_20_de_20_bas_20_de_20_p.1"><text:span text:style-name="T32"/></text:span></text:p>
      <text:p text:style-name="Analyse_20_secondaire"><text:span text:style-name="Appel_20_note_20_de_20_bas_20_de_20_p.1"><text:span text:style-name="T27">Cet article contient notamment des dossiers sur la pose de la première pierre, les travaux de construction et l’inauguration.</text:span></text:span></text:p>
      <text:p text:style-name="P169">art. 1080</text:p>
      <text:p text:style-name="Analyse_20_secondaire"><text:span text:style-name="Appel_20_note_20_de_20_bas_20_de_20_p.1"><text:span text:style-name="T109">Fonctionnement général : notes, correspondance, curriculum vitae, lettres de motivation, arrêtés, plans, rapport (notamment des architectes), projet d’avenant, convention, avis, acte de donation, déclaration de vols. (</text:span></text:span><text:span text:style-name="Appel_20_note_20_de_20_bas_20_de_20_p.1"><text:span text:style-name="T110">1949-1995)</text:span></text:span></text:p>
      <text:p text:style-name="Analyse_20_secondaire"><text:span text:style-name="Appel_20_note_20_de_20_bas_20_de_20_p.1"><text:span text:style-name="T110"/></text:span></text:p>
      <text:p text:style-name="P200"><text:span text:style-name="Appel_20_note_20_de_20_bas_20_de_20_p.1"><text:span text:style-name="T117">Cet article contient notamment des dossiers sur le personnel, la réforme des statuts, les fêtes et réceptions, la rénovation, les vols et le contentieux.</text:span></text:span></text:p>
      <text:p text:style-name="P174">art. 1081</text:p>
      <text:p text:style-name="P200"><text:span text:style-name="Appel_20_note_20_de_20_bas_20_de_20_p.1"><text:span text:style-name="T118">Incidents : notes, correspondance, photos, procès-verbaux de conseil d’administration, rapports, articles de presse. (</text:span></text:span><text:span text:style-name="Appel_20_note_20_de_20_bas_20_de_20_p.1"><text:span text:style-name="T119">1958-1983)</text:span></text:span></text:p>
      <text:p text:style-name="P169">art. 1082-1084</text:p>
      <text:p text:style-name="P200"><text:span text:style-name="Appel_20_note_20_de_20_bas_20_de_20_p.1"><text:span text:style-name="T118">Gestion : correspondance générale, convocation, ordres du jour, procès-verbaux de conseil d’administration, photos, articles de presse, tracts, notes. Finances : budgets, budgets prévisionnels, comptes, bilans, rapports financiers, statistiques, pièces comptables. (</text:span></text:span><text:span text:style-name="Appel_20_note_20_de_20_bas_20_de_20_p.1"><text:span text:style-name="T119">1926-1997)</text:span></text:span></text:p>
      <text:p text:style-name="P70"/>
      <text:p text:style-name="P70">art. 1082</text:p>
      <text:p text:style-name="P28">1926-1967.</text:p>
      <text:p text:style-name="P205">art. 1083</text:p>
      <text:p text:style-name="P246">1968-1976.</text:p>
      <text:p text:style-name="P205">art. 1084</text:p>
      <text:p text:style-name="P254">1977-1997.</text:p>
      <text:p text:style-name="Cote">20090013 art. 1085-1087</text:p>
      <text:p text:style-name="Analyse">Fondation de Monaco.</text:p>
      <text:p text:style-name="Dates_20_extrêmes"><text:soft-page-break/>1927-1997</text:p>
      <text:p text:style-name="Cote_20_secondaire">art. 1085</text:p>
      <text:p text:style-name="Analyse_20_secondaire"><text:span text:style-name="T39">Création / aménagement : notes, correspondance, brochures, articles de presse, plans, discours, tableaux, devis. (</text:span> 1937-1953)</text:p>
      <text:p text:style-name="P169">art. 1086</text:p>
      <text:p text:style-name="P186"><text:span text:style-name="T39">Fonctionnement : correspondance, notes, actes notariés, bulletin de paie, tableaux. (</text:span>1932-1997)</text:p>
      <text:p text:style-name="P169">art. 1087</text:p>
      <text:p text:style-name="P194">Gestion : correspondance générale, notes, fiches, rapports moraux, articles de presse, citations à comparaître, statistiques, graphiques. Finances : comptes de résultats, factures, bilans, budgets, pièces comptables, descriptifs de travaux, factures. (<text:span text:style-name="T120">1927-1997)</text:span></text:p>
      <text:p text:style-name="Cote">20090013 art. 1088-1091</text:p>
      <text:p text:style-name="Analyse">Maison de Norvège.</text:p>
      <text:p text:style-name="Dates_20_extrêmes">1926-1997</text:p>
      <text:p text:style-name="P58">art. 1088</text:p>
      <text:p text:style-name="Analyse_20_secondaire"><text:span text:style-name="T40">Création </text:span><text:span text:style-name="T36">: notes, correspondance, brochure, articles de presse, plans, discours, listes, projets, cahiers des charges, factures, rapports, devis descriptifs de travaux, pièces <text:s/>comptables, procès-verbaux de réception des travaux, donations. (</text:span><text:span text:style-name="T45">1949-1959)</text:span></text:p>
      <text:p text:style-name="Analyse_20_secondaire"/>
      <text:p text:style-name="Analyse_20_secondaire"><text:span text:style-name="Appel_20_note_20_de_20_bas_20_de_20_p.1"><text:span text:style-name="T27">Cet article contient notamment des dossiers sur la pose de la première pierre, la construction (architectes, adjudication, participation) et l’inauguration.</text:span></text:span></text:p>
      <text:p text:style-name="P172"/>
      <text:p text:style-name="P172">art. 1089</text:p>
      <text:p text:style-name="P200"><text:span text:style-name="Appel_20_note_20_de_20_bas_20_de_20_p.1"><text:span text:style-name="T109">Fonctionnement général : notes, correspondance, fiches, arrêtés de nominations, curriculum vitae, lettres de motivation, règlements, programmes, listes des invités. (</text:span></text:span><text:span text:style-name="Appel_20_note_20_de_20_bas_20_de_20_p.1"><text:span text:style-name="T110">1952-1992)</text:span></text:span></text:p>
      <text:p text:style-name="P200"><text:span text:style-name="Appel_20_note_20_de_20_bas_20_de_20_p.1"><text:span text:style-name="T117"/></text:span></text:p>
      <text:p text:style-name="P200"><text:span text:style-name="Appel_20_note_20_de_20_bas_20_de_20_p.1"><text:span text:style-name="T117">Cet article contient notamment des dossiers sur le personnel, la réception du roi de Norvège et les chambres fondées.</text:span></text:span></text:p>
      <text:p text:style-name="P166"/>
      <text:p text:style-name="P166">art. 1090-1091</text:p>
      <text:p text:style-name="P200"><text:span text:style-name="Appel_20_note_20_de_20_bas_20_de_20_p.1"><text:span text:style-name="T118">Gestion : correspondance générale, notes, fiches, rapports, articles de presse, comptes rendus du conseil intérieur / d’administration, projets, statistiques, photographies, plans. Finances : comptes de résultats, factures, bilans, budgets, pièces comptables. (</text:span></text:span><text:span text:style-name="Appel_20_note_20_de_20_bas_20_de_20_p.1"><text:span text:style-name="T119">1926-1997)</text:span></text:span></text:p>
      <text:p text:style-name="P70"/>
      <text:p text:style-name="P70">art. 1090</text:p>
      <text:p text:style-name="P32">1926-1984.</text:p>
      <text:p text:style-name="P210">art. 1091</text:p>
      <text:p text:style-name="P254">1985-1997.</text:p>
      <text:p text:style-name="P140">20090013 art. 1092-1094</text:p>
      <text:p text:style-name="Analyse">Résidence André de Gouveia ou Fondation Calouste Gulbenkian (anciennement Maison des étudiants portugais).</text:p>
      <text:p text:style-name="Dates_20_extrêmes">1960-1997</text:p>
      <text:p text:style-name="P58">art. 1092</text:p>
      <text:p text:style-name="Analyse_20_secondaire"><text:span text:style-name="T40">Création, origines : notes, correspondance, discours, programmes, listes des invités, carton d’invitation, devis, articles de presse, plan de table, brochure. (</text:span><text:span text:style-name="T45">1960-1967)</text:span></text:p>
      <text:p text:style-name="Analyse_20_secondaire"/>
      <text:p text:style-name="Analyse_20_secondaire"><text:span text:style-name="Appel_20_note_20_de_20_bas_20_de_20_p.1"><text:span text:style-name="T27">Cet article contient notamment des dossiers sur la pose de la première pierre et l’inauguration.</text:span></text:span></text:p>
      <text:p text:style-name="P166"/>
      <text:p text:style-name="P166">art. 1093</text:p>
      <text:p text:style-name="Analyse_20_secondaire"><text:span text:style-name="T39">Constructions : notes, correspondance (notamment avec la préfecture), arrêté, plans. (</text:span>1961-1964)</text:p>
      <text:p text:style-name="Analyse_20_secondaire"/>
      <text:p text:style-name="Analyse_20_secondaire"><text:span text:style-name="Appel_20_note_20_de_20_bas_20_de_20_p.1"><text:span text:style-name="T27">Cet article contient notamment un dossier sur l’avant projet de construction.</text:span></text:span></text:p>
      <text:p text:style-name="P166"/>
      <text:p text:style-name="P166">art. 1094</text:p>
      <text:p text:style-name="Analyse_20_secondaire"><text:span text:style-name="T39">Gestion : notes, correspondance générale, procès-verbaux de conseil d’administration, procès-verbaux de constat, curriculum vitae, brochures, fascicules, photos. Finances : budgets, comptes de gestion, comptes de résultat, bilans, rapports financiers, rapports d’activités. (</text:span>1960-1997)</text:p>
      <text:p text:style-name="Cote">20090013 art. 1095-1102</text:p>
      <text:p text:style-name="Analyse">Maison des Provinces de France.</text:p>
      <text:p text:style-name="Dates_20_extrêmes">1928-1997</text:p>
      <text:p text:style-name="P58">art. 1095</text:p>
      <text:p text:style-name="Analyse_20_secondaire"><text:span text:style-name="T40">Création, origines : notes, correspondance, discours, listes des invités, articles de presse, brochures. (</text:span><text:span text:style-name="T45">1932-1938)</text:span></text:p>
      <text:p text:style-name="Analyse_20_secondaire"><text:span text:style-name="Appel_20_note_20_de_20_bas_20_de_20_p.1"><text:span text:style-name="T33"/></text:span></text:p>
      <text:p text:style-name="Analyse_20_secondaire"><text:span text:style-name="Appel_20_note_20_de_20_bas_20_de_20_p.1"><text:span text:style-name="T27">Cet article contient le dossier relatif à l’inauguration.</text:span></text:span></text:p>
      <text:p text:style-name="P166"/>
      <text:p text:style-name="P166">art. 1096</text:p>
      <text:p text:style-name="Analyse_20_secondaire"><text:span text:style-name="T39">Fonctionnement général : notes, correspondance, curriculum vitae, règlement intérieur. (</text:span>1931-1991)</text:p>
      <text:p text:style-name="Analyse_20_secondaire"/>
      <text:p text:style-name="Analyse_20_secondaire"><text:span text:style-name="Appel_20_note_20_de_20_bas_20_de_20_p.1"><text:span text:style-name="T27">Cet article contient notamment des dossiers sur le personnel, le règlement, la bibliothèque, les fêtes et réceptions, ainsi que sur l’amicale des résidents, le cinquantenaire de la Maison des Province de France et l’affaire Henri van Effenterre</text:span></text:span><text:span text:style-name="Footnote_20_Symbol"><text:span text:style-name="T59"><text:note text:id="ftn85" text:note-class="footnote"><text:note-citation>85</text:note-citation><text:note-body><text:p text:style-name="Footnote"><text:s/>Directeur de la Maison des Provinces de France.</text:p></text:note-body></text:note></text:span></text:span><text:span text:style-name="Appel_20_note_20_de_20_bas_20_de_20_p.1"><text:span text:style-name="T58">.</text:span></text:span></text:p>
      <text:p text:style-name="P166"/>
      <text:p text:style-name="P166">art. 1097</text:p>
      <text:p text:style-name="Analyse_20_secondaire"><text:span text:style-name="T39">Constructions : notes, correspondance, rapports, devis, plans. (</text:span>1928-1931)</text:p>
      <text:p text:style-name="P166">art. 1098</text:p>
      <text:p text:style-name="P186"><text:span text:style-name="T39">Ameublement : notes, correspondance (notamment avec les fournisseurs), rapports, devis, plans, calques. (</text:span>1931-1939)</text:p>
      <text:p text:style-name="P166"/>
      <text:p text:style-name="P158">20090013 art. 1095-1102 (suite)</text:p>
      <text:p text:style-name="P166"/>
      <text:p text:style-name="P166">art. 1099</text:p>
      <text:p text:style-name="P186"><text:span text:style-name="T39">Travaux d’amélioration : notes, correspondance, rapports, devis, plans. (</text:span>1943-1957)</text:p>
      <text:p text:style-name="P166">art. 1100-1102</text:p>
      <text:p text:style-name="P198">Gestion : notes, correspondance générale, pièces annexes. Finances : budgets, comptes de gestion, comptes de résultat, bilans, rapports financiers, rapports moraux. (1933-1997)</text:p>
      <text:p text:style-name="P70"/>
      <text:p text:style-name="P70">art. 1100</text:p>
      <text:p text:style-name="P28">1933-1961.</text:p>
      <text:p text:style-name="P205">art. 1101</text:p>
      <text:p text:style-name="P246">1962-1984.</text:p>
      <text:p text:style-name="P205">art. 1102</text:p>
      <text:p text:style-name="P251">1985-1997.</text:p>
      <text:p text:style-name="Cote">20090013 art. 1103-1105</text:p>
      <text:p text:style-name="Analyse">Fondation Victor Lyon.</text:p>
      <text:p text:style-name="Dates_20_extrêmes">1930-1997</text:p>
      <text:p text:style-name="P58">art. 1103</text:p>
      <text:p text:style-name="Analyse_20_secondaire"><text:span text:style-name="T40">Création </text:span><text:span text:style-name="T36">: notes, correspondance, articles de presse, plans, rapports, donations, règlements, bordereaux des mémoires, pièces comptables. (</text:span><text:span text:style-name="T45">1948-1978)</text:span></text:p>
      <text:p text:style-name="P166">art. 1104</text:p>
      <text:p text:style-name="P184"><text:span text:style-name="T39">Fonctionnement : notes, correspondance, fiches, arrêtés de nominations, règlements, projets, pièces comptables. Bourses : listes, notices, notes, attestations, correspondance. (</text:span>1955-1997)</text:p>
      <text:p text:style-name="P166">art. 1105</text:p>
      <text:p text:style-name="P195">Gestion : correspondance générale, notes, fiches, rapports, articles de presse, comptes rendus du conseil intérieur/d’administration, projets, statistiques, photographies, plans, pétitions, curriculum vitae. Finances : comptes de résultats, factures, bilans, budgets, pièces comptables. (<text:span text:style-name="T120">1930-1995)</text:span></text:p>
      <text:p text:style-name="P105"/>
      <text:p text:style-name="Titre_20_niveau_20_2">Maisons non-rattachées</text:p>
      <text:p text:style-name="Cote"/>
      <text:p text:style-name="Cote">20090013 art. 1106-1108</text:p>
      <text:p text:style-name="Analyse">Fondation de la République Argentine.</text:p>
      <text:p text:style-name="Dates_20_extrêmes">1923-1997</text:p>
      <text:p text:style-name="Cote_20_secondaire">art. 1106</text:p>
      <text:p text:style-name="Analyse_20_secondaire"><text:span text:style-name="T39">Création, fonctionnement général : notes, correspondance, règlement intérieur, discours, curriculum vitae, arrêtés, titres et travaux, attestations, certificats, articles de presse (1927-1939). (</text:span>1927-1994)</text:p>
      <text:p text:style-name="Analyse_20_secondaire"/>
      <text:p text:style-name="Analyse_20_secondaire"><text:span text:style-name="Appel_20_note_20_de_20_bas_20_de_20_p.1"><text:span text:style-name="T27">Cet article contient des dossiers relatifs à l’inauguration (1928), au personnel (1931-1994), à la bibliothèque (1931-1942) et au règlement.</text:span></text:span></text:p>
      <text:p text:style-name="P174"/>
      <text:p text:style-name="P161">20090013 art. 1106-1108 (suite)</text:p>
      <text:p text:style-name="P174"/>
      <text:p text:style-name="P174">art. 1107-1108</text:p>
      <text:p text:style-name="P194">Gestion : notes, correspondance générale, pièces annexes. (<text:span text:style-name="T120">1923-1997)</text:span></text:p>
      <text:p text:style-name="Cote_20_troisième"/>
      <text:p text:style-name="Cote_20_troisième">art. 1107</text:p>
      <text:p text:style-name="Analyse_20_troisième">1923-1968.</text:p>
      <text:p text:style-name="P203">art. 1108</text:p>
      <text:p text:style-name="P253">1969-1997.</text:p>
      <text:p text:style-name="Cote">20090013 art. 1109-1114</text:p>
      <text:p text:style-name="Analyse">Maison des élèves ingénieurs Arts et Métiers.</text:p>
      <text:p text:style-name="Dates_20_extrêmes">1947-1998</text:p>
      <text:p text:style-name="P58">art. 1109</text:p>
      <text:p text:style-name="Analyse_20_secondaire"><text:span text:style-name="T40">Création </text:span><text:span text:style-name="T36">: notes, correspondance, articles de presse, plans, allocutions, photographies, arrêtés, comptes rendus du conseil d’administration, permis de construire. (</text:span><text:span text:style-name="T45">1949-1961)</text:span></text:p>
      <text:p text:style-name="P166">art. 1110</text:p>
      <text:p text:style-name="P184"><text:span text:style-name="T39">Fonctionnement : notes, correspondance, arrêtés de nominations. (</text:span>1950-1986)</text:p>
      <text:p text:style-name="P166">art. 1111</text:p>
      <text:p text:style-name="P184"><text:span text:style-name="T39">Publications : revues. (</text:span>1959-1960)</text:p>
      <text:p text:style-name="P166">art. 1112-1114</text:p>
      <text:p text:style-name="P195">Gestion : correspondance générale, notes, fiches, rapports, articles de presse, procès-verbaux du conseil d’administration, projets, plans, conventions, curriculum vitae, donations, comptes rendus de réunion, descriptifs de travaux. Finances : comptes de résultats, factures, bilans, budgets, pièces comptables, diagnostics de gestion, rapports. (<text:span text:style-name="T120">1947-1998)</text:span></text:p>
      <text:p text:style-name="P70"/>
      <text:p text:style-name="P70">art. 1112</text:p>
      <text:p text:style-name="P32">1947-1971.</text:p>
      <text:p text:style-name="P210">art. 1113</text:p>
      <text:p text:style-name="P241">1971-1988.</text:p>
      <text:p text:style-name="P210">art. 1114</text:p>
      <text:p text:style-name="P254">1989-1998.</text:p>
      <text:p text:style-name="Cote">20090013 art. 1115-1119</text:p>
      <text:p text:style-name="Analyse">Fondation Biermans-Lapôtre (Maison des étudiants belges).</text:p>
      <text:p text:style-name="Dates_20_extrêmes">1924-1997</text:p>
      <text:p text:style-name="Cote_20_secondaire">art. 1115</text:p>
      <text:p text:style-name="Analyse_20_secondaire"><text:span text:style-name="T39">Création : notes, correspondance, discours, articles de presse. (</text:span>1924-1977)</text:p>
      <text:p text:style-name="Analyse_20_secondaire"/>
      <text:p text:style-name="Analyse_20_secondaire"><text:span text:style-name="Appel_20_note_20_de_20_bas_20_de_20_p.1"><text:span text:style-name="T27">Cet article contient des dossiers relatifs à l’inauguration et à la construction.</text:span></text:span></text:p>
      <text:p text:style-name="P169"/>
      <text:p text:style-name="P169"/>
      <text:p text:style-name="P156">20090013 art. 1115-1119 (suite)</text:p>
      <text:p text:style-name="P169"/>
      <text:p text:style-name="P169">art. 1116</text:p>
      <text:p text:style-name="P200"><text:span text:style-name="Appel_20_note_20_de_20_bas_20_de_20_p.1"><text:span text:style-name="T109">Fonctionnement général : notes, correspondance, procès-verbaux de conseil d’administration, statuts, tracts, règlement intérieur, curriculum vitae, arrêtés, articles de presse, extrait de Journal Officiel, lettres manuscrites, brochures, photos, calques. (</text:span></text:span><text:span text:style-name="Appel_20_note_20_de_20_bas_20_de_20_p.1"><text:span text:style-name="T110">1928-1991)</text:span></text:span></text:p>
      <text:p text:style-name="P200"><text:span text:style-name="Appel_20_note_20_de_20_bas_20_de_20_p.1"><text:span text:style-name="T117"/></text:span></text:p>
      <text:p text:style-name="P200"><text:span text:style-name="Appel_20_note_20_de_20_bas_20_de_20_p.1"><text:span text:style-name="T117">Cet article contient des dossiers relatifs au personnel, à la bibliothèque, au règlement, aux incidents et à l’état des lieux.</text:span></text:span></text:p>
      <text:p text:style-name="P169"/>
      <text:p text:style-name="P169">art. 1117-1119</text:p>
      <text:p text:style-name="P200"><text:span text:style-name="Appel_20_note_20_de_20_bas_20_de_20_p.1"><text:span text:style-name="T118">Gestion : notes, correspondance générale, ordres du jour, procès-verbaux de conseil d’administration, brochures, listes des admissions / réadmissions, revues, pièces annexes. Finances : états financiers, budgets, projets de budgets, rapports du commissaire aux comptes, bilans. (</text:span></text:span><text:span text:style-name="Appel_20_note_20_de_20_bas_20_de_20_p.1"><text:span text:style-name="T119">1924-1997)</text:span></text:span></text:p>
      <text:p text:style-name="P71">art. 1117</text:p>
      <text:p text:style-name="Analyse_20_troisième">1924-1973.</text:p>
      <text:p text:style-name="P204">art. 1118</text:p>
      <text:p text:style-name="P245">1974-1992.</text:p>
      <text:p text:style-name="P204">art. 1119</text:p>
      <text:p text:style-name="P249">1993-1997.</text:p>
      <text:p text:style-name="P48">20090013 art. 1120-1123</text:p>
      <text:p text:style-name="P8">Fondation franco-brésilienne.</text:p>
      <text:p text:style-name="Dates_20_extrêmes">1926-1997</text:p>
      <text:p text:style-name="P58">art. 1120</text:p>
      <text:p text:style-name="Analyse_20_secondaire"><text:span text:style-name="T40">Création </text:span><text:span text:style-name="T36">: notes, correspondance, articles de presse, plans, discours, listes, comptes rendus de réunion, brochures, photographies. (</text:span><text:span text:style-name="T45">1928-1972)</text:span></text:p>
      <text:p text:style-name="P172">art. 1121</text:p>
      <text:p text:style-name="P184"><text:span text:style-name="T39">Fonctionnement : notes, correspondance, fiches, bulletins, règlements, projets, procès-verbaux du conseil d’administration, pièces comptables, curriculum vitae, rapports, cahier, pétitions. (</text:span>1954-1973)</text:p>
      <text:p text:style-name="P166">art. 1122-1123</text:p>
      <text:p text:style-name="P195">Gestion : correspondance générale, notes, fiches, rapports, articles de presse, procès-verbaux du conseil d’administration, pétitions, curriculum vitae, brochures, demandes de permis de construire, règlements. Finances : comptes de résultats, factures, bilans, budgets, pièces comptables, rapports. (<text:span text:style-name="T120">1926-1997)</text:span></text:p>
      <text:p text:style-name="P70"/>
      <text:p text:style-name="P70">art. 1122</text:p>
      <text:p text:style-name="P28">1926-1991.</text:p>
      <text:p text:style-name="P210">art. 1123</text:p>
      <text:p text:style-name="P254">1992-1997.</text:p>
      <text:p text:style-name="Cote"/>
      <text:p text:style-name="P140">20090013 art. 1124-1126</text:p>
      <text:p text:style-name="Analyse">Maison des étudiants canadiens.</text:p>
      <text:p text:style-name="Dates_20_extrêmes">1924-1997</text:p>
      <text:p text:style-name="P58">art. 1124</text:p>
      <text:p text:style-name="Analyse_20_secondaire"><text:span text:style-name="T40">Création, fonctionnement général : notes, correspondance, carton d’invitation, menu, plans de table, liste des invités, extrait de procès-verbaux de conseil d’administration, acte notarié, règlement intérieur, discours, curriculum vitae, thèse, arrêtés, attestations, actes de donation, discours, loi, articles de presse. (</text:span><text:span text:style-name="T45">1924-1992)</text:span></text:p>
      <text:p text:style-name="P20"/>
      <text:p text:style-name="Analyse_20_secondaire"><text:span text:style-name="Appel_20_note_20_de_20_bas_20_de_20_p.1"><text:span text:style-name="T27">Cet article contient des dossiers relatifs à l’inauguration, au personnel, à la donation et au règlement.</text:span></text:span></text:p>
      <text:p text:style-name="P166"/>
      <text:p text:style-name="P166">art. 1125-1126</text:p>
      <text:p text:style-name="P195">Gestion : notes, correspondance générale, convocations, ordres du jour, procès-verbaux de conseil d’administration, rapports, listes des membres, pièces annexes. Finances : projets de budget, bilans, comptes de résultats, situation financière. (<text:span text:style-name="T120">1924-1997)</text:span></text:p>
      <text:p text:style-name="P70"/>
      <text:p text:style-name="P70">art. 1125</text:p>
      <text:p text:style-name="P28">1924-1969.</text:p>
      <text:p text:style-name="P205">art. 1126</text:p>
      <text:p text:style-name="P254">1970-1997.</text:p>
      <text:p text:style-name="Cote">20090013 art. 1127-1130</text:p>
      <text:p text:style-name="Analyse">Fondation danoise.</text:p>
      <text:p text:style-name="Dates_20_extrêmes">1927-1997</text:p>
      <text:p text:style-name="Cote_20_secondaire">art. 1127</text:p>
      <text:p text:style-name="Analyse_20_secondaire"><text:span text:style-name="T39">Création : notes, correspondance, discours, cartons d’invitation, listes des invités, articles de presse, photos, brochures, croquis. (</text:span>1929-1937)</text:p>
      <text:p text:style-name="Analyse_20_secondaire"/>
      <text:p text:style-name="Analyse_20_secondaire"><text:span text:style-name="Appel_20_note_20_de_20_bas_20_de_20_p.1"><text:span text:style-name="T27">Cet article contient des dossiers relatifs à la pose de la première pierre, à la construction et à l’inauguration.</text:span></text:span></text:p>
      <text:p text:style-name="P169"/>
      <text:p text:style-name="P169">art. 1128</text:p>
      <text:p text:style-name="Analyse_20_secondaire"><text:span text:style-name="T39">Fonctionnement général : notes, correspondance, curriculum vitae, arrêtés, brochures, programmes, discours, menus, cartons d’invitation, listes des invités. (</text:span>1931-1984)</text:p>
      <text:p text:style-name="Analyse_20_secondaire"/>
      <text:p text:style-name="Analyse_20_secondaire"><text:span text:style-name="Appel_20_note_20_de_20_bas_20_de_20_p.1"><text:span text:style-name="T27">Cet article contient des dossiers relatifs au personnel, à la bibliothèque et aux fêtes / réceptions.</text:span></text:span></text:p>
      <text:p text:style-name="P169"/>
      <text:p text:style-name="P169">art. 1129-1130</text:p>
      <text:p text:style-name="Analyse_20_secondaire"><text:span text:style-name="T39">Gestion : notes, correspondance générale, ordres du jour, convocation, procès-verbaux de conseil d’administration, rapports moraux, documents concernant les activités culturelles, pièces annexes. Finances : rapports financiers, budgets, balances. (</text:span>1927-1997)</text:p>
      <text:p text:style-name="Cote_20_troisième"/>
      <text:p text:style-name="Cote">20090013 art. 1127-1130 (suite)</text:p>
      <text:p text:style-name="P169">art. 1129-1130 (suite)</text:p>
      <text:p text:style-name="Cote_20_troisième"><text:soft-page-break/></text:p>
      <text:p text:style-name="Cote_20_troisième">art. 1129</text:p>
      <text:p text:style-name="Analyse_20_troisième">1927-1984.</text:p>
      <text:p text:style-name="P203">art. 1130</text:p>
      <text:p text:style-name="P253">1985-1997.</text:p>
      <text:p text:style-name="Cote">20090013 art. 1131-1335</text:p>
      <text:p text:style-name="Analyse">Collège d’Espagne.</text:p>
      <text:p text:style-name="Dates_20_extrêmes">1923-1997</text:p>
      <text:p text:style-name="P58">art. 1131</text:p>
      <text:p text:style-name="Analyse_20_secondaire"><text:span text:style-name="T40">Création </text:span><text:span text:style-name="T36">: notes, correspondance, articles de presse, plans, discours, listes, brochures, projets, rapports, décorations, inventaires. (</text:span><text:span text:style-name="T45">1923-1935)</text:span></text:p>
      <text:p text:style-name="P166">art. 1132</text:p>
      <text:p text:style-name="P200"><text:span text:style-name="T39">Fonctionnement : notes, correspondance, fiches, règlements, projets, curriculum vitae, rapports, statuts, comptes rendus d’activités, pièces comptables, contrats, plans, revues de presse, nominations. (</text:span>1930-1996)</text:p>
      <text:p text:style-name="P166">art. 1133</text:p>
      <text:p text:style-name="P200"><text:span text:style-name="T39">Bibliothèque : catalogues. (</text:span><text:span text:style-name="T79">1993</text:span>-1996)</text:p>
      <text:p text:style-name="P172">art. 1134-1135</text:p>
      <text:p text:style-name="P200"><text:span text:style-name="T40">Gestion : correspondance générale, notes, fiches, rapports, articles de presse, procès-verbaux du conseil d’administration, pétitions, brochures, règlements, </text:span><text:span text:style-name="T36">photographies, </text:span><text:span text:style-name="T74">affiches</text:span><text:span text:style-name="T36">, comptes rendus de réunion, rapports d’activités</text:span><text:span text:style-name="T40">. Finances : comptes de résultats, factures, bilans, budgets, pièces comptables, rapports, taux des redevances. (</text:span><text:span text:style-name="T45">1927-1997)</text:span></text:p>
      <text:p text:style-name="P70"/>
      <text:p text:style-name="P70">art. 1134</text:p>
      <text:p text:style-name="Analyse_20_troisième"><text:span text:style-name="T11">1927-1988</text:span><text:span text:style-name="T40">.</text:span></text:p>
      <text:p text:style-name="P210">art. 1135</text:p>
      <text:p text:style-name="P254">1989-1997.</text:p>
      <text:p text:style-name="Cote">20090013 art. 1136-1141</text:p>
      <text:p text:style-name="Analyse">Fondation des Etats-Unis.</text:p>
      <text:p text:style-name="Dates_20_extrêmes">1925-1997</text:p>
      <text:p text:style-name="Cote_20_secondaire">art. 1136</text:p>
      <text:p text:style-name="Analyse_20_secondaire"><text:span text:style-name="T39">Création : notes, correspondance, discours, listes des invités, articles de presse. (</text:span>1925-1961)</text:p>
      <text:p text:style-name="Analyse_20_secondaire"/>
      <text:p text:style-name="Analyse_20_secondaire"><text:span text:style-name="Appel_20_note_20_de_20_bas_20_de_20_p.1"><text:span text:style-name="T27">Cet article contient des dossiers relatifs à la pose de la première pierre, à la construction et à l’inauguration.</text:span></text:span></text:p>
      <text:p text:style-name="P169">art. 1137</text:p>
      <text:p text:style-name="Analyse_20_secondaire"><text:span text:style-name="T39">Fonctionnement général : notes, correspondance, arrêtés, contrat, règlement intérieur, catalogue, brochures, extrait de procès-verbaux de conseil d’administration, pièces bancaires. (</text:span>1928-1988)</text:p>
      <text:p text:style-name="Analyse_20_secondaire"/>
      <text:p text:style-name="Analyse_20_secondaire"><text:span text:style-name="Appel_20_note_20_de_20_bas_20_de_20_p.1"><text:span text:style-name="T28">Cet article contient des dossiers relatifs au personnel, à la bibliothèque, aux chambres fondées et au legs Woolley.</text:span></text:span></text:p>
      <text:p text:style-name="P236">20090013 art. 1136-1141 (suite)</text:p>
      <text:p text:style-name="P174">art. 1138</text:p>
      <text:p text:style-name="Analyse_20_secondaire"><text:soft-page-break/><text:span text:style-name="T48">Attentats</text:span><text:span text:style-name="Footnote_20_Symbol"><text:span text:style-name="T49"><text:note text:id="ftn86" text:note-class="footnote"><text:note-citation>86</text:note-citation><text:note-body><text:p text:style-name="Footnote"><text:s/>Explosions du 29 avril 1961 et du 3 février 1997.</text:p></text:note-body></text:note></text:span></text:span><text:span text:style-name="T48"> : notes, correspondance, devis, mémoires des travaux exécutés, articles de presse. (</text:span><text:span text:style-name="T47">1961-1997)</text:span></text:p>
      <text:p text:style-name="P169">art. 1139-1141</text:p>
      <text:p text:style-name="Analyse_20_secondaire"><text:span text:style-name="T39">Gestion : notes, correspondance générale, ordres du jour, procès-verbaux de conseil d’administration. Finances : budgets, bilans, comptes de gestion. (</text:span>1925-1997)</text:p>
      <text:p text:style-name="P70"/>
      <text:p text:style-name="P70">art. 1139</text:p>
      <text:p text:style-name="P28">1925-1959.</text:p>
      <text:p text:style-name="P205">art. 1140</text:p>
      <text:p text:style-name="P246">1960-1983.</text:p>
      <text:p text:style-name="P205">art. 1141</text:p>
      <text:p text:style-name="P254">1984-1997.</text:p>
      <text:p text:style-name="Cote">20090013 art. 1142-1145</text:p>
      <text:p text:style-name="Analyse">Maison Heinrich Heine.</text:p>
      <text:p text:style-name="Dates_20_extrêmes">1927-1997</text:p>
      <text:p text:style-name="Cote_20_secondaire">art. 1142</text:p>
      <text:p text:style-name="Analyse_20_secondaire"><text:span text:style-name="T39">Création, origines : notes, correspondance, discours, listes des invités, plans, contrat, brochures, photos, articles de presse. (</text:span>1927-1957)</text:p>
      <text:p text:style-name="Analyse_20_secondaire"/>
      <text:p text:style-name="Analyse_20_secondaire"><text:span text:style-name="Appel_20_note_20_de_20_bas_20_de_20_p.1"><text:span text:style-name="T27">Cet article contient des dossiers relatifs au projet de formation de la maison, à la pose de la première pierre, à la construction et à l’inauguration.</text:span></text:span></text:p>
      <text:p text:style-name="P169"/>
      <text:p text:style-name="P169">art. 1143</text:p>
      <text:p text:style-name="Analyse_20_secondaire"><text:span text:style-name="T39">Fonctionnement général : notes, correspondance, arrêtés, curriculum vitae, règlement intérieur, comptes rendus de Comité de gestion. (</text:span>1954-1988)</text:p>
      <text:p text:style-name="Analyse_20_secondaire"/>
      <text:p text:style-name="Analyse_20_secondaire"><text:span text:style-name="Appel_20_note_20_de_20_bas_20_de_20_p.1"><text:span text:style-name="T27">Cet article contient des dossiers relatifs au personnel, à l’état des lieux et aux entrées en franchise.</text:span></text:span></text:p>
      <text:p text:style-name="P174"/>
      <text:p text:style-name="P174">art. 1144-1145</text:p>
      <text:p text:style-name="Analyse_20_secondaire"><text:span text:style-name="T39">Gestion : notes, correspondance générale, ordres du jour, procès-verbaux de Comité de gestion, rapports moraux, rapports du directeur, pétitions, brochures, documents sur les activités culturelles. Finances : projets de budget, budgets, comptes, redevances, rapports financiers. (</text:span>1936-1997)</text:p>
      <text:p text:style-name="Cote_20_troisième"/>
      <text:p text:style-name="Cote_20_troisième">art. 1144</text:p>
      <text:p text:style-name="Analyse_20_troisième">1936-1986.</text:p>
      <text:p text:style-name="P203">art. 1145</text:p>
      <text:p text:style-name="P253">1987-1997.</text:p>
      <text:p text:style-name="Cote"/>
      <text:p text:style-name="P140">20090013 art.1146-1148</text:p>
      <text:p text:style-name="Analyse">Fondation hellénique.</text:p>
      <text:p text:style-name="Dates_20_extrêmes">1926-1997</text:p>
      <text:p text:style-name="Cote_20_secondaire">art. 1146</text:p>
      <text:p text:style-name="Analyse_20_secondaire"><text:span text:style-name="T39">Création : notes, correspondance, cartons d’invitation, listes des invités, discours, estimation des travaux, articles de presse, brochures. (</text:span>1930-1963)</text:p>
      <text:p text:style-name="Analyse_20_secondaire"/>
      <text:p text:style-name="Analyse_20_secondaire"><text:span text:style-name="Appel_20_note_20_de_20_bas_20_de_20_p.1"><text:span text:style-name="T27">Cet article contient des dossiers relatifs à la pose de la première pierre, à la construction / travaux et à l’inauguration.</text:span></text:span></text:p>
      <text:p text:style-name="P169"/>
      <text:p text:style-name="P169">art. 1147</text:p>
      <text:p text:style-name="Analyse_20_secondaire"><text:span text:style-name="T39">Fonctionnement général : notes, correspondance, arrêtés, curriculum vitae, règlements intérieurs, articles de presse, cartons d’invitation, programmes. (</text:span>1927-1975)</text:p>
      <text:p text:style-name="Analyse_20_secondaire"/>
      <text:p text:style-name="Analyse_20_secondaire"><text:span text:style-name="Appel_20_note_20_de_20_bas_20_de_20_p.1"><text:span text:style-name="T27">Cet article contient des dossiers relatifs au personnel, aux règlements, à la bibliothèque, à la donation Zaharoff et aux fêtes et réceptions.</text:span></text:span></text:p>
      <text:p text:style-name="P174"/>
      <text:p text:style-name="P174">art. 1148</text:p>
      <text:p text:style-name="Analyse_20_secondaire"><text:span text:style-name="T40">Gestion : notes, correspondance générale, ordres du jour, procès-verbaux de conseil d’administration, brochures, articles de presse, pièces annexes. Finances : budgets, bilans, comptes de gestion, rapports moraux et financiers, redevances. (</text:span><text:span text:style-name="T45">1926-1997)</text:span></text:p>
      <text:p text:style-name="Cote">20090013 art. 1149-1152</text:p>
      <text:p text:style-name="Analyse">Maison de l’Inde.</text:p>
      <text:p text:style-name="Dates_20_extrêmes">1936-1997</text:p>
      <text:p text:style-name="Cote_20_secondaire">art. 1149</text:p>
      <text:p text:style-name="Analyse_20_secondaire"><text:span text:style-name="T39">Création : notes, correspondance, discours, procès-verbaux de conseil d’administration, listes des invités, cartons d’invitation. (</text:span>1960-1968)</text:p>
      <text:p text:style-name="Analyse_20_secondaire"/>
      <text:p text:style-name="Analyse_20_secondaire"><text:span text:style-name="Appel_20_note_20_de_20_bas_20_de_20_p.1"><text:span text:style-name="T27">Cet article contient des dossiers relatifs à la pose de la première pierre et à l’inauguration.</text:span></text:span></text:p>
      <text:p text:style-name="P169"/>
      <text:p text:style-name="P169">art. 1150</text:p>
      <text:p text:style-name="P200"><text:span text:style-name="Appel_20_note_20_de_20_bas_20_de_20_p.1"><text:span text:style-name="T109">Constructions : notes, correspondance, demande d’accord préalable, permis de construire, plans, devis descriptif, cahier des charges préalables, rapports. (</text:span></text:span><text:span text:style-name="Appel_20_note_20_de_20_bas_20_de_20_p.1"><text:span text:style-name="T110">1961-1965)</text:span></text:span></text:p>
      <text:p text:style-name="P169">art. 1151-1152</text:p>
      <text:p text:style-name="P200"><text:span text:style-name="Appel_20_note_20_de_20_bas_20_de_20_p.1"><text:span text:style-name="T118">Gestion : notes, correspondance générale, procès-verbaux de conseil d’administration, lettres d’information, brochures, documents sur les activités culturelles. Finances : budgets prévisionnels, budgets, comptes de gestion, bilans, comptes de résultat, redevances. (</text:span></text:span><text:span text:style-name="Appel_20_note_20_de_20_bas_20_de_20_p.1"><text:span text:style-name="T119">1936-1997)</text:span></text:span></text:p>
      <text:p text:style-name="P70"/>
      <text:p text:style-name="P70">art. 1151</text:p>
      <text:p text:style-name="P28">1936-1974.</text:p>
      <text:p text:style-name="P205">art. 1152</text:p>
      <text:p text:style-name="P246">1975-1997.</text:p>
      <text:p text:style-name="P140">20090013 art. 1153-1155</text:p>
      <text:p text:style-name="Analyse">Maison des Industries agricoles et alimentaires.</text:p>
      <text:p text:style-name="Dates_20_extrêmes">1951-1997</text:p>
      <text:p text:style-name="P58">art. 1153</text:p>
      <text:p text:style-name="Analyse_20_secondaire"><text:span text:style-name="T40">Création :</text:span><text:span text:style-name="T36"> notes, correspondance, plans, comptes rendus de réunion, brochures, notices, règlements, descriptifs de travaux, conventions. (</text:span><text:span text:style-name="T45">1953-1965)</text:span></text:p>
      <text:p text:style-name="P166">art. 1154</text:p>
      <text:p text:style-name="P184"><text:span text:style-name="T39">Fonctionnement: notes, correspondance, fiches, procès-verbaux du conseil d’administration, pièces comptables, curriculum vitae, rapports, cahier, pétitions, conventions. (</text:span>1976-1996)</text:p>
      <text:p text:style-name="P166">art. 1155</text:p>
      <text:p text:style-name="P195">Gestion : correspondance générale, notes, fiches, rapports, articles de presse, procès-verbaux du conseil d’administration, curriculum vitae, brochures. Finances : comptes de résultats, bilans, budgets, pièces comptables, rapports, procès-verbaux du comité de gestion. (<text:span text:style-name="T120">1951-1997)</text:span></text:p>
      <text:p text:style-name="Cote">20090013 art. 1156-1158</text:p>
      <text:p text:style-name="Analyse">Fondation de l’Institut National Agronomique.</text:p>
      <text:p text:style-name="Dates_20_extrêmes">1925-1997</text:p>
      <text:p text:style-name="P58">art. 1156</text:p>
      <text:p text:style-name="Analyse_20_secondaire"><text:span text:style-name="T40">Création </text:span><text:span text:style-name="T36">: notes, correspondance, plans, comptes rendus de réunion, brochures, notices, règlements, rapports, articles de presse. </text:span><text:span text:style-name="T40">Fonctionnement : fiches, procès-verbaux du conseil d’administration, rapports, curriculum vitae. (</text:span><text:span text:style-name="T45">1925-1982)</text:span></text:p>
      <text:p text:style-name="P166">art. 1157-1158</text:p>
      <text:p text:style-name="P200"><text:span text:style-name="T74">Gestion : correspondance générale, notes, fiches, rapports, articles de presse, procès-verbaux du conseil d’administration, statuts, statistiques, appels d’offre, graphiques, programmes, plans. Finances : comptes de rés</text:span><text:span text:style-name="T39">ultats, bilans, budgets, pièces comptables, rapports. (</text:span>1926-1997)</text:p>
      <text:p text:style-name="P70"/>
      <text:p text:style-name="P70">art. 1157</text:p>
      <text:p text:style-name="P30">1926-1984.</text:p>
      <text:p text:style-name="P210">art. 1158</text:p>
      <text:p text:style-name="P254">1985-1997.</text:p>
      <text:p text:style-name="Cote">20090013 art. 1159-1162</text:p>
      <text:p text:style-name="Analyse">Maison d’Italie.</text:p>
      <text:p text:style-name="Dates_20_extrêmes">1926-1997</text:p>
      <text:p text:style-name="P58">art. 1159</text:p>
      <text:p text:style-name="Analyse_20_secondaire"><text:span text:style-name="T40">Création </text:span><text:span text:style-name="T36">: notes, correspondance, carton d’invitation, articles de presse, listes des invités, discours, programmes. (</text:span><text:span text:style-name="T45">1926-1958)</text:span></text:p>
      <text:p text:style-name="P166">art. 1160</text:p>
      <text:p text:style-name="P184"><text:span text:style-name="T39">Construction : notes, correspondance, rapports, demande de permis de construire, plans, devis descriptif. (</text:span>1952-1957)</text:p>
      <text:p text:style-name="P166"/>
      <text:p text:style-name="P158">20090013 art. 1159-1162 (suite)</text:p>
      <text:p text:style-name="P166"/>
      <text:p text:style-name="P166">art. 1161</text:p>
      <text:p text:style-name="P184"><text:span text:style-name="T39">Fonctionnement général : notes, correspondance, curriculum vitae, arrêtés, lettres de motivation, attestations, certificats. (</text:span>1957-1991)</text:p>
      <text:p text:style-name="P166">art. 1162</text:p>
      <text:p text:style-name="P195"><text:span text:style-name="T120">Gestion : notes, correspondance générale, fiches, rapports, procès-verbaux du conseil d’administration, brochures, affiches, conventions. Finances : comptes de gestion, budgets, pièces comptables, rapports. (</text:span><text:span text:style-name="T63">1926-1997)</text:span></text:p>
      <text:p text:style-name="Cote">20090013 art. 1163-1166</text:p>
      <text:p text:style-name="Analyse">Maison du Japon.</text:p>
      <text:p text:style-name="Dates_20_extrêmes">1926-1997</text:p>
      <text:p text:style-name="Cote_20_secondaire">art. 1163</text:p>
      <text:p text:style-name="Analyse_20_secondaire"><text:span text:style-name="T39">Création : notes, correspondance, discours, menus, cartons d’invitation, articles de presse. (</text:span>1927-1949)</text:p>
      <text:p text:style-name="Analyse_20_secondaire"/>
      <text:p text:style-name="Analyse_20_secondaire"><text:span text:style-name="Appel_20_note_20_de_20_bas_20_de_20_p.1"><text:span text:style-name="T27">Cet article contient des dossiers relatifs à la pose de la première pierre, à la construction et à l’inauguration.</text:span></text:span></text:p>
      <text:p text:style-name="P169">art. 1164</text:p>
      <text:p text:style-name="Analyse_20_secondaire"><text:span text:style-name="T39">Fonctionnement général : notes, correspondance, arrêtés, curriculum vitae, projet de règlement intérieur, catalogue, liste de livres offerts, extrait de procès-verbaux de conseil d’administration, photos. (</text:span>1928-1990)</text:p>
      <text:p text:style-name="Analyse_20_secondaire"/>
      <text:p text:style-name="Analyse_20_secondaire"><text:span text:style-name="Appel_20_note_20_de_20_bas_20_de_20_p.1"><text:span text:style-name="T27">Cet article contient des dossiers relatifs au personnel, au règlement, à la bibliothèque, aux fêtes et réceptions et aux tableaux de Foujita.</text:span></text:span></text:p>
      <text:p text:style-name="P169">art. 1165-1166</text:p>
      <text:p text:style-name="Analyse_20_secondaire"><text:span text:style-name="T39">Gestion : notes, correspondance générale, procès-verbaux de conseil d’administration, rapports annuels du directeur, brochures, documents sur les activités culturelles. Finances : budgets, comptes de résultat, comptes de gestion. (</text:span>1926-1997)</text:p>
      <text:p text:style-name="P70"/>
      <text:p text:style-name="P70">art. 1165</text:p>
      <text:p text:style-name="P28">1926-1964.</text:p>
      <text:p text:style-name="P205">art. 1166</text:p>
      <text:p text:style-name="P254">1965-1997.</text:p>
      <text:p text:style-name="P48">20090013 art. 1167-1172</text:p>
      <text:p text:style-name="P8">Maison du Liban.</text:p>
      <text:p text:style-name="Dates_20_extrêmes">1948-1997</text:p>
      <text:p text:style-name="P58">art. 1167</text:p>
      <text:p text:style-name="Analyse_20_secondaire"><text:span text:style-name="T40">Création / construction </text:span><text:span text:style-name="T36">: notes, correspondance, plans, comptes rendus de réunion, brochures, notices, règlements, rapports, listes, discours, décomptes des travaux, certificats, soumissions, invitations, devis descriptifs, projets, pièces comptables, donations. (</text:span><text:span text:style-name="T45">1959-1965)</text:span></text:p>
      <text:p text:style-name="P166"/>
      <text:p text:style-name="P155">20090013 art. 1167-1172 (suite)</text:p>
      <text:p text:style-name="P166"/>
      <text:p text:style-name="P166">art. 1168</text:p>
      <text:p text:style-name="P184"><text:span text:style-name="T39">Fonctionnement : correspondance, notes, fiches, procès-verbaux du conseil d’administration, rapports, curriculum vitae, nominations. (</text:span>1978-1990)</text:p>
      <text:p text:style-name="P166">art. 1169-1170</text:p>
      <text:p text:style-name="P184"><text:span text:style-name="T39">Gestion : correspondance générale, notes, fiches, rapports, articles de presse, procès-verbaux du conseil d’administration, brochures, affiches, programmes, projets, listes. Finances : comptes de gestion, budgets, pièces comptables, rapports. (</text:span>1948-1997)</text:p>
      <text:p text:style-name="P70"/>
      <text:p text:style-name="P70">art. 1169</text:p>
      <text:p text:style-name="P28">1948-1983.</text:p>
      <text:p text:style-name="P205">art. 1170</text:p>
      <text:p text:style-name="P241">1984-1997.</text:p>
      <text:p text:style-name="P166">art. 1171</text:p>
      <text:p text:style-name="P184"><text:span text:style-name="T39">Visite du Président libanais : correspondance, notes, rapports, invitations, discours, articles de Presse, comptes rendus de réunion, listes. (</text:span>1965)</text:p>
      <text:p text:style-name="P166">art. 1172</text:p>
      <text:p text:style-name="P199">Affaire Laurens : correspondance, notes, mémoires, requêtes, arrêts, audiences, comptes rendus du conseil d’administration, rapports, jugements, pétitions, notifications, pièces comptables. (1970-1986)</text:p>
      <text:p text:style-name="P48">20090013 art. 1173-1177</text:p>
      <text:p text:style-name="P8">Maison du Maroc.</text:p>
      <text:p text:style-name="Dates_20_extrêmes">1946-1998</text:p>
      <text:p text:style-name="P58">art. 1173</text:p>
      <text:p text:style-name="Analyse_20_secondaire"><text:span text:style-name="T40">Création / construction </text:span><text:span text:style-name="T36">: notes, correspondance, plans, brochures, notices, règlements, décomptes des travaux, soumissions, devis descriptifs, projets, pièces comptables, donations. (</text:span><text:span text:style-name="T45">1949-1957)</text:span></text:p>
      <text:p text:style-name="P175">art. 1174</text:p>
      <text:p text:style-name="P184"><text:span text:style-name="T39">Rénovation : notes, correspondance, plans, brochures, projets, pièces comptables, comptes rendus du conseil d’administration, comptes de gestion, factures. (</text:span>1976-1986)</text:p>
      <text:p text:style-name="P166">art. 1175</text:p>
      <text:p text:style-name="P184"><text:span text:style-name="T39">Fonctionnement : correspondance, notes, fiches, procès-verbaux du conseil d’administration, rapports, contrats, articles de presse, curriculum vitae, <text:s/>conventions, nominations, arrêtés, pétitions. (</text:span>1952-1993)</text:p>
      <text:p text:style-name="P166">art. 1176-1177</text:p>
      <text:p text:style-name="P184"><text:span text:style-name="T39">Gestion : correspondance générale, notes, fiches, rapports, articles de presse, procès-verbaux du conseil d’administration, brochures, affiches, projets, mémorandum, communiqués, listes, factures. Finances : comptes de gestion, budgets, bilans, pièces comptables, rapports. (</text:span>1946-1998)</text:p>
      <text:p text:style-name="Cote_20_troisième"/>
      <text:p text:style-name="P48">20090013 art. 1173-1177 (suite)</text:p>
      <text:p text:style-name="P176">art. 1176-1177 (suite)</text:p>
      <text:p text:style-name="Cote_20_troisième"><text:soft-page-break/></text:p>
      <text:p text:style-name="Cote_20_troisième">art. 1176</text:p>
      <text:p text:style-name="Analyse_20_troisième">1946-1977.</text:p>
      <text:p text:style-name="P203">art. 1177</text:p>
      <text:p text:style-name="P253">1978-1998.</text:p>
      <text:p text:style-name="Cote">20090013 art. 1178-1181</text:p>
      <text:p text:style-name="Analyse">Maison du Mexique.</text:p>
      <text:p text:style-name="Dates_20_extrêmes">1923-1997</text:p>
      <text:p text:style-name="Cote_20_secondaire">art. 1178</text:p>
      <text:p text:style-name="Analyse_20_secondaire"><text:span text:style-name="T39">Création : notes, correspondance (notamment avec les entreprises), cartons d’invitation, listes des invités, discours, plans, photos, articles de presse, brochures. (</text:span>1933-1957)</text:p>
      <text:p text:style-name="Analyse_20_secondaire"/>
      <text:p text:style-name="Analyse_20_secondaire"><text:span text:style-name="Appel_20_note_20_de_20_bas_20_de_20_p.1"><text:span text:style-name="T27">Cet article contient des dossiers relatifs à la pose de la première pierre, à la construction et à l’inauguration.</text:span></text:span></text:p>
      <text:p text:style-name="P169"/>
      <text:p text:style-name="P169">art. 1179</text:p>
      <text:p text:style-name="Analyse_20_secondaire"><text:span text:style-name="T39">Fonctionnement général : notes, correspondance, arrêtés, curriculum vitae, cartons d’invitation, listes des invités, programmes, compte rendu de réunion. (</text:span>1953-1995)</text:p>
      <text:p text:style-name="Analyse_20_secondaire"/>
      <text:p text:style-name="Analyse_20_secondaire"><text:span text:style-name="Appel_20_note_20_de_20_bas_20_de_20_p.1"><text:span text:style-name="T27">Cet article contient des dossiers relatifs au personnel et aux fêtes et réceptions (notamment la visite du président de la République du Mexique en 1963).</text:span></text:span></text:p>
      <text:p text:style-name="P169"/>
      <text:p text:style-name="P169">art. 1180-1181</text:p>
      <text:p text:style-name="Analyse_20_secondaire"><text:span text:style-name="T39">Gestion : notes, correspondance générale, ordres du jour, procès-verbaux de conseil d’administration, rapports du directeur, brochures, documents sur les activités culturelles, pièces annexes. Finances : budgets, bilans, comptes d’exploitation, rapports moraux et financiers. (</text:span>1923-1997)</text:p>
      <text:p text:style-name="Cote_20_troisième"/>
      <text:p text:style-name="Cote_20_troisième">art. 1180</text:p>
      <text:p text:style-name="Analyse_20_troisième">1923-1976.</text:p>
      <text:p text:style-name="P203">art. 1181</text:p>
      <text:p text:style-name="P253">1977-1997.</text:p>
      <text:p text:style-name="P41">20090013 art. 1182-1185</text:p>
      <text:p text:style-name="Analyse"><text:span text:style-name="T56">Collège néerlandais (Fondation Juliana)</text:span><text:span text:style-name="Footnote_20_Symbol"><text:span text:style-name="T56"><text:note text:id="ftn87" text:note-class="footnote"><text:note-citation>87</text:note-citation><text:note-body><text:p text:style-name="Footnote"><text:s/>Le collège néerlandais fait désormais partie des maisons rattachées.</text:p></text:note-body></text:note></text:span></text:span><text:span text:style-name="T56">.</text:span></text:p>
      <text:p text:style-name="Dates_20_extrêmes">1926-1997</text:p>
      <text:p text:style-name="Cote_20_secondaire">art. 1182</text:p>
      <text:p text:style-name="Analyse_20_secondaire"><text:span text:style-name="T39">Création : notes, correspondance, discours, cartons d’invitation, plans, devis descriptif, listes des invités, articles de presse, brochures. (</text:span>1927-1950)</text:p>
      <text:p text:style-name="Analyse_20_secondaire"/>
      <text:p text:style-name="Analyse_20_secondaire"><text:span text:style-name="Appel_20_note_20_de_20_bas_20_de_20_p.1"><text:span text:style-name="T27">Cet article contient des dossiers relatifs à la pose de la première pierre, à la construction et à l’inauguration.</text:span></text:span></text:p>
      <text:p text:style-name="P169"/>
      <text:p text:style-name="P159">20090013 art. 1182-1185 (suite)</text:p>
      <text:p text:style-name="P169"/>
      <text:p text:style-name="P169">art. 1183</text:p>
      <text:p text:style-name="Analyse_20_secondaire"><text:span text:style-name="T39">Fonctionnement général : notes, correspondance, arrêtés, curriculum vitae, lettres de motivation, extrait de procès-verbaux de conseil d’administration, inventaire du mobilier, brochures. (</text:span>1928-1987)</text:p>
      <text:p text:style-name="Analyse_20_secondaire"/>
      <text:p text:style-name="Analyse_20_secondaire"><text:span text:style-name="Appel_20_note_20_de_20_bas_20_de_20_p.1"><text:span text:style-name="T27">Cet article contient des dossiers relatifs au personnel, aux entrées en franchise, à la bibliothèque, aux fêtes et réceptions et aux états des lieux suite à la réquisition allemande et l’occupation américaine.</text:span></text:span></text:p>
      <text:p text:style-name="P169"/>
      <text:p text:style-name="P169">art. 1184-1185</text:p>
      <text:p text:style-name="Analyse_20_secondaire"><text:span text:style-name="T39">Gestion : notes, correspondance générale, ordres du jour, procès-verbaux de conseil d’administration, procès-verbaux de Conseil intérieur, brochures. Finances : budgets prévisionnels, budgets, comptes de résultat, bilans. (</text:span>1926-1997)</text:p>
      <text:p text:style-name="P70"/>
      <text:p text:style-name="P70">art. 1184</text:p>
      <text:p text:style-name="P28">1926-1976.</text:p>
      <text:p text:style-name="P205">art. 1185</text:p>
      <text:p text:style-name="P254">1977-1997.</text:p>
      <text:p text:style-name="Cote">20090013 art. 1186-1190</text:p>
      <text:p text:style-name="Analyse">Maison des étudiants suédois.</text:p>
      <text:p text:style-name="Dates_20_extrêmes">1925-1997</text:p>
      <text:p text:style-name="Cote_20_secondaire">art. 1186</text:p>
      <text:p text:style-name="Analyse_20_secondaire"><text:span text:style-name="T39">Création : notes, correspondance, discours, cartons d’invitation, programmes, menu, articles de presse, brochures, photos (</text:span>1926-1950)</text:p>
      <text:p text:style-name="Analyse_20_secondaire"/>
      <text:p text:style-name="Analyse_20_secondaire"><text:span text:style-name="Appel_20_note_20_de_20_bas_20_de_20_p.1"><text:span text:style-name="T27">Cet article contient des dossiers relatifs à la pose de la première pierre et à l’inauguration.</text:span></text:span></text:p>
      <text:p text:style-name="P169"/>
      <text:p text:style-name="P169">art. 1187</text:p>
      <text:p text:style-name="Analyse_20_secondaire"><text:span text:style-name="T39">Constructions : notes, correspondance, plans. (</text:span>1927-1932)</text:p>
      <text:p text:style-name="P169">art. 1188</text:p>
      <text:p text:style-name="Analyse_20_secondaire"><text:span text:style-name="T39">Fonctionnement général : notes, correspondance, arrêtés, curriculum vitae, lettres de motivation, attestations, règlements intérieur, programmes, cartons d’invitation, listes des invités, compte rendu de réunion, convocation, articles de presse. (</text:span>1931-1995)</text:p>
      <text:p text:style-name="Analyse_20_secondaire"/>
      <text:p text:style-name="Analyse_20_secondaire"><text:span text:style-name="Appel_20_note_20_de_20_bas_20_de_20_p.1"><text:span text:style-name="T27">Cet article contient des dossiers relatifs au personnel, aux règlements, à la bibliothèque, aux fêtes et réceptions (visite des souverains suédois le 29 mai 1963) et aux incidents d’avril 1966.</text:span></text:span></text:p>
      <text:p text:style-name="P174"/>
      <text:p text:style-name="P174"/>
      <text:p text:style-name="P161">20090013 art. 1186-1190 (suite)</text:p>
      <text:p text:style-name="P174"/>
      <text:p text:style-name="P174">art. 1189-1190</text:p>
      <text:p text:style-name="Analyse_20_secondaire"><text:span text:style-name="T40">Gestion : notes, correspondance générale, ordres du jour, convocations, procès-verbaux de conseil d’administration, rapports moraux, brochures, articles de presse. Finances : proposition de budget, budgets, rapports sur le contrôle des comptes, comptes d’exploitation, bilans, rapports du commissaire aux comptes, statistiques, tarifs. (</text:span><text:span text:style-name="T45">1925-1997)</text:span></text:p>
      <text:p text:style-name="P70"/>
      <text:p text:style-name="P70">art. 1189</text:p>
      <text:p text:style-name="P28">1925-1976.</text:p>
      <text:p text:style-name="P205">art. 1190</text:p>
      <text:p text:style-name="P254">1977-1997.</text:p>
      <text:p text:style-name="Cote">20090013 art. 1191-1195</text:p>
      <text:p text:style-name="Analyse">Fondation Suisse.</text:p>
      <text:p text:style-name="Dates_20_extrêmes">1925-1997</text:p>
      <text:p text:style-name="Cote_20_secondaire">art. 1191</text:p>
      <text:p text:style-name="Analyse_20_secondaire"><text:span text:style-name="T39">Création : notes, correspondance (notamment avec l’architecte Le Corbusier), discours, cartons d’invitation, menu, articles de presse, livres, brochures, plans. (</text:span>1925-1947)</text:p>
      <text:p text:style-name="Analyse_20_secondaire"/>
      <text:p text:style-name="Analyse_20_secondaire"><text:span text:style-name="Appel_20_note_20_de_20_bas_20_de_20_p.1"><text:span text:style-name="T27">Cet article contient des dossiers relatifs à la pose de la première pierre, à la construction et à l’inauguration.</text:span></text:span></text:p>
      <text:p text:style-name="P169"/>
      <text:p text:style-name="P169">art. 1192</text:p>
      <text:p text:style-name="Analyse_20_secondaire"><text:span text:style-name="T39">Fonctionnement général : notes, correspondance, arrêtés, curriculum vitae, attestations, règlements intérieur, avis, cartons d’invitation, compte rendu de conseil de discipline, procès-verbaux de constat, articles de presse, discours. (</text:span>1932-1979)</text:p>
      <text:p text:style-name="Analyse_20_secondaire"/>
      <text:p text:style-name="Analyse_20_secondaire"><text:span text:style-name="Appel_20_note_20_de_20_bas_20_de_20_p.1"><text:span text:style-name="T27">Cet article contient des dossiers relatifs au personnel, aux règlements, aux incidents du 26 février 1961, à la bibliothèque, aux chambres fondées et aux fêtes et réceptions.</text:span></text:span></text:p>
      <text:p text:style-name="P169"/>
      <text:p text:style-name="P169">art. 1193-1195</text:p>
      <text:p text:style-name="Analyse_20_secondaire"><text:span text:style-name="T40">Gestion : notes, correspondance générale, ordres du jour, convocations, procès-verbaux de conseil d’administration, procès-verbaux de commission permanente, rapports du directeur, rapports d’activités, bulletins annuels, documents sur les activités culturelles, pièces annexes. Finances : budgets, comptes de résultat, bilans, situations financière, rapports du trésorier, redevances, pièces bancaires. (</text:span><text:span text:style-name="T45">1925-1997)</text:span></text:p>
      <text:p text:style-name="P70"/>
      <text:p text:style-name="P70"/>
      <text:p text:style-name="P144">20090013 art. 1191-1195 (suite)</text:p>
      <text:p text:style-name="P172">art. 1193-1195 (suite)</text:p>
      <text:p text:style-name="P70"/>
      <text:p text:style-name="P70">art. 1193</text:p>
      <text:p text:style-name="P28">1925-1939.</text:p>
      <text:p text:style-name="P205">art. 1194</text:p>
      <text:p text:style-name="P246">1940-1986.</text:p>
      <text:p text:style-name="P205">art. 1195</text:p>
      <text:p text:style-name="P254">1987-1997.</text:p>
      <text:p text:style-name="Cote">20090013 art. 1196-1198</text:p>
      <text:p text:style-name="Analyse">Maison de la Tunisie.</text:p>
      <text:p text:style-name="Dates_20_extrêmes">1945-1997</text:p>
      <text:p text:style-name="P58">art. 1196</text:p>
      <text:p text:style-name="Analyse_20_secondaire"><text:span text:style-name="T40">Fonctionnement général : notes, correspondance, arrêtés, curriculum vitae, attestations, plans, calques, extraits du Journal Officiel, procès-verbaux d’expertise, rapport concernant l’explosion, devis. (</text:span><text:span text:style-name="T45">1947-1989)</text:span></text:p>
      <text:p text:style-name="Analyse_20_secondaire"/>
      <text:p text:style-name="Analyse_20_secondaire"><text:span text:style-name="Appel_20_note_20_de_20_bas_20_de_20_p.1"><text:span text:style-name="T27">Cet article contient des dossiers relatifs au personnel, à la construction et à l’explosion du 14 août 1961.</text:span></text:span></text:p>
      <text:p text:style-name="P166"/>
      <text:p text:style-name="P166">art. 1197-1198</text:p>
      <text:p text:style-name="Analyse_20_secondaire"><text:span text:style-name="T39">Gestion : notes, correspondance générale, ordres du jour, convocations, procès-verbaux de conseil d’administration, rapports d’activités, rapports moraux, revues, pièces annexes. Finances : budgets, rapports financiers. (</text:span>1945-1997)</text:p>
      <text:p text:style-name="P70"/>
      <text:p text:style-name="P70">art. 1197</text:p>
      <text:p text:style-name="P28">1945-1959.</text:p>
      <text:p text:style-name="P205">art. 1198</text:p>
      <text:p text:style-name="P251">1960-1997.</text:p>
      <text:p text:style-name="P107"/>
      <text:p text:style-name="Titre_20_niveau_20_2">Projets de création de maisons</text:p>
      <text:p text:style-name="Cote"/>
      <text:p text:style-name="Cote">20090013 art. 1199</text:p>
      <text:p text:style-name="Analyse">Généralités : plans, correspondance, notes, articles de presse, brochures, pièces annexes (classement alphabétique par pays).</text:p>
      <text:p text:style-name="Dates_20_extrêmes">1924-1995</text:p>
      <text:p text:style-name="P294">Afghanistan (1928-1965).</text:p>
      <text:p text:style-name="P294">Afrique du Sud (1936-1937).</text:p>
      <text:p text:style-name="P294">Algérie (1950-1971).</text:p>
      <text:p text:style-name="P294">Amérique centrale (1929-1961).</text:p>
      <text:p text:style-name="P294">Amérique latine (1925-1955).</text:p>
      <text:p text:style-name="P294">Australie (1937-1949).</text:p>
      <text:p text:style-name="P294">Autriche (1950-1962).</text:p>
      <text:p text:style-name="P294">Bolivie (1929-1939).</text:p>
      <text:p text:style-name="P294">Bulgarie (1938-1977).</text:p>
      <text:p text:style-name="P294">Chili (1924-1955).</text:p>
      <text:p text:style-name="P294">Chine (1937-1949).</text:p>
      <text:p text:style-name="P294">Colombie (1927-1983).</text:p>
      <text:p text:style-name="Cote">20090013 art. 1199 (suite)</text:p>
      <text:p text:style-name="P294">Egypte (1948-1982).</text:p>
      <text:p text:style-name="P294"><text:soft-page-break/>Equateur (1927-1930).</text:p>
      <text:p text:style-name="P294">Estonie (1928-1935).</text:p>
      <text:p text:style-name="P294">Ethiopie (1944-1967).</text:p>
      <text:p text:style-name="P294">Europe – Maison de (1991-1995).</text:p>
      <text:p text:style-name="P294">Finlande (1938-1962).</text:p>
      <text:p text:style-name="P294">Guadeloupe (1954).</text:p>
      <text:p text:style-name="P294">Haïti (1933-1936).</text:p>
      <text:p text:style-name="P294">Hongrie (1938).</text:p>
      <text:p text:style-name="P294">Ile Maurice (1932).</text:p>
      <text:p text:style-name="P294">Irak (1938-1978).</text:p>
      <text:p text:style-name="P294">Irlande (1959).</text:p>
      <text:p text:style-name="P294">Israël (1927-1959).</text:p>
      <text:p text:style-name="P294">Laos (1961-1962).</text:p>
      <text:p text:style-name="P294">Lituanie (1930-1967).</text:p>
      <text:p text:style-name="P294">Malte (1932).</text:p>
      <text:p text:style-name="P294">Nouvelle-Zélande (s.d.).</text:p>
      <text:p text:style-name="P294">Panama (1930-1967).</text:p>
      <text:p text:style-name="P294">Paraguay (1926-1930).</text:p>
      <text:p text:style-name="P294">Pérou (1939-1959).</text:p>
      <text:p text:style-name="P294">Pologne (1947-1961).</text:p>
      <text:p text:style-name="P294">Roumanie (1936-1946).</text:p>
      <text:p text:style-name="P294">République dominicaine (1927-1960).</text:p>
      <text:p text:style-name="P294">Saint-Domingue (1962).</text:p>
      <text:p text:style-name="P294">San Salvador (1928-1930).</text:p>
      <text:p text:style-name="P294">Sénégal (1961).</text:p>
      <text:p text:style-name="P294">Siam (1936-1941).</text:p>
      <text:p text:style-name="P294">Syrie (1938-1955).</text:p>
      <text:p text:style-name="P294">Tchécoslovaquie (1933).</text:p>
      <text:p text:style-name="P294">Terre-Neuve (1929).</text:p>
      <text:p text:style-name="P294">Uruguay (1927-1955).</text:p>
      <text:p text:style-name="P294">Vénézuela (1926-1974).</text:p>
      <text:p text:style-name="P294">Viet-Nam (1955-1958).</text:p>
      <text:p text:style-name="P294">Yougoslavie (1935).</text:p>
      <text:p text:style-name="P40">20090013 art. 1200</text:p>
      <text:p text:style-name="Analyse"><text:span text:style-name="T48">Divers projets de constructions nouvelles, achats de terrains</text:span><text:span text:style-name="Footnote_20_Symbol"><text:span text:style-name="T49"><text:note text:id="ftn88" text:note-class="footnote"><text:note-citation>88</text:note-citation><text:note-body><text:p text:style-name="P133"><text:s/>Construction sur un ancien terrain de la Snecma (<text:span text:style-name="T26">S</text:span>ociété <text:span text:style-name="T26">n</text:span>ationale d'étude et de <text:span text:style-name="T26">c</text:span>onstruction de <text:span text:style-name="T26">m</text:span>oteurs d'<text:span text:style-name="T26">a</text:span>viation) par un organisme promoteur, la CICA (Compagnie immobilière de construction et d’administration), d’un immeuble dans lequel la Cité Internationale se verrait octroyer 40 chambres destinées à héberger des universitaires étrangers.</text:p></text:note-body></text:note></text:span></text:span><text:span text:style-name="T48"> : notes, correspondance, plans.</text:span></text:p>
      <text:p text:style-name="Dates_20_extrêmes">1948-197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MS Mincho1" svg:font-family="'MS Mincho', 'Arial Unicode MS'"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1cm"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orphans="0" fo:widows="0"/>
      <style:text-properties fo:font-size="10pt" style:font-size-asian="10pt" style:language-asian="fr" style:country-asian="FR"/>
    </style:style>
    <style:style style:name="Index" style:family="paragraph" style:parent-style-name="Standard" style:class="index">
      <style:paragraph-properties fo:orphans="2" fo:widows="2" text:number-lines="false" text:line-number="0"/>
      <style:text-properties style:use-window-font-color="true" style:font-name="Times New Roman" fo:font-family="'Times New Roman'" style:font-family-generic="roman"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style>
    <style:style style:name="Analyse" style:family="paragraph" style:parent-style-name="Standard" style:next-style-name="Standard">
      <style:paragraph-properties fo:margin-left="3.501cm" fo:margin-right="0cm" fo:text-indent="0cm" style:auto-text-indent="false"/>
      <style:text-properties style:language-asian="fr" style:country-asian="FR"/>
    </style:style>
    <style:style style:name="Analyse_20_secondaire" style:display-name="Analyse secondaire" style:family="paragraph" style:parent-style-name="Standard" style:next-style-name="Standard">
      <style:paragraph-properties fo:margin-left="5.502cm" fo:margin-right="0cm" fo:text-indent="0cm" style:auto-text-indent="false"/>
      <style:text-properties fo:font-size="12pt" style:font-size-asian="12pt" style:language-asian="fr" style:country-asian="FR"/>
    </style:style>
    <style:style style:name="Analyse_20_troisième" style:display-name="Analyse troisième" style:family="paragraph" style:parent-style-name="Cote_20_troisième" style:next-style-name="Cote_20_troisième">
      <style:paragraph-properties fo:margin-left="7.001cm" fo:margin-right="0cm" fo:text-indent="0cm" style:auto-text-indent="false"/>
      <style:text-properties fo:font-size="12pt" fo:font-weight="normal" style:font-size-asian="12pt" style:language-asian="fr" style:country-asian="FR"/>
    </style:style>
    <style:style style:name="Cote" style:family="paragraph" style:parent-style-name="Standard" style:next-style-name="Analyse">
      <style:paragraph-properties fo:margin-left="0cm" fo:margin-right="0cm" fo:text-indent="0cm" style:auto-text-indent="false"/>
      <style:text-properties fo:font-size="12pt" fo:font-weight="bold" style:font-size-asian="12pt" style:language-asian="fr" style:country-asian="FR" style:font-weight-asian="bold"/>
    </style:style>
    <style:style style:name="Cote_20_secondaire" style:display-name="Cote secondaire" style:family="paragraph" style:parent-style-name="Standard" style:next-style-name="Analyse_20_secondaire">
      <style:paragraph-properties fo:margin-left="3.501cm" fo:margin-right="0cm" fo:text-indent="0cm" style:auto-text-indent="false"/>
      <style:text-properties fo:font-weight="bold" style:letter-kerning="true" style:language-asian="fr" style:country-asian="FR" style:font-weight-asian="bold"/>
    </style:style>
    <style:style style:name="Cote_20_troisième" style:display-name="Cote troisième" style:family="paragraph" style:parent-style-name="Standard" style:next-style-name="Analyse_20_troisième">
      <style:paragraph-properties fo:margin-left="5.502cm" fo:margin-right="0cm" fo:text-indent="0cm" style:auto-text-indent="false"/>
      <style:text-properties fo:font-size="12pt" fo:font-weight="bold" style:font-size-asian="12pt" style:language-asian="fr" style:country-asian="FR" style:font-weight-asian="bold"/>
    </style:style>
    <style:style style:name="Dates_20_extrêmes" style:display-name="Dates extrêmes" style:family="paragraph" style:parent-style-name="Standard" style:next-style-name="Cote">
      <style:paragraph-properties fo:margin-left="0cm" fo:margin-right="0cm" fo:text-align="end" style:justify-single-word="false" fo:text-indent="1cm" style:auto-text-indent="false"/>
      <style:text-properties fo:font-size="12pt" style:font-size-asian="12pt"/>
    </style:style>
    <style:style style:name="Titre_20_niveau_20_1" style:display-name="Titre niveau 1" style:family="paragraph" style:parent-style-name="Standard">
      <style:paragraph-properties fo:margin-left="0cm" fo:margin-right="0cm" fo:margin-top="0.423cm" fo:margin-bottom="0.423cm" loext:contextual-spacing="false" fo:text-align="center" style:justify-single-word="false" fo:text-indent="0cm" style:auto-text-indent="false"/>
      <style:text-properties fo:font-variant="small-caps" fo:font-size="16pt" style:font-size-asian="16pt"/>
    </style:style>
    <style:style style:name="Titre_20_niveau_20_2" style:display-name="Titre niveau 2" style:family="paragraph" style:parent-style-name="Standard" style:next-style-name="Cote">
      <style:paragraph-properties fo:margin-top="0.212cm" fo:margin-bottom="0.212cm" loext:contextual-spacing="false"/>
      <style:text-properties fo:font-weight="bold" style:font-weight-asian="bold"/>
    </style:style>
    <style:style style:name="Titre_20_niveau_20_3" style:display-name="Titre niveau 3" style:family="paragraph" style:parent-style-name="Standard" style:next-style-name="Cote">
      <style:paragraph-properties fo:margin-left="1cm" fo:margin-right="0cm" fo:margin-top="0.212cm" fo:margin-bottom="0.212cm" loext:contextual-spacing="false" fo:text-indent="1cm" style:auto-text-indent="false"/>
      <style:text-properties style:text-underline-style="solid" style:text-underline-width="auto" style:text-underline-color="font-color"/>
    </style:style>
    <style:style style:name="Titre1" style:family="paragraph" style:parent-style-name="Standard" style:next-style-name="Text_20_body">
      <style:paragraph-properties fo:margin-top="0.423cm" fo:margin-bottom="0.212cm" loext:contextual-spacing="false" fo:orphans="2" fo:widows="2" fo:keep-with-next="always"/>
      <style:text-properties style:use-window-font-color="true" style:font-name="Arial" fo:font-family="Arial" style:font-family-generic="swiss" style:font-pitch="variable" fo:font-size="14pt" style:font-name-asian="MS Mincho1" style:font-family-asian="'MS Mincho', 'Arial Unicode MS'" style:font-family-generic-asian="roman" style:font-size-asian="14pt" style:font-name-complex="Times New Roman" style:font-family-complex="'Times New Roman'" style:font-family-generic-complex="roman" style:font-pitch-complex="variable" style:font-size-complex="14pt"/>
    </style:style>
    <style:style style:name="Heading_20_2" style:display-name="Heading 2" style:family="paragraph" style:parent-style-name="Titre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re1"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re1"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Standard"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Standard"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Standard"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re1" style:next-style-name="Text_20_body" style:default-outline-level="9"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Standard" style:class="text">
      <style:paragraph-properties fo:margin-left="0.499cm" fo:margin-right="0cm" fo:text-indent="0cm" style:auto-text-indent="false"/>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Standard"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0" style:display-name="Heading 10" style:family="paragraph" style:parent-style-name="Titre1"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trait_20_corps_20_de_20_texte_20_2" style:display-name="Retrait corps de texte 2" style:family="paragraph" style:parent-style-name="Standard">
      <style:paragraph-properties fo:margin-left="0cm" fo:margin-right="0cm" fo:text-align="justify" style:justify-single-word="false" fo:orphans="2" fo:widows="2" fo:text-indent="1.251cm" style:auto-text-indent="false"/>
      <style:text-properties style:use-window-font-color="true" style:font-name="Times New Roman" fo:font-family="'Times New Roman'" style:font-family-generic="roman" style:font-pitch="variable" fo:font-size="12pt"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WW-Retrait_20_corps_20_de_20_texte_20_2" style:display-name="WW-Retrait corps de texte 2" style:family="paragraph" style:parent-style-name="Standard">
      <style:paragraph-properties fo:margin-left="1cm" fo:margin-right="0cm" fo:text-align="justify" style:justify-single-word="false" fo:orphans="2" fo:widows="2" fo:text-indent="1cm" style:auto-text-indent="false"/>
      <style:text-properties style:use-window-font-color="true" style:font-name="Times New Roman" fo:font-family="'Times New Roman'" style:font-family-generic="roman" style:font-pitch="variable" fo:font-size="12pt"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style>
    <style:style style:name="Style_20_Cote_20_troisième_20__2b__20_Gauche_a0__3a__20__20_7_20_cm" style:display-name="Style Cote troisième + Gauche :  7 cm" style:family="paragraph" style:parent-style-name="Cote_20_troisième">
      <style:paragraph-properties fo:margin-left="7.001cm" fo:margin-right="0cm" fo:orphans="2" fo:widows="2" fo:text-indent="0cm" style:auto-text-indent="false"/>
      <style:text-properties style:use-window-font-color="true" style:font-name="Times New Roman" fo:font-family="'Times New Roman'" style:font-family-generic="roman" style:font-pitch="variable" fo:font-size="10pt" fo:font-weight="normal" style:font-name-asian="Arial" style:font-family-asian="Arial" style:font-family-generic-asian="swiss" style:font-pitch-asian="variable" style:font-size-asian="10pt" style:font-weight-asian="normal" style:font-name-complex="Times New Roman" style:font-family-complex="'Times New Roman'" style:font-family-generic-complex="roman" style:font-pitch-complex="variable" style:font-size-complex="10pt" style:font-weight-complex="bold"/>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nalyse_20_quatrième" style:display-name="Analyse quatrième" style:family="paragraph" style:parent-style-name="Analyse_20_troisième">
      <style:paragraph-properties fo:margin-left="8.752cm" fo:margin-right="0cm" fo:orphans="2" fo:widows="2" fo:text-indent="0cm" style:auto-text-indent="false"/>
      <style:text-properties style:use-window-font-color="true" style:font-name="Times New Roman" fo:font-family="'Times New Roman'" style:font-family-generic="roman"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style>
    <style:style style:name="Analyse_20_quatrième_20__2b_" style:display-name="Analyse quatrième +" style:family="paragraph" style:parent-style-name="Analyse_20_troisième">
      <style:paragraph-properties fo:margin-left="9.001cm" fo:margin-right="0cm" fo:orphans="2" fo:widows="2" fo:text-indent="0cm" style:auto-text-indent="false"/>
      <style:text-properties style:use-window-font-color="true" style:font-name="Times New Roman" fo:font-family="'Times New Roman'" style:font-family-generic="roman"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style>
    <style:style style:name="Cote_20_quatrième_20__2b_" style:display-name="Cote quatrième +" style:family="paragraph" style:parent-style-name="Cote_20_troisième">
      <style:paragraph-properties fo:margin-left="7.001cm" fo:margin-right="0cm" fo:orphans="2" fo:widows="2" fo:text-indent="0cm" style:auto-text-indent="false"/>
      <style:text-properties style:use-window-font-color="true" style:font-name="Times New Roman" fo:font-family="'Times New Roman'" style:font-family-generic="roman"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font-weight-complex="bold"/>
    </style:style>
    <style:style style:name="Texte_20_de_20_bulles" style:display-name="Texte de bulles" style:family="paragraph" style:parent-style-name="Standard">
      <style:paragraph-properties fo:orphans="2" fo:widows="2"/>
      <style:text-properties style:use-window-font-color="true" style:font-name="Tahoma" fo:font-family="Tahoma" style:font-family-generic="swiss" style:font-pitch="variable" fo:font-size="8pt" style:font-name-asian="Arial" style:font-family-asian="Arial" style:font-family-generic-asian="swiss" style:font-pitch-asian="variable" style:font-size-asian="8pt" style:font-name-complex="Tahoma" style:font-family-complex="Tahoma" style:font-family-generic-complex="swiss" style:font-pitch-complex="variable" style:font-size-complex="8pt"/>
    </style:style>
    <style:style style:name="Plain_20_Text" style:display-name="Plain Text" style:family="paragraph" style:parent-style-name="Standard">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text-properties style:text-position="super 58%"/>
    </style:style>
    <style:style style:name="Police_20_par_20_défaut" style:display-name="Police par défaut" style:family="text"/>
    <style:style style:name="WW8Num2z0" style:family="text">
      <style:text-properties style:use-window-font-color="true" style:font-name="Symbol" fo:font-family="Symbol" style:font-family-generic="roman" style:font-pitch="variable" style:font-charset="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5z0" style:family="text">
      <style:text-properties style:font-name="StarSymbol" fo:font-family="StarSymbol, 'Arial Unicode MS'" style:font-charset="x-symbol" fo:font-size="8pt" style:font-size-asian="8pt"/>
    </style:style>
    <style:style style:name="WW8Num6z0" style:family="text">
      <style:text-properties style:font-name="StarSymbol" fo:font-family="StarSymbol, 'Arial Unicode MS'" style:font-charset="x-symbol" fo:font-size="8pt" style:font-size-asian="8pt"/>
    </style:style>
    <style:style style:name="WW8Num8z0" style:family="text">
      <style:text-properties style:font-name="Symbol" fo:font-family="Symbol" style:font-family-generic="roman" style:font-pitch="variable" style:font-charset="x-symbol" fo:font-size="5pt" style:font-size-asian="5pt"/>
    </style:style>
    <style:style style:name="WW8Num10z0" style:family="text">
      <style:text-properties style:font-name="Symbol" fo:font-family="Symbol" style:font-family-generic="roman" style:font-pitch="variable" style:font-charset="x-symbol" fo:font-size="5pt" style:font-size-asian="5pt"/>
    </style:style>
    <style:style style:name="WW8Num11z0" style:family="text">
      <style:text-properties style:font-name="Symbol" fo:font-family="Symbol" style:font-family-generic="roman" style:font-pitch="variable" style:font-charset="x-symbol" fo:font-size="5pt" style:font-size-asian="5pt"/>
    </style:style>
    <style:style style:name="Police_20_par_20_défaut2" style:display-name="Police par défaut2" style:family="text"/>
    <style:style style:name="WW-Police_20_par_20_défaut" style:display-name="WW-Police par défaut" style:family="text"/>
    <style:style style:name="WW8Num9z0" style:family="text">
      <style:text-properties style:font-name="Symbol" fo:font-family="Symbol" style:font-family-generic="roman" style:font-pitch="variable" style:font-charset="x-symbol" fo:font-size="5pt" style:font-size-asian="5pt"/>
    </style:style>
    <style:style style:name="WW8Num13z0" style:family="text">
      <style:text-properties style:font-name="Symbol" fo:font-family="Symbol" style:font-family-generic="roman" style:font-pitch="variable" style:font-charset="x-symbol" fo:font-size="5pt" style:font-size-asian="5pt"/>
    </style:style>
    <style:style style:name="WW8Num14z0" style:family="text">
      <style:text-properties style:font-name="Symbol" fo:font-family="Symbol" style:font-family-generic="roman" style:font-pitch="variable" style:font-charset="x-symbol" fo:font-size="5pt" style:font-size-asian="5pt"/>
    </style:style>
    <style:style style:name="WW8Num15z0" style:family="text">
      <style:text-properties style:font-name="Symbol" fo:font-family="Symbol" style:font-family-generic="roman" style:font-pitch="variable" style:font-charset="x-symbol" fo:font-size="5pt" style:font-size-asian="5pt"/>
    </style:style>
    <style:style style:name="WW8Num16z0" style:family="text">
      <style:text-properties style:font-name="Symbol" fo:font-family="Symbol" style:font-family-generic="roman" style:font-pitch="variable" style:font-charset="x-symbol" fo:font-size="5pt" style:font-size-asian="5pt"/>
    </style:style>
    <style:style style:name="WW8Num17z0" style:family="text">
      <style:text-properties style:font-name="Symbol" fo:font-family="Symbol" style:font-family-generic="roman" style:font-pitch="variable" style:font-charset="x-symbol" fo:font-size="5pt" style:font-size-asian="5pt"/>
    </style:style>
    <style:style style:name="WW8Num18z0" style:family="text">
      <style:text-properties style:font-name="Symbol" fo:font-family="Symbol" style:font-family-generic="roman" style:font-pitch="variable" style:font-charset="x-symbol" fo:font-size="5pt" style:font-size-asian="5pt"/>
    </style:style>
    <style:style style:name="WW-Police_20_par_20_défaut1" style:display-name="WW-Police par défaut1" style:family="text"/>
    <style:style style:name="WW8Num3z0" style:family="text">
      <style:text-properties style:font-name="StarSymbol" fo:font-family="StarSymbol, 'Arial Unicode MS'" style:font-charset="x-symbol" fo:font-size="8pt" style:font-size-asian="8pt"/>
    </style:style>
    <style:style style:name="WW8Num12z0" style:family="text">
      <style:text-properties style:font-name="Symbol" fo:font-family="Symbol" style:font-family-generic="roman" style:font-pitch="variable" style:font-charset="x-symbol" fo:font-size="5pt" style:font-size-asian="5pt"/>
    </style:style>
    <style:style style:name="WW8Num19z0" style:family="text">
      <style:text-properties style:font-name="Symbol" fo:font-family="Symbol" style:font-family-generic="roman" style:font-pitch="variable" style:font-charset="x-symbol" fo:font-size="5pt" style:font-size-asian="5pt"/>
    </style:style>
    <style:style style:name="WW8Num20z0" style:family="text">
      <style:text-properties style:font-name="Symbol" fo:font-family="Symbol" style:font-family-generic="roman" style:font-pitch="variable" style:font-charset="x-symbol" fo:font-size="5pt" style:font-size-asian="5pt"/>
    </style:style>
    <style:style style:name="WW8Num21z0" style:family="text">
      <style:text-properties style:font-name="Symbol" fo:font-family="Symbol" style:font-family-generic="roman" style:font-pitch="variable" style:font-charset="x-symbol" fo:font-size="5pt" style:font-size-asian="5pt"/>
    </style:style>
    <style:style style:name="WW8Num22z0" style:family="text">
      <style:text-properties style:font-name="Symbol" fo:font-family="Symbol" style:font-family-generic="roman" style:font-pitch="variable" style:font-charset="x-symbol" fo:font-size="5pt" style:font-size-asian="5pt"/>
    </style:style>
    <style:style style:name="WW8Num23z0" style:family="text">
      <style:text-properties style:font-name="Symbol" fo:font-family="Symbol" style:font-family-generic="roman" style:font-pitch="variable" style:font-charset="x-symbol" fo:font-size="5pt" style:font-size-asian="5pt"/>
    </style:style>
    <style:style style:name="WW8Num24z0" style:family="text">
      <style:text-properties style:font-name="Symbol" fo:font-family="Symbol" style:font-family-generic="roman" style:font-pitch="variable" style:font-charset="x-symbol" fo:font-size="5pt" style:font-size-asian="5pt"/>
    </style:style>
    <style:style style:name="WW8Num25z0" style:family="text">
      <style:text-properties style:font-name="Symbol" fo:font-family="Symbol" style:font-family-generic="roman" style:font-pitch="variable" style:font-charset="x-symbol" fo:font-size="5pt" style:font-size-asian="5pt"/>
    </style:style>
    <style:style style:name="WW8Num26z0" style:family="text">
      <style:text-properties style:font-name="Symbol" fo:font-family="Symbol" style:font-family-generic="roman" style:font-pitch="variable" style:font-charset="x-symbol" fo:font-size="5pt" style:font-size-asian="5pt"/>
    </style:style>
    <style:style style:name="WW8Num27z0" style:family="text">
      <style:text-properties style:font-name="Symbol" fo:font-family="Symbol" style:font-family-generic="roman" style:font-pitch="variable" style:font-charset="x-symbol" fo:font-size="5pt" style:font-size-asian="5pt"/>
    </style:style>
    <style:style style:name="WW8Num28z0" style:family="text">
      <style:text-properties style:font-name="Symbol" fo:font-family="Symbol" style:font-family-generic="roman" style:font-pitch="variable" style:font-charset="x-symbol" fo:font-size="5pt" style:font-size-asian="5pt"/>
    </style:style>
    <style:style style:name="WW8Num29z0" style:family="text">
      <style:text-properties style:font-name="Symbol" fo:font-family="Symbol" style:font-family-generic="roman" style:font-pitch="variable" style:font-charset="x-symbol" fo:font-size="5pt" style:font-size-asian="5pt"/>
    </style:style>
    <style:style style:name="WW8Num30z0" style:family="text">
      <style:text-properties style:font-name="Symbol" fo:font-family="Symbol" style:font-family-generic="roman" style:font-pitch="variable" style:font-charset="x-symbol" fo:font-size="5pt" style:font-size-asian="5pt"/>
    </style:style>
    <style:style style:name="WW8Num32z0" style:family="text">
      <style:text-properties style:font-name="Symbol" fo:font-family="Symbol" style:font-family-generic="roman" style:font-pitch="variable" style:font-charset="x-symbol" fo:font-size="5pt" style:font-size-asian="5pt"/>
    </style:style>
    <style:style style:name="WW8Num34z0" style:family="text">
      <style:text-properties style:font-name="Symbol" fo:font-family="Symbol" style:font-family-generic="roman" style:font-pitch="variable" style:font-charset="x-symbol" fo:font-size="5pt" style:font-size-asian="5pt"/>
    </style:style>
    <style:style style:name="WW8Num35z0" style:family="text">
      <style:text-properties style:font-name="Symbol" fo:font-family="Symbol" style:font-family-generic="roman" style:font-pitch="variable" style:font-charset="x-symbol" fo:font-size="5pt" style:font-size-asian="5pt"/>
    </style:style>
    <style:style style:name="WW8Num36z0" style:family="text">
      <style:text-properties style:font-name="Symbol" fo:font-family="Symbol" style:font-family-generic="roman" style:font-pitch="variable" style:font-charset="x-symbol" fo:font-size="5pt" style:font-size-asian="5pt"/>
    </style:style>
    <style:style style:name="WW8Num37z0" style:family="text">
      <style:text-properties fo:font-size="12pt" style:font-size-asian="12pt"/>
    </style:style>
    <style:style style:name="WW8Num38z0" style:family="text">
      <style:text-properties style:font-name="Symbol" fo:font-family="Symbol" style:font-family-generic="roman" style:font-pitch="variable" style:font-charset="x-symbol" fo:font-size="5pt" style:font-size-asian="5pt"/>
    </style:style>
    <style:style style:name="WW8Num39z0" style:family="text">
      <style:text-properties style:font-name="Symbol" fo:font-family="Symbol" style:font-family-generic="roman" style:font-pitch="variable" style:font-charset="x-symbol" fo:font-size="5pt" style:font-size-asian="5pt"/>
    </style:style>
    <style:style style:name="WW8Num40z0" style:family="text">
      <style:text-properties fo:font-size="12pt" style:font-size-asian="12pt"/>
    </style:style>
    <style:style style:name="WW-Police_20_par_20_défaut11" style:display-name="WW-Police par défaut11" style:family="text"/>
    <style:style style:name="Absatz-Standardschriftart" style:family="text"/>
    <style:style style:name="WW8Num1z0" style:family="text">
      <style:text-properties style:font-name="StarSymbol" fo:font-family="StarSymbol, 'Arial Unicode MS'" style:font-charset="x-symbol" fo:font-size="8pt" style:font-size-asian="8pt"/>
    </style:style>
    <style:style style:name="WW8Num1z1" style:family="text">
      <style:text-properties style:font-name="StarSymbol" fo:font-family="StarSymbol, 'Arial Unicode MS'" style:font-charset="x-symbol" fo:font-size="9pt" style:font-size-asian="9pt"/>
    </style:style>
    <style:style style:name="WW8Num2z1" style:family="text">
      <style:text-properties style:font-name="StarSymbol" fo:font-family="StarSymbol, 'Arial Unicode MS'" style:font-charset="x-symbol" fo:font-size="9pt" style:font-size-asian="9pt"/>
    </style:style>
    <style:style style:name="WW8Num3z1" style:family="text">
      <style:text-properties style:font-name="StarSymbol" fo:font-family="StarSymbol, 'Arial Unicode MS'" style:font-charset="x-symbol" fo:font-size="9pt" style:font-size-asian="9pt"/>
    </style:style>
    <style:style style:name="WW8Num4z1" style:family="text">
      <style:text-properties style:font-name="StarSymbol" fo:font-family="StarSymbol, 'Arial Unicode MS'" style:font-charset="x-symbol" fo:font-size="9pt" style:font-size-asian="9pt"/>
    </style:style>
    <style:style style:name="WW8Num6z1" style:family="text">
      <style:text-properties style:font-name="StarSymbol" fo:font-family="StarSymbol, 'Arial Unicode MS'" style:font-charset="x-symbol" fo:font-size="9pt" style:font-size-asian="9pt"/>
    </style:style>
    <style:style style:name="WW8Num31z0" style:family="text">
      <style:text-properties style:font-name="Symbol" fo:font-family="Symbol" style:font-family-generic="roman" style:font-pitch="variable" style:font-charset="x-symbol" fo:font-size="5pt" style:font-size-asian="5pt"/>
    </style:style>
    <style:style style:name="WW8Num33z0" style:family="text">
      <style:text-properties style:font-name="Symbol" fo:font-family="Symbol" style:font-family-generic="roman" style:font-pitch="variable" style:font-charset="x-symbol" fo:font-size="5pt" style:font-size-asian="5pt"/>
    </style:style>
    <style:style style:name="WW-Police_20_par_20_défaut111" style:display-name="WW-Police par défaut111"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ractère_20_de_20_note_20_de_20_bas_20_de_20_page" style:display-name="Caractère de note de bas de page" style:family="text" style:parent-style-name="WW-Police_20_par_20_défaut11">
      <style:text-properties style:text-position="super 58%"/>
    </style:style>
    <style:style style:name="Appel_20_note_20_de_20_bas_20_de_20_p.1" style:display-name="Appel note de bas de p.1" style:family="text">
      <style:text-properties style:text-position="super 58%"/>
    </style:style>
    <style:style style:name="Caractère_20_de_20_note_20_de_20_fin" style:display-name="Caractère de note de fin" style:family="text">
      <style:text-properties style:text-position="super 58%"/>
    </style:style>
    <style:style style:name="WW-Caractère_20_de_20_note_20_de_20_fin" style:display-name="WW-Caractère de note de fin" style:family="text"/>
    <style:style style:name="Page_20_Number" style:display-name="Page Number" style:family="text" style:parent-style-name="WW-Police_20_par_20_défaut1"/>
    <style:style style:name="WW-Appel_20_note_20_de_20_bas_20_de_20_p." style:display-name="WW-Appel note de bas de p." style:family="text">
      <style:text-properties style:text-position="super 58%"/>
    </style:style>
    <style:style style:name="WW-Appel_20_note_20_de_20_bas_20_de_20_p.1" style:display-name="WW-Appel note de bas de p.1" style:family="text">
      <style:text-properties style:text-position="super 58%"/>
    </style:style>
    <style:style style:name="Cote_20_Car" style:display-name="Cote Car" style:family="text" style:parent-style-name="Police_20_par_20_défaut">
      <style:text-properties fo:font-size="12pt" fo:language="en" fo:country="US" fo:font-weight="bold" style:font-size-asian="12pt" style:font-weight-asian="bold" style:language-complex="ar" style:country-complex="SA"/>
    </style:style>
    <style:style style:name="Cote_20_secondaire_20_Car" style:display-name="Cote secondaire Car" style:family="text" style:parent-style-name="Police_20_par_20_défaut">
      <style:text-properties fo:font-size="12pt" fo:language="en" fo:country="US" fo:font-weight="bold" style:font-size-asian="12pt" style:font-weight-asian="bold" style:language-complex="ar" style:country-complex="SA"/>
    </style:style>
    <style:style style:name="Dates_20_extrêmes_20_Car" style:display-name="Dates extrêmes Car" style:family="text" style:parent-style-name="Police_20_par_20_défaut">
      <style:text-properties fo:font-size="12pt" fo:language="en" fo:country="US" style:font-size-asian="12pt" style:language-complex="ar" style:country-complex="SA"/>
    </style:style>
    <style:style style:name="Titre_20_niveau_20_3_20_Car" style:display-name="Titre niveau 3 Car" style:family="text" style:parent-style-name="Police_20_par_20_défaut">
      <style:text-properties fo:language="fr" fo:country="FR" style:text-underline-style="solid" style:text-underline-width="auto" style:text-underline-color="font-color" style:language-complex="ar" style:country-complex="SA"/>
    </style:style>
    <style:style style:name="Cote_20_troisième_20_Car" style:display-name="Cote troisième Car" style:family="text" style:parent-style-name="Police_20_par_20_défaut">
      <style:text-properties fo:font-size="12pt" fo:language="en" fo:country="US" fo:font-weight="bold" style:font-size-asian="12pt" style:font-weight-asian="bold" style:font-size-complex="12pt" style:language-complex="ar" style:country-complex="SA"/>
    </style:style>
    <style:style style:name="Strong_20_Emphasis" style:display-name="Strong Emphasis" style:family="text" style:parent-style-name="Police_20_par_20_défaut">
      <style:text-properties fo:font-weight="bold" style:font-weight-asian="bold" style:font-weight-complex="bold"/>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3.254cm" fo:text-indent="-0.635cm" fo:margin-left="3.254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1" text:start-value="1959">
        <style:list-level-properties text:list-level-position-and-space-mode="label-alignment">
          <style:list-level-label-alignment text:label-followed-by="listtab" text:list-tab-stop-position="1.852cm" fo:text-indent="-1.852cm" fo:margin-left="1.852cm"/>
        </style:list-level-properties>
      </text:list-level-style-number>
      <text:list-level-style-number text:level="2" style:num-format="1" text:start-value="1982" text:display-levels="2">
        <style:list-level-properties text:list-level-position-and-space-mode="label-alignment">
          <style:list-level-label-alignment text:label-followed-by="listtab" text:list-tab-stop-position="7.848cm" fo:text-indent="-1.852cm" fo:margin-left="7.848cm"/>
        </style:list-level-properties>
      </text:list-level-style-number>
      <text:list-level-style-number text:level="3" style:num-format="1" text:display-levels="3">
        <style:list-level-properties text:list-level-position-and-space-mode="label-alignment">
          <style:list-level-label-alignment text:label-followed-by="listtab" text:list-tab-stop-position="13.843cm" fo:text-indent="-1.852cm" fo:margin-left="13.843cm"/>
        </style:list-level-properties>
      </text:list-level-style-number>
      <text:list-level-style-number text:level="4" style:num-format="1" text:display-levels="4">
        <style:list-level-properties text:list-level-position-and-space-mode="label-alignment">
          <style:list-level-label-alignment text:label-followed-by="listtab" text:list-tab-stop-position="19.838cm" fo:text-indent="-1.852cm" fo:margin-left="19.838cm"/>
        </style:list-level-properties>
      </text:list-level-style-number>
      <text:list-level-style-number text:level="5" style:num-format="1" text:display-levels="5">
        <style:list-level-properties text:list-level-position-and-space-mode="label-alignment">
          <style:list-level-label-alignment text:label-followed-by="listtab" text:list-tab-stop-position="25.887cm" fo:text-indent="-1.905cm" fo:margin-left="25.887cm"/>
        </style:list-level-properties>
      </text:list-level-style-number>
      <text:list-level-style-number text:level="6" style:num-format="1" text:display-levels="6">
        <style:list-level-properties text:list-level-position-and-space-mode="label-alignment">
          <style:list-level-label-alignment text:label-followed-by="listtab" text:list-tab-stop-position="31.882cm" fo:text-indent="-1.905cm" fo:margin-left="31.882cm"/>
        </style:list-level-properties>
      </text:list-level-style-number>
      <text:list-level-style-number text:level="7" style:num-format="1" text:display-levels="7">
        <style:list-level-properties text:list-level-position-and-space-mode="label-alignment">
          <style:list-level-label-alignment text:label-followed-by="listtab" text:list-tab-stop-position="32.768cm" fo:text-indent="-2.54cm" fo:margin-left="32.768cm"/>
        </style:list-level-properties>
      </text:list-level-style-number>
      <text:list-level-style-number text:level="8" style:num-format="1" text:display-levels="8">
        <style:list-level-properties text:list-level-position-and-space-mode="label-alignment">
          <style:list-level-label-alignment text:label-followed-by="listtab" text:list-tab-stop-position="32.768cm" fo:text-indent="-2.54cm" fo:margin-left="32.768cm"/>
        </style:list-level-properties>
      </text:list-level-style-number>
      <text:list-level-style-number text:level="9" style:num-format="1" text:display-levels="9">
        <style:list-level-properties text:list-level-position-and-space-mode="label-alignment">
          <style:list-level-label-alignment text:label-followed-by="listtab" text:list-tab-stop-position="32.768cm" fo:text-indent="-3.175cm" fo:margin-left="32.7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text:start-value="1959">
        <style:list-level-properties text:list-level-position-and-space-mode="label-alignment">
          <style:list-level-label-alignment text:label-followed-by="listtab" text:list-tab-stop-position="1.852cm" fo:text-indent="-1.852cm" fo:margin-left="1.852cm"/>
        </style:list-level-properties>
      </text:list-level-style-number>
      <text:list-level-style-number text:level="2" style:num-format="1" text:start-value="1982" text:display-levels="2">
        <style:list-level-properties text:list-level-position-and-space-mode="label-alignment">
          <style:list-level-label-alignment text:label-followed-by="listtab" text:list-tab-stop-position="7.848cm" fo:text-indent="-1.852cm" fo:margin-left="7.848cm"/>
        </style:list-level-properties>
      </text:list-level-style-number>
      <text:list-level-style-number text:level="3" style:num-format="1" text:display-levels="3">
        <style:list-level-properties text:list-level-position-and-space-mode="label-alignment">
          <style:list-level-label-alignment text:label-followed-by="listtab" text:list-tab-stop-position="13.843cm" fo:text-indent="-1.852cm" fo:margin-left="13.843cm"/>
        </style:list-level-properties>
      </text:list-level-style-number>
      <text:list-level-style-number text:level="4" style:num-format="1" text:display-levels="4">
        <style:list-level-properties text:list-level-position-and-space-mode="label-alignment">
          <style:list-level-label-alignment text:label-followed-by="listtab" text:list-tab-stop-position="19.838cm" fo:text-indent="-1.852cm" fo:margin-left="19.838cm"/>
        </style:list-level-properties>
      </text:list-level-style-number>
      <text:list-level-style-number text:level="5" style:num-format="1" text:display-levels="5">
        <style:list-level-properties text:list-level-position-and-space-mode="label-alignment">
          <style:list-level-label-alignment text:label-followed-by="listtab" text:list-tab-stop-position="25.887cm" fo:text-indent="-1.905cm" fo:margin-left="25.887cm"/>
        </style:list-level-properties>
      </text:list-level-style-number>
      <text:list-level-style-number text:level="6" style:num-format="1" text:display-levels="6">
        <style:list-level-properties text:list-level-position-and-space-mode="label-alignment">
          <style:list-level-label-alignment text:label-followed-by="listtab" text:list-tab-stop-position="31.882cm" fo:text-indent="-1.905cm" fo:margin-left="31.882cm"/>
        </style:list-level-properties>
      </text:list-level-style-number>
      <text:list-level-style-number text:level="7" style:num-format="1" text:display-levels="7">
        <style:list-level-properties text:list-level-position-and-space-mode="label-alignment">
          <style:list-level-label-alignment text:label-followed-by="listtab" text:list-tab-stop-position="32.768cm" fo:text-indent="-2.54cm" fo:margin-left="32.768cm"/>
        </style:list-level-properties>
      </text:list-level-style-number>
      <text:list-level-style-number text:level="8" style:num-format="1" text:display-levels="8">
        <style:list-level-properties text:list-level-position-and-space-mode="label-alignment">
          <style:list-level-label-alignment text:label-followed-by="listtab" text:list-tab-stop-position="32.768cm" fo:text-indent="-2.54cm" fo:margin-left="32.768cm"/>
        </style:list-level-properties>
      </text:list-level-style-number>
      <text:list-level-style-number text:level="9" style:num-format="1" text:display-levels="9">
        <style:list-level-properties text:list-level-position-and-space-mode="label-alignment">
          <style:list-level-label-alignment text:label-followed-by="listtab" text:list-tab-stop-position="32.768cm" fo:text-indent="-3.175cm" fo:margin-left="32.7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499cm" fo:margin-bottom="1.49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6</text:page-number></text:p>
      </style:footer>
    </style:master-page>
    <style:master-page style:name="Conversion_20_0" style:display-name="Conversion 0" style:page-layout-name="Mpm2" style:next-style-name="Conversion_20_suivante_20_0"/>
    <style:master-page style:name="Conversion_20_suivante_20_0" style:display-name="Conversion suivante 0"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MacOSX_X86_64 LibreOffice_project/dc89aa7a9eabfd848af146d5086077aeed2ae4a5</meta:generator>
    <meta:creation-date>2010-03-10T11:36:11.36</meta:creation-date>
    <dc:language>fr-FR</dc:language>
    <meta:editing-cycles>39</meta:editing-cycles>
    <meta:editing-duration>P1DT9H53M56S</meta:editing-duration>
    <dc:date>2020-01-18T16:37:29.701482863</dc:date>
    <meta:document-statistic meta:table-count="0" meta:image-count="0" meta:object-count="0" meta:page-count="133" meta:paragraph-count="4183" meta:word-count="25508" meta:character-count="180567" meta:non-whitespace-character-count="158616"/>
    <meta:user-defined meta:name="Info 1"/>
    <meta:user-defined meta:name="Info 2"/>
    <meta:user-defined meta:name="Info 3"/>
    <meta:user-defined meta:name="Info 4"/>
  </office:meta>
</office:document-meta>
</file>